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4" svg:font-family="OpenSymbol" style:font-charset="x-symbol"/>
    <style:font-face style:name="OpenSymbol3" svg:font-family="OpenSymbol" style:font-adornments="Regular" style:font-charset="x-symbol"/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Symbol" svg:font-family="Symbol" style:font-family-generic="roman" style:font-pitch="variable" style:font-charset="x-symbol"/>
    <style:font-face style:name="Segoe UI" svg:font-family="'Segoe UI'" style:font-adornments="Roman"/>
    <style:font-face style:name="Tahoma2" svg:font-family="Tahoma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1" svg:font-family="'Lucida Sans'" style:font-pitch="variable"/>
    <style:font-face style:name="OpenSymbol2" svg:font-family="OpenSymbol" style:font-pitch="variable"/>
    <style:font-face style:name="SimSun" svg:font-family="SimSun" style:font-pitch="variable"/>
    <style:font-face style:name="Tahoma" svg:font-family="Tahoma" style:font-pitch="variable"/>
    <style:font-face style:name="Bitstream Vera Sans3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5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Liberation Serif1" svg:font-family="'Liberation Serif'" style:font-adornments="Roman" style:font-family-generic="swiss" style:font-pitch="variable"/>
    <style:font-face style:name="Times New Roman3" svg:font-family="'Times New Roman'" style:font-family-generic="swiss" style:font-pitch="variable"/>
    <style:font-face style:name="Verdana" svg:font-family="Verdana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6" style:family="table">
      <style:table-properties style:width="9.151cm" fo:margin-top="0.101cm" fo:margin-bottom="0.101cm" table:align="margins"/>
    </style:style>
    <style:style style:name="Tableau6.A" style:family="table-column">
      <style:table-column-properties style:column-width="1.526cm" style:rel-column-width="10922*"/>
    </style:style>
    <style:style style:name="Tableau6.F" style:family="table-column">
      <style:table-column-properties style:column-width="1.526cm" style:rel-column-width="10925*"/>
    </style:style>
    <style:style style:name="Tableau6.1" style:family="table-row">
      <style:table-row-properties style:min-row-height="0.7cm"/>
    </style:style>
    <style:style style:name="Tableau6.A1" style:family="table-cell">
      <style:table-cell-properties style:vertical-align="middle" fo:padding="0cm" fo:border-left="0.6pt solid #d7e12c" fo:border-right="none" fo:border-top="0.6pt solid #d7e12c" fo:border-bottom="0.6pt solid #d7e12c"/>
    </style:style>
    <style:style style:name="Tableau6.F1" style:family="table-cell">
      <style:table-cell-properties style:vertical-align="middle" fo:padding="0cm" fo:border="0.6pt solid #d7e12c"/>
    </style:style>
    <style:style style:name="Tableau5" style:family="table">
      <style:table-properties style:width="9.151cm" fo:margin-top="0.101cm" fo:margin-bottom="0.101cm" table:align="margins"/>
    </style:style>
    <style:style style:name="Tableau5.A" style:family="table-column">
      <style:table-column-properties style:column-width="2.288cm" style:rel-column-width="16383*"/>
    </style:style>
    <style:style style:name="Tableau5.D" style:family="table-column">
      <style:table-column-properties style:column-width="2.288cm" style:rel-column-width="16386*"/>
    </style:style>
    <style:style style:name="Tableau5.A1" style:family="table-cell">
      <style:table-cell-properties style:vertical-align="middle" fo:padding="0cm" fo:border="none"/>
    </style:style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Standard">
      <style:text-properties fo:font-size="6pt" style:font-size-asian="6pt" style:font-size-complex="6pt"/>
    </style:style>
    <style:style style:name="P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6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ff660d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Header">
      <style:text-properties fo:font-size="3pt" style:font-size-asian="4pt" style:font-size-complex="4pt"/>
    </style:style>
    <style:style style:name="P11" style:family="paragraph" style:parent-style-name="Header">
      <style:paragraph-properties fo:text-align="start" style:justify-single-word="false"/>
      <style:text-properties officeooo:paragraph-rsid="0289fb01"/>
    </style:style>
    <style:style style:name="P12" style:family="paragraph" style:parent-style-name="Header">
      <style:paragraph-properties fo:text-align="start" style:justify-single-word="false"/>
      <style:text-properties officeooo:paragraph-rsid="0211dd7e"/>
    </style:style>
    <style:style style:name="P13" style:family="paragraph" style:parent-style-name="Header">
      <style:paragraph-properties fo:text-align="start" style:justify-single-word="false"/>
      <style:text-properties officeooo:paragraph-rsid="02a56131"/>
    </style:style>
    <style:style style:name="P14" style:family="paragraph" style:parent-style-name="Header">
      <style:paragraph-properties fo:text-align="center" style:justify-single-word="false"/>
      <style:text-properties officeooo:paragraph-rsid="00ab054e"/>
    </style:style>
    <style:style style:name="P15" style:family="paragraph" style:parent-style-name="Header">
      <style:paragraph-properties fo:text-align="center" style:justify-single-word="false"/>
      <style:text-properties officeooo:paragraph-rsid="00c10aa6"/>
    </style:style>
    <style:style style:name="P16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17" style:family="paragraph" style:parent-style-name="Header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18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1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19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P20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21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22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23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24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25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26" style:family="paragraph" style:parent-style-name="Header">
      <style:text-properties fo:font-size="14pt" style:font-size-asian="14pt" style:font-size-complex="14pt"/>
    </style:style>
    <style:style style:name="P27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28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P29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P30" style:family="paragraph" style:parent-style-name="Footer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31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32" style:family="paragraph" style:parent-style-name="Footer">
      <style:text-properties officeooo:rsid="00178920" officeooo:paragraph-rsid="00178920"/>
    </style:style>
    <style:style style:name="P33" style:family="paragraph" style:parent-style-name="Footer">
      <style:text-properties officeooo:paragraph-rsid="002556d8"/>
    </style:style>
    <style:style style:name="P34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38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39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40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41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42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43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44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45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46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47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48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49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50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5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5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53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54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55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56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57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58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59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60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61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62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63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64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65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66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67" style:family="paragraph" style:parent-style-name="Footer">
      <style:text-properties officeooo:paragraph-rsid="00c384cf"/>
    </style:style>
    <style:style style:name="P68" style:family="paragraph" style:parent-style-name="Footer">
      <style:text-properties officeooo:paragraph-rsid="030c4d7d"/>
    </style:style>
    <style:style style:name="P69" style:family="paragraph" style:parent-style-name="Footer">
      <style:text-properties officeooo:paragraph-rsid="00863005"/>
    </style:style>
    <style:style style:name="P70" style:family="paragraph" style:parent-style-name="Footer">
      <style:text-properties officeooo:paragraph-rsid="00d4df5c"/>
    </style:style>
    <style:style style:name="P71" style:family="paragraph" style:parent-style-name="Footer">
      <style:paragraph-properties fo:text-align="end" style:justify-single-word="false"/>
      <style:text-properties officeooo:paragraph-rsid="00d4df5c"/>
    </style:style>
    <style:style style:name="P72" style:family="paragraph" style:parent-style-name="Footer">
      <style:paragraph-properties fo:text-align="start" style:justify-single-word="false"/>
      <style:text-properties officeooo:paragraph-rsid="00d4df5c"/>
    </style:style>
    <style:style style:name="P73" style:family="paragraph" style:parent-style-name="Footer">
      <style:paragraph-properties fo:text-align="start" style:justify-single-word="false"/>
      <style:text-properties officeooo:paragraph-rsid="0211dd7e"/>
    </style:style>
    <style:style style:name="P74" style:family="paragraph" style:parent-style-name="Footer">
      <style:text-properties officeooo:paragraph-rsid="008d016c"/>
    </style:style>
    <style:style style:name="P75" style:family="paragraph" style:parent-style-name="Footer">
      <style:text-properties officeooo:paragraph-rsid="010f7046"/>
    </style:style>
    <style:style style:name="P76" style:family="paragraph" style:parent-style-name="Footer">
      <style:text-properties officeooo:paragraph-rsid="01120261"/>
    </style:style>
    <style:style style:name="P77" style:family="paragraph" style:parent-style-name="Footer">
      <style:text-properties officeooo:rsid="0242edd8" officeooo:paragraph-rsid="0242edd8"/>
    </style:style>
    <style:style style:name="P78" style:family="paragraph" style:parent-style-name="Footer">
      <style:text-properties officeooo:paragraph-rsid="00a59a60"/>
    </style:style>
    <style:style style:name="P79" style:family="paragraph" style:parent-style-name="Footer">
      <style:text-properties officeooo:paragraph-rsid="004274bc"/>
    </style:style>
    <style:style style:name="P80" style:family="paragraph" style:parent-style-name="Footer">
      <style:text-properties officeooo:paragraph-rsid="00d8520c"/>
    </style:style>
    <style:style style:name="P81" style:family="paragraph" style:parent-style-name="Footer">
      <style:text-properties officeooo:paragraph-rsid="002aa84d"/>
    </style:style>
    <style:style style:name="P82" style:family="paragraph" style:parent-style-name="Footer">
      <style:text-properties officeooo:rsid="001f8a2d" officeooo:paragraph-rsid="00bd36bc"/>
    </style:style>
    <style:style style:name="P83" style:family="paragraph" style:parent-style-name="Footer">
      <style:text-properties officeooo:rsid="001f8a2d" officeooo:paragraph-rsid="002b33ed"/>
    </style:style>
    <style:style style:name="P84" style:family="paragraph" style:parent-style-name="Footer">
      <style:text-properties officeooo:rsid="011350d1" officeooo:paragraph-rsid="011350d1"/>
    </style:style>
    <style:style style:name="P85" style:family="paragraph" style:parent-style-name="Footer">
      <style:text-properties officeooo:rsid="0096b4e2" officeooo:paragraph-rsid="0096b4e2"/>
    </style:style>
    <style:style style:name="P86" style:family="paragraph" style:parent-style-name="Footer">
      <style:text-properties officeooo:paragraph-rsid="0096b4e2"/>
    </style:style>
    <style:style style:name="P87" style:family="paragraph" style:parent-style-name="Footer">
      <style:text-properties officeooo:paragraph-rsid="02a682f9"/>
    </style:style>
    <style:style style:name="P88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0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ff660d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9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93" style:family="paragraph" style:parent-style-name="_5f_En-tête">
      <style:text-properties fo:font-style="normal" officeooo:rsid="002220ca" officeooo:paragraph-rsid="0027400a" style:font-size-asian="20pt" style:font-style-asian="normal" style:font-size-complex="20pt" style:font-style-complex="normal"/>
    </style:style>
    <style:style style:name="P94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95" style:family="paragraph" style:parent-style-name="Header">
      <style:paragraph-properties fo:margin-left="0cm" fo:margin-right="0cm" fo:text-indent="0cm" style:auto-text-indent="false"/>
    </style:style>
    <style:style style:name="P9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2bcc5" officeooo:paragraph-rsid="0202bcc5"/>
    </style:style>
    <style:style style:name="P9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e4367" officeooo:paragraph-rsid="020e4367"/>
    </style:style>
    <style:style style:name="P9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4ea98" officeooo:paragraph-rsid="0204ea98"/>
    </style:style>
    <style:style style:name="P9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1fbd77d" officeooo:paragraph-rsid="01fbd77d"/>
    </style:style>
    <style:style style:name="P10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8825c" officeooo:paragraph-rsid="0208825c"/>
    </style:style>
    <style:style style:name="P101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10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103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104" style:family="paragraph" style:parent-style-name="_5f_Header_20_G_20_page_20_paire_20__28_G_29_">
      <style:text-properties officeooo:paragraph-rsid="0334a5be"/>
    </style:style>
    <style:style style:name="P105" style:family="paragraph" style:parent-style-name="_5f_Header_20_G_20_page_20_paire_20__28_G_29_">
      <style:paragraph-properties fo:text-align="start" style:justify-single-word="false"/>
    </style:style>
    <style:style style:name="P106" style:family="paragraph" style:parent-style-name="_5f_Header_20_G_20_page_20_paire_20__28_G_29_">
      <style:text-properties officeooo:paragraph-rsid="00eb2abc"/>
    </style:style>
    <style:style style:name="P107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108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10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863005"/>
    </style:style>
    <style:style style:name="P11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ae4cab"/>
    </style:style>
    <style:style style:name="P11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90300d"/>
    </style:style>
    <style:style style:name="P11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3bdf8"/>
    </style:style>
    <style:style style:name="P11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ec1f2"/>
    </style:style>
    <style:style style:name="P11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P11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13b7d"/>
    </style:style>
    <style:style style:name="P11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66e99"/>
    </style:style>
    <style:style style:name="P117" style:family="paragraph" style:parent-style-name="_5f_Header_20_N_20_page_20_impaire_20__28_D_29_">
      <style:paragraph-properties fo:text-align="start" style:justify-single-word="false"/>
    </style:style>
    <style:style style:name="P118" style:family="paragraph" style:parent-style-name="_5f_Header_20_N_20_page_20_impaire_20__28_D_29_">
      <style:text-properties officeooo:rsid="027aa87d" officeooo:paragraph-rsid="027aa87d"/>
    </style:style>
    <style:style style:name="P119" style:family="paragraph" style:parent-style-name="_5f_Header_20_N_20_page_20_impaire_20__28_D_29_">
      <style:text-properties officeooo:rsid="0277791e" officeooo:paragraph-rsid="0277791e"/>
    </style:style>
    <style:style style:name="P120" style:family="paragraph" style:parent-style-name="_5f_Header_20_G_20_page_20_impaire_20__28_D_29_">
      <style:text-properties officeooo:paragraph-rsid="01259ec2"/>
    </style:style>
    <style:style style:name="P121" style:family="paragraph" style:parent-style-name="_5f_Header_20_G_20_page_20_impaire_20__28_D_29_">
      <style:text-properties officeooo:paragraph-rsid="00c87b35"/>
    </style:style>
    <style:style style:name="P122" style:family="paragraph" style:parent-style-name="_5f_Header_20_G_20_page_20_impaire_20__28_D_29_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123" style:family="paragraph" style:parent-style-name="_5f_Header_20_G_20_page_20_impaire_20__28_D_29_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124" style:family="paragraph" style:parent-style-name="_5f_Paragraphe_20_livret_20_">
      <style:paragraph-properties fo:margin-top="0cm" fo:margin-bottom="0cm" style:contextual-spacing="false"/>
    </style:style>
    <style:style style:name="P125" style:family="paragraph" style:parent-style-name="_5f_Paragraphe_20_livret_20_">
      <style:paragraph-properties fo:margin-top="0cm" fo:margin-bottom="0cm" style:contextual-spacing="false" fo:text-align="center" style:justify-single-word="false"/>
      <style:text-properties officeooo:paragraph-rsid="002420b3"/>
    </style:style>
    <style:style style:name="P126" style:family="paragraph" style:parent-style-name="Normal">
      <style:paragraph-properties fo:margin-top="0cm" fo:margin-bottom="0cm" style:contextual-spacing="false"/>
      <style:text-properties style:font-name="Verdana" officeooo:paragraph-rsid="0054ba85"/>
    </style:style>
    <style:style style:name="P127" style:family="paragraph" style:parent-style-name="Standard">
      <style:paragraph-properties fo:margin-top="0.101cm" fo:margin-bottom="0.101cm" style:contextual-spacing="false" fo:text-align="center" style:justify-single-word="false"/>
    </style:style>
    <style:style style:name="P128" style:family="paragraph" style:parent-style-name="_5f_Paragraphe_20_livret_20_">
      <style:paragraph-properties fo:text-align="center" style:justify-single-word="false"/>
    </style:style>
    <style:style style:name="P129" style:family="paragraph" style:parent-style-name="_5f_Paragraphe_20_livret_20_">
      <style:paragraph-properties fo:margin-top="0.101cm" fo:margin-bottom="0.199cm" style:contextual-spacing="false"/>
      <style:text-properties officeooo:paragraph-rsid="002420b3"/>
    </style:style>
    <style:style style:name="P130" style:family="paragraph" style:parent-style-name="_5f_Paragraphe_20_livret_20_">
      <style:paragraph-properties fo:margin-top="0.3cm" fo:margin-bottom="0.199cm" style:contextual-spacing="false"/>
    </style:style>
    <style:style style:name="P131" style:family="paragraph" style:parent-style-name="_5f_Paragraphe_20_livret_20_">
      <style:paragraph-properties fo:margin-top="0.3cm" fo:margin-bottom="0.101cm" style:contextual-spacing="false"/>
      <style:text-properties fo:letter-spacing="-0.007cm"/>
    </style:style>
    <style:style style:name="P132" style:family="paragraph" style:parent-style-name="Normal">
      <style:text-properties style:font-name="Verdana" officeooo:paragraph-rsid="0054ba85"/>
    </style:style>
    <style:style style:name="P133" style:family="paragraph" style:parent-style-name="Exo_5f_Num" style:list-style-name="Num_5f_Exo" style:master-page-name="_5f_Fiche_20_éditeur_20_série_20_2_20_une_20_colonne_20_impaire_20__28_G_29_">
      <style:paragraph-properties fo:margin-top="0cm" fo:margin-bottom="0.199cm" style:contextual-spacing="false" style:page-number="10" fo:break-before="auto" fo:break-after="auto"/>
      <style:text-properties officeooo:paragraph-rsid="004771cd"/>
    </style:style>
    <style:style style:name="P134" style:family="paragraph" style:parent-style-name="Exo_5f_Num" style:list-style-name="">
      <style:paragraph-properties fo:margin-top="0.199cm" fo:margin-bottom="0cm" style:contextual-spacing="false" fo:text-align="center" style:justify-single-word="false"/>
      <style:text-properties officeooo:paragraph-rsid="0031c857"/>
    </style:style>
    <style:style style:name="P135" style:family="paragraph" style:parent-style-name="Exo_5f_Num" style:list-style-name="">
      <style:paragraph-properties fo:margin-top="0.199cm" fo:margin-bottom="0cm" style:contextual-spacing="false" fo:text-align="center" style:justify-single-word="false" fo:break-before="column"/>
      <style:text-properties officeooo:paragraph-rsid="0031c857"/>
    </style:style>
    <style:style style:name="P136" style:family="paragraph" style:parent-style-name="Exo_5f_Num">
      <style:paragraph-properties fo:margin-top="0.9cm" fo:margin-bottom="0cm" style:contextual-spacing="false"/>
      <style:text-properties officeooo:paragraph-rsid="0045ddda"/>
    </style:style>
    <style:style style:name="P137" style:family="paragraph" style:parent-style-name="Exo_5f_Num">
      <style:paragraph-properties fo:margin-top="0.75cm" fo:margin-bottom="0cm" style:contextual-spacing="false"/>
      <style:text-properties officeooo:paragraph-rsid="0031c857"/>
    </style:style>
    <style:style style:name="P138" style:family="paragraph" style:parent-style-name="FILET_5f_POINTILLES" style:list-style-name="liste_5f_abc">
      <style:text-properties officeooo:paragraph-rsid="005107c8"/>
    </style:style>
    <style:style style:name="P139" style:family="paragraph" style:parent-style-name="FILET_5f_POINTILLES" style:list-style-name="liste_5f_abc">
      <style:paragraph-properties fo:margin-top="0cm" fo:margin-bottom="0cm" style:contextual-spacing="false" style:line-height-at-least="0.7cm">
        <style:tab-stops>
          <style:tab-stop style:position="9.2cm" style:type="right" style:leader-style="dotted" style:leader-text="."/>
        </style:tab-stops>
      </style:paragraph-properties>
      <style:text-properties officeooo:paragraph-rsid="005107c8"/>
    </style:style>
    <style:style style:name="P140" style:family="paragraph" style:parent-style-name="Normal" style:list-style-name="_5f_Numérotation_20_des_20_exercices_20_livrets">
      <style:paragraph-properties fo:line-height="150%"/>
      <style:text-properties style:font-name="Verdana" officeooo:paragraph-rsid="0055d35b"/>
    </style:style>
    <style:style style:name="P141" style:family="paragraph" style:parent-style-name="Normal" style:list-style-name="_5f_Numérotation_20_des_20_exercices_20_livrets">
      <style:text-properties style:font-name="Verdana" officeooo:paragraph-rsid="00563ef5"/>
    </style:style>
    <style:style style:name="P142" style:family="paragraph" style:parent-style-name="Normal" style:list-style-name="_5f_Numérotation_20_des_20_exercices_20_livrets">
      <style:text-properties style:font-name="Verdana" officeooo:paragraph-rsid="0055d35b"/>
    </style:style>
    <style:style style:name="P143" style:family="paragraph" style:parent-style-name="Normal">
      <style:text-properties style:font-name="Verdana" officeooo:paragraph-rsid="0054ba85"/>
    </style:style>
    <style:style style:name="P144" style:family="paragraph" style:parent-style-name="Normal" style:list-style-name="_5f_Numérotation_20_des_20_exercices_20_livrets">
      <style:paragraph-properties fo:margin-top="0cm" fo:margin-bottom="0cm" style:contextual-spacing="false" fo:line-height="150%"/>
      <style:text-properties officeooo:paragraph-rsid="0055d35b"/>
    </style:style>
    <style:style style:name="P145" style:family="paragraph" style:parent-style-name="Normal" style:list-style-name="_5f_Numérotation_20_des_20_exercices_20_livrets">
      <style:paragraph-properties fo:margin-top="0cm" fo:margin-bottom="0cm" style:contextual-spacing="false"/>
      <style:text-properties officeooo:paragraph-rsid="0055d35b"/>
    </style:style>
    <style:style style:name="P146" style:family="paragraph" style:parent-style-name="Normal">
      <style:paragraph-properties fo:margin-top="0cm" fo:margin-bottom="0cm" style:contextual-spacing="false"/>
      <style:text-properties style:font-name="Verdana" officeooo:paragraph-rsid="0054ba85"/>
    </style:style>
    <style:style style:name="P147" style:family="paragraph" style:parent-style-name="Normal" style:list-style-name="_5f_Numérotation_20_des_20_exercices_20_livrets">
      <style:paragraph-properties fo:margin-top="0.199cm" fo:margin-bottom="0cm" style:contextual-spacing="false" fo:line-height="150%"/>
      <style:text-properties officeooo:paragraph-rsid="0055d35b"/>
    </style:style>
    <style:style style:name="P148" style:family="paragraph" style:parent-style-name="Paragraphe_20_de_20_liste" style:list-style-name="_5f_Numérotation_20_des_20_exercices_20_livrets">
      <style:paragraph-properties fo:margin-top="0cm" fo:margin-bottom="0cm" style:contextual-spacing="false"/>
      <style:text-properties style:font-name="Verdana" officeooo:paragraph-rsid="005107c8"/>
    </style:style>
    <style:style style:name="P149" style:family="paragraph" style:parent-style-name="Paragraphe_20_de_20_liste" style:list-style-name="L1">
      <style:paragraph-properties fo:margin-top="0cm" fo:margin-bottom="0cm" style:contextual-spacing="false"/>
      <style:text-properties officeooo:paragraph-rsid="005107c8"/>
    </style:style>
    <style:style style:name="P150" style:family="paragraph" style:parent-style-name="Paragraphe_20_de_20_liste" style:list-style-name="L1">
      <style:paragraph-properties fo:margin-top="0.199cm" fo:margin-bottom="0cm" style:contextual-spacing="false"/>
      <style:text-properties style:font-name="Verdana" officeooo:paragraph-rsid="005107c8"/>
    </style:style>
    <style:style style:name="P151" style:family="paragraph" style:parent-style-name="Standard" style:list-style-name="Num_5f_Exo">
      <loext:graphic-properties draw:fill="solid" draw:fill-color="#fcf7ed" draw:fill-image-width="0cm" draw:fill-image-height="0cm"/>
      <style:paragraph-properties fo:background-color="#fcf7ed" fo:padding="0.199cm" fo:border="0.31pt solid #000000" style:shadow="#b2b2b2 0.101cm 0.101cm"/>
      <style:text-properties officeooo:paragraph-rsid="004771cd"/>
    </style:style>
    <style:style style:name="P152" style:family="paragraph" style:parent-style-name="_5f_Footer_20_page_20_impaire_20__28_D_29_"/>
    <style:style style:name="P153" style:family="paragraph" style:parent-style-name="_5f_Footer_20_page_20_impaire_20__28_D_29_">
      <style:text-properties fo:text-transform="uppercase" fo:color="#ffffff" loext:opacity="100%" style:font-name="Bitstream Vera Sans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54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55" style:family="paragraph" style:parent-style-name="_5f_Footer_20_page_20_paire_20__28_G_29_"/>
    <style:style style:name="P156" style:family="paragraph" style:parent-style-name="_5f_Footer_20_page_20_paire_20__28_G_29_">
      <style:text-properties fo:font-size="9pt" style:font-size-asian="9pt" style:font-size-complex="9pt"/>
    </style:style>
    <style:style style:name="P157" style:family="paragraph" style:parent-style-name="_5f_Paragraphe_20_livret_20_" style:list-style-name="liste_5f_abc">
      <style:paragraph-properties fo:margin-top="0.3cm" fo:margin-bottom="0cm" style:contextual-spacing="false"/>
    </style:style>
    <style:style style:name="P158" style:family="paragraph" style:parent-style-name="_5f_Paragraphe_20_livret_20_" style:list-style-name="_5f_Numérotation_20_des_20_exercices_20_livrets">
      <style:paragraph-properties fo:margin-top="0cm" fo:margin-bottom="0cm" style:contextual-spacing="false"/>
      <style:text-properties style:font-name="Bitstream Vera Sans" fo:font-size="10pt" officeooo:paragraph-rsid="005604e6" fo:background-color="#ffff00"/>
    </style:style>
    <style:style style:name="P159" style:family="paragraph" style:parent-style-name="_5f_Paragraphe_20_livret_20_">
      <style:paragraph-properties fo:margin-top="0cm" fo:margin-bottom="0cm" style:contextual-spacing="false"/>
      <style:text-properties fo:letter-spacing="-0.018cm"/>
    </style:style>
    <style:style style:name="P160" style:family="paragraph" style:parent-style-name="_5f_Paragraphe_20_livret_20_réponse_20_élève" style:list-style-name="_5f_Numérotation_20_des_20_exercices_20_livrets">
      <style:paragraph-properties fo:margin-top="0.101cm" fo:margin-bottom="0cm" style:contextual-spacing="false" fo:line-height="100%"/>
      <style:text-properties officeooo:paragraph-rsid="002420b3"/>
    </style:style>
    <style:style style:name="P161" style:family="paragraph" style:parent-style-name="_5f_Paragraphe_20_livret_20_réponse_20_élève" style:list-style-name="liste_5f_abc">
      <style:paragraph-properties fo:margin-top="0.101cm" fo:margin-bottom="0cm" style:contextual-spacing="false" style:line-height-at-least="0.6cm" fo:text-align="start" style:justify-single-word="false"/>
      <style:text-properties officeooo:paragraph-rsid="0031c857"/>
    </style:style>
    <style:style style:name="P162" style:family="paragraph" style:parent-style-name="_5f_Paragraphe_20_livret_20_réponse_20_élève" style:list-style-name="L1">
      <style:paragraph-properties fo:margin-top="0.101cm" fo:margin-bottom="0cm" style:contextual-spacing="false"/>
      <style:text-properties officeooo:paragraph-rsid="00537d99"/>
    </style:style>
    <style:style style:name="P163" style:family="paragraph" style:parent-style-name="_5f_Paragraphe_20_livret_20_réponse_20_élève" style:list-style-name="liste_5f_abc">
      <style:paragraph-properties fo:margin-top="0.101cm" fo:margin-bottom="0cm" style:contextual-spacing="false"/>
      <style:text-properties officeooo:paragraph-rsid="0031c857"/>
    </style:style>
    <style:style style:name="P164" style:family="paragraph" style:parent-style-name="_5f_Paragraphe_20_livret_20_réponse_20_élève" style:list-style-name="L1">
      <style:paragraph-properties fo:margin-top="0.101cm" fo:margin-bottom="0cm" style:contextual-spacing="false" style:line-height-at-least="0.7cm"/>
      <style:text-properties officeooo:paragraph-rsid="00537d99"/>
    </style:style>
    <style:style style:name="P165" style:family="paragraph" style:parent-style-name="_5f_Paragraphe_20_livret_20_réponse_20_élève" style:list-style-name="_5f_Numérotation_20_des_20_exercices_20_livrets">
      <style:paragraph-properties fo:margin-top="0cm" fo:margin-bottom="0cm" style:contextual-spacing="false" fo:text-align="start" style:justify-single-word="false">
        <style:tab-stops/>
      </style:paragraph-properties>
      <style:text-properties officeooo:paragraph-rsid="0054ba85"/>
    </style:style>
    <style:style style:name="P166" style:family="paragraph" style:parent-style-name="_5f_Paragraphe_20_livret_20_réponse_20_élève" style:list-style-name="_5f_Numérotation_20_des_20_exercices_20_livrets">
      <style:paragraph-properties fo:margin-top="0cm" fo:margin-bottom="0cm" style:contextual-spacing="false">
        <style:tab-stops/>
      </style:paragraph-properties>
      <style:text-properties officeooo:paragraph-rsid="0054ba85"/>
    </style:style>
    <style:style style:name="P167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68" style:family="paragraph" style:parent-style-name="_5f_Pied_20_de_20_page" style:list-style-name="">
      <style:paragraph-properties fo:text-align="end" style:justify-single-word="false"/>
    </style:style>
    <style:style style:name="P169" style:family="paragraph" style:parent-style-name="_5f_Pied_20_de_20_page">
      <style:paragraph-properties fo:text-align="end" style:justify-single-word="false"/>
    </style:style>
    <style:style style:name="P170" style:family="paragraph" style:parent-style-name="_5f_Pied_20_de_20_page" style:list-style-name=""/>
    <style:style style:name="P171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72" style:family="paragraph" style:parent-style-name="_5f_Titre_20_d_27_exercices_20_livret_20_sans_20_titre" style:list-style-name="">
      <style:paragraph-properties fo:text-align="start" style:justify-single-word="false"/>
      <style:text-properties officeooo:paragraph-rsid="0055d35b"/>
    </style:style>
    <style:style style:name="P173" style:family="paragraph" style:parent-style-name="_5f_Titre_20_d_27_exercices_20_livret_20_sans_20_titre" style:list-style-name="Num_5f_Exo">
      <style:paragraph-properties fo:margin-top="0.621cm" fo:margin-bottom="0.199cm" style:contextual-spacing="false"/>
    </style:style>
    <style:style style:name="P174" style:family="paragraph" style:parent-style-name="_5f_Titre_20_d_27_exercices_20_livret_20_sans_20_titre" style:list-style-name="">
      <style:paragraph-properties fo:margin-top="0cm" fo:margin-bottom="0cm" style:contextual-spacing="false" fo:text-align="start" style:justify-single-word="false"/>
      <style:text-properties officeooo:paragraph-rsid="0054ba85"/>
    </style:style>
    <style:style style:name="P175" style:family="paragraph" style:parent-style-name="_5f_Titre_20_d_27_exercices_20_livret_20_sans_20_titre" style:list-style-name="Num_5f_Exo">
      <style:paragraph-properties fo:margin-top="0.75cm" fo:margin-bottom="0cm" style:contextual-spacing="false"/>
    </style:style>
    <style:style style:name="P176" style:family="paragraph" style:parent-style-name="_5f_Titre_20_d_27_exercices_20_livret_20_sans_20_titre" style:list-style-name="Num_5f_Exo">
      <style:paragraph-properties fo:margin-top="0.75cm" fo:margin-bottom="0cm" style:contextual-spacing="false" fo:break-before="page"/>
    </style:style>
    <style:style style:name="P177" style:family="paragraph">
      <loext:graphic-properties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78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79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0" style:family="paragraph">
      <style:paragraph-properties fo:text-align="center"/>
    </style:style>
    <style:style style:name="P181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182" style:family="paragraph">
      <loext:graphic-properties draw:fill="solid" draw:fill-color="#d7e12c"/>
    </style:style>
    <style:style style:name="P183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4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5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86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7" style:family="paragraph">
      <loext:graphic-properties draw:fill="solid" draw:fill-color="#7fb241"/>
    </style:style>
    <style:style style:name="P188" style:family="paragraph">
      <loext:graphic-properties draw:fill="solid" draw:fill-color="#1ca2b8"/>
    </style:style>
    <style:style style:name="P189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0" style:family="paragraph">
      <loext:graphic-properties draw:fill="solid" draw:fill-color="#d62e4e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1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6" style:family="text">
      <style:text-properties fo:font-variant="small-caps" fo:color="#d7e12c" loext:opacity="100%" style:font-name="Bitstream Vera Sans1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1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1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1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1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1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1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1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1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1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1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1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1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19" style:family="text">
      <style:text-properties fo:font-variant="small-caps" fo:color="#d7e12c" loext:opacity="100%" style:font-name="Bitstream Vera Sans1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20" style:family="text">
      <style:text-properties fo:font-variant="small-caps" fo:color="#d7e12c" loext:opacity="100%" style:font-name="Bitstream Vera Sans4" fo:font-size="16pt" fo:font-style="normal" fo:text-shadow="none" fo:font-weight="bold" officeooo:rsid="00248e62"/>
    </style:style>
    <style:style style:name="T21" style:family="text">
      <style:text-properties fo:font-variant="small-caps" fo:color="#d7e12c" loext:opacity="100%" style:font-name="Bitstream Vera Sans4" fo:font-size="16pt" fo:font-style="normal" fo:text-shadow="none" fo:font-weight="bold" officeooo:rsid="009206bf"/>
    </style:style>
    <style:style style:name="T22" style:family="text">
      <style:text-properties fo:font-variant="small-caps" fo:color="#d7e12c" loext:opacity="100%" style:font-name="Bitstream Vera Sans4" fo:font-size="16pt" fo:font-style="normal" fo:text-shadow="none" fo:font-weight="bold" officeooo:rsid="009c03d7"/>
    </style:style>
    <style:style style:name="T23" style:family="text">
      <style:text-properties fo:font-variant="small-caps" fo:color="#d7e12c" loext:opacity="100%" style:font-name="Bitstream Vera Sans4" fo:font-size="16pt" fo:font-style="normal" fo:text-shadow="none" fo:font-weight="bold" officeooo:rsid="0274790a"/>
    </style:style>
    <style:style style:name="T24" style:family="text">
      <style:text-properties fo:font-variant="small-caps" fo:color="#d7e12c" loext:opacity="100%" style:font-name="Bitstream Vera Sans4" fo:font-size="16pt" fo:font-style="normal" fo:text-shadow="none" fo:font-weight="bold" officeooo:rsid="02767d15"/>
    </style:style>
    <style:style style:name="T25" style:family="text">
      <style:text-properties fo:font-variant="small-caps" fo:color="#1ca2b8" loext:opacity="100%" style:font-name="Bitstream Vera Sans4" fo:font-size="16pt" fo:font-style="normal" fo:text-shadow="none" fo:font-weight="bold" officeooo:rsid="0334a5be"/>
    </style:style>
    <style:style style:name="T26" style:family="text">
      <style:text-properties fo:font-variant="small-caps" fo:color="#1ca2b8" loext:opacity="100%" style:font-name="Bitstream Vera Sans4" fo:font-size="16pt" fo:font-style="normal" fo:text-shadow="none" fo:font-weight="bold" officeooo:rsid="0334510d"/>
    </style:style>
    <style:style style:name="T27" style:family="text">
      <style:text-properties fo:font-variant="small-caps" fo:color="#1ca2b8" loext:opacity="100%" style:font-name="Bitstream Vera Sans4" fo:font-size="16pt" fo:font-style="normal" fo:text-shadow="none" fo:font-weight="bold" officeooo:rsid="038bc026"/>
    </style:style>
    <style:style style:name="T28" style:family="text">
      <style:text-properties fo:font-variant="small-caps" fo:color="#1ca2b8" loext:opacity="100%" style:font-name="Bitstream Vera Sans4" fo:font-size="16pt" fo:font-style="normal" fo:text-shadow="none" fo:font-weight="bold" officeooo:rsid="0386731d"/>
    </style:style>
    <style:style style:name="T29" style:family="text">
      <style:text-properties fo:font-variant="small-caps" fo:color="#1ca2b8" loext:opacity="100%" style:font-name="Bitstream Vera Sans4" fo:font-size="16pt" fo:font-style="normal" fo:text-shadow="none" fo:font-weight="bold" officeooo:rsid="0313166c"/>
    </style:style>
    <style:style style:name="T30" style:family="text">
      <style:text-properties fo:font-variant="small-caps" fo:color="#1ca2b8" loext:opacity="100%" style:font-name="Bitstream Vera Sans4" fo:font-size="16pt" fo:font-style="normal" fo:text-shadow="none" fo:font-weight="bold" officeooo:rsid="030f34d6"/>
    </style:style>
    <style:style style:name="T31" style:family="text">
      <style:text-properties fo:font-variant="small-caps" fo:color="#1ca2b8" loext:opacity="100%" style:font-name="Bitstream Vera Sans1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32" style:family="text">
      <style:text-properties fo:font-variant="small-caps" fo:color="#1ca2b8" loext:opacity="100%" style:font-name="Bitstream Vera Sans1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33" style:family="text">
      <style:text-properties fo:font-variant="small-caps" fo:color="#1ca2b8" loext:opacity="100%" style:font-name="Bitstream Vera Sans1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34" style:family="text">
      <style:text-properties fo:font-variant="small-caps" fo:color="#1ca2b8" loext:opacity="100%" style:font-name="Bitstream Vera Sans1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35" style:family="text">
      <style:text-properties fo:font-variant="small-caps" fo:color="#1ca2b8" loext:opacity="100%" style:font-name="Bitstream Vera Sans1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1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1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1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1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1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1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1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1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1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1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1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1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1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1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52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53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54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55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56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57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58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59" style:family="text">
      <style:text-properties fo:font-variant="small-caps" fo:color="#9d0f89" loext:opacity="100%" style:font-name="Bitstream Vera Sans1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60" style:family="text">
      <style:text-properties fo:font-variant="small-caps" fo:color="#9d0f89" loext:opacity="100%" style:font-name="Bitstream Vera Sans1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61" style:family="text">
      <style:text-properties fo:font-variant="small-caps" fo:color="#9d0f89" loext:opacity="100%" style:font-name="Bitstream Vera Sans1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2" style:family="text">
      <style:text-properties fo:font-variant="small-caps" fo:color="#9d0f89" loext:opacity="100%" style:font-name="Bitstream Vera Sans1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3" style:family="text">
      <style:text-properties fo:font-variant="small-caps" fo:color="#9d0f89" loext:opacity="100%" style:font-name="Bitstream Vera Sans1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4" style:family="text">
      <style:text-properties fo:font-variant="small-caps" fo:color="#7fb241" loext:opacity="100%" style:font-name="Bitstream Vera Sans4" fo:font-size="16pt" fo:font-style="normal" fo:text-shadow="none" fo:font-weight="bold" officeooo:rsid="008d016c"/>
    </style:style>
    <style:style style:name="T65" style:family="text">
      <style:text-properties fo:font-variant="small-caps" fo:color="#7fb241" loext:opacity="100%" style:font-name="Bitstream Vera Sans4" fo:font-size="16pt" fo:font-style="normal" fo:text-shadow="none" fo:font-weight="bold" officeooo:rsid="016f3374"/>
    </style:style>
    <style:style style:name="T66" style:family="text">
      <style:text-properties fo:font-variant="small-caps" fo:color="#7fb241" loext:opacity="100%" style:font-name="Bitstream Vera Sans4" fo:font-size="16pt" fo:font-style="normal" fo:text-shadow="none" fo:font-weight="bold" officeooo:rsid="0177e18a"/>
    </style:style>
    <style:style style:name="T67" style:family="text">
      <style:text-properties fo:font-variant="small-caps" fo:color="#7fb241" loext:opacity="100%" style:font-name="Bitstream Vera Sans4" fo:font-size="16pt" fo:font-style="normal" fo:text-shadow="none" fo:font-weight="bold" officeooo:rsid="017f1451"/>
    </style:style>
    <style:style style:name="T68" style:family="text">
      <style:text-properties fo:font-variant="small-caps" fo:color="#7fb241" loext:opacity="100%" style:font-name="Bitstream Vera Sans4" fo:font-size="16pt" fo:font-style="normal" fo:text-shadow="none" fo:font-weight="bold" officeooo:rsid="020eb4a7"/>
    </style:style>
    <style:style style:name="T69" style:family="text">
      <style:text-properties fo:font-variant="small-caps" officeooo:rsid="0054f64f"/>
    </style:style>
    <style:style style:name="T70" style:family="text">
      <style:text-properties fo:font-variant="small-caps" officeooo:rsid="0096b4e2"/>
    </style:style>
    <style:style style:name="T71" style:family="text">
      <style:text-properties fo:font-variant="small-caps" officeooo:rsid="00a847d5"/>
    </style:style>
    <style:style style:name="T72" style:family="text">
      <style:text-properties fo:font-variant="small-caps" officeooo:rsid="007d7a6f"/>
    </style:style>
    <style:style style:name="T73" style:family="text">
      <style:text-properties fo:font-variant="small-caps" officeooo:rsid="00990660"/>
    </style:style>
    <style:style style:name="T74" style:family="text">
      <style:text-properties fo:font-variant="small-caps" officeooo:rsid="00b5d2d1"/>
    </style:style>
    <style:style style:name="T75" style:family="text">
      <style:text-properties fo:font-variant="small-caps" officeooo:rsid="00b6801f"/>
    </style:style>
    <style:style style:name="T76" style:family="text">
      <style:text-properties fo:font-size="12pt" style:font-size-asian="12pt" style:font-size-complex="12pt"/>
    </style:style>
    <style:style style:name="T77" style:family="text">
      <style:text-properties officeooo:rsid="0027400a"/>
    </style:style>
    <style:style style:name="T78" style:family="text">
      <style:text-properties officeooo:rsid="0315af39"/>
    </style:style>
    <style:style style:name="T79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80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81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82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83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84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85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86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87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88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89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90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91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92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93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T94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95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96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97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98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99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100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101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102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103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104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105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106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107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108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109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110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111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112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113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114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115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116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117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118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119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120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121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122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123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124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125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126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127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128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129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130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131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132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133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134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135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136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137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138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139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140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141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142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143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144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145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146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147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148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149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150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51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52" style:family="text">
      <style:text-properties officeooo:rsid="0334a5be"/>
    </style:style>
    <style:style style:name="T153" style:family="text">
      <style:text-properties style:text-position="0% 100%"/>
    </style:style>
    <style:style style:name="T154" style:family="text">
      <style:text-properties style:text-position="0% 100%" style:font-name="Times New Roman2" fo:font-style="normal" fo:font-weight="normal" officeooo:rsid="0031d787" style:font-style-asian="normal" style:font-weight-asian="normal" style:font-style-complex="normal" style:font-weight-complex="normal"/>
    </style:style>
    <style:style style:name="T155" style:family="text">
      <style:text-properties style:text-position="0% 100%" style:font-name-asian="OpenSymbol1" style:font-style-asian="normal" style:font-name-complex="OpenSymbol1" style:font-style-complex="normal"/>
    </style:style>
    <style:style style:name="T156" style:family="text">
      <style:text-properties style:text-position="0% 100%" officeooo:rsid="0031c857" style:font-name-asian="OpenSymbol1" style:font-style-asian="normal" style:font-name-complex="OpenSymbol1" style:font-style-complex="normal" style:text-scale="100%"/>
    </style:style>
    <style:style style:name="T157" style:family="text">
      <style:text-properties style:text-position="0% 100%" officeooo:rsid="0054ba85" style:font-name-asian="OpenSymbol1" style:font-style-asian="normal" style:font-name-complex="OpenSymbol1" style:font-style-complex="normal" style:text-scale="100%"/>
    </style:style>
    <style:style style:name="T158" style:family="text">
      <style:text-properties style:text-position="0% 100%" officeooo:rsid="0055d35b" style:font-name-asian="OpenSymbol1" style:font-style-asian="normal" style:font-name-complex="OpenSymbol1" style:font-style-complex="normal" style:text-scale="100%"/>
    </style:style>
    <style:style style:name="T159" style:family="text">
      <style:text-properties style:text-position="0% 100%" officeooo:rsid="00572540" style:font-name-asian="OpenSymbol1" style:font-style-asian="normal" style:font-name-complex="OpenSymbol1" style:font-style-complex="normal" style:text-scale="100%"/>
    </style:style>
    <style:style style:name="T160" style:family="text">
      <style:text-properties style:text-position="0% 100%" officeooo:rsid="00537d99" style:font-name-asian="OpenSymbol1" style:font-style-asian="normal" style:font-name-complex="OpenSymbol1" style:font-style-complex="normal"/>
    </style:style>
    <style:style style:name="T161" style:family="text">
      <style:text-properties style:text-position="0% 100%" style:text-underline-style="none" fo:font-weight="normal" officeooo:rsid="0043cd71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162" style:family="text">
      <style:text-properties style:text-position="0% 100%" style:font-name="OpenSymbol1" fo:font-size="10pt"/>
    </style:style>
    <style:style style:name="T163" style:family="text">
      <style:text-properties style:text-position="0% 100%" style:font-name="OpenSymbol1" fo:font-size="10pt" fo:font-style="normal" fo:font-weight="normal" fo:background-color="#ffff00" loext:char-shading-value="0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0%"/>
    </style:style>
    <style:style style:name="T164" style:family="text">
      <style:text-properties style:text-position="0% 100%" style:font-size-asian="10pt" style:font-size-complex="10pt" style:text-scale="100%"/>
    </style:style>
    <style:style style:name="T165" style:family="text">
      <style:text-properties style:text-position="0% 100%" fo:font-style="normal" style:font-name-asian="OpenSymbol1" style:font-style-asian="normal" style:font-name-complex="OpenSymbol1" style:font-style-complex="normal" style:text-scale="100%"/>
    </style:style>
    <style:style style:name="T166" style:family="text">
      <style:text-properties style:text-position="0% 100%" fo:font-style="normal" officeooo:rsid="00537d99" style:font-name-asian="OpenSymbol1" style:font-style-asian="normal" style:font-name-complex="OpenSymbol1" style:font-style-complex="normal" style:text-scale="100%"/>
    </style:style>
    <style:style style:name="T167" style:family="text">
      <style:text-properties style:text-position="0% 100%" fo:font-style="normal" officeooo:rsid="0057bea8" style:font-name-asian="OpenSymbol1" style:font-style-asian="normal" style:font-name-complex="OpenSymbol1" style:font-style-complex="normal" style:text-scale="100%"/>
    </style:style>
    <style:style style:name="T168" style:family="text">
      <style:text-properties style:text-position="0% 100%" fo:font-style="normal" officeooo:rsid="0031c857" style:font-name-asian="OpenSymbol1" style:font-style-asian="normal" style:font-name-complex="OpenSymbol1" style:font-style-complex="normal" style:text-scale="100%"/>
    </style:style>
    <style:style style:name="T169" style:family="text">
      <style:text-properties style:text-position="0% 100%" fo:font-style="normal" fo:background-color="#ffff00" loext:char-shading-value="0" style:font-name-asian="OpenSymbol1" style:font-style-asian="normal" style:font-name-complex="OpenSymbol1" style:font-style-complex="normal" style:text-scale="100%"/>
    </style:style>
    <style:style style:name="T170" style:family="text">
      <style:text-properties style:text-position="0% 100%" style:text-scale="100%"/>
    </style:style>
    <style:style style:name="T171" style:family="text">
      <style:text-properties style:text-position="0% 100%" officeooo:rsid="0031c857" style:text-scale="100%"/>
    </style:style>
    <style:style style:name="T172" style:family="text">
      <style:text-properties style:text-position="0% 100%" officeooo:rsid="0057bea8" style:text-scale="100%"/>
    </style:style>
    <style:style style:name="T173" style:family="text">
      <style:text-properties style:text-position="0% 100%" style:font-name="Bitstream Vera Sans1" fo:font-size="9pt" fo:font-style="normal" fo:font-weight="normal" fo:background-color="#ffff00" loext:char-shading-value="0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0%"/>
    </style:style>
    <style:style style:name="T174" style:family="text">
      <style:text-properties style:text-position="0% 100%" style:font-name="Bitstream Vera Sans" fo:font-size="10pt" officeooo:rsid="0055d35b" fo:background-color="#ffff00" loext:char-shading-value="0" style:font-name-asian="OpenSymbol1" style:font-style-asian="normal" style:font-name-complex="OpenSymbol1" style:font-style-complex="normal" style:text-scale="100%"/>
    </style:style>
    <style:style style:name="T175" style:family="text">
      <style:text-properties style:text-position="0% 100%" style:font-name="Bitstream Vera Sans" fo:font-size="10pt" officeooo:rsid="00572540" fo:background-color="#ffff00" loext:char-shading-value="0" style:font-name-asian="OpenSymbol1" style:font-style-asian="normal" style:font-name-complex="OpenSymbol1" style:font-style-complex="normal" style:text-scale="100%"/>
    </style:style>
    <style:style style:name="T176" style:family="text">
      <style:text-properties style:text-position="0% 100%" style:font-name="OpenSymbol2" fo:font-weight="bold" officeooo:rsid="0031c857" fo:background-color="#ffff00" loext:char-shading-value="0" style:font-name-asian="OpenSymbol1" style:font-style-asian="normal" style:font-weight-asian="bold" style:font-name-complex="OpenSymbol1" style:font-style-complex="normal" style:font-weight-complex="bold" style:text-scale="100%"/>
    </style:style>
    <style:style style:name="T177" style:family="text">
      <style:text-properties style:text-position="0% 100%" fo:font-weight="bold" officeooo:rsid="0031c857" style:font-name-asian="OpenSymbol1" style:font-style-asian="normal" style:font-weight-asian="bold" style:font-name-complex="OpenSymbol1" style:font-style-complex="normal" style:font-weight-complex="bold" style:text-scale="100%"/>
    </style:style>
    <style:style style:name="T178" style:family="text">
      <style:text-properties style:text-position="0% 100%" fo:font-weight="bold" officeooo:rsid="0055d35b" style:font-name-asian="OpenSymbol1" style:font-style-asian="normal" style:font-weight-asian="bold" style:font-name-complex="OpenSymbol1" style:font-style-complex="normal" style:font-weight-complex="bold" style:text-scale="100%"/>
    </style:style>
    <style:style style:name="T179" style:family="text">
      <style:text-properties officeooo:rsid="0160d7ef"/>
    </style:style>
    <style:style style:name="T180" style:family="text">
      <style:text-properties officeooo:rsid="0072f07f"/>
    </style:style>
    <style:style style:name="T181" style:family="text">
      <style:text-properties officeooo:rsid="0268e0aa"/>
    </style:style>
    <style:style style:name="T182" style:family="text">
      <style:text-properties officeooo:rsid="026ec296"/>
    </style:style>
    <style:style style:name="T183" style:family="text">
      <style:text-properties officeooo:rsid="0272f9e5"/>
    </style:style>
    <style:style style:name="T184" style:family="text">
      <style:text-properties officeooo:rsid="02757f12"/>
    </style:style>
    <style:style style:name="T185" style:family="text">
      <style:text-properties officeooo:rsid="02735980"/>
    </style:style>
    <style:style style:name="T186" style:family="text">
      <style:text-properties officeooo:rsid="01b6dc57"/>
    </style:style>
    <style:style style:name="T187" style:family="text">
      <style:text-properties officeooo:rsid="00b5d2d1"/>
    </style:style>
    <style:style style:name="T188" style:family="text">
      <style:text-properties officeooo:rsid="015f088a"/>
    </style:style>
    <style:style style:name="T189" style:family="text">
      <style:text-properties officeooo:rsid="01f8729d"/>
    </style:style>
    <style:style style:name="T190" style:family="text">
      <style:text-properties officeooo:rsid="010c4d3a"/>
    </style:style>
    <style:style style:name="T191" style:family="text">
      <style:text-properties fo:font-size="16pt" style:font-size-asian="16pt" style:font-size-complex="16pt"/>
    </style:style>
    <style:style style:name="T192" style:family="text">
      <style:text-properties officeooo:rsid="00b6801f"/>
    </style:style>
    <style:style style:name="T193" style:family="text">
      <style:text-properties officeooo:rsid="014407b5"/>
    </style:style>
    <style:style style:name="T194" style:family="text">
      <style:text-properties officeooo:rsid="008d016c"/>
    </style:style>
    <style:style style:name="T195" style:family="text">
      <style:text-properties officeooo:rsid="009e3fdd"/>
    </style:style>
    <style:style style:name="T196" style:family="text">
      <style:text-properties officeooo:rsid="00a4cf55"/>
    </style:style>
    <style:style style:name="T197" style:family="text">
      <style:text-properties officeooo:rsid="005a3fa8"/>
    </style:style>
    <style:style style:name="T198" style:family="text">
      <style:text-properties officeooo:rsid="00415f3a"/>
    </style:style>
    <style:style style:name="T199" style:family="text">
      <style:text-properties officeooo:rsid="00386ebd"/>
    </style:style>
    <style:style style:name="T200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201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202" style:family="text">
      <style:text-properties officeooo:rsid="00a59a60"/>
    </style:style>
    <style:style style:name="T203" style:family="text">
      <style:text-properties officeooo:rsid="01fe03f2"/>
    </style:style>
    <style:style style:name="T204" style:family="text">
      <style:text-properties officeooo:rsid="0096b4e2"/>
    </style:style>
    <style:style style:name="T205" style:family="text">
      <style:text-properties officeooo:rsid="0032e83a"/>
    </style:style>
    <style:style style:name="T206" style:family="text">
      <style:text-properties officeooo:rsid="002b33ed"/>
    </style:style>
    <style:style style:name="T207" style:family="text">
      <style:text-properties officeooo:rsid="00a59037"/>
    </style:style>
    <style:style style:name="T208" style:family="text">
      <style:text-properties style:use-window-font-color="true" loext:opacity="0%"/>
    </style:style>
    <style:style style:name="T209" style:family="text">
      <style:text-properties style:use-window-font-color="true" loext:opacity="0%" style:font-name="Bitstream Vera Sans" fo:font-size="10pt" fo:font-weight="normal" officeooo:rsid="003ece13" style:font-size-asian="10.5pt"/>
    </style:style>
    <style:style style:name="T210" style:family="text">
      <style:text-properties style:use-window-font-color="true" loext:opacity="0%" style:font-name="Bitstream Vera Sans" fo:font-size="10pt" fo:font-weight="normal" officeooo:rsid="0043cd71" style:font-size-asian="10.5pt"/>
    </style:style>
    <style:style style:name="T211" style:family="text">
      <style:text-properties style:use-window-font-color="true" loext:opacity="0%" style:font-name="Bitstream Vera Sans" fo:font-size="10pt" fo:font-style="italic" fo:font-weight="normal" officeooo:rsid="0031c857" style:font-size-asian="10.5pt" style:font-style-asian="italic" style:font-weight-asian="normal" style:font-style-complex="italic" style:font-weight-complex="normal"/>
    </style:style>
    <style:style style:name="T212" style:family="text">
      <style:text-properties style:use-window-font-color="true" loext:opacity="0%" style:font-name="Bitstream Vera Sans" fo:font-size="10pt" fo:font-style="italic" fo:font-weight="normal" officeooo:rsid="004d401f" style:font-size-asian="10.5pt" style:font-style-asian="italic" style:font-weight-asian="normal" style:font-style-complex="italic" style:font-weight-complex="normal"/>
    </style:style>
    <style:style style:name="T213" style:family="text">
      <style:text-properties style:use-window-font-color="true" loext:opacity="0%" fo:font-style="italic" fo:font-weight="normal" officeooo:rsid="0031c857" style:font-style-asian="italic" style:font-weight-asian="normal" style:font-style-complex="italic" style:font-weight-complex="normal"/>
    </style:style>
    <style:style style:name="T214" style:family="text">
      <style:text-properties style:use-window-font-color="true" loext:opacity="0%" fo:font-style="italic" fo:font-weight="normal" officeooo:rsid="004d401f" style:font-style-asian="italic" style:font-weight-asian="normal" style:font-style-complex="italic" style:font-weight-complex="normal"/>
    </style:style>
    <style:style style:name="T215" style:family="text">
      <style:text-properties style:use-window-font-color="true" loext:opacity="0%" officeooo:rsid="0043cd71"/>
    </style:style>
    <style:style style:name="T216" style:family="text">
      <style:text-properties style:use-window-font-color="true" loext:opacity="0%" style:text-position="0% 100%" style:text-underline-style="none" fo:font-weight="normal" officeooo:rsid="0043cd71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217" style:family="text">
      <style:text-properties style:use-window-font-color="true" loext:opacity="0%" style:text-position="0% 100%" fo:font-style="normal" officeooo:rsid="0031c857" fo:background-color="#ffff00" loext:char-shading-value="0" style:font-name-asian="OpenSymbol1" style:font-style-asian="normal" style:font-name-complex="OpenSymbol1" style:font-style-complex="normal" style:text-scale="100%"/>
    </style:style>
    <style:style style:name="T218" style:family="text">
      <style:text-properties style:use-window-font-color="true" loext:opacity="0%" style:text-position="0% 100%" fo:font-style="normal" officeooo:rsid="0054ba85" fo:background-color="#ffff00" loext:char-shading-value="0" style:font-name-asian="OpenSymbol1" style:font-style-asian="normal" style:font-name-complex="OpenSymbol1" style:font-style-complex="normal" style:text-scale="100%"/>
    </style:style>
    <style:style style:name="T219" style:family="text">
      <style:text-properties style:use-window-font-color="true" loext:opacity="0%" style:text-position="0% 100%" style:font-name="Bitstream Vera Sans1" fo:font-size="10pt" officeooo:rsid="0058b8e3" fo:background-color="#ffff00" loext:char-shading-value="0" style:text-scale="100%"/>
    </style:style>
    <style:style style:name="T220" style:family="text">
      <style:text-properties style:use-window-font-color="true" loext:opacity="0%" style:text-position="0% 100%" style:font-name="Bitstream Vera Sans1" fo:font-size="10pt" fo:font-style="normal" officeooo:rsid="0058b8e3" fo:background-color="#ffff00" loext:char-shading-value="0" style:font-style-asian="normal" style:font-style-complex="normal" style:text-scale="100%"/>
    </style:style>
    <style:style style:name="T221" style:family="text">
      <style:text-properties style:use-window-font-color="true" loext:opacity="0%" style:text-position="0% 100%" officeooo:rsid="0031c857" fo:background-color="#ffff00" loext:char-shading-value="0" style:font-name-asian="OpenSymbol1" style:font-style-asian="normal" style:font-name-complex="OpenSymbol1" style:font-style-complex="normal" style:text-scale="100%"/>
    </style:style>
    <style:style style:name="T222" style:family="text">
      <style:text-properties style:use-window-font-color="true" loext:opacity="0%" style:text-position="0% 100%" style:font-name="Bitstream Vera Sans2" fo:font-size="10pt" fo:font-style="normal" officeooo:rsid="0054ba85" fo:background-color="#ffff00" loext:char-shading-value="0" style:font-name-asian="OpenSymbol1" style:font-style-asian="normal" style:font-name-complex="OpenSymbol1" style:font-style-complex="normal" style:text-scale="100%"/>
    </style:style>
    <style:style style:name="T223" style:family="text">
      <style:text-properties style:use-window-font-color="true" loext:opacity="0%" fo:font-style="normal" fo:font-weight="bold" officeooo:rsid="0057bea8" fo:background-color="#ffff00" loext:char-shading-value="0" style:font-style-asian="normal" style:font-weight-asian="bold" style:font-style-complex="normal" style:font-weight-complex="bold" style:text-scale="100%"/>
    </style:style>
    <style:style style:name="T224" style:family="text">
      <style:text-properties style:use-window-font-color="true" loext:opacity="0%" style:font-name="Bitstream Vera Sans1" fo:font-size="10pt" fo:font-weight="bold" officeooo:rsid="0057bea8" fo:background-color="#ffff00" loext:char-shading-value="0" style:font-weight-asian="bold" style:font-weight-complex="bold" style:text-scale="100%"/>
    </style:style>
    <style:style style:name="T225" style:family="text">
      <style:text-properties style:use-window-font-color="true" loext:opacity="0%" style:font-name="Bitstream Vera Sans1" fo:font-size="10pt" fo:font-weight="bold" officeooo:rsid="0058b8e3" fo:background-color="#ffff00" loext:char-shading-value="0" style:font-weight-asian="bold" style:font-weight-complex="bold" style:text-scale="100%"/>
    </style:style>
    <style:style style:name="T226" style:family="text">
      <style:text-properties style:use-window-font-color="true" loext:opacity="0%" style:font-name="Bitstream Vera Sans1" fo:font-size="10pt" fo:font-weight="normal" officeooo:rsid="0057bea8" fo:background-color="#ffff00" loext:char-shading-value="0" style:font-weight-asian="normal" style:font-weight-complex="normal" style:text-scale="100%"/>
    </style:style>
    <style:style style:name="T227" style:family="text">
      <style:text-properties style:use-window-font-color="true" loext:opacity="0%" style:font-name="Bitstream Vera Sans1" fo:font-size="10pt" fo:font-weight="normal" officeooo:rsid="0058b8e3" fo:background-color="#ffff00" loext:char-shading-value="0" style:font-weight-asian="normal" style:font-weight-complex="normal" style:text-scale="100%"/>
    </style:style>
    <style:style style:name="T228" style:family="text">
      <style:text-properties style:use-window-font-color="true" loext:opacity="0%" officeooo:rsid="005679a3"/>
    </style:style>
    <style:style style:name="T229" style:family="text">
      <style:text-properties officeooo:rsid="002f6e8e"/>
    </style:style>
    <style:style style:name="T230" style:family="text">
      <style:text-properties officeooo:rsid="0031c857"/>
    </style:style>
    <style:style style:name="T231" style:family="text">
      <style:text-properties officeooo:rsid="00325556"/>
    </style:style>
    <style:style style:name="T232" style:family="text">
      <style:text-properties fo:color="#000000" loext:opacity="100%" style:font-name="Bitstream Vera Sans2" fo:font-size="10pt" fo:font-style="normal" fo:font-weight="normal" officeooo:rsid="003ece13"/>
    </style:style>
    <style:style style:name="T233" style:family="text">
      <style:text-properties fo:color="#000000" loext:opacity="100%" style:font-name="Bitstream Vera Sans2" fo:font-size="10pt" fo:font-style="normal" fo:font-weight="normal" officeooo:rsid="0045ddda"/>
    </style:style>
    <style:style style:name="T234" style:family="text">
      <style:text-properties fo:color="#000000" loext:opacity="100%" style:font-name="Bitstream Vera Sans2" fo:font-size="10pt" fo:letter-spacing="-0.011cm" fo:font-style="normal" fo:font-weight="normal" officeooo:rsid="003ece13"/>
    </style:style>
    <style:style style:name="T235" style:family="text">
      <style:text-properties fo:color="#000000" loext:opacity="100%" style:font-name="Bitstream Vera Sans2" fo:font-size="10pt" fo:letter-spacing="-0.011cm" fo:font-style="normal" fo:font-weight="normal" officeooo:rsid="005604e6"/>
    </style:style>
    <style:style style:name="T236" style:family="text">
      <style:text-properties fo:color="#000000" loext:opacity="100%" style:font-name="Bitstream Vera Sans1" fo:font-size="10pt" fo:font-style="normal" style:text-underline-style="none" fo:font-weight="normal" officeooo:rsid="0043cd71" style:font-size-asian="10pt" style:font-style-asian="normal" style:font-weight-asian="normal" style:font-size-complex="10pt" style:font-style-complex="normal" style:font-weight-complex="normal"/>
    </style:style>
    <style:style style:name="T237" style:family="text">
      <style:text-properties fo:color="#000000" loext:opacity="100%" style:font-name="Bitstream Vera Sans1" fo:font-size="10pt" fo:font-style="normal" fo:font-weight="normal" officeooo:rsid="0031c857" fo:background-color="transparent" loext:char-shading-value="0" style:font-size-asian="12pt" style:font-style-asian="italic" style:font-size-complex="12pt" style:font-style-complex="italic"/>
    </style:style>
    <style:style style:name="T238" style:family="text">
      <style:text-properties fo:color="#000000" loext:opacity="100%" style:font-name="Bitstream Vera Sans1" fo:font-size="10pt" fo:font-style="normal" fo:font-weight="normal" officeooo:rsid="004d401f" fo:background-color="transparent" loext:char-shading-value="0" style:font-size-asian="12pt" style:font-style-asian="italic" style:font-size-complex="12pt" style:font-style-complex="italic"/>
    </style:style>
    <style:style style:name="T239" style:family="text">
      <style:text-properties fo:color="#000000" loext:opacity="100%" style:text-position="0% 100%" style:font-name="Bitstream Vera Sans1" fo:font-size="10pt" style:text-underline-style="none" fo:font-weight="normal" officeooo:rsid="0043cd71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240" style:family="text">
      <style:text-properties fo:color="#000000" loext:opacity="100%" fo:letter-spacing="-0.011cm" fo:font-weight="normal" officeooo:rsid="003ece13"/>
    </style:style>
    <style:style style:name="T241" style:family="text">
      <style:text-properties style:text-position="super 58%" style:font-name="Segoe UI" fo:letter-spacing="-0.004cm" fo:font-style="italic" officeooo:rsid="0039f9f7" style:font-style-asian="italic" style:font-style-complex="italic"/>
    </style:style>
    <style:style style:name="T242" style:family="text">
      <style:text-properties fo:font-weight="normal" officeooo:rsid="003ece13"/>
    </style:style>
    <style:style style:name="T243" style:family="text">
      <style:text-properties fo:font-weight="normal" officeooo:rsid="004691c6"/>
    </style:style>
    <style:style style:name="T244" style:family="text">
      <style:text-properties fo:font-weight="normal" style:font-weight-asian="normal" style:font-weight-complex="normal"/>
    </style:style>
    <style:style style:name="T245" style:family="text">
      <style:text-properties fo:font-weight="normal" officeooo:rsid="0055d35b" style:font-weight-asian="normal" style:font-weight-complex="normal"/>
    </style:style>
    <style:style style:name="T246" style:family="text">
      <style:text-properties fo:font-weight="normal" officeooo:rsid="0054ba85" style:font-weight-asian="normal" style:font-weight-complex="normal"/>
    </style:style>
    <style:style style:name="T247" style:family="text">
      <style:text-properties fo:font-weight="normal" officeooo:rsid="00570e61" style:font-weight-asian="normal" style:font-weight-complex="normal"/>
    </style:style>
    <style:style style:name="T248" style:family="text">
      <style:text-properties fo:font-weight="normal" officeooo:rsid="0057bea8" style:font-weight-asian="normal" style:font-weight-complex="normal"/>
    </style:style>
    <style:style style:name="T249" style:family="text">
      <style:text-properties officeooo:rsid="0043cd71"/>
    </style:style>
    <style:style style:name="T250" style:family="text">
      <style:text-properties style:font-name="Liberation Serif" fo:font-size="10pt" style:font-size-asian="10pt" style:font-size-complex="10pt"/>
    </style:style>
    <style:style style:name="T251" style:family="text">
      <style:text-properties style:font-name="Liberation Serif1" fo:font-size="10pt" style:font-size-asian="10pt" style:font-size-complex="10pt"/>
    </style:style>
    <style:style style:name="T252" style:family="text">
      <style:text-properties style:font-name="DejaVu Sans Mono" fo:font-size="9pt" style:font-size-asian="9pt" style:font-size-complex="9pt"/>
    </style:style>
    <style:style style:name="T253" style:family="text">
      <style:text-properties style:font-name="DejaVu Sans Mono" fo:font-size="9pt" officeooo:rsid="0043cd71" style:font-size-asian="9pt" style:font-size-complex="9pt"/>
    </style:style>
    <style:style style:name="T254" style:family="text">
      <style:text-properties fo:letter-spacing="-0.004cm"/>
    </style:style>
    <style:style style:name="T255" style:family="text">
      <style:text-properties fo:letter-spacing="-0.004cm" fo:font-weight="normal" officeooo:rsid="003d58da"/>
    </style:style>
    <style:style style:name="T256" style:family="text">
      <style:text-properties fo:letter-spacing="-0.004cm" fo:font-weight="normal" officeooo:rsid="0045ddda"/>
    </style:style>
    <style:style style:name="T257" style:family="text">
      <style:text-properties fo:letter-spacing="-0.004cm" fo:font-weight="normal" officeooo:rsid="003ece13"/>
    </style:style>
    <style:style style:name="T258" style:family="text">
      <style:text-properties fo:letter-spacing="-0.004cm" fo:font-style="italic" style:font-style-asian="italic" style:font-style-complex="italic"/>
    </style:style>
    <style:style style:name="T259" style:family="text">
      <style:text-properties fo:letter-spacing="-0.007cm"/>
    </style:style>
    <style:style style:name="T260" style:family="text">
      <style:text-properties style:font-name="Verdana" fo:background-color="#ffff00" loext:char-shading-value="0"/>
    </style:style>
    <style:style style:name="T261" style:family="text">
      <style:text-properties fo:font-style="normal" fo:font-weight="bold" officeooo:rsid="0057bea8" style:font-style-asian="normal" style:font-weight-asian="bold" style:font-style-complex="normal" style:font-weight-complex="bold"/>
    </style:style>
    <style:style style:name="T262" style:family="text">
      <style:text-properties fo:background-color="#ffff00" loext:char-shading-value="0"/>
    </style:style>
    <style:style style:name="T263" style:family="text">
      <style:text-properties officeooo:rsid="0054ba85"/>
    </style:style>
    <style:style style:name="T264" style:family="text">
      <style:text-properties style:font-name="Bitstream Vera Sans" fo:font-size="10pt" officeooo:rsid="0054ba85" fo:background-color="#ffff00" loext:char-shading-value="0"/>
    </style:style>
    <style:style style:name="T265" style:family="text">
      <style:text-properties style:font-name="Bitstream Vera Sans" fo:font-size="10pt" officeooo:rsid="0055d35b" fo:background-color="#ffff00" loext:char-shading-value="0"/>
    </style:style>
    <style:style style:name="T266" style:family="text">
      <style:text-properties officeooo:rsid="0055d35b"/>
    </style:style>
    <style:style style:name="T267" style:family="text">
      <style:text-properties style:font-name="OpenSymbol2" fo:background-color="#ffff00" loext:char-shading-value="0"/>
    </style:style>
    <style:style style:name="T268" style:family="text">
      <style:text-properties style:text-underline-style="solid" style:text-underline-width="auto" style:text-underline-color="font-color"/>
    </style:style>
    <style:style style:name="T269" style:family="text">
      <style:text-properties fo:font-weight="bold" style:font-weight-asian="bold" style:font-weight-complex="bold"/>
    </style:style>
    <style:style style:name="T270" style:family="text">
      <style:text-properties fo:font-weight="bold" officeooo:rsid="0054ba85" style:font-weight-asian="bold" style:font-weight-complex="bold"/>
    </style:style>
    <style:style style:name="T271" style:family="text">
      <style:text-properties fo:font-weight="bold" officeooo:rsid="00570e61" style:font-weight-asian="bold" style:font-weight-complex="bold"/>
    </style:style>
    <style:style style:name="T272" style:family="text">
      <style:text-properties fo:font-weight="bold" officeooo:rsid="0057bea8" style:font-weight-asian="bold" style:font-weight-complex="bold"/>
    </style:style>
    <style:style style:name="T273" style:family="text">
      <style:text-properties fo:font-weight="bold" officeooo:rsid="0055d35b" style:font-weight-asian="bold" style:font-weight-complex="bold"/>
    </style:style>
    <style:style style:name="T274" style:family="text"/>
    <style:style style:name="T275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draw:stroke-dash="Dashed_20__28_var_29__20_6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" style:family="graphic">
      <style:graphic-properties draw:stroke="solid" draw:stroke-dash="Dashed_20__28_var_29__20_7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" style:family="graphic">
      <style:graphic-properties draw:stroke="solid" draw:stroke-dash="Dashed_20__28_var_29__20_8" svg:stroke-width="0.03cm" svg:stroke-color="#000000" draw:marker-start-width="0.346cm" draw:marker-start-center="false" draw:marker-end-width="0.34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" style:family="graphic">
      <style:graphic-properties draw:stroke="solid" draw:stroke-dash="Dashed_20__28_var_29__20_9" svg:stroke-width="0.03cm" svg:stroke-color="#000000" draw:marker-start-width="0.346cm" draw:marker-start-center="false" draw:marker-end-width="0.34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" style:family="graphic">
      <style:graphic-properties draw:stroke="solid" draw:stroke-dash="Dashed_20__28_var_29__20_10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" style:family="graphic">
      <style:graphic-properties draw:stroke="solid" draw:stroke-dash="Dashed_20__28_var_29__20_11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" style:family="graphic">
      <style:graphic-properties draw:stroke="solid" draw:stroke-dash="Dashed_20__28_var_29__20_12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" style:family="graphic">
      <style:graphic-properties style:run-through="foreground"/>
    </style:style>
    <style:style style:name="gr10" style:family="graphic">
      <style:graphic-properties draw:stroke="solid" draw:stroke-dash="Dashed_20__28_var_29__20_13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" style:family="graphic">
      <style:graphic-properties draw:stroke="solid" draw:stroke-dash="Dashed_20__28_var_29__20_14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" style:family="graphic">
      <style:graphic-properties draw:stroke="solid" draw:stroke-dash="Dashed_20__28_var_29__20_15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" style:family="graphic">
      <style:graphic-properties draw:stroke="solid" draw:stroke-dash="Dashed_20__28_var_29__20_16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" style:family="graphic">
      <style:graphic-properties draw:stroke="solid" draw:stroke-dash="Dashed_20__28_var_29__20_17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" style:family="graphic">
      <style:graphic-properties draw:stroke="solid" draw:stroke-dash="Dashed_20__28_var_29__20_18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" style:family="graphic">
      <style:graphic-properties draw:stroke="solid" draw:stroke-dash="Dashed_20__28_var_29__20_19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" style:family="graphic">
      <style:graphic-properties draw:stroke="solid" draw:stroke-dash="Dashed_20__28_var_29__20_20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" style:family="graphic">
      <style:graphic-properties draw:stroke="solid" draw:stroke-dash="Dashed_20__28_var_29__20_21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" style:family="graphic">
      <style:graphic-properties draw:stroke="solid" draw:stroke-dash="Dashed_20__28_var_29__20_22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0" style:family="graphic">
      <style:graphic-properties draw:stroke="solid" draw:stroke-dash="Dashed_20__28_var_29__20_1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1" style:family="graphic">
      <style:graphic-properties draw:stroke="solid" draw:stroke-dash="Dashed_20__28_var_29__20_2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2" style:family="graphic">
      <style:graphic-properties draw:stroke="solid" draw:stroke-dash="Dashed_20__28_var_29__20_3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3" style:family="graphic">
      <style:graphic-properties draw:stroke="solid" draw:stroke-dash="Dashed_20__28_var_29__20_4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4" style:family="graphic">
      <style:graphic-properties draw:stroke="solid" draw:stroke-dash="Dashed_20__28_var_29__20_5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5" style:family="graphic">
      <style:graphic-properties draw:stroke="solid" draw:stroke-dash="Dashed_20__28_var_29__20_8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6" style:family="graphic">
      <style:graphic-properties draw:stroke="solid" draw:stroke-dash="Dashed_20__28_var_29__20_9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7" style:family="graphic">
      <style:graphic-properties draw:stroke="solid" draw:stroke-dash="Dashed_20__28_var_29__20_33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8" style:family="graphic">
      <style:graphic-properties draw:stroke="solid" draw:stroke-dash="Dashed_20__28_var_29__20_34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9" style:family="graphic">
      <style:graphic-properties draw:stroke="solid" draw:stroke-dash="Dashed_20__28_var_29__20_35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0" style:family="graphic">
      <style:graphic-properties draw:stroke="solid" draw:stroke-dash="Dashed_20__28_var_29__20_36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1" style:family="graphic">
      <style:graphic-properties draw:stroke="solid" draw:stroke-dash="Dashed_20__28_var_29__20_37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2" style:family="graphic">
      <style:graphic-properties draw:stroke="solid" draw:stroke-dash="Dashed_20__28_var_29__20_38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3" style:family="graphic">
      <style:graphic-properties draw:stroke="solid" draw:stroke-dash="Dashed_20__28_var_29__20_39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3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7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8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9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2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4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6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7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9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0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382791078" text:style-name="Num_5f_Exo">
        <text:list-item>
          <text:h text:style-name="P133" text:outline-level="1"> <text:span text:style-name="T249">V</text:span><text:span text:style-name="T210">oici un programme de calcul.</text:span></text:h>
          <text:p text:style-name="P151"><text:span text:style-name="T250">•</text:span><text:span text:style-name="T251"> </text:span><text:span text:style-name="T252">Choisis un nombre.<text:line-break/></text:span><text:span text:style-name="T250">•</text:span><text:span text:style-name="T251"> </text:span><text:span text:style-name="T252">Ajoute 3.<text:line-break/></text:span><text:span text:style-name="T250">•</text:span><text:span text:style-name="T251"> </text:span><text:span text:style-name="T253">Multiplie par</text:span><text:span text:style-name="T252"> 5.<text:line-break/></text:span><text:span text:style-name="T250">•</text:span><text:span text:style-name="T251"> </text:span><text:span text:style-name="T253">Retire 9</text:span><text:span text:style-name="T252">.</text:span></text:p>
        </text:list-item>
      </text:list>
      <text:p text:style-name="P131">Applique ce programme à chacun des nombres <text:span text:style-name="T249">en écrivant une seule expression permettant de trouver le résultat puis calcule :</text:span></text:p>
      <text:list xml:id="list3561594638" text:style-name="liste_5f_abc">
        <text:list-item>
          <text:p text:style-name="P138"><text:span text:style-name="T236">2,25 </text:span><text:span text:style-name="T249">: </text:span><text:span text:style-name="_5f_Correction_5f_surligné"><text:span text:style-name="T215"><text:s/>(2,25 + 3) x 5 – 9 = 1</text:span></text:span><text:span text:style-name="_5f_Correction_5f_surligné"><text:span text:style-name="T228">7</text:span></text:span><text:span text:style-name="_5f_Correction_5f_surligné"><text:span text:style-name="T215">,25</text:span></text:span></text:p>
        </text:list-item>
        <text:list-item>
          <text:p text:style-name="P139"><text:span text:style-name="_5f_pointillés_20_gris"><text:span text:style-name="T239">4,7 :</text:span></text:span><text:span text:style-name="_5f_pointillés_20_gris"><text:span text:style-name="T161"> </text:span></text:span><text:span text:style-name="_5f_Correction_5f_surligné"><text:span text:style-name="T216">(4,7 + 3) x 5 – 9 = 29,5 <text:s/></text:span></text:span></text:p>
        </text:list-item>
      </text:list>
      <text:list xml:id="list110620028435225" text:continue-list="list1382791078" text:style-name="Num_5f_Exo">
        <text:list-item>
          <text:h text:style-name="P173" text:outline-level="1"> <text:span text:style-name="T254">Lors d’une émission </text:span><text:span text:style-name="T258">Des chiffres et des lettres</text:span><text:span text:style-name="T241">®</text:span><text:span text:style-name="T254">, on doit obtenir 384 en utilisant chacun des nombres suivants au plus une fois.</text:span></text:h>
        </text:list-item>
      </text:list>
      <table:table table:name="Tableau6" table:style-name="Tableau6">
        <table:table-column table:style-name="Tableau6.A" table:number-columns-repeated="5"/>
        <table:table-column table:style-name="Tableau6.F"/>
        <table:table-header-rows>
          <table:table-row table:style-name="Tableau6.1">
            <table:table-cell table:style-name="Tableau6.A1" office:value-type="string">
              <text:p text:style-name="P128">50</text:p>
            </table:table-cell>
            <table:table-cell table:style-name="Tableau6.A1" office:value-type="string">
              <text:p text:style-name="P128">1</text:p>
            </table:table-cell>
            <table:table-cell table:style-name="Tableau6.A1" office:value-type="string">
              <text:p text:style-name="P128">8</text:p>
            </table:table-cell>
            <table:table-cell table:style-name="Tableau6.A1" office:value-type="string">
              <text:p text:style-name="P128">75</text:p>
            </table:table-cell>
            <table:table-cell table:style-name="Tableau6.A1" office:value-type="string">
              <text:p text:style-name="P128">7</text:p>
            </table:table-cell>
            <table:table-cell table:style-name="Tableau6.F1" office:value-type="string">
              <text:p text:style-name="P128">9</text:p>
            </table:table-cell>
          </table:table-row>
        </table:table-header-rows>
      </table:table>
      <text:p text:style-name="P130">M. Lucien a donné la réponse suivante :</text:p>
      <text:p text:style-name="P127"><draw:g text:anchor-type="as-char" svg:y="-0.469cm" draw:z-index="351" draw:name="Shape5" draw:style-name="gr1"><draw:path draw:style-name="gr2" draw:text-style-name="P177" svg:width="0.175cm" svg:height="0.287cm" svg:x="0.347cm" svg:y="0cm" svg:viewBox="0 0 176 288" svg:d="M174 9c-27 5-56-9-83-9-21 0-70 0-60 26s-14 63 6 81 51-18 76 4c25 17 53 31 61 67 7 31-4 56-18 80s-46 35-78 28c-26-6-48-28-78-19"><text:p/></draw:path><draw:path draw:style-name="gr3" draw:text-style-name="P177" svg:width="0.164cm" svg:height="0.282cm" svg:x="0.631cm" svg:y="0.005cm" svg:viewBox="0 0 165 283" svg:d="M119 0c-29 0-56 0-83 3-35 6-35 51-36 78s0 54 0 82 17 54 30 81 53 54 75 29 55-44 58-79c3-25 0-53-4-78s-2-56-20-82l-13-28-12-6z"><text:p/></draw:path><draw:line draw:style-name="gr4" draw:text-style-name="P178" svg:x1="1.148cm" svg:y1="0.053cm" svg:x2="1.153cm" svg:y2="0.288cm"><text:p/></draw:line><draw:line draw:style-name="gr5" draw:text-style-name="P178" svg:x1="1.042cm" svg:y1="0.174cm" svg:x2="1.269cm" svg:y2="0.173cm"><text:p/></draw:line><draw:path draw:style-name="gr6" draw:text-style-name="P177" svg:width="0.227cm" svg:height="0.005cm" svg:x="1.924cm" svg:y="0.123cm" svg:viewBox="0 0 228 6" svg:d="M0 5c25 0 50 0 78 0s55 3 81-2l28-3h27l14 5"><text:p/></draw:path><draw:path draw:style-name="gr7" draw:text-style-name="P177" svg:width="0.227cm" svg:height="0.01cm" svg:x="1.921cm" svg:y="0.201cm" svg:viewBox="0 0 228 11" svg:d="M0 11c26-8 54-9 81-10s54-2 81 1l28 9 27-4h11"><text:p/></draw:path><draw:path draw:style-name="gr8" draw:text-style-name="P177" svg:width="0.165cm" svg:height="0.288cm" svg:x="2.375cm" svg:y="0cm" svg:viewBox="0 0 166 289" svg:d="M162 0c-27 3-52 9-81 3-15-3-72-3-55 18 10 25-12 60 4 78s55 3 80 13 49 39 55 68-13 60-30 79-50 28-78 30l-25-7-26-9-6-6"><text:p/></draw:path><draw:g draw:style-name="gr9"><draw:path draw:style-name="gr10" draw:text-style-name="P177" svg:width="0.089cm" svg:height="0.279cm" svg:x="1.526cm" svg:y="0.002cm" svg:viewBox="0 0 90 280" svg:d="M0 79c29 4 50-79 76-79s9 56 7 83-10 52-12 81 2 53-1 80l1 27v9"><text:p/></draw:path><draw:path draw:style-name="gr11" draw:text-style-name="P177" svg:width="0.155cm" svg:height="0.007cm" svg:x="1.52cm" svg:y="0.277cm" svg:viewBox="0 0 156 8" svg:d="M156 3c-27 3-52-3-78-3s-53 0-78 8"><text:p/></draw:path></draw:g><draw:path draw:style-name="gr12" draw:text-style-name="P177" svg:width="0.086cm" svg:height="0.278cm" svg:x="2.663cm" svg:y="0.012cm" svg:viewBox="0 0 87 279" svg:d="M0 71c29 2 50-71 73-71s12 55 8 81-8 54-10 82 2 54-1 81l1 27v8"><text:p/></draw:path><draw:path draw:style-name="gr13" draw:text-style-name="P177" svg:width="0.157cm" svg:height="0.007cm" svg:x="2.656cm" svg:y="0.285cm" svg:viewBox="0 0 158 8" svg:d="M158 3c-29 5-54-3-80-3s-53 0-78 8"><text:p/></draw:path><draw:path draw:style-name="gr14" draw:text-style-name="P177" svg:width="0.176cm" svg:height="0.285cm" svg:x="1.25cm" svg:y="0.474cm" svg:viewBox="0 0 177 286" svg:d="M174 8c-27 3-56-8-83-8-23 0-72 0-60 26 6 26-12 61 5 81s52-18 80 3c22 17 50 32 58 67s-4 57-18 79-48 35-78 29-49-29-78-20"><text:p/></draw:path><draw:path draw:style-name="gr15" draw:text-style-name="P177" svg:width="0.175cm" svg:height="0.285cm" svg:x="0.268cm" svg:y="0.955cm" svg:viewBox="0 0 176 286" svg:d="M174 9c-30 4-58-6-83-8s-72 0-60 27c5 25-14 60 5 82s52-22 77 1c22 18 52 31 61 67 6 33-4 57-19 79s-47 35-78 28c-27-6-51-28-77-17"><text:p/></draw:path><draw:path draw:style-name="gr16" draw:text-style-name="P177" svg:width="0.176cm" svg:height="0.287cm" svg:x="1.532cm" svg:y="0.961cm" svg:viewBox="0 0 177 288" svg:d="M174 8c-27 6-56-7-83-8-21 0-70 0-60 25s-14 62 5 83 52-19 77 2 53 32 61 68-4 56-19 78-47 37-77 30-49-28-78-19"><text:p/></draw:path><draw:path draw:style-name="gr17" draw:text-style-name="P177" svg:width="0.176cm" svg:height="0.285cm" svg:x="2.668cm" svg:y="0.474cm" svg:viewBox="0 0 177 286" svg:d="M174 8c-27 3-56-8-86-8-20 0-69 0-57 26 6 26-14 61 5 81s51-18 77 3c22 17 53 32 61 67s-4 57-19 79-47 35-78 29c-27-6-48-29-77-20"><text:p/></draw:path><draw:g draw:style-name="gr9"><draw:path draw:style-name="gr18" draw:text-style-name="P177" svg:width="0.085cm" svg:height="0.278cm" svg:x="1.563cm" svg:y="0.471cm" svg:viewBox="0 0 86 279" svg:d="M0 78c26 1 48-78 72-78s11 55 7 81-8 54-9 82 1 54-2 79l2 28v9"><text:p/></draw:path><draw:path draw:style-name="gr19" draw:text-style-name="P177" svg:width="0.157cm" svg:height="0.008cm" svg:x="1.554cm" svg:y="0.748cm" svg:viewBox="0 0 158 9" svg:d="M158 3c-27 2-54-3-80-3s-53 0-78 9"><text:p/></draw:path></draw:g><draw:path draw:style-name="gr20" draw:text-style-name="P177" svg:width="0.168cm" svg:height="0.27cm" svg:x="0.623cm" svg:y="0.49cm" svg:viewBox="0 0 169 271" svg:d="M160 101c-17 26-41 47-73 47s-64-3-79-28-5-53-2-81 47-34 74-38 61 12 69 38 20 50 20 81-9 51-20 78-30 55-59 65-58 15-79-6l-8-3"><text:p/></draw:path><draw:path draw:style-name="gr21" draw:text-style-name="P177" svg:width="0.168cm" svg:height="0.269cm" svg:x="0.556cm" svg:y="0.963cm" svg:viewBox="0 0 169 270" svg:d="M160 102c-17 21-42 47-73 44s-64-2-79-27-5-54-2-82 47-34 74-37 63 9 69 37 20 50 20 78-12 53-20 80-30 56-59 66-58 14-79-6l-6-3"><text:p/></draw:path><draw:path draw:style-name="gr22" draw:text-style-name="P177" svg:width="0.167cm" svg:height="0.271cm" svg:x="2.96cm" svg:y="0.483cm" svg:viewBox="0 0 168 272" svg:d="M158 105c-17 23-40 47-74 47s-63-3-76-30-8-54-4-79 47-33 75-41 60 12 67 41 22 48 22 78-10 53-22 78-28 56-59 65c-26 7-56 17-78-6l-8-2"><text:p/></draw:path><draw:path draw:style-name="gr23" draw:text-style-name="P177" svg:width="0.196cm" svg:height="0.238cm" svg:x="2.401cm" svg:y="0.497cm" svg:viewBox="0 0 197 239" svg:d="M143 239c0-28-15-53-9-78s5-54 6-80-2-56 7-81c15 0-44 0-48 9-5 33-53 45-68 76-12 26-31 58-31 79 21 15 52-9 78-15s51 12 78 6l27 2 14 4"><text:p/></draw:path><draw:path draw:style-name="gr24" draw:text-style-name="P177" svg:width="0.198cm" svg:height="0.239cm" svg:x="2.921cm" svg:y="0.972cm" svg:viewBox="0 0 199 240" svg:d="M143 240c0-27-14-54-8-79s5-53 6-82-2-53 6-79c17 0-44 0-48 9-5 36-52 45-67 76-11 26-32 58-32 81 22 13 54-11 78-15s51 10 78 4l27 3 16 3"><text:p/></draw:path><draw:path draw:style-name="gr2" draw:text-style-name="P177" svg:width="0.196cm" svg:height="0.239cm" svg:x="0cm" svg:y="0.978cm" svg:viewBox="0 0 197 240" svg:d="M143 240c0-29-16-54-8-79s4-53 5-80-5-55 4-81c18 0-41 0-45 9-6 33-54 45-68 76s-31 61-31 81c22 13 52-11 78-17s50 12 78 6l25 3 16 3"><text:p/></draw:path><draw:path draw:style-name="gr3" draw:text-style-name="P177" svg:width="0.145cm" svg:height="0.281cm" svg:x="1.292cm" svg:y="0.968cm" svg:viewBox="0 0 146 282" svg:d="M0 0c26 1 54 3 81 6 22 2 75-6 63 28-9 28-19 55-28 82s-14 54-25 78c-12 29-20 56-34 82l-3 6"><text:p/></draw:path><draw:path draw:style-name="gr25" draw:text-style-name="P177" svg:width="0.139cm" svg:height="0.007cm" svg:x="1.327cm" svg:y="1.095cm" svg:viewBox="0 0 140 8" svg:d="M0 6c29-1 56-6 85-6l25 1 28 7 2-2"><text:p/></draw:path><draw:path draw:style-name="gr26" draw:text-style-name="P177" svg:width="0.181cm" svg:height="0.28cm" svg:x="2.41cm" svg:y="0.961cm" svg:viewBox="0 0 182 281" svg:d="M17 21c25-12 54-21 82-21s57 16 61 48 6 64-25 80c-10 4-95 20-25 7 42-7 42 34 61 53s12 66-15 79-52 15-78 13l-26-4-30-6-22-12"><text:p/></draw:path><draw:path draw:style-name="gr6" draw:text-style-name="P177" svg:width="0.155cm" svg:height="0.285cm" svg:x="2.701cm" svg:y="0.955cm" svg:viewBox="0 0 156 286" svg:d="M100 3c-24 2-54-3-77 6s-23 51-20 80c8 34 42 37 67 43 29 6 61 17 74 46s21 64-9 82c-23 15-50 29-79 25s-41-43-56-68c0-35 15-56 36-70s55-14 77-36 34-51 22-80l-25-22-11-9z"><text:p/></draw:path><draw:path draw:style-name="gr27" draw:text-style-name="P177" svg:width="0.266cm" svg:height="0.019cm" svg:x="0.917cm" svg:y="1.118cm" svg:viewBox="0 0 267 20" svg:d="M0 8c70-8 143 37 209-8h58"><text:p/></draw:path><draw:path draw:style-name="gr28" draw:text-style-name="P177" svg:width="0.194cm" svg:height="0.177cm" svg:x="0.943cm" svg:y="0.544cm" svg:viewBox="0 0 195 178" svg:d="M195 0c-66 52-88 147-176 172l-19 6"><text:p/></draw:path><draw:path draw:style-name="gr29" draw:text-style-name="P177" svg:width="0.2cm" svg:height="0.162cm" svg:x="0.937cm" svg:y="0.568cm" svg:viewBox="0 0 201 163" svg:d="M0 0c91 10 96 120 181 143l20 20"><text:p/></draw:path><draw:path draw:style-name="gr30" draw:text-style-name="P177" svg:width="0.227cm" svg:height="0.005cm" svg:x="1.937cm" svg:y="0.61cm" svg:viewBox="0 0 228 6" svg:d="M0 5c25 0 52 0 78 0s53 3 81-2l28-3h25l16 5"><text:p/></draw:path><draw:path draw:style-name="gr31" draw:text-style-name="P177" svg:width="0.227cm" svg:height="0.011cm" svg:x="1.933cm" svg:y="0.687cm" svg:viewBox="0 0 228 12" svg:d="M0 12c26-9 54-10 81-11s53-2 81 2l28 9 25-5h13"><text:p/></draw:path><draw:path draw:style-name="gr32" draw:text-style-name="P177" svg:width="0.227cm" svg:height="0.005cm" svg:x="1.95cm" svg:y="1.066cm" svg:viewBox="0 0 228 6" svg:d="M0 6c25-1 52 0 78 0s53 2 81-3l28-3h25l16 6"><text:p/></draw:path><draw:path draw:style-name="gr33" draw:text-style-name="P177" svg:width="0.227cm" svg:height="0.008cm" svg:x="1.947cm" svg:y="1.144cm" svg:viewBox="0 0 228 9" svg:d="M0 9c26-8 54-9 81-9s53 0 81 1l28 8 25-4h13"><text:p/></draw:path></draw:g></text:p>
      <text:list xml:id="list110619584707759" text:continue-list="list3561594638" text:style-name="liste_5f_abc">
        <text:list-item text:start-value="1">
          <text:p text:style-name="P157">Écris sa réponse sous la forme d’une seule expression (utilise des parenthèses si nécessaire).</text:p>
        </text:list-item>
      </text:list>
      <text:list xml:id="list577222432" text:style-name="L1">
        <text:list-header>
          <text:p text:style-name="P150"><text:span text:style-name="_5f_Correction_5f_surligné"><text:span text:style-name="T155">(50 + 1) x 9 – 75</text:span></text:span></text:p>
        </text:list-header>
      </text:list>
      <text:list xml:id="list110619801098940" text:continue-list="list110619584707759" text:style-name="liste_5f_abc">
        <text:list-item>
          <text:p text:style-name="P157">Trouve deux autres réponses et écris-les sous la forme d’une seule expression.</text:p>
        </text:list-item>
      </text:list>
      <text:list xml:id="list821676700" text:style-name="_5f_Numérotation_20_des_20_exercices_20_livrets">
        <text:list-header>
          <text:p text:style-name="P148"><text:span text:style-name="_5f_Correction_5f_surligné"><text:span text:style-name="T155"/></text:span></text:p>
          <text:p text:style-name="P148"><text:span text:style-name="_5f_Correction_5f_surligné"><text:span text:style-name="T155">(50 – 8) x 9 + 7 – 1</text:span></text:span></text:p>
          <text:p text:style-name="P148"><text:span text:style-name="_5f_Correction_5f_surligné"><text:span text:style-name="T155"/></text:span></text:p>
        </text:list-header>
      </text:list>
      <text:list xml:id="list110620138040749" text:continue-list="list577222432" text:style-name="L1">
        <text:list-header>
          <text:p text:style-name="P149"><text:span text:style-name="_5f_Correction_5f_surligné"><text:span text:style-name="T155">(9 + 7) x (75 – 50 – 1)</text:span></text:span></text:p>
        </text:list-header>
      </text:list>
      <text:list xml:id="list110618828961756" text:continue-list="list110620028435225" text:style-name="Num_5f_Exo">
        <text:list-item>
          <text:h text:style-name="P173" text:outline-level="1"> Voici quatre nombres :</text:h>
        </text:list-item>
      </text:list>
      <table:table table:name="Tableau5" table:style-name="Tableau5">
        <table:table-column table:style-name="Tableau5.A" table:number-columns-repeated="3"/>
        <table:table-column table:style-name="Tableau5.D"/>
        <table:table-header-rows>
          <table:table-row table:style-name="TableLine2355589257856">
            <table:table-cell table:style-name="Tableau5.A1" office:value-type="string">
              <text:p text:style-name="P125">12,5</text:p>
            </table:table-cell>
            <table:table-cell table:style-name="Tableau5.A1" office:value-type="string">
              <text:p text:style-name="P125">8</text:p>
            </table:table-cell>
            <table:table-cell table:style-name="Tableau5.A1" office:value-type="string">
              <text:p text:style-name="P125">6,5</text:p>
            </table:table-cell>
            <table:table-cell table:style-name="Tableau5.A1" office:value-type="string">
              <text:p text:style-name="P125">2</text:p>
            </table:table-cell>
          </table:table-row>
        </table:table-header-rows>
      </table:table>
      <text:p text:style-name="P129">Pour chaque question, tu ne peux utiliser <text:span text:style-name="T268">qu’une fois exactemen</text:span>t les quatre nombres, l’addition, la soustraction et la multiplication. Toutefois, tu peux placer des parenthèses. <text:span text:style-name="T229">Le résultat doit être positif.</text:span></text:p>
      <text:list xml:id="list110619251063068" text:continue-list="list821676700" text:style-name="_5f_Numérotation_20_des_20_exercices_20_livrets">
        <text:list-item>
          <text:list>
            <text:list-header>
              <text:p text:style-name="P160">Écris l’expression qui donne :</text:p>
            </text:list-header>
          </text:list>
        </text:list-item>
      </text:list>
      <text:list xml:id="list110619927390026" text:continue-list="list110619801098940" text:style-name="liste_5f_abc">
        <text:list-item text:start-value="1">
          <text:p text:style-name="P161">le plus grand résultat possible.</text:p>
        </text:list-item>
      </text:list>
      <text:list xml:id="list110618648904355" text:continue-list="list110620138040749" text:style-name="L1">
        <text:list-header>
          <text:p text:style-name="P162"><text:span text:style-name="_5f_Correction_5f_surligné"><text:span text:style-name="T155">12,5 </text:span></text:span><text:span text:style-name="_5f_Correction_5f_symboles"><text:span text:style-name="T162">× </text:span></text:span><text:span text:style-name="_5f_Correction_5f_surligné"><text:span text:style-name="T155">(8 </text:span></text:span><text:span text:style-name="_5f_Correction_5f_symboles"><text:span text:style-name="T164"> </text:span></text:span><text:span text:style-name="_5f_Correction_5f_surligné"><text:span text:style-name="T155">6,5) </text:span></text:span><text:span text:style-name="_5f_Correction_5f_symboles"><text:span text:style-name="T153">–</text:span></text:span><text:span text:style-name="_5f_Correction_5f_surligné"><text:span text:style-name="T155"> 2 </text:span></text:span><text:span text:style-name="_5f_Correction_5f_surligné"><text:span text:style-name="T160">= 36,75</text:span></text:span></text:p>
        </text:list-header>
      </text:list>
      <text:list xml:id="list110619667581796" text:continue-list="list110619927390026" text:style-name="liste_5f_abc">
        <text:list-item>
          <text:p text:style-name="P163"><text:span text:style-name="_5f_BVS">le plus petit résultat possible.</text:span></text:p>
        </text:list-item>
      </text:list>
      <text:list xml:id="list110619766961692" text:continue-list="list110618648904355" text:style-name="L1">
        <text:list-header>
          <text:p text:style-name="P164"><text:span text:style-name="_5f_Correction_5f_surligné"><text:span text:style-name="T165">12,5</text:span></text:span><text:span text:style-name="_5f_Correction_5f_surligné"><text:span text:style-name="T169"> </text:span></text:span><text:span text:style-name="_5f_Correction_5f_symboles"><text:span text:style-name="T164"></text:span></text:span><text:span text:style-name="_5f_Correction_5f_surligné"><text:span text:style-name="T169"> </text:span></text:span><text:span text:style-name="_5f_Correction_5f_surligné"><text:span text:style-name="T165">6,5 </text:span></text:span><text:span text:style-name="_5f_Correction_5f_symboles"><text:span text:style-name="T170">–</text:span></text:span><text:span text:style-name="_5f_Correction_5f_surligné"><text:span text:style-name="T165"> 2</text:span></text:span><text:span text:style-name="_5f_Correction_5f_surligné"><text:span text:style-name="T173"> </text:span></text:span><text:span text:style-name="_5f_Correction_5f_surligné"><text:span text:style-name="T163">×</text:span></text:span><text:span text:style-name="_5f_Correction_5f_surligné"><text:span text:style-name="T173"> </text:span></text:span><text:span text:style-name="_5f_Correction_5f_surligné"><text:span text:style-name="T165">8 </text:span></text:span><text:span text:style-name="_5f_Correction_5f_surligné"><text:span text:style-name="T166">= 3</text:span></text:span></text:p>
        </text:list-header>
      </text:list>
      <text:h text:style-name="P134" text:outline-level="1"><text:span text:style-name="T213"/></text:h>
      <text:h text:style-name="P135" text:outline-level="1"><text:span text:style-name="T213">Pour cha</text:span><text:span text:style-name="T211">c</text:span><text:span text:style-name="T212">un des</text:span><text:span text:style-name="T213"> problème</text:span><text:span text:style-name="T214">s suivants</text:span><text:span text:style-name="T213">, <text:line-break/>écris une seule expression permettant <text:line-break/>de répondre à la question et calcule.</text:span></text:h>
      <text:list xml:id="list110619402641442" text:continue-list="list110618828961756" text:style-name="Num_5f_Exo">
        <text:list-item>
          <text:h text:style-name="P136" text:outline-level="1"><text:span text:style-name="T208"> </text:span><text:span text:style-name="_5f_BVS"><text:span text:style-name="T255">Un agriculteur décide d’installer 2 éoliennes dans son champ. Il obtient une aide de la commune de 9 000 €. </text:span></text:span><text:span text:style-name="_5f_BVS"><text:span text:style-name="T256">Le prix de chaque éolienne s’élève à </text:span></text:span><text:span text:style-name="_5f_BVS"><text:span text:style-name="T257">13 560 € </text:span></text:span><text:span text:style-name="_5f_BVS"><text:span text:style-name="T256">auquel on rajoute</text:span></text:span><text:span text:style-name="_5f_BVS"><text:span text:style-name="T257"> 3 790 € d’installation.</text:span></text:span></text:h>
        </text:list-item>
      </text:list>
      <text:p text:style-name="P159"><text:span text:style-name="T231">Calcule</text:span> la <text:span text:style-name="T232">somme finale que devra payer cet agriculteur</text:span>.</text:p>
      <text:p text:style-name="P159"/>
      <text:p text:style-name="P132"><text:span text:style-name="_5f_Correction_5f_surligné">Prix d’une éolienne plus l’installation :</text:span></text:p>
      <text:p text:style-name="P132"><text:span text:style-name="_5f_Correction_5f_surligné"><text:s/>13 560 + 3 790 <text:s/></text:span><text:span text:style-name="_5f_Correction_5f_surligné"><text:span text:style-name="T263">(€)</text:span></text:span></text:p>
      <text:p text:style-name="P132"><text:span text:style-name="_5f_Correction_5f_surligné"/></text:p>
      <text:p text:style-name="P132"><text:span text:style-name="_5f_Correction_5f_surligné">Prix </text:span><text:span text:style-name="_5f_Correction_5f_surligné"><text:span text:style-name="T263">à payer </text:span></text:span><text:span text:style-name="_5f_Correction_5f_surligné"><text:span text:style-name="T264">avec</text:span></text:span><text:span text:style-name="_5f_Correction_5f_surligné"> l’aide de la commune :</text:span></text:p>
      <text:p text:style-name="P132"><text:span text:style-name="_5f_Correction_5f_surligné"><text:span text:style-name="T269">(13 560 + 3 790) x 2 – 9 000</text:span></text:span><text:span text:style-name="_5f_Correction_5f_surligné"><text:span text:style-name="T244"> </text:span></text:span><text:span text:style-name="_5f_Correction_5f_surligné"><text:span text:style-name="T247">= 25 700</text:span></text:span><text:span text:style-name="_5f_Correction_5f_surligné"><text:span text:style-name="T244"> <text:s/></text:span></text:span><text:span text:style-name="_5f_Correction_5f_surligné"><text:span text:style-name="T246">(€)</text:span></text:span></text:p>
      <text:p text:style-name="P126"><text:span text:style-name="_5f_Correction_5f_surligné"><text:span text:style-name="T156"/></text:span></text:p>
      <text:p text:style-name="P126"><text:span text:style-name="_5f_Correction_5f_surligné"><text:span text:style-name="T156">La somme finale à payer est 25 700 €.</text:span></text:span></text:p>
      <text:list xml:id="list110619860175434" text:continue-numbering="true" text:style-name="Num_5f_Exo">
        <text:list-item>
          <text:h text:style-name="P137" text:outline-level="1"><text:span text:style-name="T230"> Ahmed achète </text:span><text:span text:style-name="T209">sur internet</text:span><text:span text:style-name="T230"> des mini-ballons. Il en commande 13 au prix unitaire de 7,60 €. Les frais </text:span><text:span text:style-name="T209">de port</text:span><text:span text:style-name="T230"> sont de 3,15 €. Quel est le coût total de la commande ?</text:span></text:h>
        </text:list-item>
      </text:list>
      <text:h text:style-name="P172" text:outline-level="1"><text:span text:style-name="_5f_Correction_5f_surligné"><text:span text:style-name="T261">13 </text:span></text:span><text:span text:style-name="_5f_Correction_5f_surligné"><text:span text:style-name="T272">× 7,60 + 3,15</text:span></text:span><text:span text:style-name="_5f_Correction_5f_surligné"><text:span text:style-name="T248"> = 101,95</text:span></text:span></text:h>
      <text:h text:style-name="P174" text:outline-level="1"><text:span text:style-name="_5f_Correction_5f_surligné"><text:span text:style-name="T167">L</text:span></text:span><text:span text:style-name="_5f_Correction_5f_surligné"><text:span text:style-name="T168">e coût total de la commande </text:span></text:span><text:span text:style-name="_5f_Correction_5f_surligné"><text:span text:style-name="T167">est de </text:span></text:span><text:span text:style-name="_5f_Correction_5f_surligné"><text:span text:style-name="T172">101,95</text:span></text:span><text:span text:style-name="_5f_Correction_5f_surligné"><text:span text:style-name="T171"> €.</text:span></text:span></text:h>
      <text:list xml:id="list110618957679517" text:continue-numbering="true" text:style-name="Num_5f_Exo">
        <text:list-item>
          <text:h text:style-name="P175" text:outline-level="1"> <text:span text:style-name="T259">Aurélie achète 5 pots de confitures à 1,80 € pièce et 12 baguettes de pain à 0,70 € pièce. Quel est le prix total qu’elle doit payer ?</text:span></text:h>
        </text:list-item>
      </text:list>
      <text:list xml:id="list110620344761873" text:continue-list="list110619251063068" text:style-name="_5f_Numérotation_20_des_20_exercices_20_livrets">
        <text:list-item>
          <text:list>
            <text:list-header>
              <text:p text:style-name="P165"><text:span text:style-name="_5f_pointillés_20_gris"><text:span text:style-name="T223">5 </text:span></text:span><text:span text:style-name="_5f_Correction_5f_symboles"><text:span text:style-name="T224">×</text:span></text:span><text:span text:style-name="_5f_pointillés_20_gris"><text:span text:style-name="T223"> 1,80 + 12 </text:span></text:span><text:span text:style-name="_5f_Correction_5f_symboles"><text:span text:style-name="T224">× 0,70</text:span></text:span><text:span text:style-name="_5f_Correction_5f_symboles"><text:span text:style-name="T226"> = </text:span></text:span><text:span text:style-name="_5f_Correction_5f_symboles"><text:span text:style-name="T227">17,40</text:span></text:span></text:p>
              <text:p text:style-name="P166"><text:span text:style-name="_5f_pointillés_20_gris"><text:span text:style-name="T222">L</text:span></text:span><text:span text:style-name="_5f_pointillés_20_gris"><text:span text:style-name="T217">e prix total qu'</text:span></text:span><text:span text:style-name="_5f_pointillés_20_gris"><text:span text:style-name="T222">Aurélie</text:span></text:span><text:span text:style-name="_5f_pointillés_20_gris"><text:span text:style-name="T217"> doit payer </text:span></text:span><text:span text:style-name="_5f_pointillés_20_gris"><text:span text:style-name="T218">est de </text:span></text:span><text:span text:style-name="_5f_Correction_5f_symboles"><text:span text:style-name="T219">17,40</text:span></text:span><text:span text:style-name="_5f_Correction_5f_symboles"><text:span text:style-name="T220"> €</text:span></text:span><text:span text:style-name="_5f_pointillés_20_gris"><text:span text:style-name="T221">.</text:span></text:span></text:p>
            </text:list-header>
          </text:list>
        </text:list-item>
      </text:list>
      <text:list xml:id="list110619833741223" text:continue-list="list110618957679517" text:style-name="Num_5f_Exo">
        <text:list-item>
          <text:h text:style-name="P175" text:outline-level="1"> <text:span text:style-name="_5f_BVS"><text:span text:style-name="T242">Pour un travail d’été, Laurent est payé </text:span></text:span><text:span text:style-name="_5f_BVS"><text:span text:style-name="T243">10,15</text:span></text:span><text:span text:style-name="_5f_BVS"><text:span text:style-name="T242"> € de l’heure</text:span></text:span><text:span text:style-name="_5f_BVS"><text:span text:style-name="T230"> </text:span></text:span><text:span text:style-name="_5f_BVS"><text:span text:style-name="T237">a</text:span></text:span><text:span text:style-name="_5f_BVS"><text:span text:style-name="T238">vec</text:span></text:span><text:span text:style-name="_5f_BVS"><text:span text:style-name="T230"> une retenue de 2</text:span></text:span><text:span text:style-name="_5f_BVS"><text:span text:style-name="T242">,12</text:span></text:span><text:span text:style-name="_5f_BVS"><text:span text:style-name="T230"> € au titre des cotisations à des assurances. Il travaille 33 heures par semaine. On considère qu’un mois représente 4,33 semaines. Quel est son salaire mensuel ?</text:span></text:span></text:h>
        </text:list-item>
      </text:list>
      <text:list xml:id="list110618554377999" text:continue-list="list110620344761873" text:style-name="_5f_Numérotation_20_des_20_exercices_20_livrets">
        <text:list-header>
          <text:p text:style-name="P147"><text:span text:style-name="_5f_Correction_5f_surligné">Prix horaire moins retenue : 10,15 – 2,12 <text:s/></text:span><text:span text:style-name="_5f_Correction_5f_surligné"><text:span text:style-name="T263">(€)</text:span></text:span></text:p>
          <text:p text:style-name="P140"><text:span text:style-name="_5f_Correction_5f_surligné">Salaire mensuel :</text:span></text:p>
          <text:p text:style-name="P140"><text:span text:style-name="_5f_Correction_5f_surligné"><text:span text:style-name="T269">(10,15 – 2,12) x 33 x 4,33</text:span></text:span><text:span text:style-name="_5f_Correction_5f_surligné"><text:span text:style-name="T244"> </text:span></text:span><text:span text:style-name="_5f_Correction_5f_surligné"><text:span text:style-name="T245">= 1 147,4067</text:span></text:span><text:span text:style-name="_5f_Correction_5f_surligné"><text:span text:style-name="T244"> <text:s/></text:span></text:span><text:span text:style-name="_5f_Correction_5f_surligné"><text:span text:style-name="T246">(€)</text:span></text:span></text:p>
          <text:list text:continue-numbering="true">
            <text:list-header>
              <text:p text:style-name="P144"><text:span text:style-name="_5f_Correction_5f_surligné"><text:span text:style-name="T156">Le salaire mensuel est de 1 147, 4</text:span></text:span><text:span text:style-name="_5f_Correction_5f_surligné"><text:span text:style-name="T174">1</text:span></text:span><text:span text:style-name="_5f_Correction_5f_surligné"><text:span text:style-name="T156"> </text:span></text:span><text:span text:style-name="_5f_Correction_5f_surligné"><text:span text:style-name="T157">€ </text:span></text:span><text:span text:style-name="_5f_Correction_5f_surligné"><text:span text:style-name="T158">arrondi au ct.</text:span></text:span></text:p>
              <text:p text:style-name="P144"><text:span text:style-name="_5f_Correction_5f_surligné"><text:span text:style-name="T158"/></text:span></text:p>
            </text:list-header>
          </text:list>
        </text:list-header>
      </text:list>
      <text:list xml:id="list110619432058938" text:continue-list="list110619833741223" text:style-name="Num_5f_Exo">
        <text:list-item>
          <text:h text:style-name="P176" text:outline-level="1"><text:span text:style-name="T230"> </text:span><text:span text:style-name="T232">Une famille de 4 personnes produit en moyenne 1,42 t de déchets par an. </text:span><text:span text:style-name="T233">L</text:span><text:span text:style-name="T232">a population française est estimée à environ 67,1  millions de personnes.</text:span></text:h>
        </text:list-item>
      </text:list>
      <text:p text:style-name="P124"><text:span text:style-name="T234">Calcule, en kg, la masse de déchets produite en France en une année. On rappelle que 1 t </text:span><text:span text:style-name="_5f_opensymbol"><text:span text:style-name="T240">=</text:span></text:span><text:span text:style-name="T234"> 1 000 kg.</text:span></text:p>
      <text:list xml:id="list110620322190938" text:continue-list="list110618554377999" text:style-name="_5f_Numérotation_20_des_20_exercices_20_livrets">
        <text:list-header>
          <text:p text:style-name="P141"><text:span text:style-name="_5f_Correction_5f_surligné"/></text:p>
          <text:p text:style-name="P141"><text:span text:style-name="_5f_Correction_5f_surligné">Une personne </text:span><text:span text:style-name="_5f_Correction_5f_surligné"><text:span text:style-name="T265">produit</text:span></text:span><text:span text:style-name="_5f_Correction_5f_surligné"> : </text:span></text:p>
          <text:p text:style-name="P141"><text:span text:style-name="_5f_Correction_5f_surligné">1,42 </text:span><text:span text:style-name="_5f_Correction_5f_surligné"><text:span text:style-name="T267">÷</text:span></text:span><text:span text:style-name="T262"> </text:span><text:span text:style-name="_5f_Correction_5f_surligné"><text:span text:style-name="T262">4</text:span></text:span><text:span text:style-name="_5f_Correction_5f_surligné"> tonnes de déchets par an. <text:s text:c="2"/></text:span></text:p>
          <text:p text:style-name="P158"><text:span text:style-name="_5f_Correction_5f_surligné"><text:span text:style-name="T235"/></text:span></text:p>
          <text:p text:style-name="P158"><text:span text:style-name="_5f_Correction_5f_surligné"><text:span text:style-name="T235">M</text:span></text:span><text:span text:style-name="_5f_Correction_5f_surligné"><text:span text:style-name="T234">asse de déchets produite en France en une année :</text:span></text:span></text:p>
          <text:p text:style-name="P142"><text:span text:style-name="_5f_Correction_5f_surligné">1,42 </text:span><text:span text:style-name="_5f_Correction_5f_surligné"><text:span text:style-name="T267">÷</text:span></text:span><text:span text:style-name="_5f_Correction_5f_surligné"><text:span text:style-name="T260"> </text:span></text:span><text:span text:style-name="_5f_Correction_5f_surligné"><text:span text:style-name="T262">4 </text:span></text:span><text:span text:style-name="_5f_Correction_5f_surligné">x 67 100 000 (</text:span><text:span text:style-name="_5f_Correction_5f_surligné"><text:span text:style-name="T266">t)</text:span></text:span></text:p>
          <text:list text:continue-numbering="true">
            <text:list-header>
              <text:p text:style-name="P145"><text:span text:style-name="_5f_Correction_5f_surligné"><text:span text:style-name="T156"/></text:span></text:p>
              <text:p text:style-name="P145"><text:span text:style-name="_5f_Correction_5f_surligné"><text:span text:style-name="T175">D</text:span></text:span><text:span text:style-name="_5f_Correction_5f_surligné"><text:span text:style-name="T156">onc </text:span></text:span><text:span text:style-name="_5f_Correction_5f_surligné"><text:span text:style-name="T177">1,42 </text:span></text:span><text:span text:style-name="_5f_Correction_5f_surligné"><text:span text:style-name="T176">÷ </text:span></text:span><text:span text:style-name="_5f_Correction_5f_surligné"><text:span text:style-name="T177">4 x 67 100 000 x 1000 <text:s/></text:span></text:span><text:span text:style-name="_5f_Correction_5f_surligné"><text:span text:style-name="T178">(kg)</text:span></text:span><text:span text:style-name="_5f_Correction_5f_surligné"><text:span text:style-name="T158"> </text:span></text:span><text:span text:style-name="_5f_Correction_5f_surligné"><text:span text:style-name="T156">soit 23 820 500 000 kg de déchets par an.</text:span></text:span></text:p>
            </text:list-header>
          </text:list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4" svg:font-family="OpenSymbol" style:font-charset="x-symbol"/>
    <style:font-face style:name="OpenSymbol3" svg:font-family="OpenSymbol" style:font-adornments="Regular" style:font-charset="x-symbol"/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Symbol" svg:font-family="Symbol" style:font-family-generic="roman" style:font-pitch="variable" style:font-charset="x-symbol"/>
    <style:font-face style:name="Segoe UI" svg:font-family="'Segoe UI'" style:font-adornments="Roman"/>
    <style:font-face style:name="Tahoma2" svg:font-family="Tahoma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1" svg:font-family="'Lucida Sans'" style:font-pitch="variable"/>
    <style:font-face style:name="OpenSymbol2" svg:font-family="OpenSymbol" style:font-pitch="variable"/>
    <style:font-face style:name="SimSun" svg:font-family="SimSun" style:font-pitch="variable"/>
    <style:font-face style:name="Tahoma" svg:font-family="Tahoma" style:font-pitch="variable"/>
    <style:font-face style:name="Bitstream Vera Sans3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5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Liberation Serif1" svg:font-family="'Liberation Serif'" style:font-adornments="Roman" style:font-family-generic="swiss" style:font-pitch="variable"/>
    <style:font-face style:name="Times New Roman3" svg:font-family="'Times New Roman'" style:font-family-generic="swiss" style:font-pitch="variable"/>
    <style:font-face style:name="Verdana" svg:font-family="Verdana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2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loext:opacity="100%" style:font-name="Bitstream Vera Sans1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_5f_paragraphre_20_fiche_20__20_livret" style:display-name="_paragraphre fiche  livret" style:family="paragraph" style:parent-style-name="_5f_Titre_20_d_27_exercices_20_livret" style:master-page-name="">
      <loext:graphic-properties draw:fill="none" draw:fill-color="#729fcf"/>
      <style:paragraph-properties fo:margin-top="0.199cm" fo:margin-bottom="0.199cm" style:contextual-spacing="false" style:page-number="auto" fo:background-color="transparent">
        <style:tab-stops/>
      </style:paragraph-properties>
      <style:text-properties fo:font-style="normal"/>
    </style:style>
    <style:style style:name="_5f_paragrpahe_20_réponse_20_élève_20_livret" style:display-name="_paragrpahe réponse élève livret" style:family="paragraph" style:parent-style-name="_5f_paragraphre_20_fiche_20__20_livret" style:master-page-name="">
      <style:paragraph-properties fo:margin-top="0cm" fo:margin-bottom="0cm" style:contextual-spacing="false" style:line-height-at-least="0.6cm" style:page-number="auto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4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5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5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 style:font-size-asian="10.5pt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3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3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ffffff" loext:opacity="100%" style:font-name="Bitstream Vera Sans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ffffff" loext:opacity="100%" style:font-name="Bitstream Vera Sans1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3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 loext:hyphenation-no-caps="false"/>
    </style:style>
    <style:style style:name="_5f_Numéros_20_exercices_20_livret" style:display-name="_Numéros exercices livret" style:family="text">
      <style:text-properties fo:color="#ffffff" loext:opacity="100%" style:font-name="Bitstream Vera Sans5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2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2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1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1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2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" fo:font-family="OpenSymbol" style:font-style-name="Oblique" style:font-pitch="variable" style:font-charset="x-symbol" fo:font-size="10pt" fo:font-style="normal" style:font-name-asian="OpenSymbol" style:font-family-asian="OpenSymbol" style:font-style-name-asian="Oblique" style:font-pitch-asian="variable" style:font-charset-asian="x-symbol" style:font-name-complex="OpenSymbol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2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2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_5f_Niveau_5f_jaune" style:display-name="_Niveau_jaune" style:family="text">
      <style:text-properties fo:color="#000000" loext:opacity="100%" style:font-name="Bitstream Vera Sans3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_5f_opensymbol" style:display-name="_opensymbol" style:family="text">
      <style:text-properties style:font-name="OpenSymbol1" fo:font-family="OpenSymbol" style:font-pitch="variable" style:font-charset="x-symbol" fo:font-size="10pt" fo:font-style="normal"/>
    </style:style>
    <style:style style:name="Zeichenformat" style:family="text"/>
    <style:style style:name="Puce_5f_enonce1" style:display-name="Puce_enonce1" style:family="text">
      <style:text-properties fo:color="#e8c32a" loext:opacity="100%" style:font-name="Bitstream Vera Sans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olice_20_par_20_défaut" style:display-name="Police par défaut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once_5f_Niv2" style:display-name="Enonce_Niv2" style:family="text" style:parent-style-name="Enonce_5f_Niv1">
      <style:text-properties fo:color="#ffffff" loext:opacity="100%" style:font-name="Bitstream Vera Sans5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loext:opacity="100%" style:font-name="Bitstream Vera Sans5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Bold_5f_niv1" style:display-name="Bold_niv1" style:family="text">
      <style:text-properties fo:color="#e8c32a" loext:opacity="100%" style:font-name="Bitstream Vera Sans" fo:font-family="'Bitstream Vera Sans'" style:font-style-name="Roman" style:font-family-generic="swiss" style:font-pitch="variable" fo:font-size="10pt" fo:font-weight="bold" style:font-size-asian="10.5pt"/>
    </style:style>
    <style:style style:name="Bold" style:family="text">
      <style:text-properties style:font-name="Bitstream Vera Sans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Numéros_20_de_20_s_27_entraîner" style:display-name="-Numéros de s'entraîner" style:family="text">
      <style:text-properties fo:color="#ffffff" loext:opacity="100%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Bold_5f_niv2" style:display-name="Bold_niv2" style:family="text">
      <style:text-properties fo:color="#d3802b" loext:opacity="100%" style:font-name="Bitstream Vera Sans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Bold_5f_niv3" style:display-name="Bold_niv3" style:family="text" style:parent-style-name="Bold_5f_niv2">
      <style:text-properties fo:color="#c74028" loext:opacity="100%" style:font-name="Bitstream Vera Sans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niv1" style:family="text">
      <style:text-properties fo:color="#ffffff" loext:opacity="100%" style:font-name="Bitstream Vera Sans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Consigne" style:family="text">
      <style:text-properties style:use-window-font-color="true" loext:opacity="0%" style:font-name="Bitstream Vera Sans2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3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3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loext:opacity="100%" style:font-name="Bitstream Vera Sans3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loext:opacity="100%" style:font-name="Bitstream Vera Sans3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correction" style:display-name="_correction" style:family="text">
      <style:text-properties style:font-name="Bitstream Vera Sans3" fo:font-family="'Bitstream Vera Sans'" style:font-family-generic="roman" style:font-pitch="variable" fo:font-size="9pt" fo:font-weight="bold" style:font-size-asian="9pt" style:font-weight-asian="bold"/>
    </style:style>
    <style:style style:name="Num_5f_T2" style:display-name="Num_T2" style:family="text">
      <style:text-properties fo:color="#9d0f89" loext:opacity="100%" style:font-name="Bitstream Vera Sans3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3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3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3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5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Character_5f_20_5f_style" style:display-name="Character_20_style" style:family="text"/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_5f_Correction_5f_symboles" style:display-name="_Correction_symboles" style:family="text" style:parent-style-name="_5f_Correction_5f_surligné">
      <style:text-properties style:font-name="OpenSymbol2" fo:font-family="OpenSymbol" style:font-pitch="variable" fo:font-size="10pt" fo:font-style="normal" fo:background-color="#ffff00" style:font-name-asian="OpenSymbol1" style:font-family-asian="OpenSymbol" style:font-pitch-asian="variable" style:font-charset-asian="x-symbol" style:font-style-asian="normal" style:font-name-complex="OpenSymbol1" style:font-family-complex="OpenSymbol" style:font-pitch-complex="variable" style:font-charset-complex="x-symbol" style:font-style-complex="norma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4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4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4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4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4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4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4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4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4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4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4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4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4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4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4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4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4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4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4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4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4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4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4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4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4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4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4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4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4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4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4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4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4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4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4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4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4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4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4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4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4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4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4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4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4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4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4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4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4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4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4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4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4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4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4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4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iste_5f_abc" style:display-name="liste_abc">
      <text:list-level-style-number text:level="1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Standard">
      <style:text-properties fo:font-size="2pt" style:font-size-asian="2pt" style:font-size-complex="2pt"/>
    </style:style>
    <style:style style:name="M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M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7" style:family="paragraph" style:parent-style-name="Header">
      <style:text-properties fo:font-size="3pt" style:font-size-asian="4pt" style:font-size-complex="4pt"/>
    </style:style>
    <style:style style:name="MP8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MP9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MP10" style:family="paragraph" style:parent-style-name="Footer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Standard">
      <style:text-properties fo:font-size="6pt" style:font-size-asian="6pt" style:font-size-complex="6pt"/>
    </style:style>
    <style:style style:name="M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1" style:family="paragraph" style:parent-style-name="_5f_Pied_20_de_20_page">
      <style:paragraph-properties fo:text-align="end" style:justify-single-word="false"/>
    </style:style>
    <style:style style:name="MP22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ff660d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3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ff660d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4" style:family="paragraph" style:parent-style-name="_5f_En-tête">
      <style:text-properties fo:font-style="normal" officeooo:rsid="002220ca" officeooo:paragraph-rsid="0027400a" style:font-size-asian="20pt" style:font-style-asian="normal" style:font-size-complex="20pt" style:font-style-complex="normal"/>
    </style:style>
    <style:style style:name="MP25" style:family="paragraph">
      <loext:graphic-properties draw:fill="solid" draw:fill-color="#d7e12c"/>
    </style:style>
    <style:style style:name="MP26" style:family="paragraph">
      <style:paragraph-properties fo:text-align="center"/>
    </style:style>
    <style:style style:name="MP27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28" style:family="paragraph" style:parent-style-name="Footer">
      <style:text-properties officeooo:rsid="00178920" officeooo:paragraph-rsid="00178920"/>
    </style:style>
    <style:style style:name="MP29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0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1" style:family="paragraph" style:parent-style-name="Footer">
      <style:text-properties officeooo:paragraph-rsid="002556d8"/>
    </style:style>
    <style:style style:name="MP3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33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34" style:family="paragraph" style:parent-style-name="Footer">
      <style:text-properties officeooo:paragraph-rsid="00c384cf"/>
    </style:style>
    <style:style style:name="MP35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6" style:family="paragraph" style:parent-style-name="_5f_Header_20_G_20_page_20_paire_20__28_G_29_">
      <style:text-properties officeooo:paragraph-rsid="0334a5be"/>
    </style:style>
    <style:style style:name="MP37" style:family="paragraph" style:parent-style-name="_5f_Header_20_G_20_page_20_paire_20__28_G_29_">
      <style:paragraph-properties fo:text-align="start" style:justify-single-word="false"/>
    </style:style>
    <style:style style:name="MP38" style:family="paragraph" style:parent-style-name="Footer">
      <style:text-properties officeooo:paragraph-rsid="030c4d7d"/>
    </style:style>
    <style:style style:name="MP39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40" style:family="paragraph" style:parent-style-name="Footer">
      <style:text-properties officeooo:paragraph-rsid="00863005"/>
    </style:style>
    <style:style style:name="MP4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863005"/>
    </style:style>
    <style:style style:name="MP4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ae4cab"/>
    </style:style>
    <style:style style:name="MP43" style:family="paragraph" style:parent-style-name="_5f_Footer_20_page_20_impaire_20__28_D_29_">
      <style:text-properties fo:text-transform="uppercase" fo:color="#ffffff" loext:opacity="100%" style:font-name="Bitstream Vera Sans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44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MP4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90300d"/>
    </style:style>
    <style:style style:name="MP46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4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3bdf8"/>
    </style:style>
    <style:style style:name="MP48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4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ec1f2"/>
    </style:style>
    <style:style style:name="MP50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5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MP52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5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13b7d"/>
    </style:style>
    <style:style style:name="MP54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5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66e99"/>
    </style:style>
    <style:style style:name="MP56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57" style:family="paragraph" style:parent-style-name="Header">
      <style:paragraph-properties fo:text-align="start" style:justify-single-word="false"/>
      <style:text-properties officeooo:paragraph-rsid="0289fb01"/>
    </style:style>
    <style:style style:name="MP58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59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60" style:family="paragraph" style:parent-style-name="Footer">
      <style:text-properties officeooo:paragraph-rsid="00d4df5c"/>
    </style:style>
    <style:style style:name="MP61" style:family="paragraph" style:parent-style-name="_5f_Header_20_N_20_page_20_impaire_20__28_D_29_">
      <style:paragraph-properties fo:text-align="start" style:justify-single-word="false"/>
    </style:style>
    <style:style style:name="MP62" style:family="paragraph" style:parent-style-name="Footer">
      <style:paragraph-properties fo:text-align="end" style:justify-single-word="false"/>
      <style:text-properties officeooo:paragraph-rsid="00d4df5c"/>
    </style:style>
    <style:style style:name="MP63" style:family="paragraph" style:parent-style-name="Footer">
      <style:paragraph-properties fo:text-align="start" style:justify-single-word="false"/>
      <style:text-properties officeooo:paragraph-rsid="00d4df5c"/>
    </style:style>
    <style:style style:name="MP64" style:family="paragraph" style:parent-style-name="_5f_Header_20_G_20_page_20_impaire_20__28_D_29_">
      <style:text-properties officeooo:paragraph-rsid="01259ec2"/>
    </style:style>
    <style:style style:name="MP65" style:family="paragraph" style:parent-style-name="_5f_Header_20_G_20_page_20_paire_20__28_G_29_">
      <style:text-properties officeooo:paragraph-rsid="00eb2abc"/>
    </style:style>
    <style:style style:name="MP66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67" style:family="paragraph" style:parent-style-name="_5f_Footer_20_page_20_paire_20__28_G_29_">
      <style:text-properties fo:font-size="9pt" style:font-size-asian="9pt" style:font-size-complex="9pt"/>
    </style:style>
    <style:style style:name="MP68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69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7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71" style:family="paragraph" style:parent-style-name="Header">
      <style:paragraph-properties fo:text-align="center" style:justify-single-word="false"/>
      <style:text-properties officeooo:paragraph-rsid="00ab054e"/>
    </style:style>
    <style:style style:name="MP72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73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74" style:family="paragraph" style:parent-style-name="Footer">
      <style:text-properties officeooo:paragraph-rsid="008d016c"/>
    </style:style>
    <style:style style:name="MP75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76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77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78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79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P80" style:family="paragraph" style:parent-style-name="Footer">
      <style:text-properties officeooo:paragraph-rsid="010f7046"/>
    </style:style>
    <style:style style:name="MP81" style:family="paragraph" style:parent-style-name="Footer">
      <style:text-properties officeooo:paragraph-rsid="01120261"/>
    </style:style>
    <style:style style:name="MP82" style:family="paragraph" style:parent-style-name="Header">
      <style:paragraph-properties fo:margin-left="0cm" fo:margin-right="0cm" fo:text-indent="0cm" style:auto-text-indent="false"/>
    </style:style>
    <style:style style:name="MP83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84" style:family="paragraph" style:parent-style-name="_5f_Header_20_N_20_page_20_impaire_20__28_D_29_">
      <style:text-properties officeooo:rsid="027aa87d" officeooo:paragraph-rsid="027aa87d"/>
    </style:style>
    <style:style style:name="MP85" style:family="paragraph" style:parent-style-name="_5f_Header_20_N_20_page_20_impaire_20__28_D_29_">
      <style:text-properties officeooo:rsid="0277791e" officeooo:paragraph-rsid="0277791e"/>
    </style:style>
    <style:style style:name="MP86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87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88" style:family="paragraph" style:parent-style-name="Footer">
      <style:text-properties officeooo:rsid="0242edd8" officeooo:paragraph-rsid="0242edd8"/>
    </style:style>
    <style:style style:name="MP89" style:family="paragraph" style:parent-style-name="Footer">
      <style:paragraph-properties fo:text-align="start" style:justify-single-word="false"/>
      <style:text-properties officeooo:paragraph-rsid="0211dd7e"/>
    </style:style>
    <style:style style:name="MP90" style:family="paragraph" style:parent-style-name="Header">
      <style:paragraph-properties fo:text-align="start" style:justify-single-word="false"/>
      <style:text-properties officeooo:paragraph-rsid="0211dd7e"/>
    </style:style>
    <style:style style:name="MP9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2bcc5" officeooo:paragraph-rsid="0202bcc5"/>
    </style:style>
    <style:style style:name="MP92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93" style:family="paragraph" style:parent-style-name="Footer">
      <style:text-properties officeooo:paragraph-rsid="00a59a60"/>
    </style:style>
    <style:style style:name="MP94" style:family="paragraph" style:parent-style-name="Footer">
      <style:text-properties officeooo:paragraph-rsid="004274bc"/>
    </style:style>
    <style:style style:name="MP95" style:family="paragraph" style:parent-style-name="Header">
      <style:paragraph-properties fo:text-align="center" style:justify-single-word="false"/>
      <style:text-properties officeooo:paragraph-rsid="00c10aa6"/>
    </style:style>
    <style:style style:name="MP96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97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98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99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100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101" style:family="paragraph" style:parent-style-name="Footer">
      <style:text-properties officeooo:paragraph-rsid="00d8520c"/>
    </style:style>
    <style:style style:name="MP102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103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104" style:family="paragraph" style:parent-style-name="Footer">
      <style:text-properties officeooo:paragraph-rsid="002aa84d"/>
    </style:style>
    <style:style style:name="MP105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106" style:family="paragraph">
      <loext:graphic-properties draw:fill="solid" draw:fill-color="#7fb241"/>
    </style:style>
    <style:style style:name="MP10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e4367" officeooo:paragraph-rsid="020e4367"/>
    </style:style>
    <style:style style:name="MP108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109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110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11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4ea98" officeooo:paragraph-rsid="0204ea98"/>
    </style:style>
    <style:style style:name="MP112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113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114" style:family="paragraph" style:parent-style-name="_5f_Header_20_G_20_page_20_impaire_20__28_D_29_">
      <style:text-properties officeooo:paragraph-rsid="00c87b35"/>
    </style:style>
    <style:style style:name="MP11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1fbd77d" officeooo:paragraph-rsid="01fbd77d"/>
    </style:style>
    <style:style style:name="MP11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8825c" officeooo:paragraph-rsid="0208825c"/>
    </style:style>
    <style:style style:name="MP117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118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19" style:family="paragraph" style:parent-style-name="Footer">
      <style:text-properties officeooo:rsid="001f8a2d" officeooo:paragraph-rsid="00bd36bc"/>
    </style:style>
    <style:style style:name="MP120" style:family="paragraph" style:parent-style-name="Header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121" style:family="paragraph" style:parent-style-name="_5f_Header_20_G_20_page_20_impaire_20__28_D_29_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122" style:family="paragraph" style:parent-style-name="Footer">
      <style:text-properties officeooo:rsid="011350d1" officeooo:paragraph-rsid="011350d1"/>
    </style:style>
    <style:style style:name="MP123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124" style:family="paragraph">
      <loext:graphic-properties draw:fill="solid" draw:fill-color="#1ca2b8"/>
    </style:style>
    <style:style style:name="MP125" style:family="paragraph" style:parent-style-name="Footer">
      <style:text-properties officeooo:rsid="001f8a2d" officeooo:paragraph-rsid="002b33ed"/>
    </style:style>
    <style:style style:name="MP126" style:family="paragraph" style:parent-style-name="Footer">
      <style:text-properties officeooo:rsid="0096b4e2" officeooo:paragraph-rsid="0096b4e2"/>
    </style:style>
    <style:style style:name="MP127" style:family="paragraph" style:parent-style-name="_5f_Header_20_G_20_page_20_impaire_20__28_D_29_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28" style:family="paragraph" style:parent-style-name="Footer">
      <style:text-properties officeooo:paragraph-rsid="0096b4e2"/>
    </style:style>
    <style:style style:name="MP129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130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31" style:family="paragraph" style:parent-style-name="Footer">
      <style:text-properties officeooo:paragraph-rsid="02a682f9"/>
    </style:style>
    <style:style style:name="MP132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133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34" style:family="paragraph" style:parent-style-name="Header">
      <style:paragraph-properties fo:text-align="start" style:justify-single-word="false"/>
      <style:text-properties officeooo:paragraph-rsid="02a56131"/>
    </style:style>
    <style:style style:name="MP135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136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137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1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38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P139" style:family="paragraph">
      <loext:graphic-properties draw:fill="solid" draw:fill-color="#d62e4e"/>
    </style:style>
    <style:style style:name="MP140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41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MP142" style:family="paragraph" style:parent-style-name="Header">
      <style:text-properties fo:font-size="14pt" style:font-size-asian="14pt" style:font-size-complex="14pt"/>
    </style:style>
    <style:style style:name="MP143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27400a"/>
    </style:style>
    <style:style style:name="MT7" style:family="text">
      <style:text-properties officeooo:rsid="0315af39"/>
    </style:style>
    <style:style style:name="MT8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9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10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11" style:family="text">
      <style:text-properties fo:font-variant="small-caps" fo:color="#1ca2b8" loext:opacity="100%" style:font-name="Bitstream Vera Sans4" fo:font-size="16pt" fo:font-style="normal" fo:text-shadow="none" fo:font-weight="bold" officeooo:rsid="0334a5be"/>
    </style:style>
    <style:style style:name="MT12" style:family="text">
      <style:text-properties fo:font-variant="small-caps" fo:color="#1ca2b8" loext:opacity="100%" style:font-name="Bitstream Vera Sans4" fo:font-size="16pt" fo:font-style="normal" fo:text-shadow="none" fo:font-weight="bold" officeooo:rsid="0334510d"/>
    </style:style>
    <style:style style:name="MT13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14" style:family="text">
      <style:text-properties officeooo:rsid="0334a5be"/>
    </style:style>
    <style:style style:name="MT15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16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17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8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19" style:family="text">
      <style:text-properties fo:font-variant="small-caps" fo:color="#1ca2b8" loext:opacity="100%" style:font-name="Bitstream Vera Sans4" fo:font-size="16pt" fo:font-style="normal" fo:text-shadow="none" fo:font-weight="bold" officeooo:rsid="038bc026"/>
    </style:style>
    <style:style style:name="MT20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21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22" style:family="text">
      <style:text-properties fo:font-variant="small-caps" fo:color="#1ca2b8" loext:opacity="100%" style:font-name="Bitstream Vera Sans4" fo:font-size="16pt" fo:font-style="normal" fo:text-shadow="none" fo:font-weight="bold" officeooo:rsid="0386731d"/>
    </style:style>
    <style:style style:name="MT23" style:family="text">
      <style:text-properties fo:font-variant="small-caps" fo:color="#1ca2b8" loext:opacity="100%" style:font-name="Bitstream Vera Sans4" fo:font-size="16pt" fo:font-style="normal" fo:text-shadow="none" fo:font-weight="bold" officeooo:rsid="0313166c"/>
    </style:style>
    <style:style style:name="MT24" style:family="text">
      <style:text-properties fo:font-variant="small-caps" fo:color="#1ca2b8" loext:opacity="100%" style:font-name="Bitstream Vera Sans4" fo:font-size="16pt" fo:font-style="normal" fo:text-shadow="none" fo:font-weight="bold" officeooo:rsid="030f34d6"/>
    </style:style>
    <style:style style:name="MT25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26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MT27" style:family="text">
      <style:text-properties fo:font-variant="small-caps" fo:color="#d7e12c" loext:opacity="100%" style:font-name="Bitstream Vera Sans4" fo:font-size="16pt" fo:font-style="normal" fo:text-shadow="none" fo:font-weight="bold" officeooo:rsid="00248e62"/>
    </style:style>
    <style:style style:name="MT28" style:family="text">
      <style:text-properties fo:font-variant="small-caps" fo:color="#d7e12c" loext:opacity="100%" style:font-name="Bitstream Vera Sans4" fo:font-size="16pt" fo:font-style="normal" fo:text-shadow="none" fo:font-weight="bold" officeooo:rsid="009206bf"/>
    </style:style>
    <style:style style:name="MT29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30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31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32" style:family="text">
      <style:text-properties style:text-position="0% 100%" style:font-name="Times New Roman2" fo:font-style="normal" fo:font-weight="normal" officeooo:rsid="0031d787" style:font-style-asian="normal" style:font-weight-asian="normal" style:font-style-complex="normal" style:font-weight-complex="normal"/>
    </style:style>
    <style:style style:name="MT33" style:family="text">
      <style:text-properties fo:font-variant="small-caps" fo:color="#d7e12c" loext:opacity="100%" style:font-name="Bitstream Vera Sans4" fo:font-size="16pt" fo:font-style="normal" fo:text-shadow="none" fo:font-weight="bold" officeooo:rsid="009c03d7"/>
    </style:style>
    <style:style style:name="MT34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MT35" style:family="text">
      <style:text-properties officeooo:rsid="0160d7ef"/>
    </style:style>
    <style:style style:name="MT36" style:family="text">
      <style:text-properties officeooo:rsid="0072f07f"/>
    </style:style>
    <style:style style:name="MT37" style:family="text">
      <style:text-properties officeooo:rsid="0268e0aa"/>
    </style:style>
    <style:style style:name="MT38" style:family="text">
      <style:text-properties officeooo:rsid="026ec296"/>
    </style:style>
    <style:style style:name="MT39" style:family="text">
      <style:text-properties officeooo:rsid="0272f9e5"/>
    </style:style>
    <style:style style:name="MT40" style:family="text">
      <style:text-properties officeooo:rsid="02757f12"/>
    </style:style>
    <style:style style:name="MT41" style:family="text">
      <style:text-properties officeooo:rsid="02735980"/>
    </style:style>
    <style:style style:name="MT42" style:family="text">
      <style:text-properties fo:font-variant="small-caps" fo:color="#d7e12c" loext:opacity="100%" style:font-name="Bitstream Vera Sans4" fo:font-size="16pt" fo:font-style="normal" fo:text-shadow="none" fo:font-weight="bold" officeooo:rsid="0274790a"/>
    </style:style>
    <style:style style:name="MT43" style:family="text">
      <style:text-properties fo:font-variant="small-caps" fo:color="#d7e12c" loext:opacity="100%" style:font-name="Bitstream Vera Sans4" fo:font-size="16pt" fo:font-style="normal" fo:text-shadow="none" fo:font-weight="bold" officeooo:rsid="02767d15"/>
    </style:style>
    <style:style style:name="MT44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45" style:family="text">
      <style:text-properties fo:font-variant="small-caps" fo:color="#d7e12c" loext:opacity="100%" style:font-name="Bitstream Vera Sans1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46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47" style:family="text">
      <style:text-properties officeooo:rsid="01b6dc57"/>
    </style:style>
    <style:style style:name="MT48" style:family="text">
      <style:text-properties fo:font-variant="small-caps" fo:color="#d7e12c" loext:opacity="100%" style:font-name="Bitstream Vera Sans1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49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50" style:family="text">
      <style:text-properties fo:font-variant="small-caps" fo:color="#1ca2b8" loext:opacity="100%" style:font-name="Bitstream Vera Sans1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51" style:family="text">
      <style:text-properties officeooo:rsid="00b5d2d1"/>
    </style:style>
    <style:style style:name="MT52" style:family="text">
      <style:text-properties fo:font-variant="small-caps" fo:color="#1ca2b8" loext:opacity="100%" style:font-name="Bitstream Vera Sans1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53" style:family="text">
      <style:text-properties fo:font-variant="small-caps" fo:color="#1ca2b8" loext:opacity="100%" style:font-name="Bitstream Vera Sans1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54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55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56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57" style:family="text">
      <style:text-properties officeooo:rsid="015f088a"/>
    </style:style>
    <style:style style:name="MT58" style:family="text">
      <style:text-properties fo:font-variant="small-caps" fo:color="#d7e12c" loext:opacity="100%" style:font-name="Bitstream Vera Sans1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59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60" style:family="text">
      <style:text-properties fo:font-variant="small-caps" fo:color="#d7e12c" loext:opacity="100%" style:font-name="Bitstream Vera Sans1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61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62" style:family="text">
      <style:text-properties fo:font-variant="small-caps" fo:color="#d7e12c" loext:opacity="100%" style:font-name="Bitstream Vera Sans1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63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64" style:family="text">
      <style:text-properties officeooo:rsid="01f8729d"/>
    </style:style>
    <style:style style:name="MT65" style:family="text">
      <style:text-properties officeooo:rsid="010c4d3a"/>
    </style:style>
    <style:style style:name="MT66" style:family="text">
      <style:text-properties fo:font-variant="small-caps" fo:color="#9d0f89" loext:opacity="100%" style:font-name="Bitstream Vera Sans1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67" style:family="text">
      <style:text-properties fo:font-variant="small-caps" fo:color="#9d0f89" loext:opacity="100%" style:font-name="Bitstream Vera Sans1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68" style:family="text"/>
    <style:style style:name="MT69" style:family="text">
      <style:text-properties fo:font-size="16pt" style:font-size-asian="16pt" style:font-size-complex="16pt"/>
    </style:style>
    <style:style style:name="MT70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71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72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73" style:family="text">
      <style:text-properties fo:font-variant="small-caps" fo:color="#1ca2b8" loext:opacity="100%" style:font-name="Bitstream Vera Sans1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74" style:family="text">
      <style:text-properties officeooo:rsid="00b6801f"/>
    </style:style>
    <style:style style:name="MT75" style:family="text">
      <style:text-properties fo:font-variant="small-caps" fo:color="#9d0f89" loext:opacity="100%" style:font-name="Bitstream Vera Sans1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76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77" style:family="text">
      <style:text-properties fo:font-variant="small-caps" fo:color="#7fb241" loext:opacity="100%" style:font-name="Bitstream Vera Sans4" fo:font-size="16pt" fo:font-style="normal" fo:text-shadow="none" fo:font-weight="bold" officeooo:rsid="008d016c"/>
    </style:style>
    <style:style style:name="MT78" style:family="text">
      <style:text-properties fo:font-variant="small-caps" fo:color="#7fb241" loext:opacity="100%" style:font-name="Bitstream Vera Sans4" fo:font-size="16pt" fo:font-style="normal" fo:text-shadow="none" fo:font-weight="bold" officeooo:rsid="016f3374"/>
    </style:style>
    <style:style style:name="MT79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80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T81" style:family="text">
      <style:text-properties fo:font-variant="small-caps" fo:color="#9d0f89" loext:opacity="100%" style:font-name="Bitstream Vera Sans1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82" style:family="text">
      <style:text-properties officeooo:rsid="014407b5"/>
    </style:style>
    <style:style style:name="MT83" style:family="text">
      <style:text-properties fo:font-variant="small-caps" fo:color="#9d0f89" loext:opacity="100%" style:font-name="Bitstream Vera Sans1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84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85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86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87" style:family="text">
      <style:text-properties fo:font-variant="small-caps" fo:color="#7fb241" loext:opacity="100%" style:font-name="Bitstream Vera Sans4" fo:font-size="16pt" fo:font-style="normal" fo:text-shadow="none" fo:font-weight="bold" officeooo:rsid="0177e18a"/>
    </style:style>
    <style:style style:name="MT88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89" style:family="text">
      <style:text-properties fo:font-variant="small-caps" fo:color="#7fb241" loext:opacity="100%" style:font-name="Bitstream Vera Sans4" fo:font-size="16pt" fo:font-style="normal" fo:text-shadow="none" fo:font-weight="bold" officeooo:rsid="017f1451"/>
    </style:style>
    <style:style style:name="MT90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91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92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93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94" style:family="text">
      <style:text-properties fo:font-variant="small-caps" fo:color="#d7e12c" loext:opacity="100%" style:font-name="Bitstream Vera Sans1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95" style:family="text">
      <style:text-properties fo:font-variant="small-caps" fo:color="#d7e12c" loext:opacity="100%" style:font-name="Bitstream Vera Sans1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96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97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98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99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100" style:family="text">
      <style:text-properties fo:font-variant="small-caps" fo:color="#d7e12c" loext:opacity="100%" style:font-name="Bitstream Vera Sans1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101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102" style:family="text">
      <style:text-properties fo:font-variant="small-caps" fo:color="#d7e12c" loext:opacity="100%" style:font-name="Bitstream Vera Sans1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103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104" style:family="text">
      <style:text-properties fo:font-variant="small-caps" fo:color="#d7e12c" loext:opacity="100%" style:font-name="Bitstream Vera Sans1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105" style:family="text">
      <style:text-properties fo:font-variant="small-caps" fo:color="#d7e12c" loext:opacity="100%" style:font-name="Bitstream Vera Sans1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106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107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108" style:family="text">
      <style:text-properties fo:font-variant="small-caps" fo:color="#d7e12c" loext:opacity="100%" style:font-name="Bitstream Vera Sans1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09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110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111" style:family="text">
      <style:text-properties fo:font-variant="small-caps" fo:color="#d7e12c" loext:opacity="100%" style:font-name="Bitstream Vera Sans1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12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113" style:family="text">
      <style:text-properties fo:font-variant="small-caps" fo:color="#d7e12c" loext:opacity="100%" style:font-name="Bitstream Vera Sans1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14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115" style:family="text">
      <style:text-properties fo:font-variant="small-caps" fo:color="#d7e12c" loext:opacity="100%" style:font-name="Bitstream Vera Sans1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16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117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118" style:family="text">
      <style:text-properties officeooo:rsid="008d016c"/>
    </style:style>
    <style:style style:name="MT119" style:family="text">
      <style:text-properties fo:font-variant="small-caps" fo:color="#1ca2b8" loext:opacity="100%" style:font-name="Bitstream Vera Sans1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20" style:family="text">
      <style:text-properties fo:font-variant="small-caps" fo:color="#1ca2b8" loext:opacity="100%" style:font-name="Bitstream Vera Sans1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21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122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123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T124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25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6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7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28" style:family="text">
      <style:text-properties fo:font-variant="small-caps" fo:color="#1ca2b8" loext:opacity="100%" style:font-name="Bitstream Vera Sans1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9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30" style:family="text">
      <style:text-properties officeooo:rsid="009e3fdd"/>
    </style:style>
    <style:style style:name="MT131" style:family="text">
      <style:text-properties fo:font-variant="small-caps" fo:color="#1ca2b8" loext:opacity="100%" style:font-name="Bitstream Vera Sans1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32" style:family="text">
      <style:text-properties fo:font-variant="small-caps" fo:color="#1ca2b8" loext:opacity="100%" style:font-name="Bitstream Vera Sans1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33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34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35" style:family="text">
      <style:text-properties fo:font-variant="small-caps" officeooo:rsid="0054f64f"/>
    </style:style>
    <style:style style:name="MT136" style:family="text">
      <style:text-properties fo:font-variant="small-caps" fo:color="#1ca2b8" loext:opacity="100%" style:font-name="Bitstream Vera Sans1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7" style:family="text">
      <style:text-properties officeooo:rsid="00a4cf55"/>
    </style:style>
    <style:style style:name="MT138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9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40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41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142" style:family="text">
      <style:text-properties officeooo:rsid="005a3fa8"/>
    </style:style>
    <style:style style:name="MT143" style:family="text">
      <style:text-properties officeooo:rsid="00415f3a"/>
    </style:style>
    <style:style style:name="MT144" style:family="text">
      <style:text-properties officeooo:rsid="00386ebd"/>
    </style:style>
    <style:style style:name="MT145" style:family="text">
      <style:text-properties fo:font-variant="small-caps" fo:color="#7fb241" loext:opacity="100%" style:font-name="Bitstream Vera Sans4" fo:font-size="16pt" fo:font-style="normal" fo:text-shadow="none" fo:font-weight="bold" officeooo:rsid="020eb4a7"/>
    </style:style>
    <style:style style:name="MT146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7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8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49" style:family="text">
      <style:text-properties officeooo:rsid="00a59a60"/>
    </style:style>
    <style:style style:name="MT150" style:family="text">
      <style:text-properties fo:font-variant="small-caps" fo:color="#1ca2b8" loext:opacity="100%" style:font-name="Bitstream Vera Sans1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51" style:family="text">
      <style:text-properties fo:font-variant="small-caps" fo:color="#1ca2b8" loext:opacity="100%" style:font-name="Bitstream Vera Sans1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52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53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154" style:family="text">
      <style:text-properties officeooo:rsid="01fe03f2"/>
    </style:style>
    <style:style style:name="MT155" style:family="text">
      <style:text-properties fo:font-variant="small-caps" officeooo:rsid="0096b4e2"/>
    </style:style>
    <style:style style:name="MT156" style:family="text">
      <style:text-properties fo:font-variant="small-caps" officeooo:rsid="00a847d5"/>
    </style:style>
    <style:style style:name="MT157" style:family="text">
      <style:text-properties officeooo:rsid="0096b4e2"/>
    </style:style>
    <style:style style:name="MT158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159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160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61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162" style:family="text">
      <style:text-properties officeooo:rsid="0032e83a"/>
    </style:style>
    <style:style style:name="MT163" style:family="text">
      <style:text-properties officeooo:rsid="002b33ed"/>
    </style:style>
    <style:style style:name="MT164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5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6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7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168" style:family="text">
      <style:text-properties fo:font-variant="small-caps" fo:color="#1ca2b8" loext:opacity="100%" style:font-name="Bitstream Vera Sans1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9" style:family="text">
      <style:text-properties fo:font-variant="small-caps" fo:color="#1ca2b8" loext:opacity="100%" style:font-name="Bitstream Vera Sans1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70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171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172" style:family="text">
      <style:text-properties fo:font-variant="small-caps" officeooo:rsid="007d7a6f"/>
    </style:style>
    <style:style style:name="MT173" style:family="text">
      <style:text-properties officeooo:rsid="00a59037"/>
    </style:style>
    <style:style style:name="MT174" style:family="text">
      <style:text-properties fo:font-variant="small-caps" fo:color="#1ca2b8" loext:opacity="100%" style:font-name="Bitstream Vera Sans1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5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176" style:family="text">
      <style:text-properties fo:font-variant="small-caps" officeooo:rsid="00990660"/>
    </style:style>
    <style:style style:name="MT177" style:family="text">
      <style:text-properties fo:font-variant="small-caps" officeooo:rsid="00b5d2d1"/>
    </style:style>
    <style:style style:name="MT178" style:family="text">
      <style:text-properties fo:font-variant="small-caps" officeooo:rsid="00b6801f"/>
    </style:style>
    <style:style style:name="MT179" style:family="text">
      <style:text-properties fo:font-variant="small-caps" fo:color="#1ca2b8" loext:opacity="100%" style:font-name="Bitstream Vera Sans1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80" style:family="text">
      <style:text-properties fo:font-variant="small-caps" fo:color="#1ca2b8" loext:opacity="100%" style:font-name="Bitstream Vera Sans1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81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182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183" style:family="text">
      <style:text-properties fo:font-variant="small-caps" fo:color="#1ca2b8" loext:opacity="100%" style:font-name="Bitstream Vera Sans1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4" style:family="text">
      <style:text-properties fo:font-variant="small-caps" fo:color="#1ca2b8" loext:opacity="100%" style:font-name="Bitstream Vera Sans1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6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8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9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1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3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9ACB62EABBDEC345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.699cm">
          <style:column-sep style:width="0.035cm" style:color="#ff660d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2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4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5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26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27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28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29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30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31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142">N4 : Fractions</text:p>
              </table:table-cell>
              <table:table-cell table:style-name="Tableau18.A1" office:value-type="string">
                <text:p text:style-name="MP142"/>
              </table:table-cell>
            </table:table-row>
          </table:table-header-rows>
          <table:table-row table:style-name="Tableau18.1">
            <table:covered-table-cell/>
            <table:table-cell table:style-name="Tableau18.A1" office:value-type="string">
              <text:p text:style-name="MP143">Série 1 : Fractions et parts</text:p>
            </table:table-cell>
            <table:table-cell table:style-name="Tableau18.A1" office:value-type="string">
              <text:p text:style-name="MP143"/>
            </table:table-cell>
          </table:table-row>
        </table:table>
        <text:p text:style-name="MP3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4"><text:span text:style-name="MT1">Série 1 :</text:span> <text:span text:style-name="MT1">???</text:span></text:p>
      </style:header>
      <style:footer>
        <text:p text:style-name="MP5">Chapitre ? : ...</text:p>
      </style:footer>
      <style:footer-left>
        <text:p text:style-name="MP6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7"/>
        <text:p text:style-name="MP8"><text:span text:style-name="MT2">Chapitre N3 :</text:span> <text:span text:style-name="MT3">Nombres fractions</text:span></text:p>
        <text:p text:style-name="MP9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4"><text:span text:style-name="MT1">Série 2 :</text:span> <text:span text:style-name="MT1">???</text:span></text:p>
      </style:header>
      <style:footer>
        <text:p text:style-name="MP5">Chapitre <text:span text:style-name="MT4">? : ...</text:span></text:p>
      </style:footer>
      <style:footer-left>
        <text:p text:style-name="MP6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4"><text:span text:style-name="MT1">Série 3 :</text:span> <text:span text:style-name="MT1">???</text:span></text:p>
      </style:header>
      <style:footer>
        <text:p text:style-name="MP5">Chapitre ? : ...</text:p>
      </style:footer>
      <style:footer-left>
        <text:p text:style-name="MP10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1">Série 4 : ???</text:p>
      </style:header>
      <style:footer>
        <text:p text:style-name="MP12">Chapitre ? : ...</text:p>
      </style:footer>
      <style:footer-left>
        <text:p text:style-name="MP10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1">Synthèse</text:p>
      </style:header>
      <style:footer>
        <text:p text:style-name="MP5">Chapitre ? : ...</text:p>
      </style:footer>
      <style:footer-left>
        <text:p text:style-name="MP13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5">Série 2: Multiplier deux nombres relatifs</text:p>
      </style:header>
      <style:footer>
        <text:h text:style-name="MP16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1">Série 3 : ???</text:p>
      </style:header>
      <style:footer>
        <text:p text:style-name="MP17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1">Série 4 : ???</text:p>
      </style:header>
      <style:footer>
        <text:p text:style-name="MP17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1">Synthèse</text:p>
      </style:header>
      <style:footer>
        <text:p text:style-name="MP14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18"><text:tab/><text:tab/><text:tab/><text:tab/><text:tab/><text:tab/></text:p>
        <text:p text:style-name="MP18"/>
      </style:header>
      <style:footer>
        <text:p text:style-name="MP19">Chapitre G? :<text:tab/><text:tab/> <text:s text:c="93"/>Série ? :</text:p>
      </style:footer>
      <style:footer-left>
        <text:p text:style-name="MP20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1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_5f_Fiche_20_éditeur_20_série_20_1_20__28_une_20_colonne_29__20_paire_20__28_G_29_" style:display-name="_Fiche éditeur série 1 (une colonne) paire (G)" style:page-layout-name="Mpm18" style:next-style-name="_5f_Fiche_20_éditeur_20_série_20_1_20__28_une_20_colonne_29__20__20_impaire_20__28_D_29_">
      <style:header>
        <text:p text:style-name="Entête_20_couleur"><text:span text:style-name="MT1">Série 1 :</text:span> <text:span text:style-name="MT1">Priorités opératoires</text:span></text:p>
      </style:header>
      <style:footer>
        <text:p text:style-name="MP22">Priorités, distributivité : Chapitre N1 </text:p>
      </style:footer>
    </style:master-page>
    <style:master-page style:name="_5f_Fiche_20_éditeur_20_série_20_1_20__28_une_20_colonne_29__20__20_impaire_20__28_D_29_" style:display-name="_Fiche éditeur série 1 (une colonne)  impaire (D)" style:page-layout-name="Mpm19" style:next-style-name="_5f_Fiche_20_éditeur_20_série_20_1_20__28_une_20_colonne_29__20_paire_20__28_G_29_">
      <style:header>
        <text:p text:style-name="Entête_20_couleur">Série 1 : Priorités opératoires</text:p>
      </style:header>
      <style:footer>
        <text:p text:style-name="MP23">Chapitre N1 : Priorité, distributivité</text:p>
      </style:footer>
    </style:master-page>
    <style:master-page style:name="_5f_Fiche_20_éditeur_20_série_20_2_20_une_20_colonne_20_impaire_20__28_G_29_" style:display-name="_Fiche éditeur série 2 une colonne impaire (G)" style:page-layout-name="Mpm20" draw:style-name="Mdp1">
      <style:header>
        <text:p text:style-name="MP24"><draw:path text:anchor-type="paragraph" draw:z-index="344" draw:name="Shape1" draw:style-name="Mgr1" draw:text-style-name="MP25" svg:width="4.329cm" svg:height="2.24cm" svg:x="-1.499cm" svg:y="-1cm" svg:viewBox="0 0 4330 2241" svg:d="M0 2241l3984-288c209-15 363-168 345-342l-170-1611h-4159z"><text:p/></draw:path><draw:frame text:anchor-type="paragraph" draw:z-index="346" draw:name="Shape2" draw:style-name="Mgr2" draw:text-style-name="MP27" svg:width="2.703cm" svg:height="0.715cm" draw:transform="rotate (0.0872664625997165) translate (-0.172861111111111cm 0.218722222222222cm)"><draw:text-box><text:p text:style-name="MP26"><text:span text:style-name="MT5">Série 5</text:span></text:p></draw:text-box></draw:frame><draw:line text:anchor-type="paragraph" draw:z-index="348" draw:name="Shape3" draw:style-name="Mgr3" draw:text-style-name="MP26" svg:x1="10.657cm" svg:y1="0.36cm" svg:x2="20.462cm" svg:y2="0.36cm"><text:p/></draw:line>Résoudre un problème</text:p>
      </style:header>
      <style:footer>
        <text:p text:style-name="MP28"><draw:frame draw:style-name="Mfr1" draw:name="Cadre1" text:anchor-type="paragraph" svg:y="-0.06cm" draw:z-index="340"><draw:text-box fo:min-height="0.499cm" fo:min-width="3cm"><draw:frame draw:style-name="Mfr2" draw:name="Cadre2" text:anchor-type="frame" svg:x="0.45cm" svg:y="0.079cm" svg:width="0.817cm" draw:z-index="342"><draw:text-box fo:min-height="0.355cm"><text:p text:style-name="MP29"><draw:g text:anchor-type="paragraph" draw:z-index="350" draw:name="Shape4" draw:style-name="Mgr4"><draw:path draw:style-name="Mgr5" draw:text-style-name="MP30" svg:width="0.855cm" svg:height="1.172cm" svg:x="-0.03cm" svg:y="-0.194cm" svg:viewBox="0 0 856 1173" svg:d="M856 1173h-856v-991c0-100 79-182 175-182h505c97 0 176 82 176 182z"><text:p/></draw:path></draw:g><text:page-number text:select-page="current">11</text:page-number></text:p></draw:text-box></draw:frame><text:p text:style-name="MP31">Nombres <text:span text:style-name="MT6">décimaux</text:span> • A<text:span text:style-name="MT6">1</text:span></text:p></draw:text-box></draw:frame></text:p>
      </style:footer>
    </style:master-page>
    <style:master-page style:name="First_20_Page" style:display-name="First Page" style:page-layout-name="Mpm21" style:next-style-name="Standard"/>
    <style:master-page style:name="Envelope" style:page-layout-name="Mpm22"/>
    <style:master-page style:name="Index" style:page-layout-name="Mpm21"/>
    <style:master-page style:name="Footnote" style:page-layout-name="Mpm23"/>
    <style:master-page style:name="Landscape" style:page-layout-name="Mpm24"/>
    <style:master-page style:name="_31__5f_2_5f_SERIE_5f_G_5f_GAUCHE_5f_ET_5f_DROITE_5f_2COL" style:display-name="1_2_SERIE_G_GAUCHE_ET_DROITE_2COL" style:page-layout-name="Mpm25" draw:style-name="Mdp1">
      <style:header>
        <text:p text:style-name="_5f_Header_20_G_20_page_20_impaire_20__28_D_29_"><draw:line text:anchor-type="paragraph" draw:z-index="338" draw:name="Shape3_35" draw:style-name="Mgr6" draw:text-style-name="MP26" svg:x1="11.344cm" svg:y1="0.358cm" svg:x2="20.497cm" svg:y2="0.36cm"><text:p/></draw:line><text:span text:style-name="MT7">Angles </text:span>: Nommer un angle</text:p>
      </style:header>
      <style:footer>
        <text:p text:style-name="MP32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33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26" draw:style-name="Mdp1">
      <style:header>
        <text:p text:style-name="Header"><text:s/><text:span text:style-name="MT8">Calculer</text:span> : <text:span text:style-name="MT8">Additionner et soustraire</text:span></text:p>
      </style:header>
      <style:footer>
        <text:p text:style-name="MP28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34"><text:span text:style-name="MT9">Calculer : additionner et soustraire</text:span><text:span text:style-name="MT10"> </text:span></text:p></draw:text-box></draw:frame><draw:g text:anchor-type="paragraph" draw:z-index="335" draw:name="Shape4_184" draw:style-name="Mgr4"><draw:path draw:style-name="Mgr5" draw:text-style-name="MP3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8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34"><text:span text:style-name="MT9">Calculer</text:span><text:span text:style-name="MT10"> : </text:span><text:span text:style-name="MT9">additionner et soustraire</text:span></text:p></draw:text-box></draw:frame><draw:g text:anchor-type="paragraph" draw:z-index="336" draw:name="Shape4_185" draw:style-name="Mgr4"><draw:path draw:style-name="Mgr5" draw:text-style-name="MP30" svg:width="0.855cm" svg:height="1.172cm" svg:x="-0.143cm" svg:y="-0.175cm" svg:viewBox="0 0 856 1173" svg:d="M856 1173h-856v-991c0-100 79-182 175-182h505c97 0 176 82 176 182z"><text:p/></draw:path></draw:g><draw:g text:anchor-type="paragraph" draw:z-index="337" draw:name="Shape4_186" draw:style-name="Mgr4"><draw:path draw:style-name="Mgr7" draw:text-style-name="MP3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G_5f_GAUCHE_5f_ET_5f_DROITE_5f_1COL" style:display-name="1_1_SERIE_G_GAUCHE_ET_DROITE_1COL" style:page-layout-name="Mpm26" draw:style-name="Mdp1">
      <style:header>
        <text:p text:style-name="MP36"><draw:line text:anchor-type="paragraph" draw:z-index="334" draw:name="Shape3_33" draw:style-name="Mgr6" draw:text-style-name="MP26" svg:x1="15.12cm" svg:y1="0.36cm" svg:x2="20.496cm" svg:y2="0.36cm"><text:p/></draw:line><text:s/><text:span text:style-name="MT11">Angles</text:span> : <text:span text:style-name="MT12">Comprendre la notion d’angle</text:span></text:p>
      </style:header>
      <style:footer>
        <text:p text:style-name="MP28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34"><text:span text:style-name="MT9">Calculer : additionner et soustraire</text:span><text:span text:style-name="MT10"> </text:span></text:p></draw:text-box></draw:frame></text:p>
      </style:footer>
      <style:footer-left>
        <text:p text:style-name="MP28"><draw:frame draw:style-name="Mfr1" draw:name="Frame9111112" text:anchor-type="paragraph" svg:y="-0.06cm" draw:z-index="0"><draw:text-box fo:min-height="0.499cm" fo:min-width="3cm"><draw:frame draw:style-name="Mfr2" draw:name="Frame8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34"><text:span text:style-name="MT13">Angles</text:span><text:span text:style-name="MT10"> : </text:span><text:span text:style-name="MT13">Comprendre la notion d’angle</text:span></text:p></draw:text-box></draw:frame></text:p>
      </style:footer-left>
    </style:master-page>
    <style:master-page style:name="_31__5f_1_5f_SERIE_5f_G_5f_GAUCHE_5f_ET_5f_DROITE_5f_2COL" style:display-name="1_1_SERIE_G_GAUCHE_ET_DROITE_2COL" style:page-layout-name="Mpm25" draw:style-name="Mdp1">
      <style:header>
        <text:p text:style-name="_5f_Header_20_G_20_page_20_impaire_20__28_D_29_"><draw:line text:anchor-type="paragraph" draw:z-index="332" draw:name="Shape3_19" draw:style-name="Mgr6" draw:text-style-name="MP26" svg:x1="15.12cm" svg:y1="0.36cm" svg:x2="20.496cm" svg:y2="0.36cm"><text:p/></draw:line><text:s/><text:span text:style-name="MT14">Angles : </text:span>Angles : <text:span text:style-name="MT12">Comprendre la notion d’angle</text:span></text:p>
      </style:header>
      <style:header-left>
        <text:p text:style-name="MP37"><draw:line text:anchor-type="paragraph" draw:z-index="333" draw:name="Shape3_29" draw:style-name="Mgr6" draw:text-style-name="MP26" svg:x1="15.12cm" svg:y1="0.36cm" svg:x2="20.496cm" svg:y2="0.36cm"><text:p/></draw:line>Angles : <text:span text:style-name="MT12">Comprendre la notion d’angle</text:span></text:p>
      </style:header-left>
      <style:footer>
        <text:h text:style-name="_5f_Footer_20_page_20_paire_20__28_G_29_" text:outline-level="1"><draw:frame draw:style-name="Mfr3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38"><text:span text:style-name="MT15">Angles : </text:span><text:span text:style-name="MT16">Mesurer un angle</text:span></text:p></draw:text-box></draw:frame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29"><text:page-number text:select-page="current">0</text:page-number></text:p></draw:text-box></draw:frame><text:h text:style-name="_5f_Footer_20_page_20_impaire_20__28_D_29_" text:outline-level="1"><text:span text:style-name="MT15">Angles : </text:span><text:span text:style-name="MT17">Comprendre la notion d’angle</text:span></text:h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38"><text:span text:style-name="MT15">Angles : </text:span><text:span text:style-name="MT18">Comprendre la notion d’angle</text:span></text:p></draw:text-box></draw:frame></text:h>
      </style:footer-left>
    </style:master-page>
    <style:master-page style:name="_31__5f_3_5f_SERIE_5f_G_5f_GAUCHE_5f_ET_5f_DROITE_5f_1COL" style:display-name="1_3_SERIE_G_GAUCHE_ET_DROITE_1COL" style:page-layout-name="Mpm26" draw:style-name="Mdp1">
      <style:header>
        <text:p text:style-name="Header"><text:s/><text:span text:style-name="MT8">Calculer</text:span> : <text:span text:style-name="MT8">Additionner et soustraire</text:span></text:p>
      </style:header>
      <style:header-left>
        <text:p text:style-name="_5f_Header_20_G_20_page_20_paire_20__28_G_29_"><draw:line text:anchor-type="paragraph" draw:z-index="331" draw:name="Shape3_30" draw:style-name="Mgr6" draw:text-style-name="MP26" svg:x1="11.435cm" svg:y1="0.388cm" svg:x2="20.496cm" svg:y2="0.36cm"><text:p/></draw:line><text:span text:style-name="MT19">Angles</text:span> : <text:span text:style-name="MT19">Mesurer un angle</text:span></text:p>
      </style:header-left>
      <style:footer>
        <text:p text:style-name="MP28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34"><text:span text:style-name="MT9">Calculer : additionner et soustraire</text:span><text:span text:style-name="MT10"> </text:span></text:p></draw:text-box></draw:frame><draw:g text:anchor-type="paragraph" draw:z-index="330" draw:name="Shape4_176" draw:style-name="Mgr4"><draw:path draw:style-name="Mgr5" draw:text-style-name="MP3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8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34"><text:span text:style-name="MT20">Angles </text:span><text:span text:style-name="MT10">: </text:span><text:span text:style-name="MT20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25" draw:style-name="Mdp1">
      <style:header>
        <text:p text:style-name="_5f_Header_20_G_20_page_20_paire_20__28_G_29_"><draw:line text:anchor-type="paragraph" draw:z-index="328" draw:name="Shape3_31" draw:style-name="Mgr6" draw:text-style-name="MP26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29" draw:name="Shape3_32" draw:style-name="Mgr6" draw:text-style-name="MP26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38"><text:span text:style-name="MT15">Angles : </text:span><text:span text:style-name="MT21">Mesurer un angle</text:span></text:p></draw:text-box></draw:frame><draw:frame draw:style-name="Mfr3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38"><text:span text:style-name="MT15">Angles : </text:span><text:span text:style-name="MT16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38"><text:span text:style-name="MT15">Angles : </text:span><text:span text:style-name="MT16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26" draw:style-name="Mdp1">
      <style:header>
        <text:p text:style-name="Header"><text:s/><text:span text:style-name="MT8">Calculer</text:span> : <text:span text:style-name="MT8">Additionner et soustraire</text:span></text:p>
      </style:header>
      <style:header-left>
        <text:p text:style-name="Header"><text:s/><text:span text:style-name="MT8">Calculer</text:span> : <text:span text:style-name="MT8">Additionner et soustraire</text:span></text:p>
      </style:header-left>
      <style:footer>
        <text:p text:style-name="MP28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34"><text:span text:style-name="MT9">Calculer : additionner et soustraire</text:span><text:span text:style-name="MT10"> </text:span></text:p></draw:text-box></draw:frame><draw:g text:anchor-type="paragraph" draw:z-index="325" draw:name="Shape4_180" draw:style-name="Mgr4"><draw:path draw:style-name="Mgr5" draw:text-style-name="MP3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8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34"><text:span text:style-name="MT9">Calculer</text:span><text:span text:style-name="MT10"> : </text:span><text:span text:style-name="MT9">additionner et soustraire</text:span></text:p></draw:text-box></draw:frame><draw:g text:anchor-type="paragraph" draw:z-index="326" draw:name="Shape4_188" draw:style-name="Mgr4"><draw:path draw:style-name="Mgr5" draw:text-style-name="MP30" svg:width="0.855cm" svg:height="1.172cm" svg:x="-0.143cm" svg:y="-0.175cm" svg:viewBox="0 0 856 1173" svg:d="M856 1173h-856v-991c0-100 79-182 175-182h505c97 0 176 82 176 182z"><text:p/></draw:path></draw:g><draw:g text:anchor-type="paragraph" draw:z-index="327" draw:name="Shape4_187" draw:style-name="Mgr4"><draw:path draw:style-name="Mgr7" draw:text-style-name="MP3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25" draw:style-name="Mdp1">
      <style:header>
        <text:p text:style-name="_5f_Header_20_G_20_page_20_impaire_20__28_D_29_"><draw:line text:anchor-type="paragraph" draw:z-index="323" draw:name="Shape3_34" draw:style-name="Mgr6" draw:text-style-name="MP26" svg:x1="15.448cm" svg:y1="0.365cm" svg:x2="20.496cm" svg:y2="0.36cm"><text:p/></draw:line><text:span text:style-name="MT22">Angles</text:span><text:span text:style-name="MT23"> : </text:span><text:span text:style-name="MT24">Calculer des mesures d’angle</text:span></text:p>
      </style:header>
      <style:header-left>
        <text:p text:style-name="_5f_Header_20_G_20_page_20_paire_20__28_G_29_"><draw:line text:anchor-type="paragraph" draw:z-index="324" draw:name="Shape3_36" draw:style-name="Mgr6" draw:text-style-name="MP26" svg:x1="15.448cm" svg:y1="0.365cm" svg:x2="20.496cm" svg:y2="0.36cm"><text:p/></draw:line><text:span text:style-name="MT22">Angles : </text:span><text:span text:style-name="MT24">Calculer des mesures d’angle</text:span></text:p>
      </style:header-left>
      <style:footer>
        <text:h text:style-name="_5f_Footer_20_page_20_paire_20__28_G_29_" text:outline-level="1"><draw:frame draw:style-name="Mfr3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38"><text:span text:style-name="MT15">Angles : </text:span><text:span text:style-name="MT16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38"><text:span text:style-name="MT15">Angles : </text:span><text:span text:style-name="MT25">Calculer des </text:span><text:span text:style-name="MT21">Mesure</text:span><text:span text:style-name="MT25">s</text:span><text:span text:style-name="MT21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38"><text:span text:style-name="MT15">Angles : </text:span><text:span text:style-name="MT26">Calculer des mesures d’angle</text:span></text:p></draw:text-box></draw:frame></text:h>
      </style:footer-left>
    </style:master-page>
    <style:master-page style:name="_31__5f_3_5f_SERIE_5f_N_5f_GAUCHE_5f_ET_5f_DROITE_5f_2COL" style:display-name="1_3_SERIE_N_GAUCHE_ET_DROITE_2COL" style:page-layout-name="Mpm25" draw:style-name="Mdp1">
      <style:header>
        <text:p text:style-name="MP39"><draw:line text:anchor-type="paragraph" draw:z-index="319" draw:name="Shape3_22" draw:style-name="Mgr3" draw:text-style-name="MP26" svg:x1="17.999cm" svg:y1="0.36cm" svg:x2="20.497cm" svg:y2="0.36cm"><text:p/></draw:line><text:span text:style-name="MT27">Nombres entiers et décimaux : </text:span><text:span text:style-name="MT28">La droite graduée</text:span></text:p>
      </style:header>
      <style:header-left>
        <text:p text:style-name="MP39"><draw:line text:anchor-type="paragraph" draw:z-index="321" draw:name="Shape3_37" draw:style-name="Mgr3" draw:text-style-name="MP26" svg:x1="17.999cm" svg:y1="0.36cm" svg:x2="20.497cm" svg:y2="0.36cm"><text:p/></draw:line><text:span text:style-name="MT27">Nombres entiers et décimaux : </text:span><text:span text:style-name="MT28">La droite graduée</text:span></text:p>
      </style:header-left>
      <style:footer>
        <text:p text:style-name="MP32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29"><draw:g text:anchor-type="paragraph" draw:z-index="320" draw:name="Shape4_12" draw:style-name="Mgr4"><draw:path draw:style-name="Mgr5" draw:text-style-name="MP3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29">N</text:span><text:span text:style-name="MT30">ombres entiers et décimaux : </text:span><text:span text:style-name="MT31">la droite graduée</text:span></text:p></draw:text-box></draw:frame></text:p>
      </style:footer>
      <style:footer-left>
        <text:p text:style-name="MP32"><draw:frame draw:style-name="Mfr1" draw:name="Frame171" text:anchor-type="paragraph" svg:y="-0.06cm" draw:z-index="0"><draw:text-box fo:min-height="0.499cm" fo:min-width="7.096cm"><draw:frame draw:style-name="Mfr2" draw:name="Frame187" text:anchor-type="frame" svg:x="0.45cm" svg:y="0.079cm" svg:width="0.817cm" draw:z-index="0"><draw:text-box fo:min-height="0.355cm"><text:p text:style-name="MP29"><draw:g text:anchor-type="paragraph" draw:z-index="322" draw:name="Shape4_13" draw:style-name="Mgr4"><draw:path draw:style-name="Mgr5" draw:text-style-name="MP3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29">N</text:span><text:span text:style-name="MT30">ombres entiers et décimaux : </text:span><text:span text:style-name="MT31">la droite graduée</text:span></text:p></draw:text-box></draw:frame></text:p>
      </style:footer-left>
    </style:master-page>
    <style:master-page style:name="_31__5f_3_5f_SERIE_5f_N_5f_GAUCHE_5f_ET_5f_DROITE_5f_1COL" style:display-name="1_3_SERIE_N_GAUCHE_ET_DROITE_1COL" style:page-layout-name="Mpm26" draw:style-name="Mdp1">
      <style:header>
        <text:p text:style-name="Header"><text:s/><text:span text:style-name="MT8">Calculer</text:span> : <text:span text:style-name="MT8">Additionner et soustraire</text:span></text:p>
      </style:header>
      <style:header-left>
        <text:p text:style-name="Header"><text:s/><text:span text:style-name="MT8">Calculer</text:span> : <text:span text:style-name="MT8">Additionner et soustraire</text:span></text:p>
      </style:header-left>
      <style:footer>
        <text:p text:style-name="MP28"><draw:frame draw:style-name="Mfr1" draw:name="Frame29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34"><text:span text:style-name="MT9">Calculer : additionner et soustraire</text:span><text:span text:style-name="MT10"> </text:span></text:p></draw:text-box></draw:frame><draw:g text:anchor-type="paragraph" draw:z-index="316" draw:name="Shape4_10" draw:style-name="Mgr4"><draw:path draw:style-name="Mgr5" draw:text-style-name="MP3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8"><draw:frame draw:style-name="Mfr1" draw:name="Frame92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34"><text:span text:style-name="MT9">Calculer</text:span><text:span text:style-name="MT10"> : </text:span><text:span text:style-name="MT9">additionner et soustraire</text:span></text:p></draw:text-box></draw:frame><draw:g text:anchor-type="paragraph" draw:z-index="317" draw:name="Shape4_11" draw:style-name="Mgr4"><draw:path draw:style-name="Mgr5" draw:text-style-name="MP30" svg:width="0.855cm" svg:height="1.172cm" svg:x="-0.143cm" svg:y="-0.175cm" svg:viewBox="0 0 856 1173" svg:d="M856 1173h-856v-991c0-100 79-182 175-182h505c97 0 176 82 176 182z"><text:p/></draw:path></draw:g><draw:g text:anchor-type="paragraph" draw:z-index="318" draw:name="Shape4_9" draw:style-name="Mgr4"><draw:path draw:style-name="Mgr7" draw:text-style-name="MP3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1COL" style:display-name="1_2_SERIE_N_GAUCHE_ET_DROITE_1COL" style:page-layout-name="Mpm26" draw:style-name="Mdp1">
      <style:header>
        <text:p text:style-name="Header"><text:s/><text:span text:style-name="MT8">Calculer</text:span> : <text:span text:style-name="MT8">Additionner et soustraire</text:span></text:p>
      </style:header>
      <style:header-left>
        <text:p text:style-name="Header"><text:s/><text:span text:style-name="MT8">Calculer</text:span> : <text:span text:style-name="MT8">Additionner et soustraire</text:span></text:p>
      </style:header-left>
      <style:footer>
        <text:p text:style-name="MP28"><draw:frame draw:style-name="Mfr1" draw:name="Frame341" text:anchor-type="paragraph" svg:y="-0.06cm" draw:z-index="0"><draw:text-box fo:min-height="0.499cm" fo:min-width="3cm"><draw:frame draw:style-name="Mfr2" draw:name="Frame351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34"><text:span text:style-name="MT9">Calculer : additionner et soustraire</text:span><text:span text:style-name="MT10"> </text:span></text:p></draw:text-box></draw:frame><draw:g text:anchor-type="paragraph" draw:z-index="313" draw:name="Shape4_16" draw:style-name="Mgr4"><draw:path draw:style-name="Mgr5" draw:text-style-name="MP3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8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34"><text:span text:style-name="MT9">Calculer</text:span><text:span text:style-name="MT10"> : </text:span><text:span text:style-name="MT9">additionner et soustraire</text:span></text:p></draw:text-box></draw:frame><draw:g text:anchor-type="paragraph" draw:z-index="314" draw:name="Shape4_14" draw:style-name="Mgr4"><draw:path draw:style-name="Mgr5" draw:text-style-name="MP30" svg:width="0.855cm" svg:height="1.172cm" svg:x="-0.143cm" svg:y="-0.175cm" svg:viewBox="0 0 856 1173" svg:d="M856 1173h-856v-991c0-100 79-182 175-182h505c97 0 176 82 176 182z"><text:p/></draw:path></draw:g><draw:g text:anchor-type="paragraph" draw:z-index="315" draw:name="Shape4_17" draw:style-name="Mgr4"><draw:path draw:style-name="Mgr7" draw:text-style-name="MP3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25" draw:style-name="Mdp1">
      <style:header>
        <text:p text:style-name="MP39"><draw:line text:anchor-type="paragraph" draw:z-index="311" draw:name="Shape3_5" draw:style-name="Mgr3" draw:text-style-name="MP26" svg:x1="17.597cm" svg:y1="0.383cm" svg:x2="19.595cm" svg:y2="0.383cm"><text:p/></draw:line><text:span text:style-name="MT27">Nombres entiers et décimaux : </text:span><text:span text:style-name="Character_5f_20_5f_style"><text:span text:style-name="MT32">×</text:span></text:span><text:span text:style-name="MT33"> 10, 100, 1000</text:span></text:p>
      </style:header>
      <style:header-left>
        <text:p text:style-name="MP39"><draw:line text:anchor-type="paragraph" draw:z-index="312" draw:name="Shape3_6" draw:style-name="Mgr3" draw:text-style-name="MP26" svg:x1="17.597cm" svg:y1="0.383cm" svg:x2="19.595cm" svg:y2="0.383cm"><text:p/></draw:line><text:span text:style-name="MT27">Nombres entiers et décimaux : </text:span><text:span text:style-name="Character_5f_20_5f_style"><text:span text:style-name="MT32">×</text:span></text:span><text:span text:style-name="MT33"> 10, 100, 1000</text:span></text:p>
      </style:header-left>
      <style:footer>
        <text:p text:style-name="MP32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40"><text:span text:style-name="MT29">N</text:span><text:span text:style-name="MT30">ombres entiers et décimaux : </text:span><text:span text:style-name="Character_5f_20_5f_style"><text:span text:style-name="MT32">×</text:span></text:span><text:span text:style-name="MT34"> <text:s/>10, 100, 1000</text:span></text:p></draw:text-box></draw:frame></text:p>
      </style:footer>
    </style:master-page>
    <style:master-page style:name="_31__5f_1_5f_SERIE_5f_N_5f_GAUCHE_5f_ET_5f_DROITE_5f_1COL" style:display-name="1_1_SERIE_N_GAUCHE_ET_DROITE_1COL" style:page-layout-name="Mpm26" draw:style-name="Mdp1">
      <style:header>
        <text:p text:style-name="Header"><text:s/><text:span text:style-name="MT8">Calculer</text:span> : <text:span text:style-name="MT8">Additionner et soustraire</text:span></text:p>
      </style:header>
      <style:header-left>
        <text:p text:style-name="Header"><text:s/><text:span text:style-name="MT8">Calculer</text:span> : <text:span text:style-name="MT8">Additionner et soustraire</text:span></text:p>
      </style:header-left>
      <style:footer>
        <text:p text:style-name="MP28"><draw:frame draw:style-name="Mfr1" draw:name="Frame62" text:anchor-type="paragraph" svg:y="-0.06cm" draw:z-index="0"><draw:text-box fo:min-height="0.499cm" fo:min-width="3cm"><draw:frame draw:style-name="Mfr2" draw:name="Frame92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34"><text:span text:style-name="MT9">Calculer : additionner et soustraire</text:span><text:span text:style-name="MT10"> </text:span></text:p></draw:text-box></draw:frame><draw:g text:anchor-type="paragraph" draw:z-index="308" draw:name="Shape4_78" draw:style-name="Mgr4"><draw:path draw:style-name="Mgr5" draw:text-style-name="MP3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8"><draw:frame draw:style-name="Mfr1" draw:name="Frame238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34"><text:span text:style-name="MT9">Calculer</text:span><text:span text:style-name="MT10"> : </text:span><text:span text:style-name="MT9">additionner et soustraire</text:span></text:p></draw:text-box></draw:frame><draw:g text:anchor-type="paragraph" draw:z-index="309" draw:name="Shape4_18" draw:style-name="Mgr4"><draw:path draw:style-name="Mgr7" draw:text-style-name="MP35" svg:width="0.855cm" svg:height="1.172cm" svg:x="-0.143cm" svg:y="-0.175cm" svg:viewBox="0 0 856 1173" svg:d="M856 1173h-856v-991c0-100 79-182 175-182h505c97 0 176 82 176 182z"><text:p/></draw:path></draw:g><draw:g text:anchor-type="paragraph" draw:z-index="310" draw:name="Shape4_110" draw:style-name="Mgr4"><draw:path draw:style-name="Mgr5" draw:text-style-name="MP3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25" draw:style-name="Mdp1">
      <style:header>
        <text:p text:style-name="MP41"><draw:line text:anchor-type="paragraph" draw:z-index="304" draw:name="Shape3_4" draw:style-name="Mgr3" draw:text-style-name="MP26" svg:x1="6.842cm" svg:y1="0.431cm" svg:x2="20.496cm" svg:y2="0.36cm"><text:p/></draw:line>Numération</text:p>
      </style:header>
      <style:header-left>
        <text:p text:style-name="MP42"><draw:g text:anchor-type="paragraph" draw:z-index="306" draw:name="Shape4_8" draw:style-name="Mgr8"><draw:path draw:style-name="Mgr5" draw:text-style-name="MP30" svg:width="0.855cm" svg:height="1.172cm" svg:x="18.321cm" svg:y="27.525cm" svg:viewBox="0 0 856 1173" svg:d="M856 1173h-856v-991c0-100 79-182 175-182h505c97 0 176 82 176 182z"><text:p/></draw:path></draw:g><draw:line text:anchor-type="paragraph" draw:z-index="307" draw:name="Shape3_11" draw:style-name="Mgr3" draw:text-style-name="MP26" svg:x1="6.842cm" svg:y1="0.431cm" svg:x2="20.496cm" svg:y2="0.36cm"><text:p/></draw:line>Numération</text:p>
      </style:header-left>
      <style:footer>
        <text:h text:style-name="_5f_Footer_20_page_20_paire_20__28_G_29_" text:outline-level="1"><draw:frame draw:style-name="Mfr3" draw:name="Frame135" text:anchor-type="paragraph" svg:x="0.945cm" svg:y="-0.06cm" draw:z-index="0"><draw:text-box fo:min-height="0.499cm" fo:min-width="7.096cm"><text:p text:style-name="Footer"><text:span text:style-name="MT35">N</text:span>ombres entiers et décimaux : numération</text:p></draw:text-box></draw:frame><draw:g text:anchor-type="paragraph" draw:z-index="305" draw:name="Shape4_42" draw:style-name="Mgr4"><draw:path draw:style-name="Mgr5" draw:text-style-name="MP30" svg:width="0.855cm" svg:height="1.172cm" svg:x="-0.072cm" svg:y="-0.175cm" svg:viewBox="0 0 856 1173" svg:d="M856 1173h-856v-991c0-100 79-182 175-182h505c97 0 176 82 176 182z"><text:p/></draw:path></draw:g><text:page-number text:select-page="current">0</text:page-number></text:h>
      </style:footer>
      <style:footer-left>
        <text:h text:style-name="MP43" text:outline-level="1"><draw:frame draw:style-name="Mfr3" draw:name="Frame42" text:anchor-type="paragraph" svg:x="10.091cm" svg:y="0.009cm" draw:z-index="0"><draw:text-box fo:min-height="0.499cm" fo:min-width="7.096cm"><text:p text:style-name="MP44"><text:span text:style-name="MT35">N</text:span>ombres entiers et décimaux : numération</text:p></draw:text-box></draw:frame><text:page-number text:select-page="current">0</text:page-number></text:h>
      </style:footer-left>
    </style:master-page>
    <style:master-page style:name="_31__5f_4_5f_SERIE_5f_N_5f_GAUCHE_5f_ET_5f_DROITE_5f_1COL" style:display-name="1_4_SERIE_N_GAUCHE_ET_DROITE_1COL" style:page-layout-name="Mpm26" draw:style-name="Mdp1">
      <style:header>
        <text:p text:style-name="Header"><text:s/><text:span text:style-name="MT8">Calculer</text:span> : <text:span text:style-name="MT8">Additionner et soustraire</text:span></text:p>
      </style:header>
      <style:header-left>
        <text:p text:style-name="Header"><text:s/><text:span text:style-name="MT8">Calculer</text:span> : <text:span text:style-name="MT8">Additionner et soustraire</text:span></text:p>
      </style:header-left>
      <style:footer>
        <text:p text:style-name="MP28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34"><text:span text:style-name="MT9">Calculer : additionner et soustraire</text:span><text:span text:style-name="MT10"> </text:span></text:p></draw:text-box></draw:frame><draw:g text:anchor-type="paragraph" draw:z-index="301" draw:name="Shape4_7" draw:style-name="Mgr4"><draw:path draw:style-name="Mgr5" draw:text-style-name="MP3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8"><draw:frame draw:style-name="Mfr1" draw:name="Frame202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34"><text:span text:style-name="MT9">Calculer</text:span><text:span text:style-name="MT10"> : </text:span><text:span text:style-name="MT9">additionner et soustraire</text:span></text:p></draw:text-box></draw:frame><draw:g text:anchor-type="paragraph" draw:z-index="302" draw:name="Shape4_20" draw:style-name="Mgr4"><draw:path draw:style-name="Mgr5" draw:text-style-name="MP30" svg:width="0.855cm" svg:height="1.172cm" svg:x="-0.143cm" svg:y="-0.175cm" svg:viewBox="0 0 856 1173" svg:d="M856 1173h-856v-991c0-100 79-182 175-182h505c97 0 176 82 176 182z"><text:p/></draw:path></draw:g><draw:g text:anchor-type="paragraph" draw:z-index="303" draw:name="Shape4_21" draw:style-name="Mgr4"><draw:path draw:style-name="Mgr7" draw:text-style-name="MP3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25" draw:style-name="Mdp1">
      <style:header>
        <text:p text:style-name="MP45"><draw:line text:anchor-type="paragraph" draw:z-index="298" draw:name="Shape3_13" draw:style-name="Mgr3" draw:text-style-name="MP26" svg:x1="18.701cm" svg:y1="0.36cm" svg:x2="20.497cm" svg:y2="0.36cm"><text:p/></draw:line><text:span text:style-name="MT36">Nombres entiers et décimaux</text:span> : <text:span text:style-name="MT36">Comparer, encadrer</text:span></text:p>
      </style:header>
      <style:header-left>
        <text:p text:style-name="MP45"><draw:line text:anchor-type="paragraph" draw:z-index="300" draw:name="Shape3_15" draw:style-name="Mgr3" draw:text-style-name="MP26" svg:x1="18.701cm" svg:y1="0.36cm" svg:x2="20.497cm" svg:y2="0.36cm"><text:p/></draw:line><text:span text:style-name="MT36">Nombres entiers et décimaux</text:span> : <text:span text:style-name="MT36">Comparer, encadrer</text:span></text:p>
      </style:header-left>
      <style:footer>
        <text:p text:style-name="MP32"><draw:frame draw:style-name="Mfr1" draw:name="Frame112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29"><draw:g text:anchor-type="paragraph" draw:z-index="299" draw:name="Shape4_19" draw:style-name="Mgr4"><draw:path draw:style-name="Mgr5" draw:text-style-name="MP3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35">N</text:span>ombres entiers et décimaux : comparer, encadrer</text:p></draw:text-box></draw:frame></text:p>
      </style:footer>
    </style:master-page>
    <style:master-page style:name="_32__5f_1_5f_SERIE_5f_N_5f_GAUCHE_5f_ET_5f_DROITE_5f_1COL" style:display-name="2_1_SERIE_N_GAUCHE_ET_DROITE_1COL" style:page-layout-name="Mpm26" draw:style-name="Mdp1">
      <style:header>
        <text:p text:style-name="Header"><text:s/><text:span text:style-name="MT8">Calculer</text:span> : <text:span text:style-name="MT8">Additionner et soustraire</text:span></text:p>
      </style:header>
      <style:header-left>
        <text:p text:style-name="Header"><text:s/><text:span text:style-name="MT8">Calculer</text:span> : <text:span text:style-name="MT8">Additionner et soustraire</text:span></text:p>
      </style:header-left>
      <style:footer>
        <text:p text:style-name="MP28"><draw:frame draw:style-name="Mfr1" draw:name="Frame531" text:anchor-type="paragraph" svg:y="-0.06cm" draw:z-index="0"><draw:text-box fo:min-height="0.499cm" fo:min-width="3cm"><draw:frame draw:style-name="Mfr2" draw:name="Frame57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34"><text:span text:style-name="MT9">Calculer : additionner et soustraire</text:span><text:span text:style-name="MT10"> </text:span></text:p></draw:text-box></draw:frame><draw:g text:anchor-type="paragraph" draw:z-index="295" draw:name="Shape4_24" draw:style-name="Mgr4"><draw:path draw:style-name="Mgr5" draw:text-style-name="MP3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8"><draw:frame draw:style-name="Mfr1" draw:name="Frame58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34"><text:span text:style-name="MT9">Calculer</text:span><text:span text:style-name="MT10"> : </text:span><text:span text:style-name="MT9">additionner et soustraire</text:span></text:p></draw:text-box></draw:frame><draw:g text:anchor-type="paragraph" draw:z-index="296" draw:name="Shape4_22" draw:style-name="Mgr4"><draw:path draw:style-name="Mgr5" draw:text-style-name="MP30" svg:width="0.855cm" svg:height="1.172cm" svg:x="-0.143cm" svg:y="-0.175cm" svg:viewBox="0 0 856 1173" svg:d="M856 1173h-856v-991c0-100 79-182 175-182h505c97 0 176 82 176 182z"><text:p/></draw:path></draw:g><draw:g text:anchor-type="paragraph" draw:z-index="297" draw:name="Shape4_25" draw:style-name="Mgr4"><draw:path draw:style-name="Mgr7" draw:text-style-name="MP3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25" draw:style-name="Mdp1">
      <style:header>
        <text:p text:style-name="MP47"><draw:path text:anchor-type="paragraph" draw:z-index="291" draw:name="Shape1_2" draw:style-name="Mgr9" draw:text-style-name="MP25" svg:width="4.329cm" svg:height="2.238cm" svg:x="-1.8cm" svg:y="-8.982cm" svg:viewBox="0 0 4330 2239" svg:d="M0 2239l3984-288c209-15 363-167 345-342l-170-1609h-4159z"><text:p/></draw:path><draw:line text:anchor-type="paragraph" draw:z-index="292" draw:name="Shape3_10" draw:style-name="Mgr3" draw:text-style-name="MP26" svg:x1="15.337cm" svg:y1="0.36cm" svg:x2="20.496cm" svg:y2="0.36cm"><text:p/></draw:line><text:span text:style-name="MT37">Fractions</text:span> : <text:span text:style-name="MT37">Représentation géométrique</text:span></text:p>
      </style:header>
      <style:header-left>
        <text:p text:style-name="MP47"><draw:path text:anchor-type="paragraph" draw:z-index="293" draw:name="Shape1_10" draw:style-name="Mgr9" draw:text-style-name="MP25" svg:width="4.329cm" svg:height="2.238cm" svg:x="-1.8cm" svg:y="-8.982cm" svg:viewBox="0 0 4330 2239" svg:d="M0 2239l3984-288c209-15 363-167 345-342l-170-1609h-4159z"><text:p/></draw:path><draw:line text:anchor-type="paragraph" draw:z-index="294" draw:name="Shape3_14" draw:style-name="Mgr3" draw:text-style-name="MP26" svg:x1="15.337cm" svg:y1="0.36cm" svg:x2="20.496cm" svg:y2="0.36cm"><text:p/></draw:line><text:span text:style-name="MT37">Fractions</text:span> : <text:span text:style-name="MT37">Représentation géométrique</text:span></text:p>
      </style:header-left>
      <style:footer>
        <text:p text:style-name="MP32"><draw:frame draw:style-name="Mfr1" draw:name="Frame551" text:anchor-type="paragraph" svg:y="-0.06cm" draw:z-index="0"><draw:text-box fo:min-height="0.499cm" fo:min-width="7.096cm"><draw:frame draw:style-name="Mfr2" draw:name="Frame56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48"><text:span text:style-name="MT35">F</text:span>ractions : Représentation géométrique</text:p></draw:text-box></draw:frame></text:p>
      </style:footer>
    </style:master-page>
    <style:master-page style:name="_32__5f_2_5f_SERIE_5f_N_5f_GAUCHE_5f_ET_5f_DROITE_5f_1COL" style:display-name="2_2_SERIE_N_GAUCHE_ET_DROITE_1COL" style:page-layout-name="Mpm26" draw:style-name="Mdp1">
      <style:header>
        <text:p text:style-name="Header"><text:s/><text:span text:style-name="MT8">Calculer</text:span> : <text:span text:style-name="MT8">Additionner et soustraire</text:span></text:p>
      </style:header>
      <style:header-left>
        <text:p text:style-name="Header"><text:s/><text:span text:style-name="MT8">Calculer</text:span> : <text:span text:style-name="MT8">Additionner et soustraire</text:span></text:p>
      </style:header-left>
      <style:footer>
        <text:p text:style-name="MP28"><draw:frame draw:style-name="Mfr1" draw:name="Frame64" text:anchor-type="paragraph" svg:y="-0.06cm" draw:z-index="0"><draw:text-box fo:min-height="0.499cm" fo:min-width="3cm"><draw:frame draw:style-name="Mfr2" draw:name="Frame65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34"><text:span text:style-name="MT9">Calculer : additionner et soustraire</text:span><text:span text:style-name="MT10"> </text:span></text:p></draw:text-box></draw:frame><draw:g text:anchor-type="paragraph" draw:z-index="288" draw:name="Shape4_27" draw:style-name="Mgr4"><draw:path draw:style-name="Mgr5" draw:text-style-name="MP3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8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34"><text:span text:style-name="MT9">Calculer</text:span><text:span text:style-name="MT10"> : </text:span><text:span text:style-name="MT9">additionner et soustraire</text:span></text:p></draw:text-box></draw:frame><draw:g text:anchor-type="paragraph" draw:z-index="289" draw:name="Shape4_28" draw:style-name="Mgr4"><draw:path draw:style-name="Mgr7" draw:text-style-name="MP35" svg:width="0.855cm" svg:height="1.172cm" svg:x="-0.143cm" svg:y="-0.175cm" svg:viewBox="0 0 856 1173" svg:d="M856 1173h-856v-991c0-100 79-182 175-182h505c97 0 176 82 176 182z"><text:p/></draw:path></draw:g><draw:g text:anchor-type="paragraph" draw:z-index="290" draw:name="Shape4_23" draw:style-name="Mgr4"><draw:path draw:style-name="Mgr5" draw:text-style-name="MP3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25" draw:style-name="Mdp1">
      <style:header>
        <text:p text:style-name="MP49"><draw:path text:anchor-type="paragraph" draw:z-index="283" draw:name="Shape1_4" draw:style-name="Mgr9" draw:text-style-name="MP25" svg:width="4.329cm" svg:height="2.238cm" svg:x="-1.8cm" svg:y="-8.982cm" svg:viewBox="0 0 4330 2239" svg:d="M0 2239l3984-288c209-15 363-167 345-342l-170-1609h-4159z"><text:p/></draw:path><draw:line text:anchor-type="paragraph" draw:z-index="284" draw:name="Shape3_7" draw:style-name="Mgr3" draw:text-style-name="MP26" svg:x1="12.876cm" svg:y1="0.392cm" svg:x2="20.496cm" svg:y2="0.36cm"><text:p/></draw:line><text:span text:style-name="MT38">Fractions</text:span> : <text:span text:style-name="MT38">Vocabulaire et sens</text:span></text:p>
      </style:header>
      <style:header-left>
        <text:p text:style-name="MP49"><draw:path text:anchor-type="paragraph" draw:z-index="286" draw:name="Shape1_7" draw:style-name="Mgr9" draw:text-style-name="MP25" svg:width="4.329cm" svg:height="2.238cm" svg:x="-1.8cm" svg:y="-8.982cm" svg:viewBox="0 0 4330 2239" svg:d="M0 2239l3984-288c209-15 363-167 345-342l-170-1609h-4159z"><text:p/></draw:path><draw:line text:anchor-type="paragraph" draw:z-index="287" draw:name="Shape3_8" draw:style-name="Mgr3" draw:text-style-name="MP26" svg:x1="12.876cm" svg:y1="0.392cm" svg:x2="20.496cm" svg:y2="0.36cm"><text:p/></draw:line><text:span text:style-name="MT38">Fractions</text:span> : <text:span text:style-name="MT38">Vocabulaire et sens</text:span></text:p>
      </style:header-left>
      <style:footer>
        <text:p text:style-name="MP32"><draw:frame draw:style-name="Mfr1" draw:name="Frame59" text:anchor-type="paragraph" svg:y="-0.06cm" draw:z-index="0"><draw:text-box fo:min-height="0.499cm" fo:min-width="7.096cm"><draw:frame draw:style-name="Mfr2" draw:name="Frame60" text:anchor-type="frame" svg:x="0.45cm" svg:y="0.079cm" svg:width="0.817cm" draw:z-index="0"><draw:text-box fo:min-height="0.355cm"><text:p text:style-name="MP29"><draw:g text:anchor-type="paragraph" draw:z-index="285" draw:name="Shape4_26" draw:style-name="Mgr4"><draw:path draw:style-name="Mgr5" draw:text-style-name="MP3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0"><text:span text:style-name="MT35">F</text:span>ractions : Vocabulaire et sens</text:p></draw:text-box></draw:frame></text:p>
      </style:footer>
    </style:master-page>
    <style:master-page style:name="_32__5f_3_5f_SERIE_5f_N_5f_GAUCHE_5f_ET_5f_DROITE_5f_1COL" style:display-name="2_3_SERIE_N_GAUCHE_ET_DROITE_1COL" style:page-layout-name="Mpm26" draw:style-name="Mdp1">
      <style:header>
        <text:p text:style-name="Header"><text:s/><text:span text:style-name="MT8">Calculer</text:span> : <text:span text:style-name="MT8">Additionner et soustraire</text:span></text:p>
      </style:header>
      <style:header-left>
        <text:p text:style-name="Header"><text:s/><text:span text:style-name="MT8">Calculer</text:span> : <text:span text:style-name="MT8">Additionner et soustraire</text:span></text:p>
      </style:header-left>
      <style:footer>
        <text:p text:style-name="MP28"><draw:frame draw:style-name="Mfr1" draw:name="Frame68" text:anchor-type="paragraph" svg:y="-0.06cm" draw:z-index="0"><draw:text-box fo:min-height="0.499cm" fo:min-width="3cm"><draw:frame draw:style-name="Mfr2" draw:name="Frame69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34"><text:span text:style-name="MT9">Calculer : additionner et soustraire</text:span><text:span text:style-name="MT10"> </text:span></text:p></draw:text-box></draw:frame><draw:g text:anchor-type="paragraph" draw:z-index="280" draw:name="Shape4_29" draw:style-name="Mgr4"><draw:path draw:style-name="Mgr5" draw:text-style-name="MP3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8"><draw:frame draw:style-name="Mfr1" draw:name="Frame9" text:anchor-type="paragraph" svg:y="-0.06cm" draw:z-index="0"><draw:text-box fo:min-height="0.499cm" fo:min-width="3cm"><draw:frame draw:style-name="Mfr2" draw:name="Frame278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34"><text:span text:style-name="MT9">Calculer</text:span><text:span text:style-name="MT10"> : </text:span><text:span text:style-name="MT9">additionner et soustraire</text:span></text:p></draw:text-box></draw:frame><draw:g text:anchor-type="paragraph" draw:z-index="281" draw:name="Shape4_31" draw:style-name="Mgr4"><draw:path draw:style-name="Mgr7" draw:text-style-name="MP35" svg:width="0.855cm" svg:height="1.172cm" svg:x="-0.143cm" svg:y="-0.175cm" svg:viewBox="0 0 856 1173" svg:d="M856 1173h-856v-991c0-100 79-182 175-182h505c97 0 176 82 176 182z"><text:p/></draw:path></draw:g><draw:g text:anchor-type="paragraph" draw:z-index="282" draw:name="Shape4_32" draw:style-name="Mgr4"><draw:path draw:style-name="Mgr5" draw:text-style-name="MP3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25" draw:style-name="Mdp1">
      <style:header>
        <text:p text:style-name="MP51"><draw:line text:anchor-type="paragraph" draw:z-index="277" draw:name="Shape3_24" draw:style-name="Mgr3" draw:text-style-name="MP26" svg:x1="11.52cm" svg:y1="0.376cm" svg:x2="20.496cm" svg:y2="0.36cm"><text:p/></draw:line><text:span text:style-name="MT39">Fractions</text:span> : <text:span text:style-name="MT39">Droite graduée</text:span></text:p>
      </style:header>
      <style:header-left>
        <text:p text:style-name="MP51"><draw:line text:anchor-type="paragraph" draw:z-index="279" draw:name="Shape3_28" draw:style-name="Mgr3" draw:text-style-name="MP26" svg:x1="11.52cm" svg:y1="0.376cm" svg:x2="20.496cm" svg:y2="0.36cm"><text:p/></draw:line><text:span text:style-name="MT39">Fractions</text:span> : <text:span text:style-name="MT39">Droite graduée</text:span></text:p>
      </style:header-left>
      <style:footer>
        <text:p text:style-name="MP32"><draw:frame draw:style-name="Mfr1" draw:name="Frame66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29"><draw:g text:anchor-type="paragraph" draw:z-index="278" draw:name="Shape4_30" draw:style-name="Mgr4"><draw:path draw:style-name="Mgr5" draw:text-style-name="MP3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2"><text:span text:style-name="MT35">F</text:span>ractions : Droite graduée</text:p></draw:text-box></draw:frame></text:p>
      </style:footer>
    </style:master-page>
    <style:master-page style:name="_32__5f_4_5f_SERIE_5f_N_5f_GAUCHE_5f_ET_5f_DROITE_5f_1COL" style:display-name="2_4_SERIE_N_GAUCHE_ET_DROITE_1COL" style:page-layout-name="Mpm26" draw:style-name="Mdp1">
      <style:header>
        <text:p text:style-name="Header"><text:s/><text:span text:style-name="MT8">Calculer</text:span> : <text:span text:style-name="MT8">Additionner et soustraire</text:span></text:p>
      </style:header>
      <style:header-left>
        <text:p text:style-name="Header"><text:s/><text:span text:style-name="MT8">Calculer</text:span> : <text:span text:style-name="MT8">Additionner et soustraire</text:span></text:p>
      </style:header-left>
      <style:footer>
        <text:p text:style-name="MP28"><draw:frame draw:style-name="Mfr1" draw:name="Frame67" text:anchor-type="paragraph" svg:y="-0.06cm" draw:z-index="0"><draw:text-box fo:min-height="0.499cm" fo:min-width="3cm"><draw:frame draw:style-name="Mfr2" draw:name="Frame74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34"><text:span text:style-name="MT9">Calculer : additionner et soustraire</text:span><text:span text:style-name="MT10"> </text:span></text:p></draw:text-box></draw:frame><draw:g text:anchor-type="paragraph" draw:z-index="274" draw:name="Shape4_33" draw:style-name="Mgr4"><draw:path draw:style-name="Mgr5" draw:text-style-name="MP3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8"><draw:frame draw:style-name="Mfr1" draw:name="Frame75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34"><text:span text:style-name="MT9">Calculer</text:span><text:span text:style-name="MT10"> : </text:span><text:span text:style-name="MT9">additionner et soustraire</text:span></text:p></draw:text-box></draw:frame><draw:g text:anchor-type="paragraph" draw:z-index="275" draw:name="Shape4_35" draw:style-name="Mgr4"><draw:path draw:style-name="Mgr5" draw:text-style-name="MP30" svg:width="0.855cm" svg:height="1.172cm" svg:x="-0.143cm" svg:y="-0.175cm" svg:viewBox="0 0 856 1173" svg:d="M856 1173h-856v-991c0-100 79-182 175-182h505c97 0 176 82 176 182z"><text:p/></draw:path></draw:g><draw:g text:anchor-type="paragraph" draw:z-index="276" draw:name="Shape4_36" draw:style-name="Mgr4"><draw:path draw:style-name="Mgr7" draw:text-style-name="MP3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25" draw:style-name="Mdp1">
      <style:header>
        <text:p text:style-name="MP53"><draw:line text:anchor-type="paragraph" draw:z-index="271" draw:name="Shape3_9" draw:style-name="Mgr3" draw:text-style-name="MP26" svg:x1="17.736cm" svg:y1="0.376cm" svg:x2="20.496cm" svg:y2="0.36cm"><text:p/></draw:line><text:span text:style-name="MT40">Fractions</text:span> : <text:span text:style-name="MT40">Fractions, décimaux et comparaison</text:span></text:p>
      </style:header>
      <style:header-left>
        <text:p text:style-name="MP53"><draw:line text:anchor-type="paragraph" draw:z-index="273" draw:name="Shape3_25" draw:style-name="Mgr3" draw:text-style-name="MP26" svg:x1="17.736cm" svg:y1="0.376cm" svg:x2="20.496cm" svg:y2="0.36cm"><text:p/></draw:line><text:span text:style-name="MT40">Fractions</text:span> : <text:span text:style-name="MT40">Fractions, décimaux et comparaison</text:span></text:p>
      </style:header-left>
      <style:footer>
        <text:p text:style-name="MP32"><draw:frame draw:style-name="Mfr1" draw:name="Frame70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29"><draw:g text:anchor-type="paragraph" draw:z-index="272" draw:name="Shape4_34" draw:style-name="Mgr4"><draw:path draw:style-name="Mgr5" draw:text-style-name="MP3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<text:span text:style-name="MT35">F</text:span>ractions : fractions, décimaux et comparaison</text:p></draw:text-box></draw:frame></text:p>
      </style:footer>
    </style:master-page>
    <style:master-page style:name="_32__5f_5_5f_SERIE_5f_N_5f_GAUCHE_5f_ET_5f_DROITE_5f_1COL" style:display-name="2_5_SERIE_N_GAUCHE_ET_DROITE_1COL" style:page-layout-name="Mpm26" draw:style-name="Mdp1">
      <style:header>
        <text:p text:style-name="Header"><text:s/><text:span text:style-name="MT8">Calculer</text:span> : <text:span text:style-name="MT8">Additionner et soustraire</text:span></text:p>
      </style:header>
      <style:header-left>
        <text:p text:style-name="Header"><text:s/><text:span text:style-name="MT8">Calculer</text:span> : <text:span text:style-name="MT8">Additionner et soustraire</text:span></text:p>
      </style:header-left>
      <style:footer>
        <text:p text:style-name="MP28"><draw:frame draw:style-name="Mfr1" draw:name="Frame73" text:anchor-type="paragraph" svg:y="-0.06cm" draw:z-index="0"><draw:text-box fo:min-height="0.499cm" fo:min-width="3cm"><draw:frame draw:style-name="Mfr2" draw:name="Frame78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34"><text:span text:style-name="MT9">Calculer : additionner et soustraire</text:span><text:span text:style-name="MT10"> </text:span></text:p></draw:text-box></draw:frame><draw:g text:anchor-type="paragraph" draw:z-index="268" draw:name="Shape4_37" draw:style-name="Mgr4"><draw:path draw:style-name="Mgr5" draw:text-style-name="MP3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8"><draw:frame draw:style-name="Mfr1" draw:name="Frame79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34"><text:span text:style-name="MT9">Calculer</text:span><text:span text:style-name="MT10"> : </text:span><text:span text:style-name="MT9">additionner et soustraire</text:span></text:p></draw:text-box></draw:frame><draw:g text:anchor-type="paragraph" draw:z-index="269" draw:name="Shape4_39" draw:style-name="Mgr4"><draw:path draw:style-name="Mgr7" draw:text-style-name="MP35" svg:width="0.855cm" svg:height="1.172cm" svg:x="-0.143cm" svg:y="-0.175cm" svg:viewBox="0 0 856 1173" svg:d="M856 1173h-856v-991c0-100 79-182 175-182h505c97 0 176 82 176 182z"><text:p/></draw:path></draw:g><draw:g text:anchor-type="paragraph" draw:z-index="270" draw:name="Shape4_40" draw:style-name="Mgr4"><draw:path draw:style-name="Mgr5" draw:text-style-name="MP3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25" draw:style-name="Mdp1">
      <style:header>
        <text:p text:style-name="MP55"><draw:path text:anchor-type="paragraph" draw:z-index="263" draw:name="Shape1_1" draw:style-name="Mgr9" draw:text-style-name="MP25" svg:width="4.329cm" svg:height="2.238cm" svg:x="-1.5cm" svg:y="-7.4cm" svg:viewBox="0 0 4330 2239" svg:d="M0 2239l3984-288c209-15 363-167 345-342l-170-1609h-4159z"><text:p/></draw:path><draw:line text:anchor-type="paragraph" draw:z-index="264" draw:name="Shape3_2" draw:style-name="Mgr3" draw:text-style-name="MP26" svg:x1="10.37cm" svg:y1="0.365cm" svg:x2="20.496cm" svg:y2="0.36cm"><text:p/></draw:line><text:span text:style-name="MT41">Fractions</text:span> : <text:span text:style-name="MT41">Opérations</text:span> </text:p>
      </style:header>
      <style:header-left>
        <text:p text:style-name="MP55"><draw:path text:anchor-type="paragraph" draw:z-index="266" draw:name="Shape1_8" draw:style-name="Mgr9" draw:text-style-name="MP25" svg:width="4.329cm" svg:height="2.238cm" svg:x="-1.5cm" svg:y="-7.4cm" svg:viewBox="0 0 4330 2239" svg:d="M0 2239l3984-288c209-15 363-167 345-342l-170-1609h-4159z"><text:p/></draw:path><draw:line text:anchor-type="paragraph" draw:z-index="267" draw:name="Shape3_26" draw:style-name="Mgr3" draw:text-style-name="MP26" svg:x1="10.37cm" svg:y1="0.365cm" svg:x2="20.496cm" svg:y2="0.36cm"><text:p/></draw:line><text:span text:style-name="MT41">Fractions</text:span> : <text:span text:style-name="MT41">Opérations</text:span> </text:p>
      </style:header-left>
      <style:footer>
        <text:p text:style-name="MP32"><draw:frame draw:style-name="Mfr1" draw:name="Frame51111111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29"><draw:g text:anchor-type="paragraph" draw:z-index="265" draw:name="Shape4_38" draw:style-name="Mgr4"><draw:path draw:style-name="Mgr5" draw:text-style-name="MP3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35">F</text:span>ractions : Opérations</text:p></draw:text-box></draw:frame></text:p>
      </style:footer>
    </style:master-page>
    <style:master-page style:name="_32__5f_6_5f_SERIE_5f_N_5f_GAUCHE_5f_ET_5f_DROITE_5f_1COL" style:display-name="2_6_SERIE_N_GAUCHE_ET_DROITE_1COL" style:page-layout-name="Mpm26" draw:style-name="Mdp1">
      <style:header>
        <text:p text:style-name="Header"><text:s/><text:span text:style-name="MT8">Calculer</text:span> : <text:span text:style-name="MT8">Additionner et soustraire</text:span></text:p>
      </style:header>
      <style:header-left>
        <text:p text:style-name="Header"><text:s/><text:span text:style-name="MT8">Calculer</text:span> : <text:span text:style-name="MT8">Additionner et soustraire</text:span></text:p>
      </style:header-left>
      <style:footer>
        <text:p text:style-name="MP28"><draw:frame draw:style-name="Mfr1" draw:name="Frame77" text:anchor-type="paragraph" svg:y="-0.06cm" draw:z-index="0"><draw:text-box fo:min-height="0.499cm" fo:min-width="3cm"><draw:frame draw:style-name="Mfr2" draw:name="Frame84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34"><text:span text:style-name="MT9">Calculer : additionner et soustraire</text:span><text:span text:style-name="MT10"> </text:span></text:p></draw:text-box></draw:frame><draw:g text:anchor-type="paragraph" draw:z-index="260" draw:name="Shape4_41" draw:style-name="Mgr4"><draw:path draw:style-name="Mgr5" draw:text-style-name="MP3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8"><draw:frame draw:style-name="Mfr1" draw:name="Frame85" text:anchor-type="paragraph" svg:y="-0.06cm" draw:z-index="0"><draw:text-box fo:min-height="0.499cm" fo:min-width="3cm"><draw:frame draw:style-name="Mfr2" draw:name="Frame611111111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34"><text:span text:style-name="MT9">Calculer</text:span><text:span text:style-name="MT10"> : </text:span><text:span text:style-name="MT9">additionner et soustraire</text:span></text:p></draw:text-box></draw:frame><draw:g text:anchor-type="paragraph" draw:z-index="261" draw:name="Shape4_44" draw:style-name="Mgr4"><draw:path draw:style-name="Mgr5" draw:text-style-name="MP30" svg:width="0.855cm" svg:height="1.172cm" svg:x="-0.143cm" svg:y="-0.175cm" svg:viewBox="0 0 856 1173" svg:d="M856 1173h-856v-991c0-100 79-182 175-182h505c97 0 176 82 176 182z"><text:p/></draw:path></draw:g><draw:g text:anchor-type="paragraph" draw:z-index="262" draw:name="Shape4_45" draw:style-name="Mgr4"><draw:path draw:style-name="Mgr7" draw:text-style-name="MP3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G_5f_GAUCHE_5f_ET_5f_DROITE_5f_2COL" style:display-name="2_6_SERIE_G_GAUCHE_ET_DROITE_2COL" style:page-layout-name="Mpm25" draw:style-name="Mdp1">
      <style:header>
        <text:p text:style-name="MP57"><draw:path text:anchor-type="paragraph" draw:z-index="257" draw:name="Shape1_5" draw:style-name="Mgr9" draw:text-style-name="MP25" svg:width="4.329cm" svg:height="2.238cm" svg:x="-1.5cm" svg:y="-1.001cm" svg:viewBox="0 0 4330 2239" svg:d="M0 2239l3984-288c209-15 363-167 345-342l-170-1609h-4159z"><text:p/></draw:path><draw:line text:anchor-type="paragraph" draw:z-index="258" draw:name="Shape3_21" draw:style-name="Mgr3" draw:text-style-name="MP26" svg:x1="10.308cm" svg:y1="0.388cm" svg:x2="20.496cm" svg:y2="0.36cm"><text:p/></draw:line><text:span text:style-name="MT42">Fractions</text:span><text:span text:style-name="MT27"> : </text:span><text:span text:style-name="MT43">Problèmes</text:span><text:span text:style-name="MT27"> </text:span></text:p>
      </style:header>
      <style:footer>
        <text:p text:style-name="MP32"><draw:frame draw:style-name="Mfr1" draw:name="Frame48" text:anchor-type="paragraph" svg:y="-0.06cm" draw:z-index="0"><draw:text-box fo:min-height="0.499cm" fo:min-width="7.096cm"><draw:frame draw:style-name="Mfr2" draw:name="Frame49" text:anchor-type="frame" svg:x="0.45cm" svg:y="0.079cm" svg:width="0.817cm" draw:z-index="0"><draw:text-box fo:min-height="0.355cm"><text:p text:style-name="MP29"><draw:g text:anchor-type="paragraph" draw:z-index="259" draw:name="Shape4_258" draw:style-name="Mgr4"><draw:path draw:style-name="Mgr5" draw:text-style-name="MP3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8"><text:span text:style-name="MT35">F</text:span>ractions : Problèmes</text:p></draw:text-box></draw:frame></text:p>
      </style:footer>
    </style:master-page>
    <style:master-page style:name="_32__5f_6_5f_SERIE_5f_N_5f_GAUCHE_5f_ET_5f_DROITE_5f_2COL" style:display-name="2_6_SERIE_N_GAUCHE_ET_DROITE_2COL" style:page-layout-name="Mpm25" draw:style-name="Mdp1">
      <style:header>
        <text:p text:style-name="MP59"><draw:line text:anchor-type="paragraph" draw:z-index="252" draw:name="Shape3_12" draw:style-name="Mgr3" draw:text-style-name="MP26" svg:x1="10.308cm" svg:y1="0.388cm" svg:x2="20.496cm" svg:y2="0.36cm"><text:p/></draw:line><draw:path text:anchor-type="paragraph" draw:z-index="253" draw:name="Shape1_6" draw:style-name="Mgr9" draw:text-style-name="MP25" svg:width="4.329cm" svg:height="2.238cm" svg:x="-1.5cm" svg:y="-1.001cm" svg:viewBox="0 0 4330 2239" svg:d="M0 2239l3984-288c209-15 363-167 345-342l-170-1609h-4159z"><text:p/></draw:path><text:span text:style-name="MT42">Fractions</text:span><text:span text:style-name="MT27"> : </text:span><text:span text:style-name="MT43">Problèmes</text:span><text:span text:style-name="MT27"> </text:span></text:p>
      </style:header>
      <style:header-left>
        <text:p text:style-name="MP59"><draw:line text:anchor-type="paragraph" draw:z-index="255" draw:name="Shape3_27" draw:style-name="Mgr3" draw:text-style-name="MP26" svg:x1="10.308cm" svg:y1="0.388cm" svg:x2="20.496cm" svg:y2="0.36cm"><text:p/></draw:line><draw:path text:anchor-type="paragraph" draw:z-index="256" draw:name="Shape1_0" draw:style-name="Mgr9" draw:text-style-name="MP25" svg:width="4.329cm" svg:height="2.238cm" svg:x="-1.5cm" svg:y="-1.001cm" svg:viewBox="0 0 4330 2239" svg:d="M0 2239l3984-288c209-15 363-167 345-342l-170-1609h-4159z"><text:p/></draw:path><text:span text:style-name="MT42">Fractions</text:span><text:span text:style-name="MT27"> : </text:span><text:span text:style-name="MT43">Problèmes</text:span><text:span text:style-name="MT27"> </text:span></text:p>
      </style:header-left>
      <style:footer>
        <text:p text:style-name="MP32"><draw:frame draw:style-name="Mfr1" draw:name="Frame76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29"><draw:g text:anchor-type="paragraph" draw:z-index="254" draw:name="Shape4_43" draw:style-name="Mgr4"><draw:path draw:style-name="Mgr5" draw:text-style-name="MP3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8"><text:span text:style-name="MT35">F</text:span>ractions : Problèmes</text:p></draw:text-box></draw:frame></text:p>
      </style:footer>
    </style:master-page>
    <style:master-page style:name="_33__5f_1_5f_SERIE_5f_N_5f_GAUCHE_5f_ET_5f_DROITE_5f_1COL" style:display-name="3_1_SERIE_N_GAUCHE_ET_DROITE_1COL" style:page-layout-name="Mpm26" draw:style-name="Mdp1">
      <style:header>
        <text:p text:style-name="Header"><text:s/><text:span text:style-name="MT8">Calculer</text:span> : <text:span text:style-name="MT8">Additionner et soustraire</text:span></text:p>
      </style:header>
      <style:header-left>
        <text:p text:style-name="Header"><text:s/><text:span text:style-name="MT8">Calculer</text:span> : <text:span text:style-name="MT8">Additionner et soustraire</text:span></text:p>
      </style:header-left>
      <style:footer>
        <text:p text:style-name="MP28"><draw:frame draw:style-name="Mfr1" draw:name="Frame83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34"><text:span text:style-name="MT9">Calculer : additionner et soustraire</text:span><text:span text:style-name="MT10"> </text:span></text:p></draw:text-box></draw:frame><draw:g text:anchor-type="paragraph" draw:z-index="249" draw:name="Shape4_46" draw:style-name="Mgr4"><draw:path draw:style-name="Mgr5" draw:text-style-name="MP3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8"><draw:frame draw:style-name="Mfr1" draw:name="Frame891" text:anchor-type="paragraph" svg:y="-0.06cm" draw:z-index="0"><draw:text-box fo:min-height="0.499cm" fo:min-width="3cm"><draw:frame draw:style-name="Mfr2" draw:name="Frame80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34"><text:span text:style-name="MT9">Calculer</text:span><text:span text:style-name="MT10"> : </text:span><text:span text:style-name="MT9">additionner et soustraire</text:span></text:p></draw:text-box></draw:frame><draw:g text:anchor-type="paragraph" draw:z-index="250" draw:name="Shape4_48" draw:style-name="Mgr4"><draw:path draw:style-name="Mgr5" draw:text-style-name="MP30" svg:width="0.855cm" svg:height="1.172cm" svg:x="-0.143cm" svg:y="-0.175cm" svg:viewBox="0 0 856 1173" svg:d="M856 1173h-856v-991c0-100 79-182 175-182h505c97 0 176 82 176 182z"><text:p/></draw:path></draw:g><draw:g text:anchor-type="paragraph" draw:z-index="251" draw:name="Shape4_261" draw:style-name="Mgr4"><draw:path draw:style-name="Mgr7" draw:text-style-name="MP3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25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32"><draw:frame draw:style-name="Mfr1" draw:name="Frame9111113" text:anchor-type="paragraph" svg:y="-0.06cm" draw:z-index="0"><draw:text-box fo:min-height="0.499cm" fo:min-width="7.096cm"><draw:frame draw:style-name="Mfr2" draw:name="Frame233" text:anchor-type="frame" svg:x="0.45cm" svg:y="0.079cm" svg:width="0.817cm" draw:z-index="0"><draw:text-box fo:min-height="0.355cm"><text:p text:style-name="MP29"><draw:g text:anchor-type="paragraph" draw:z-index="248" draw:name="Shape4_47" draw:style-name="Mgr4"><draw:path draw:style-name="Mgr5" draw:text-style-name="MP3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0"><text:span text:style-name="MT29">calculer</text:span><text:span text:style-name="MT44"> : </text:span><text:span text:style-name="MT29">additionner et soustraire</text:span></text:p></draw:text-box></draw:frame></text:p>
      </style:footer>
    </style:master-page>
    <style:master-page style:name="_33__5f_2_5f_SERIE_5f_N_5f_GAUCHE_5f_ET_5f_DROITE_5f_1COL" style:display-name="3_2_SERIE_N_GAUCHE_ET_DROITE_1COL" style:page-layout-name="Mpm26" draw:style-name="Mdp1">
      <style:header>
        <text:p text:style-name="Header"><text:s/><text:span text:style-name="MT8">Calculer</text:span> : <text:span text:style-name="MT8">Additionner et soustraire</text:span></text:p>
      </style:header>
      <style:header-left>
        <text:p text:style-name="Header"><text:s/><text:span text:style-name="MT8">Calculer</text:span> : <text:span text:style-name="MT8">Additionner et soustraire</text:span></text:p>
      </style:header-left>
      <style:footer>
        <text:p text:style-name="MP28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34"><text:span text:style-name="MT9">Calculer : additionner et soustraire</text:span><text:span text:style-name="MT10"> </text:span></text:p></draw:text-box></draw:frame><draw:g text:anchor-type="paragraph" draw:z-index="245" draw:name="Shape4_50" draw:style-name="Mgr4"><draw:path draw:style-name="Mgr5" draw:text-style-name="MP3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8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34"><text:span text:style-name="MT9">Calculer</text:span><text:span text:style-name="MT10"> : </text:span><text:span text:style-name="MT9">additionner et soustraire</text:span></text:p></draw:text-box></draw:frame><draw:g text:anchor-type="paragraph" draw:z-index="246" draw:name="Shape4_52" draw:style-name="Mgr4"><draw:path draw:style-name="Mgr7" draw:text-style-name="MP35" svg:width="0.855cm" svg:height="1.172cm" svg:x="-0.143cm" svg:y="-0.175cm" svg:viewBox="0 0 856 1173" svg:d="M856 1173h-856v-991c0-100 79-182 175-182h505c97 0 176 82 176 182z"><text:p/></draw:path></draw:g><draw:g text:anchor-type="paragraph" draw:z-index="247" draw:name="Shape4_53" draw:style-name="Mgr4"><draw:path draw:style-name="Mgr5" draw:text-style-name="MP3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25" draw:style-name="Mdp1">
      <style:header>
        <text:p text:style-name="MP61">Calculer : <text:span text:style-name="MT45">Multiplier</text:span> </text:p>
      </style:header>
      <style:header-left>
        <text:p text:style-name="MP61">Calculer : <text:span text:style-name="MT45">Multiplier</text:span> </text:p>
      </style:header-left>
      <style:footer>
        <text:p text:style-name="MP32"><draw:frame draw:style-name="Mfr4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29"><draw:g text:anchor-type="paragraph" draw:z-index="243" draw:name="Shape4_55" draw:style-name="Mgr4"><draw:path draw:style-name="Mgr5" draw:text-style-name="MP3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2"><text:span text:style-name="MT29">calculer</text:span><text:span text:style-name="MT44"> : </text:span><text:span text:style-name="MT46">Multiplier</text:span></text:p></draw:text-box></draw:frame></text:p>
      </style:footer>
      <style:footer-left>
        <text:p text:style-name="MP32"><draw:frame draw:style-name="Mfr4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63"><text:span text:style-name="MT29">calculer</text:span><text:span text:style-name="MT44"> : </text:span><text:span text:style-name="MT46">Multiplier</text:span></text:p></draw:text-box></draw:frame><draw:g text:anchor-type="paragraph" draw:z-index="244" draw:name="Shape4_262" draw:style-name="Mgr4"><draw:path draw:style-name="Mgr5" draw:text-style-name="MP30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26" draw:style-name="Mdp1">
      <style:header>
        <text:p text:style-name="Header"><text:s/><text:span text:style-name="MT8">Calculer</text:span> : <text:span text:style-name="MT8">Additionner et soustraire</text:span></text:p>
      </style:header>
      <style:header-left>
        <text:p text:style-name="Header"><text:s/><text:span text:style-name="MT8">Calculer</text:span> : <text:span text:style-name="MT8">Additionner et soustraire</text:span></text:p>
      </style:header-left>
      <style:footer>
        <text:p text:style-name="MP28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34"><text:span text:style-name="MT9">Calculer : additionner et soustraire</text:span><text:span text:style-name="MT10"> </text:span></text:p></draw:text-box></draw:frame><draw:g text:anchor-type="paragraph" draw:z-index="240" draw:name="Shape4_54" draw:style-name="Mgr4"><draw:path draw:style-name="Mgr5" draw:text-style-name="MP3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8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34"><text:span text:style-name="MT9">Calculer</text:span><text:span text:style-name="MT10"> : </text:span><text:span text:style-name="MT9">additionner et soustraire</text:span></text:p></draw:text-box></draw:frame><draw:g text:anchor-type="paragraph" draw:z-index="241" draw:name="Shape4_57" draw:style-name="Mgr4"><draw:path draw:style-name="Mgr7" draw:text-style-name="MP35" svg:width="0.855cm" svg:height="1.172cm" svg:x="-0.143cm" svg:y="-0.175cm" svg:viewBox="0 0 856 1173" svg:d="M856 1173h-856v-991c0-100 79-182 175-182h505c97 0 176 82 176 182z"><text:p/></draw:path></draw:g><draw:g text:anchor-type="paragraph" draw:z-index="242" draw:name="Shape4_58" draw:style-name="Mgr4"><draw:path draw:style-name="Mgr5" draw:text-style-name="MP3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2COL" style:display-name="3_3_SERIE_N_GAUCHE_ET_DROITE_2COL" style:page-layout-name="Mpm25" draw:style-name="Mdp1">
      <style:header>
        <text:p text:style-name="_5f_Header_20_N_20_page_20_impaire_20__28_D_29_"><text:span text:style-name="MT47">Calculer : </text:span><text:span text:style-name="MT48">Diviser</text:span><text:span text:style-name="MT47"> </text:span></text:p>
      </style:header>
      <style:header-left>
        <text:p text:style-name="_5f_Header_20_N_20_page_20_impaire_20__28_D_29_"><text:span text:style-name="MT47">Calculer : </text:span><text:span text:style-name="MT48">Diviser</text:span><text:span text:style-name="MT47"> </text:span></text:p>
      </style:header-left>
      <style:footer>
        <text:p text:style-name="MP32"><draw:frame draw:style-name="Mfr4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29"><draw:g text:anchor-type="paragraph" draw:z-index="238" draw:name="Shape4_56" draw:style-name="Mgr4"><draw:path draw:style-name="Mgr5" draw:text-style-name="MP3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2"><text:span text:style-name="MT29">calculer</text:span><text:span text:style-name="MT44"> : </text:span><text:span text:style-name="MT49">diviser</text:span></text:p></draw:text-box></draw:frame></text:p>
      </style:footer>
      <style:footer-left>
        <text:p text:style-name="MP32"><draw:frame draw:style-name="Mfr4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63"><text:span text:style-name="MT29">calculer</text:span><text:span text:style-name="MT44"> : </text:span><text:span text:style-name="MT49">diviser</text:span></text:p></draw:text-box></draw:frame><draw:g text:anchor-type="paragraph" draw:z-index="239" draw:name="Shape4_60" draw:style-name="Mgr4"><draw:path draw:style-name="Mgr5" draw:text-style-name="MP30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1COL" style:display-name="3_4_SERIE_N_GAUCHE_ET_DROITE_1COL" style:page-layout-name="Mpm26" draw:style-name="Mdp1">
      <style:header>
        <text:p text:style-name="MP64"><text:span text:style-name="MT50">G</text:span>éométrie plane : Parallèles, perpendiculaires,<text:line-break/> distances</text:p>
      </style:header>
      <style:header-left>
        <text:p text:style-name="MP65"><text:s/><text:span text:style-name="MT50">Géométrie plane</text:span> : <text:span text:style-name="MT51">P</text:span><text:span text:style-name="MT52">arallèles, perpendiculaires,<text:line-break/> </text:span><text:span text:style-name="MT53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29"><text:page-number text:select-page="current">0</text:page-number></text:p></draw:text-box></draw:frame><text:h text:style-name="_5f_Footer_20_page_20_impaire_20__28_D_29_" text:outline-level="1"><text:span text:style-name="MT54">Géométrie plane : </text:span><text:span text:style-name="MT55">parallèles, perpendiculaires, </text:span><text:span text:style-name="MT56">distances</text:span></text:h></draw:text-box></draw:frame><draw:g text:anchor-type="paragraph" draw:z-index="236" draw:name="Shape4_59" draw:style-name="Mgr4"><draw:path draw:style-name="Mgr10" draw:text-style-name="MP66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29"><text:page-number text:select-page="current">0</text:page-number></text:p></draw:text-box></draw:frame><text:h text:style-name="MP67" text:outline-level="1"><text:span text:style-name="MT57">G</text:span>éométrie plane : Parallèles, perpendiculaires, distances</text:h></draw:text-box></draw:frame><draw:g text:anchor-type="paragraph" draw:z-index="237" draw:name="Shape4_62" draw:style-name="Mgr4"><draw:path draw:style-name="Mgr10" draw:text-style-name="MP66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2COL" style:display-name="3_4_SERIE_N_GAUCHE_ET_DROITE_2COL" style:page-layout-name="Mpm25" draw:style-name="Mdp1">
      <style:header>
        <text:p text:style-name="_5f_Header_20_N_20_page_20_impaire_20__28_D_29_"><text:span text:style-name="MT47">Calculer : </text:span><text:span text:style-name="MT58">Critères de divisibilité</text:span><text:span text:style-name="MT47"> </text:span></text:p>
      </style:header>
      <style:header-left>
        <text:p text:style-name="_5f_Header_20_N_20_page_20_impaire_20__28_D_29_"><text:span text:style-name="MT47">Calculer : </text:span><text:span text:style-name="MT58">Critères de divisibilité</text:span><text:span text:style-name="MT47"> </text:span></text:p>
      </style:header-left>
      <style:footer>
        <text:h text:style-name="_5f_Footer_20_page_20_impaire_20__28_D_29_" text:outline-level="1"><draw:frame draw:style-name="Mfr4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29"><draw:g text:anchor-type="paragraph" draw:z-index="234" draw:name="Shape4_61" draw:style-name="Mgr4"><draw:path draw:style-name="Mgr5" draw:text-style-name="MP3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2"><text:span text:style-name="MT29">calculer</text:span><text:span text:style-name="MT44"> : </text:span><text:span text:style-name="MT59">Critères de divisibilités</text:span></text:p></draw:text-box></draw:frame></text:h>
      </style:footer>
      <style:footer-left>
        <text:h text:style-name="_5f_Footer_20_page_20_impaire_20__28_D_29_" text:outline-level="1"><draw:frame draw:style-name="Mfr4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63"><text:span text:style-name="MT29">calculer</text:span><text:span text:style-name="MT44"> : </text:span><text:span text:style-name="MT59">critères de divisibilité</text:span></text:p></draw:text-box></draw:frame><draw:g text:anchor-type="paragraph" draw:z-index="235" draw:name="Shape4_65" draw:style-name="Mgr4"><draw:path draw:style-name="Mgr5" draw:text-style-name="MP30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5_5f_SERIE_5f_N_5f_GAUCHE_5f_ET_5f_DROITE_5f_1COL" style:display-name="3_5_SERIE_N_GAUCHE_ET_DROITE_1COL" style:page-layout-name="Mpm26" draw:style-name="Mdp1">
      <style:header>
        <text:p text:style-name="Header"><text:s/><text:span text:style-name="MT8">Calculer</text:span> : <text:span text:style-name="MT8">Additionner et soustraire</text:span></text:p>
      </style:header>
      <style:header-left>
        <text:p text:style-name="Header"><text:s/><text:span text:style-name="MT8">Calculer</text:span> : <text:span text:style-name="MT8">Additionner et soustraire</text:span></text:p>
      </style:header-left>
      <style:footer>
        <text:p text:style-name="MP28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34"><text:span text:style-name="MT9">Calculer : additionner et soustraire</text:span><text:span text:style-name="MT10"> </text:span></text:p></draw:text-box></draw:frame><draw:g text:anchor-type="paragraph" draw:z-index="231" draw:name="Shape4_64" draw:style-name="Mgr4"><draw:path draw:style-name="Mgr5" draw:text-style-name="MP3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8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34"><text:span text:style-name="MT9">Calculer</text:span><text:span text:style-name="MT10"> : </text:span><text:span text:style-name="MT9">additionner et soustraire</text:span></text:p></draw:text-box></draw:frame><draw:g text:anchor-type="paragraph" draw:z-index="232" draw:name="Shape4_80" draw:style-name="Mgr4"><draw:path draw:style-name="Mgr7" draw:text-style-name="MP35" svg:width="0.855cm" svg:height="1.172cm" svg:x="-0.143cm" svg:y="-0.175cm" svg:viewBox="0 0 856 1173" svg:d="M856 1173h-856v-991c0-100 79-182 175-182h505c97 0 176 82 176 182z"><text:p/></draw:path></draw:g><draw:g text:anchor-type="paragraph" draw:z-index="233" draw:name="Shape4_81" draw:style-name="Mgr4"><draw:path draw:style-name="Mgr5" draw:text-style-name="MP3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25" draw:style-name="Mdp1">
      <style:header>
        <text:p text:style-name="_5f_Header_20_N_20_page_20_impaire_20__28_D_29_"><text:span text:style-name="MT47">Calculer : </text:span><text:span text:style-name="MT60">Distributivité</text:span><text:span text:style-name="MT47"> </text:span></text:p>
      </style:header>
      <style:header-left>
        <text:p text:style-name="_5f_Header_20_N_20_page_20_impaire_20__28_D_29_"><text:span text:style-name="MT47">Calculer : </text:span><text:span text:style-name="MT60">Distributivité</text:span><text:span text:style-name="MT47"> </text:span></text:p>
      </style:header-left>
      <style:footer>
        <text:p text:style-name="MP32"><draw:frame draw:style-name="Mfr4" draw:name="Frame1221" text:anchor-type="paragraph" svg:y="-0.06cm" draw:z-index="0"><draw:text-box fo:min-height="0.499cm" fo:min-width="7.096cm"><draw:frame draw:style-name="Mfr2" draw:name="Frame279" text:anchor-type="frame" svg:x="0.45cm" svg:y="0.079cm" svg:width="0.817cm" draw:z-index="0"><draw:text-box fo:min-height="0.355cm"><text:p text:style-name="MP29"><draw:g text:anchor-type="paragraph" draw:z-index="230" draw:name="Shape4_79" draw:style-name="Mgr4"><draw:path draw:style-name="Mgr5" draw:text-style-name="MP3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2"><text:span text:style-name="MT29">calculer</text:span><text:span text:style-name="MT44"> : </text:span><text:span text:style-name="MT61">distributivité</text:span></text:p></draw:text-box></draw:frame></text:p>
      </style:footer>
    </style:master-page>
    <style:master-page style:name="_33__5f_6_5f_SERIE_5f_G_5f_GAUCHE_5f_ET_5f_DROITE_5f_1COL" style:display-name="3_6_SERIE_G_GAUCHE_ET_DROITE_1COL" style:page-layout-name="Mpm26" draw:style-name="Mdp1">
      <style:header>
        <text:p text:style-name="Header"><text:s/><text:span text:style-name="MT8">Calculer</text:span> : <text:span text:style-name="MT8">Additionner et soustraire</text:span></text:p>
      </style:header>
      <style:footer>
        <text:p text:style-name="MP28"><draw:frame draw:style-name="Mfr1" draw:name="Frame50" text:anchor-type="paragraph" svg:y="-0.06cm" draw:z-index="0"><draw:text-box fo:min-height="0.499cm" fo:min-width="3cm"><draw:frame draw:style-name="Mfr2" draw:name="Frame53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34"><text:span text:style-name="MT9">Calculer : additionner et soustraire</text:span><text:span text:style-name="MT10"> </text:span></text:p></draw:text-box></draw:frame><draw:g text:anchor-type="paragraph" draw:z-index="227" draw:name="Shape4_117" draw:style-name="Mgr4"><draw:path draw:style-name="Mgr5" draw:text-style-name="MP3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8"><draw:frame draw:style-name="Mfr1" draw:name="Frame54" text:anchor-type="paragraph" svg:y="-0.06cm" draw:z-index="0"><draw:text-box fo:min-height="0.499cm" fo:min-width="3cm"><draw:frame draw:style-name="Mfr2" draw:name="Frame55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34"><text:span text:style-name="MT9">Calculer</text:span><text:span text:style-name="MT10"> : </text:span><text:span text:style-name="MT9">additionner et soustraire</text:span></text:p></draw:text-box></draw:frame><draw:g text:anchor-type="paragraph" draw:z-index="228" draw:name="Shape4_118" draw:style-name="Mgr4"><draw:path draw:style-name="Mgr7" draw:text-style-name="MP35" svg:width="0.855cm" svg:height="1.172cm" svg:x="-0.143cm" svg:y="-0.175cm" svg:viewBox="0 0 856 1173" svg:d="M856 1173h-856v-991c0-100 79-182 175-182h505c97 0 176 82 176 182z"><text:p/></draw:path></draw:g><draw:g text:anchor-type="paragraph" draw:z-index="229" draw:name="Shape4_260" draw:style-name="Mgr4"><draw:path draw:style-name="Mgr5" draw:text-style-name="MP3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25" draw:style-name="Mdp1">
      <style:header>
        <text:p text:style-name="_5f_Header_20_N_20_page_20_impaire_20__28_D_29_"><text:span text:style-name="MT47">Calculer : </text:span><text:span text:style-name="MT62">Priorités opératoires</text:span><text:span text:style-name="MT47"> </text:span></text:p>
      </style:header>
      <style:header-left>
        <text:p text:style-name="_5f_Header_20_N_20_page_20_impaire_20__28_D_29_"><text:span text:style-name="MT47">Calculer : </text:span><text:span text:style-name="MT62">Priorités opératoires</text:span><text:span text:style-name="MT47"> </text:span></text:p>
      </style:header-left>
      <style:footer>
        <text:p text:style-name="MP32"><draw:frame draw:style-name="Mfr4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29"><draw:g text:anchor-type="paragraph" draw:z-index="225" draw:name="Shape4_68" draw:style-name="Mgr4"><draw:path draw:style-name="Mgr5" draw:text-style-name="MP3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2"><text:span text:style-name="MT29">calculer</text:span><text:span text:style-name="MT44"> : </text:span><text:span text:style-name="MT63">priorités opératoires</text:span></text:p></draw:text-box></draw:frame></text:p>
      </style:footer>
      <style:footer-left>
        <text:p text:style-name="MP32"><draw:frame draw:style-name="Mfr4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63"><text:span text:style-name="MT29">calculer</text:span><text:span text:style-name="MT44"> : </text:span><text:span text:style-name="MT63">priorités opératoires</text:span></text:p></draw:text-box></draw:frame><draw:g text:anchor-type="paragraph" draw:z-index="226" draw:name="Shape4_69" draw:style-name="Mgr4"><draw:path draw:style-name="Mgr5" draw:text-style-name="MP30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1COL" style:display-name="3_6_SERIE_N_GAUCHE_ET_DROITE_1COL" style:page-layout-name="Mpm26" draw:style-name="Mdp1">
      <style:header>
        <text:p text:style-name="Header"><text:s/><text:span text:style-name="MT8">Calculer</text:span> : <text:span text:style-name="MT8">Additionner et soustraire</text:span></text:p>
      </style:header>
      <style:header-left>
        <text:p text:style-name="Header"><text:s/><text:span text:style-name="MT8">Calculer</text:span> : <text:span text:style-name="MT8">Additionner et soustraire</text:span></text:p>
      </style:header-left>
      <style:footer>
        <text:p text:style-name="MP28"><draw:frame draw:style-name="Mfr1" draw:name="Frame227" text:anchor-type="paragraph" svg:y="-0.06cm" draw:z-index="0"><draw:text-box fo:min-height="0.499cm" fo:min-width="3cm"><draw:frame draw:style-name="Mfr2" draw:name="Frame234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34"><text:span text:style-name="MT9">Calculer : additionner et soustraire</text:span><text:span text:style-name="MT10"> </text:span></text:p></draw:text-box></draw:frame><draw:g text:anchor-type="paragraph" draw:z-index="222" draw:name="Shape4_67" draw:style-name="Mgr4"><draw:path draw:style-name="Mgr5" draw:text-style-name="MP3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8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34"><text:span text:style-name="MT9">Calculer</text:span><text:span text:style-name="MT10"> : </text:span><text:span text:style-name="MT9">additionner et soustraire</text:span></text:p></draw:text-box></draw:frame><draw:g text:anchor-type="paragraph" draw:z-index="223" draw:name="Shape4_76" draw:style-name="Mgr4"><draw:path draw:style-name="Mgr7" draw:text-style-name="MP35" svg:width="0.855cm" svg:height="1.172cm" svg:x="-0.143cm" svg:y="-0.175cm" svg:viewBox="0 0 856 1173" svg:d="M856 1173h-856v-991c0-100 79-182 175-182h505c97 0 176 82 176 182z"><text:p/></draw:path></draw:g><draw:g text:anchor-type="paragraph" draw:z-index="224" draw:name="Shape4_77" draw:style-name="Mgr4"><draw:path draw:style-name="Mgr5" draw:text-style-name="MP3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1COL" style:display-name="4_1_SERIE_N_GAUCHE_ET_DROITE_1COL" style:page-layout-name="Mpm26" draw:style-name="Mdp1">
      <style:header>
        <text:p text:style-name="Header"><text:s/><text:span text:style-name="MT8">Calculer</text:span> : <text:span text:style-name="MT8">Additionner et soustraire</text:span></text:p>
      </style:header>
      <style:header-left>
        <text:p text:style-name="Header"><text:s/><text:span text:style-name="MT8">Calculer</text:span> : <text:span text:style-name="MT8">Additionner et soustraire</text:span></text:p>
      </style:header-left>
      <style:footer>
        <text:p text:style-name="MP28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34"><text:span text:style-name="MT9">Calculer : additionner et soustraire</text:span><text:span text:style-name="MT10"> </text:span></text:p></draw:text-box></draw:frame><draw:g text:anchor-type="paragraph" draw:z-index="219" draw:name="Shape4_63" draw:style-name="Mgr4"><draw:path draw:style-name="Mgr5" draw:text-style-name="MP3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8"><draw:frame draw:style-name="Mfr1" draw:name="Frame1281" text:anchor-type="paragraph" svg:y="-0.06cm" draw:z-index="0"><draw:text-box fo:min-height="0.499cm" fo:min-width="3cm"><draw:frame draw:style-name="Mfr2" draw:name="Frame1011111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34"><text:span text:style-name="MT9">Calculer</text:span><text:span text:style-name="MT10"> : </text:span><text:span text:style-name="MT9">additionner et soustraire</text:span></text:p></draw:text-box></draw:frame><draw:g text:anchor-type="paragraph" draw:z-index="220" draw:name="Shape4_83" draw:style-name="Mgr4"><draw:path draw:style-name="Mgr7" draw:text-style-name="MP35" svg:width="0.855cm" svg:height="1.172cm" svg:x="-0.143cm" svg:y="-0.175cm" svg:viewBox="0 0 856 1173" svg:d="M856 1173h-856v-991c0-100 79-182 175-182h505c97 0 176 82 176 182z"><text:p/></draw:path></draw:g><draw:g text:anchor-type="paragraph" draw:z-index="221" draw:name="Shape4_89" draw:style-name="Mgr4"><draw:path draw:style-name="Mgr5" draw:text-style-name="MP3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25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4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29"><draw:g text:anchor-type="paragraph" draw:z-index="217" draw:name="Shape4_82" draw:style-name="Mgr4"><draw:path draw:style-name="Mgr5" draw:text-style-name="MP3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64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69">Résoudre des problèmes</text:p></draw:text-box></draw:frame><draw:g text:anchor-type="paragraph" draw:z-index="218" draw:name="Shape4_97" draw:style-name="Mgr4"><draw:path draw:style-name="Mgr5" draw:text-style-name="MP30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1__5f_1_5f_SERIE_5f_D_5f_GAUCHE_5f_ET_5f_DROITE_5f_1COL" style:display-name="1_1_SERIE_D_GAUCHE_ET_DROITE_1COL" style:page-layout-name="Mpm27" draw:style-name="Mdp1">
      <style:header>
        <text:p text:style-name="_5f_Header_20_D_20_page_20_impaire_20__28_D_29_"><text:tab/> <text:span text:style-name="MT65">Utilis</text:span><text:span text:style-name="MT66">er des</text:span><text:span text:style-name="MT65"> données </text:span>: <text:span text:style-name="MT67">Représenter</text:span> </text:p>
      </style:header>
      <style:header-left>
        <text:p text:style-name="_5f_Header_20_D_20_page_20_paire_20__28_G_29_"><text:span text:style-name="_5f_Caractères"><text:tab/></text:span><text:span text:style-name="_5f_Caractères"><text:span text:style-name="MT69"> Utiliser des données : Représenter </text:span></text:span></text:p>
      </style:header-left>
      <style:footer>
        <text:p text:style-name="MP28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34"><text:span text:style-name="MT70">Utilis</text:span><text:span text:style-name="MT71">er</text:span><text:span text:style-name="MT70"> de</text:span><text:span text:style-name="MT71">s</text:span><text:span text:style-name="MT70"> données</text:span><text:span text:style-name="MT10"> : </text:span><text:span text:style-name="MT72">représenter</text:span><text:span text:style-name="MT10"> </text:span></text:p></draw:text-box></draw:frame><draw:g text:anchor-type="paragraph" draw:z-index="214" draw:name="Shape4_70" draw:style-name="Mgr4"><draw:path draw:style-name="Mgr7" draw:text-style-name="MP35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28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34"><text:span text:style-name="MT70">Utilis</text:span><text:span text:style-name="MT71">er</text:span><text:span text:style-name="MT70"> de</text:span><text:span text:style-name="MT71">s</text:span><text:span text:style-name="MT70"> données</text:span><text:span text:style-name="MT10"> : </text:span><text:span text:style-name="MT72">représenter</text:span><text:span text:style-name="MT10"> </text:span></text:p></draw:text-box></draw:frame><draw:g text:anchor-type="paragraph" draw:z-index="215" draw:name="Shape4_90" draw:style-name="Mgr4"><draw:path draw:style-name="Mgr7" draw:text-style-name="MP35" svg:width="0.855cm" svg:height="1.172cm" svg:x="-0.143cm" svg:y="-0.175cm" svg:viewBox="0 0 856 1173" svg:d="M856 1173h-856v-991c0-100 79-182 175-182h505c97 0 176 82 176 182z"><text:p/></draw:path></draw:g><draw:g text:anchor-type="paragraph" draw:z-index="216" draw:name="Shape4_91" draw:style-name="Mgr4"><draw:path draw:style-name="Mgr7" draw:text-style-name="MP70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25" draw:style-name="Mdp1">
      <style:header>
        <text:p text:style-name="MP71"><text:span text:style-name="MT73">Repères du plan : Se repérer</text:span> </text:p>
      </style:header>
      <style:header-left>
        <text:p text:style-name="MP71"><text:span text:style-name="MT73">Repères du plan : Se repérer</text:span> </text:p>
      </style:header-left>
      <style:footer>
        <text:p text:style-name="MP32"><draw:frame draw:style-name="Mfr1" draw:name="Frame221" text:anchor-type="paragraph" svg:y="-0.06cm" draw:z-index="0"><draw:text-box fo:min-height="0.499cm" fo:min-width="7.096cm"><draw:frame draw:style-name="Mfr2" draw:name="Frame321" text:anchor-type="frame" svg:x="0.45cm" svg:y="0.079cm" svg:width="0.817cm" draw:z-index="0"><draw:text-box fo:min-height="0.355cm"><text:p text:style-name="MP29"><draw:g text:anchor-type="paragraph" draw:z-index="212" draw:name="Shape4_111" draw:style-name="Mgr4"><draw:path draw:style-name="Mgr10" draw:text-style-name="MP6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2"><text:span text:style-name="MT74">R</text:span>epères du plan : se repérer</text:p></draw:text-box></draw:frame></text:p>
      </style:footer>
      <style:footer-left>
        <text:p text:style-name="MP28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29"><draw:g text:anchor-type="paragraph" draw:z-index="213" draw:name="Shape4_66" draw:style-name="Mgr4"><draw:path draw:style-name="Mgr10" draw:text-style-name="MP6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2"><text:span text:style-name="MT74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26" draw:style-name="Mdp1">
      <style:header>
        <text:p text:style-name="_5f_Header_20_D_20_page_20_paire_20__28_G_29_"><text:tab/> <text:span text:style-name="MT65">Utilis</text:span><text:span text:style-name="MT66">er des</text:span><text:span text:style-name="MT65"> données </text:span>: <text:span text:style-name="MT75">Organiser</text:span> </text:p>
      </style:header>
      <style:header-left>
        <text:p text:style-name="_5f_Header_20_D_20_page_20_paire_20__28_G_29_"><text:tab/> <text:span text:style-name="MT65">Utilis</text:span><text:span text:style-name="MT66">er des</text:span><text:span text:style-name="MT65"> données </text:span>: <text:span text:style-name="MT75">Organiser</text:span> </text:p>
      </style:header-left>
      <style:footer>
        <text:p text:style-name="MP28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34"><text:span text:style-name="MT70">Utilis</text:span><text:span text:style-name="MT71">er</text:span><text:span text:style-name="MT70"> de</text:span><text:span text:style-name="MT71">s</text:span><text:span text:style-name="MT70"> données</text:span><text:span text:style-name="MT10"> : </text:span><text:span text:style-name="MT76">Organiser</text:span><text:span text:style-name="MT10"> </text:span></text:p></draw:text-box></draw:frame><draw:g text:anchor-type="paragraph" draw:z-index="209" draw:name="Shape4_85" draw:style-name="Mgr4"><draw:path draw:style-name="Mgr7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8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34"><text:span text:style-name="MT70">Utilis</text:span><text:span text:style-name="MT71">er</text:span><text:span text:style-name="MT70"> de</text:span><text:span text:style-name="MT71">s</text:span><text:span text:style-name="MT70"> données</text:span><text:span text:style-name="MT10"> : </text:span><text:span text:style-name="MT76">Organiser</text:span><text:span text:style-name="MT10"> </text:span></text:p></draw:text-box></draw:frame><draw:g text:anchor-type="paragraph" draw:z-index="210" draw:name="Shape4_75" draw:style-name="Mgr4"><draw:path draw:style-name="Mgr7" draw:text-style-name="MP70" svg:width="0.855cm" svg:height="1.172cm" svg:x="-0.268cm" svg:y="-0.175cm" svg:viewBox="0 0 856 1173" svg:d="M856 1173h-856v-991c0-100 79-182 175-182h505c97 0 176 82 176 182z"><text:p/></draw:path></draw:g><draw:g text:anchor-type="paragraph" draw:z-index="211" draw:name="Shape4_74" draw:style-name="Mgr4"><draw:path draw:style-name="Mgr7" draw:text-style-name="MP3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25" draw:style-name="Mdp1">
      <style:header>
        <text:p text:style-name="MP71"><text:span text:style-name="MT73">Repères du plan : Se repérer</text:span> </text:p>
      </style:header>
      <style:header-left>
        <text:p text:style-name="MP71"><text:span text:style-name="MT73">Repères du plan : Se repérer</text:span> </text:p>
      </style:header-left>
      <style:footer>
        <text:p text:style-name="MP32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29"><draw:g text:anchor-type="paragraph" draw:z-index="207" draw:name="Shape4_71" draw:style-name="Mgr4"><draw:path draw:style-name="Mgr10" draw:text-style-name="MP6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2"><text:span text:style-name="MT74">R</text:span>epères du plan : se repérer</text:p></draw:text-box></draw:frame></text:p>
      </style:footer>
      <style:footer-left>
        <text:p text:style-name="MP28"><draw:frame draw:style-name="Mfr1" draw:name="Frame1441" text:anchor-type="paragraph" svg:y="-0.06cm" draw:z-index="0"><draw:text-box fo:min-height="0.499cm" fo:min-width="3cm"><draw:frame draw:style-name="Mfr2" draw:name="Frame280" text:anchor-type="frame" svg:x="0.45cm" svg:y="0.079cm" svg:width="0.817cm" draw:z-index="0"><draw:text-box fo:min-height="0.355cm"><text:p text:style-name="MP29"><draw:g text:anchor-type="paragraph" draw:z-index="208" draw:name="Shape4_72" draw:style-name="Mgr4"><draw:path draw:style-name="Mgr10" draw:text-style-name="MP6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2"><text:span text:style-name="MT74">R</text:span>epères du plan : se repérer</text:p></draw:text-box></draw:frame></text:p>
      </style:footer-left>
    </style:master-page>
    <style:master-page style:name="_31__5f_2_5f_SERIE_5f_M_5f_GAUCHE_5f_ET_5f_DROITE_5f_2COL" style:display-name="1_2_SERIE_M_GAUCHE_ET_DROITE_2COL" style:page-layout-name="Mpm25" draw:style-name="Mdp1">
      <style:header>
        <text:p text:style-name="_5f_Header_20_M_20_page_20_impaire_20__28_D_29_"><draw:line text:anchor-type="paragraph" draw:z-index="204" draw:name="Shape3_3" draw:style-name="Mgr11" draw:text-style-name="MP26" svg:x1="12.104cm" svg:y1="0.392cm" svg:x2="20.497cm" svg:y2="0.36cm"><text:p/></draw:line><text:span text:style-name="MT77">Périmètre</text:span> : <text:span text:style-name="MT78">Coder et calculer</text:span></text:p>
      </style:header>
      <style:header-left>
        <text:p text:style-name="_5f_Header_20_M_20_page_20_impaire_20__28_D_29_"><draw:line text:anchor-type="paragraph" draw:z-index="206" draw:name="Shape3_18" draw:style-name="Mgr11" draw:text-style-name="MP26" svg:x1="12.104cm" svg:y1="0.392cm" svg:x2="20.497cm" svg:y2="0.36cm"><text:p/></draw:line><text:span text:style-name="MT77">Périmètre</text:span> : <text:span text:style-name="MT78">Coder et calculer</text:span></text:p>
      </style:header-left>
      <style:footer>
        <text:p text:style-name="MP32"><draw:frame draw:style-name="Mfr1" draw:name="Frame222" text:anchor-type="paragraph" svg:y="-0.06cm" draw:z-index="0"><draw:text-box fo:min-height="0.499cm" fo:min-width="7.096cm"><draw:frame draw:style-name="Mfr2" draw:name="Frame223" text:anchor-type="frame" svg:x="0.45cm" svg:y="0.079cm" svg:width="0.817cm" draw:z-index="0"><draw:text-box fo:min-height="0.355cm"><text:p text:style-name="MP29"><draw:g text:anchor-type="paragraph" draw:z-index="205" draw:name="Shape4_106" draw:style-name="Mgr4"><draw:path draw:style-name="Mgr12" draw:text-style-name="MP7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4"><text:span text:style-name="MT79">Périmètre : </text:span><text:span text:style-name="MT80">coder et calculer</text:span></text:p></draw:text-box></draw:frame></text:p>
      </style:footer>
    </style:master-page>
    <style:master-page style:name="_31__5f_2_5f_SERIE_5f_M_5f_GAUCHE_5f_ET_5f_DROITE_5f_1COL" style:display-name="1_2_SERIE_M_GAUCHE_ET_DROITE_1COL" style:page-layout-name="Mpm26" draw:style-name="Mdp1">
      <style:header>
        <text:p text:style-name="Header"><text:s/><text:span text:style-name="MT8">Calculer</text:span> : <text:span text:style-name="MT8">Additionner et soustraire</text:span></text:p>
      </style:header>
      <style:header-left>
        <text:p text:style-name="Header"><text:s/><text:span text:style-name="MT8">Calculer</text:span> : <text:span text:style-name="MT8">Additionner et soustraire</text:span></text:p>
      </style:header-left>
      <style:footer>
        <text:p text:style-name="MP28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34"><text:span text:style-name="MT9">Calculer : additionner et soustraire</text:span><text:span text:style-name="MT10"> </text:span></text:p></draw:text-box></draw:frame><draw:g text:anchor-type="paragraph" draw:z-index="201" draw:name="Shape4_103" draw:style-name="Mgr4"><draw:path draw:style-name="Mgr5" draw:text-style-name="MP3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8"><draw:frame draw:style-name="Mfr1" draw:name="Frame10111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34"><text:span text:style-name="MT9">Calculer</text:span><text:span text:style-name="MT10"> : </text:span><text:span text:style-name="MT9">additionner et soustraire</text:span></text:p></draw:text-box></draw:frame><draw:g text:anchor-type="paragraph" draw:z-index="202" draw:name="Shape4_104" draw:style-name="Mgr4"><draw:path draw:style-name="Mgr5" draw:text-style-name="MP30" svg:width="0.855cm" svg:height="1.172cm" svg:x="-0.143cm" svg:y="-0.175cm" svg:viewBox="0 0 856 1173" svg:d="M856 1173h-856v-991c0-100 79-182 175-182h505c97 0 176 82 176 182z"><text:p/></draw:path></draw:g><draw:g text:anchor-type="paragraph" draw:z-index="203" draw:name="Shape4_105" draw:style-name="Mgr4"><draw:path draw:style-name="Mgr7" draw:text-style-name="MP3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1COL" style:display-name="2_1_SERIE_D_GAUCHE_ET_DROITE_1COL" style:page-layout-name="Mpm26" draw:style-name="Mdp1">
      <style:header>
        <text:p text:style-name="Header"><text:span text:style-name="MT81">Proportionnalité et pourcentages</text:span><text:span text:style-name="MT65"> </text:span>: <text:span text:style-name="MT81">proportionnalité</text:span> </text:p>
        <text:p text:style-name="MP75"/>
      </style:header>
      <style:header-left>
        <text:p text:style-name="Header"><text:span text:style-name="MT81">Proportionnalité et pourcentages</text:span><text:span text:style-name="MT65"> </text:span>: <text:span text:style-name="MT81">proportionnalité</text:span> </text:p>
        <text:p text:style-name="MP75"/>
      </style:header-left>
      <style:footer>
        <text:p text:style-name="MP28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76">Proportionnalité et pourcentages : proportionalité</text:p></draw:text-box></draw:frame><draw:g text:anchor-type="paragraph" draw:z-index="199" draw:name="Shape4_86" draw:style-name="Mgr4"><draw:path draw:style-name="Mgr10" draw:text-style-name="MP6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8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77">: </text:p></draw:text-box></draw:frame><draw:g text:anchor-type="paragraph" draw:z-index="200" draw:name="Shape4_87" draw:style-name="Mgr4"><draw:path draw:style-name="Mgr10" draw:text-style-name="MP6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20" draw:style-name="Mdp1">
      <style:header>
        <text:p text:style-name="_5f_Header_20_D_20_page_20_impaire_20__28_D_29_">Proportionnalité et pourcentage : <text:span text:style-name="MT82">P</text:span>roportionnalité </text:p>
      </style:header>
      <style:header-left>
        <text:p text:style-name="_5f_Header_20_D_20_page_20_paire_20__28_G_29_"><text:span text:style-name="MT81"><text:tab/>Proportionnalité et pourcentage</text:span><text:span text:style-name="MT65"> </text:span>: <text:span text:style-name="MT81">proportionnalité</text:span> </text:p>
      </style:header-left>
      <style:footer>
        <text:p text:style-name="MP32"><draw:frame draw:style-name="Mfr1" draw:name="Frame262" text:anchor-type="paragraph" svg:y="-0.06cm" draw:z-index="0"><draw:text-box fo:min-height="0.499cm" fo:min-width="7.096cm"><draw:frame draw:style-name="Mfr2" draw:name="Frame27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78"><draw:g text:anchor-type="paragraph" draw:z-index="197" draw:name="Shape4_73" draw:style-name="Mgr4"><draw:path draw:style-name="Mgr7" draw:text-style-name="MP70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28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29"><draw:g text:anchor-type="paragraph" draw:z-index="198" draw:name="Shape4_88" draw:style-name="Mgr4"><draw:path draw:style-name="Mgr7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Proportionnalité et pourcentages : proportionnalité</text:p></draw:text-box></draw:frame></text:p>
      </style:footer-left>
    </style:master-page>
    <style:master-page style:name="_32__5f_2_5f_SERIE_5f_D_5f_GAUCHE_5f_ET_5f_DROITE_5f_1COL" style:display-name="2_2_SERIE_D_GAUCHE_ET_DROITE_1COL" style:page-layout-name="Mpm26" draw:style-name="Mdp1">
      <style:header>
        <text:p text:style-name="Header"><text:span text:style-name="MT81">Proportionnalité et pourcentages</text:span><text:span text:style-name="MT65"> </text:span>: <text:span text:style-name="MT81">proportionnalité</text:span> </text:p>
        <text:p text:style-name="MP75"/>
      </style:header>
      <style:header-left>
        <text:p text:style-name="Header"><text:span text:style-name="MT81">Proportionnalité et pourcentages</text:span><text:span text:style-name="MT65"> </text:span>: <text:span text:style-name="MT81">proportionnalité</text:span> </text:p>
        <text:p text:style-name="MP75"/>
      </style:header-left>
      <style:footer>
        <text:p text:style-name="MP28"><draw:frame draw:style-name="Mfr1" draw:name="Frame1211" text:anchor-type="paragraph" svg:y="-0.06cm" draw:z-index="0"><draw:text-box fo:min-height="0.499cm" fo:min-width="3cm"><draw:frame draw:style-name="Mfr2" draw:name="Frame281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76">Proportionnalité et pourcentages : proportionalité</text:p></draw:text-box></draw:frame><draw:g text:anchor-type="paragraph" draw:z-index="195" draw:name="Shape4_98" draw:style-name="Mgr4"><draw:path draw:style-name="Mgr10" draw:text-style-name="MP6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8"><draw:frame draw:style-name="Mfr1" draw:name="Frame711111111111" text:anchor-type="paragraph" svg:y="-0.06cm" draw:z-index="0"><draw:text-box fo:min-height="0.499cm" fo:min-width="3cm"><draw:frame draw:style-name="Mfr2" draw:name="Frame811111111111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77">: </text:p></draw:text-box></draw:frame><draw:g text:anchor-type="paragraph" draw:z-index="196" draw:name="Shape4_99" draw:style-name="Mgr4"><draw:path draw:style-name="Mgr10" draw:text-style-name="MP6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25" draw:style-name="Mdp1">
      <style:header>
        <text:p text:style-name="_5f_Header_20_D_20_page_20_impaire_20__28_D_29_"><text:span text:style-name="MT81">Proportionnalité et pourcentage</text:span><text:span text:style-name="MT65"> </text:span>: <text:span text:style-name="MT83">Pourcentages</text:span> </text:p>
      </style:header>
      <style:header-left>
        <text:p text:style-name="_5f_Header_20_D_20_page_20_impaire_20__28_D_29_"><text:span text:style-name="MT81">Proportionnalité et pourcentage</text:span><text:span text:style-name="MT65"> </text:span>: <text:span text:style-name="MT83">Pourcentages</text:span> </text:p>
      </style:header-left>
      <style:footer>
        <text:p text:style-name="MP32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29"><draw:g text:anchor-type="paragraph" draw:z-index="193" draw:name="Shape4_100" draw:style-name="Mgr4"><draw:path draw:style-name="Mgr7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0"><text:span text:style-name="MT84">Proportionnalité et pourcentage : </text:span><text:span text:style-name="MT85">pourcentages</text:span></text:p></draw:text-box></draw:frame></text:p>
      </style:footer>
      <style:footer-left>
        <text:p text:style-name="MP28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81"><text:span text:style-name="MT86">Proportionnalité et pourcentages : </text:span><text:span text:style-name="MT85">pourcentages</text:span></text:p></draw:text-box></draw:frame><draw:g text:anchor-type="paragraph" draw:z-index="194" draw:name="Shape4_112" draw:style-name="Mgr4"><draw:path draw:style-name="Mgr7" draw:text-style-name="MP35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26" draw:style-name="Mdp1">
      <style:header>
        <text:p text:style-name="Header"><text:s/><text:span text:style-name="MT8">Calculer</text:span> : <text:span text:style-name="MT8">Additionner et soustraire</text:span></text:p>
      </style:header>
      <style:header-left>
        <text:p text:style-name="Header"><text:s/><text:span text:style-name="MT8">Calculer</text:span> : <text:span text:style-name="MT8">Additionner et soustraire</text:span></text:p>
      </style:header-left>
      <style:footer>
        <text:p text:style-name="MP28"><draw:frame draw:style-name="Mfr1" draw:name="Frame15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34"><text:span text:style-name="MT9">Calculer : additionner et soustraire</text:span><text:span text:style-name="MT10"> </text:span></text:p></draw:text-box></draw:frame><draw:g text:anchor-type="paragraph" draw:z-index="190" draw:name="Shape4_93" draw:style-name="Mgr4"><draw:path draw:style-name="Mgr5" draw:text-style-name="MP3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8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34"><text:span text:style-name="MT9">Calculer</text:span><text:span text:style-name="MT10"> : </text:span><text:span text:style-name="MT9">additionner et soustraire</text:span></text:p></draw:text-box></draw:frame><draw:g text:anchor-type="paragraph" draw:z-index="191" draw:name="Shape4_101" draw:style-name="Mgr4"><draw:path draw:style-name="Mgr7" draw:text-style-name="MP35" svg:width="0.855cm" svg:height="1.172cm" svg:x="-0.143cm" svg:y="-0.175cm" svg:viewBox="0 0 856 1173" svg:d="M856 1173h-856v-991c0-100 79-182 175-182h505c97 0 176 82 176 182z"><text:p/></draw:path></draw:g><draw:g text:anchor-type="paragraph" draw:z-index="192" draw:name="Shape4_102" draw:style-name="Mgr4"><draw:path draw:style-name="Mgr5" draw:text-style-name="MP3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25" draw:style-name="Mdp1">
      <style:header>
        <text:p text:style-name="_5f_Header_20_M_20_page_20_impaire_20__28_D_29_"><text:span text:style-name="MT77">Périmètre</text:span> : <text:span text:style-name="MT77">Calculs sur une figure</text:span></text:p>
      </style:header>
      <style:header-left>
        <text:p text:style-name="_5f_Header_20_M_20_page_20_paire_20__28_G_29_"><text:span text:style-name="MT77">Périmètre</text:span> : <text:span text:style-name="MT77">Calculs sur une figure</text:span></text:p>
      </style:header-left>
      <style:footer>
        <text:p text:style-name="MP32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29"><draw:g text:anchor-type="paragraph" draw:z-index="187" draw:name="Shape4_94" draw:style-name="Mgr4"><draw:path draw:style-name="Mgr12" draw:text-style-name="MP7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3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29"><draw:g text:anchor-type="paragraph" draw:z-index="188" draw:name="Shape4_95" draw:style-name="Mgr4"><draw:path draw:style-name="Mgr12" draw:text-style-name="MP7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189" draw:name="Shape4_96" draw:style-name="Mgr4"><draw:path draw:style-name="Mgr12" draw:text-style-name="MP73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1COL" style:display-name="1_3_SERIE_M_GAUCHE_ET_DROITE_1COL" style:page-layout-name="Mpm26" draw:style-name="Mdp1">
      <style:header>
        <text:p text:style-name="Header"><text:s/><text:span text:style-name="MT8">Calculer</text:span> : <text:span text:style-name="MT8">Additionner et soustraire</text:span></text:p>
      </style:header>
      <style:header-left>
        <text:p text:style-name="Header"><text:s/><text:span text:style-name="MT8">Calculer</text:span> : <text:span text:style-name="MT8">Additionner et soustraire</text:span></text:p>
      </style:header-left>
      <style:footer>
        <text:p text:style-name="MP28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34"><text:span text:style-name="MT9">Calculer : additionner et soustraire</text:span><text:span text:style-name="MT10"> </text:span></text:p></draw:text-box></draw:frame><draw:g text:anchor-type="paragraph" draw:z-index="184" draw:name="Shape4_113" draw:style-name="Mgr4"><draw:path draw:style-name="Mgr5" draw:text-style-name="MP3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8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34"><text:span text:style-name="MT9">Calculer</text:span><text:span text:style-name="MT10"> : </text:span><text:span text:style-name="MT9">additionner et soustraire</text:span></text:p></draw:text-box></draw:frame><draw:g text:anchor-type="paragraph" draw:z-index="185" draw:name="Shape4_114" draw:style-name="Mgr4"><draw:path draw:style-name="Mgr5" draw:text-style-name="MP30" svg:width="0.855cm" svg:height="1.172cm" svg:x="-0.143cm" svg:y="-0.175cm" svg:viewBox="0 0 856 1173" svg:d="M856 1173h-856v-991c0-100 79-182 175-182h505c97 0 176 82 176 182z"><text:p/></draw:path></draw:g><draw:g text:anchor-type="paragraph" draw:z-index="186" draw:name="Shape4_115" draw:style-name="Mgr4"><draw:path draw:style-name="Mgr7" draw:text-style-name="MP3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25" draw:style-name="Mdp1">
      <style:header>
        <text:p text:style-name="_5f_Header_20_M_20_page_20_impaire_20__28_D_29_"><draw:line text:anchor-type="paragraph" draw:z-index="181" draw:name="Shape3_1" draw:style-name="Mgr11" draw:text-style-name="MP26" svg:x1="12.45cm" svg:y1="0.362cm" svg:x2="20.497cm" svg:y2="0.36cm"><text:p/></draw:line><text:span text:style-name="MT77">Périmètre</text:span> : <text:span text:style-name="MT87">Mesurer, reporter</text:span></text:p>
      </style:header>
      <style:header-left>
        <text:p text:style-name="_5f_Header_20_M_20_page_20_impaire_20__28_D_29_"><draw:line text:anchor-type="paragraph" draw:z-index="183" draw:name="Shape3_20" draw:style-name="Mgr11" draw:text-style-name="MP26" svg:x1="12.45cm" svg:y1="0.362cm" svg:x2="20.497cm" svg:y2="0.36cm"><text:p/></draw:line><text:span text:style-name="MT77">Périmètre</text:span> : <text:span text:style-name="MT87">Mesurer, reporter</text:span></text:p>
      </style:header-left>
      <style:footer>
        <text:p text:style-name="MP32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29"><draw:g text:anchor-type="paragraph" draw:z-index="182" draw:name="Shape4_116" draw:style-name="Mgr4"><draw:path draw:style-name="Mgr12" draw:text-style-name="MP7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4"><text:span text:style-name="MT79">Périmètre : </text:span><text:span text:style-name="MT88">mesurer, reporter</text:span></text:p></draw:text-box></draw:frame></text:p>
      </style:footer>
    </style:master-page>
    <style:master-page style:name="_31__5f_4_5f_SERIE_5f_M_5f_GAUCHE_5f_ET_5f_DROITE_5f_1COL" style:display-name="1_4_SERIE_M_GAUCHE_ET_DROITE_1COL" style:page-layout-name="Mpm26" draw:style-name="Mdp1">
      <style:header>
        <text:p text:style-name="Header"><text:s/><text:span text:style-name="MT8">Calculer</text:span> : <text:span text:style-name="MT8">Additionner et soustraire</text:span></text:p>
      </style:header>
      <style:header-left>
        <text:p text:style-name="Header"><text:s/><text:span text:style-name="MT8">Calculer</text:span> : <text:span text:style-name="MT8">Additionner et soustraire</text:span></text:p>
      </style:header-left>
      <style:footer>
        <text:p text:style-name="MP28"><draw:frame draw:style-name="Mfr1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34"><text:span text:style-name="MT9">Calculer : additionner et soustraire</text:span><text:span text:style-name="MT10"> </text:span></text:p></draw:text-box></draw:frame><draw:g text:anchor-type="paragraph" draw:z-index="178" draw:name="Shape4_84" draw:style-name="Mgr4"><draw:path draw:style-name="Mgr5" draw:text-style-name="MP3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8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34"><text:span text:style-name="MT9">Calculer</text:span><text:span text:style-name="MT10"> : </text:span><text:span text:style-name="MT9">additionner et soustraire</text:span></text:p></draw:text-box></draw:frame><draw:g text:anchor-type="paragraph" draw:z-index="179" draw:name="Shape4_257" draw:style-name="Mgr4"><draw:path draw:style-name="Mgr5" draw:text-style-name="MP30" svg:width="0.855cm" svg:height="1.172cm" svg:x="-0.143cm" svg:y="-0.175cm" svg:viewBox="0 0 856 1173" svg:d="M856 1173h-856v-991c0-100 79-182 175-182h505c97 0 176 82 176 182z"><text:p/></draw:path></draw:g><draw:g text:anchor-type="paragraph" draw:z-index="180" draw:name="Shape4_259" draw:style-name="Mgr4"><draw:path draw:style-name="Mgr7" draw:text-style-name="MP3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25" draw:style-name="Mdp1">
      <style:header>
        <text:p text:style-name="_5f_Header_20_M_20_page_20_impaire_20__28_D_29_"><draw:line text:anchor-type="paragraph" draw:z-index="175" draw:name="Shape3_16" draw:style-name="Mgr11" draw:text-style-name="MP26" svg:x1="12.726cm" svg:y1="0.399cm" svg:x2="20.496cm" svg:y2="0.36cm"><text:p/></draw:line><text:span text:style-name="MT77">Périmètre</text:span> : <text:span text:style-name="MT89">Périmètres et unités</text:span></text:p>
      </style:header>
      <style:header-left>
        <text:p text:style-name="MP82"><draw:line text:anchor-type="paragraph" draw:z-index="177" draw:name="Shape3_17" draw:style-name="Mgr11" draw:text-style-name="MP26" svg:x1="16.083cm" svg:y1="0.383cm" svg:x2="20.496cm" svg:y2="0.36cm"><text:p/></draw:line><text:span text:style-name="MT77">Périmètre</text:span> : <text:span text:style-name="MT89">Périmètres et unités</text:span></text:p>
      </style:header-left>
      <style:footer>
        <text:p text:style-name="MP32"><draw:frame draw:style-name="Mfr1" draw:name="Frame36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29"><draw:g text:anchor-type="paragraph" draw:z-index="176" draw:name="Shape4_107" draw:style-name="Mgr4"><draw:path draw:style-name="Mgr12" draw:text-style-name="MP7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9">Périmètre <text:s/>: </text:span><text:span text:style-name="MT90">périmètres et unités</text:span></text:h></draw:text-box></draw:frame></text:p>
      </style:footer>
    </style:master-page>
    <style:master-page style:name="_31__5f_5_5f_SERIE_5f_M_5f_GAUCHE_5f_ET_5f_DROITE_5f_1COL" style:display-name="1_5_SERIE_M_GAUCHE_ET_DROITE_1COL" style:page-layout-name="Mpm26" draw:style-name="Mdp1">
      <style:header>
        <text:p text:style-name="Header"><text:s/><text:span text:style-name="MT8">Calculer</text:span> : <text:span text:style-name="MT8">Additionner et soustraire</text:span></text:p>
      </style:header>
      <style:header-left>
        <text:p text:style-name="Header"><text:s/><text:span text:style-name="MT8">Calculer</text:span> : <text:span text:style-name="MT8">Additionner et soustraire</text:span></text:p>
      </style:header-left>
      <style:footer>
        <text:p text:style-name="MP28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34"><text:span text:style-name="MT9">Calculer : additionner et soustraire</text:span><text:span text:style-name="MT10"> </text:span></text:p></draw:text-box></draw:frame><draw:g text:anchor-type="paragraph" draw:z-index="172" draw:name="Shape4_108" draw:style-name="Mgr4"><draw:path draw:style-name="Mgr5" draw:text-style-name="MP3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8"><draw:frame draw:style-name="Mfr1" draw:name="Frame1610" text:anchor-type="paragraph" svg:y="-0.06cm" draw:z-index="0"><draw:text-box fo:min-height="0.499cm" fo:min-width="3cm"><draw:frame draw:style-name="Mfr2" draw:name="Frame191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34"><text:span text:style-name="MT9">Calculer</text:span><text:span text:style-name="MT10"> : </text:span><text:span text:style-name="MT9">additionner et soustraire</text:span></text:p></draw:text-box></draw:frame><draw:g text:anchor-type="paragraph" draw:z-index="173" draw:name="Shape4_120" draw:style-name="Mgr4"><draw:path draw:style-name="Mgr7" draw:text-style-name="MP35" svg:width="0.855cm" svg:height="1.172cm" svg:x="-0.143cm" svg:y="-0.175cm" svg:viewBox="0 0 856 1173" svg:d="M856 1173h-856v-991c0-100 79-182 175-182h505c97 0 176 82 176 182z"><text:p/></draw:path></draw:g><draw:g text:anchor-type="paragraph" draw:z-index="174" draw:name="Shape4_121" draw:style-name="Mgr4"><draw:path draw:style-name="Mgr5" draw:text-style-name="MP3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25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83"><draw:frame draw:style-name="Mfr3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29"><draw:g text:anchor-type="paragraph" draw:z-index="170" draw:name="Shape4_109" draw:style-name="Mgr4"><draw:path draw:style-name="Mgr12" draw:text-style-name="MP7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4"><text:span text:style-name="MT79">Périmètre : </text:span><text:span text:style-name="MT91">Problèmes</text:span></text:p></draw:text-box></draw:frame></text:p>
      </style:footer>
      <style:footer-left>
        <text:p text:style-name="MP83"><draw:frame draw:style-name="Mfr3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74"><text:span text:style-name="MT79">Périmètre : </text:span><text:span text:style-name="MT91">Problèmes</text:span></text:p></draw:text-box></draw:frame><draw:g text:anchor-type="paragraph" draw:z-index="171" draw:name="Shape4_122" draw:style-name="Mgr4"><draw:path draw:style-name="Mgr12" draw:text-style-name="MP73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2COL" style:display-name="5_7_SERIE_N_GAUCHE_ET_DROITE_2COL" style:page-layout-name="Mpm28">
      <style:header>
        <text:p text:style-name="MP84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34"><text:span text:style-name="MT92">Conversions d’unités : </text:span><text:span text:style-name="MT93">Volume</text:span><text:span text:style-name="MT10"> </text:span></text:p></draw:text-box></draw:frame><draw:g text:anchor-type="paragraph" draw:z-index="169" draw:name="Shape4_145" draw:style-name="Mgr4"><draw:path draw:style-name="Mgr5" draw:text-style-name="MP30" svg:width="0.855cm" svg:height="1.172cm" svg:x="18.451cm" svg:y="-0.104cm" svg:viewBox="0 0 856 1173" svg:d="M856 1173h-856v-991c0-100 79-182 175-182h505c97 0 176 82 176 182z"><text:p/></draw:path></draw:g></text:h>
      </style:footer>
      <style:footer-left>
        <text:p text:style-name="Footer"/>
      </style:footer-left>
    </style:master-page>
    <style:master-page style:name="_35__5f_7_5f_SERIE_5f_N_5f_GAUCHE_5f_ET_5f_DROITE_5f_1COL" style:display-name="5_7_SERIE_N_GAUCHE_ET_DROITE_1COL" style:page-layout-name="Mpm29">
      <style:header>
        <text:p text:style-name="MP85">Conversions d’unités : Volume</text:p>
      </style:header>
      <style:header-left>
        <text:p text:style-name="Header_20_left"/>
      </style:header-left>
    </style:master-page>
    <style:master-page style:name="_35__5f_1_5f_SERIE_5f_N_5f_GAUCHE_5f_ET_5f_DROITE_5f_2COL" style:display-name="5_1_SERIE_N_GAUCHE_ET_DROITE_2COL" style:page-layout-name="Mpm25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32"><draw:frame draw:style-name="Mfr4" draw:name="Frame811111112" text:anchor-type="paragraph" svg:y="-0.06cm" draw:z-index="0"><draw:text-box fo:min-height="0.499cm" fo:min-width="7.096cm"><draw:frame draw:style-name="Mfr2" draw:name="Frame46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86">Conversions d’unités : longueurs</text:p></draw:text-box></draw:frame><draw:g text:anchor-type="paragraph" draw:z-index="166" draw:name="Shape4_127" draw:style-name="Mgr4"><draw:path draw:style-name="Mgr5" draw:text-style-name="MP3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2"><draw:frame draw:style-name="Mfr4" draw:name="Frame47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29"><draw:g text:anchor-type="paragraph" draw:z-index="167" draw:name="Shape4_6" draw:style-name="Mgr4"><draw:path draw:style-name="Mgr5" draw:text-style-name="MP3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7">Conversions d’unités : longueurs</text:p></draw:text-box></draw:frame><draw:g text:anchor-type="paragraph" draw:z-index="168" draw:name="Shape4_126" draw:style-name="Mgr4"><draw:path draw:style-name="Mgr5" draw:text-style-name="MP30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1COL" style:display-name="5_1_SERIE_N_GAUCHE_ET_DROITE_1COL" style:page-layout-name="Mpm26" draw:style-name="Mdp1">
      <style:header>
        <text:p text:style-name="_5f_Header_20_N_20_page_20_impaire_20__28_D_29_"><text:s/><text:span text:style-name="MT94">Conversions d’unités : longueurs</text:span></text:p>
      </style:header>
      <style:header-left>
        <text:p text:style-name="_5f_Header_20_N_20_page_20_impaire_20__28_D_29_"><text:s/><text:span text:style-name="MT94">Conversions d’unités : longueurs</text:span></text:p>
      </style:header-left>
      <style:footer>
        <text:p text:style-name="MP28"><draw:frame draw:style-name="Mfr1" draw:name="Frame40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34"><text:span text:style-name="MT92">Conversions d’unités : longueurs</text:span><text:span text:style-name="MT10"> </text:span></text:p></draw:text-box></draw:frame><draw:g text:anchor-type="paragraph" draw:z-index="163" draw:name="Shape4_123" draw:style-name="Mgr4"><draw:path draw:style-name="Mgr5" draw:text-style-name="MP3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8"><draw:frame draw:style-name="Mfr1" draw:name="Frame6111111111" text:anchor-type="paragraph" svg:y="-0.06cm" draw:z-index="0"><draw:text-box fo:min-height="0.499cm" fo:min-width="3cm"><draw:frame draw:style-name="Mfr2" draw:name="Frame91111111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34"><text:span text:style-name="MT9">Calculer</text:span><text:span text:style-name="MT10"> : </text:span><text:span text:style-name="MT9">additionner et soustraire</text:span></text:p></draw:text-box></draw:frame><draw:g text:anchor-type="paragraph" draw:z-index="164" draw:name="Shape4_124" draw:style-name="Mgr4"><draw:path draw:style-name="Mgr5" draw:text-style-name="MP30" svg:width="0.855cm" svg:height="1.172cm" svg:x="-0.143cm" svg:y="-0.175cm" svg:viewBox="0 0 856 1173" svg:d="M856 1173h-856v-991c0-100 79-182 175-182h505c97 0 176 82 176 182z"><text:p/></draw:path></draw:g><draw:g text:anchor-type="paragraph" draw:z-index="165" draw:name="Shape4_125" draw:style-name="Mgr4"><draw:path draw:style-name="Mgr7" draw:text-style-name="MP3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1COL" style:display-name="5_2_SERIE_N_GAUCHE_ET_DROITE_1COL" style:page-layout-name="Mpm26" draw:style-name="Mdp1">
      <style:header>
        <text:p text:style-name="_5f_Header_20_N_20_page_20_impaire_20__28_D_29_"><text:s/><text:span text:style-name="MT94">Conversions d’unités : </text:span><text:span text:style-name="MT95">masses</text:span></text:p>
      </style:header>
      <style:header-left>
        <text:p text:style-name="_5f_Header_20_N_20_page_20_impaire_20__28_D_29_"><text:s/><text:span text:style-name="MT94">Conversions d’unités : </text:span><text:span text:style-name="MT95">masses</text:span></text:p>
      </style:header-left>
      <style:footer>
        <text:p text:style-name="MP28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34"><text:span text:style-name="MT92">Conversions d’unités : </text:span><text:span text:style-name="MT96">masses</text:span><text:span text:style-name="MT10"> </text:span></text:p></draw:text-box></draw:frame><draw:g text:anchor-type="paragraph" draw:z-index="160" draw:name="Shape4_92" draw:style-name="Mgr4"><draw:path draw:style-name="Mgr5" draw:text-style-name="MP3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8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34"><text:span text:style-name="MT9">Calculer</text:span><text:span text:style-name="MT10"> : </text:span><text:span text:style-name="MT9">additionner et soustraire</text:span></text:p></draw:text-box></draw:frame><draw:g text:anchor-type="paragraph" draw:z-index="161" draw:name="Shape4_119" draw:style-name="Mgr4"><draw:path draw:style-name="Mgr7" draw:text-style-name="MP35" svg:width="0.855cm" svg:height="1.172cm" svg:x="-0.143cm" svg:y="-0.175cm" svg:viewBox="0 0 856 1173" svg:d="M856 1173h-856v-991c0-100 79-182 175-182h505c97 0 176 82 176 182z"><text:p/></draw:path></draw:g><draw:g text:anchor-type="paragraph" draw:z-index="162" draw:name="Shape4_128" draw:style-name="Mgr4"><draw:path draw:style-name="Mgr5" draw:text-style-name="MP3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25" draw:style-name="Mdp1">
      <style:header>
        <text:p text:style-name="_5f_Header_20_N_20_page_20_impaire_20__28_D_29_"><text:span text:style-name="MT95"><text:s/></text:span><text:span text:style-name="MT94">Conversions d’unités : </text:span><text:span text:style-name="MT95">masses</text:span></text:p>
      </style:header>
      <style:header-left>
        <text:p text:style-name="_5f_Header_20_N_20_page_20_impaire_20__28_D_29_"><text:span text:style-name="MT95"><text:s/></text:span><text:span text:style-name="MT94">Conversions d’unités : </text:span><text:span text:style-name="MT95">masses</text:span></text:p>
      </style:header-left>
      <style:footer>
        <text:p text:style-name="MP88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34"><text:span text:style-name="MT92">Conversions d’unités : </text:span><text:span text:style-name="MT97">Masses</text:span><text:span text:style-name="MT10"> </text:span></text:p></draw:text-box></draw:frame><draw:g text:anchor-type="paragraph" draw:z-index="157" draw:name="Shape4_2" draw:style-name="Mgr4"><draw:path draw:style-name="Mgr5" draw:text-style-name="MP30" svg:width="0.855cm" svg:height="1.172cm" svg:x="18.41cm" svg:y="-0.175cm" svg:viewBox="0 0 856 1173" svg:d="M856 1173h-856v-991c0-100 79-182 175-182h505c97 0 176 82 176 182z"><text:p/></draw:path></draw:g><draw:g text:anchor-type="paragraph" draw:z-index="158" draw:name="Shape4_5" draw:style-name="Mgr4"><draw:path draw:style-name="Mgr5" draw:text-style-name="MP30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32"><draw:frame draw:style-name="Mfr4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29"><draw:g text:anchor-type="paragraph" draw:z-index="159" draw:name="Shape4_129" draw:style-name="Mgr4"><draw:path draw:style-name="Mgr5" draw:text-style-name="MP3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9"><text:span text:style-name="MT98">Conversions d’unités : </text:span><text:span text:style-name="MT99">masses</text:span></text:p></draw:text-box></draw:frame></text:p>
      </style:footer-left>
    </style:master-page>
    <style:master-page style:name="_35__5f_3_5f_SERIE_5f_N_5f_GAUCHE_5f_ET_5f_DROITE_5f_1COL" style:display-name="5_3_SERIE_N_GAUCHE_ET_DROITE_1COL" style:page-layout-name="Mpm26" draw:style-name="Mdp1">
      <style:header>
        <text:p text:style-name="Header"><text:s/><text:span text:style-name="MT94">Conversions d’unités : </text:span><text:span text:style-name="MT100">Capacités</text:span></text:p>
      </style:header>
      <style:header-left>
        <text:p text:style-name="Header"><text:s/><text:span text:style-name="MT94">Conversions d’unités : </text:span><text:span text:style-name="MT100">Capacités</text:span></text:p>
      </style:header-left>
      <style:footer>
        <text:p text:style-name="MP28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34"><text:span text:style-name="MT92">Conversions d’unités : </text:span><text:span text:style-name="MT101">capacités</text:span><text:span text:style-name="MT10"> </text:span></text:p></draw:text-box></draw:frame><draw:g text:anchor-type="paragraph" draw:z-index="154" draw:name="Shape4_0" draw:style-name="Mgr4"><draw:path draw:style-name="Mgr5" draw:text-style-name="MP3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8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34"><text:span text:style-name="MT9">Calculer</text:span><text:span text:style-name="MT10"> : </text:span><text:span text:style-name="MT9">additionner et soustraire</text:span></text:p></draw:text-box></draw:frame><draw:g text:anchor-type="paragraph" draw:z-index="155" draw:name="Shape4_3" draw:style-name="Mgr4"><draw:path draw:style-name="Mgr7" draw:text-style-name="MP35" svg:width="0.855cm" svg:height="1.172cm" svg:x="-0.143cm" svg:y="-0.175cm" svg:viewBox="0 0 856 1173" svg:d="M856 1173h-856v-991c0-100 79-182 175-182h505c97 0 176 82 176 182z"><text:p/></draw:path></draw:g><draw:g text:anchor-type="paragraph" draw:z-index="156" draw:name="Shape4_4" draw:style-name="Mgr4"><draw:path draw:style-name="Mgr5" draw:text-style-name="MP3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25" draw:style-name="Mdp1">
      <style:header>
        <text:p text:style-name="_5f_Header_20_N_20_page_20_impaire_20__28_D_29_"><text:span text:style-name="MT102">Conversions d’unités : </text:span><text:span text:style-name="MT100">Capacités</text:span></text:p>
      </style:header>
      <style:header-left>
        <text:p text:style-name="_5f_Header_20_N_20_page_20_impaire_20__28_D_29_"><text:span text:style-name="MT102">Conversions d’unités : </text:span><text:span text:style-name="MT100">Capacités</text:span></text:p>
      </style:header-left>
      <style:footer>
        <text:p text:style-name="MP32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34"><text:span text:style-name="MT92">Conversions d’unités : </text:span><text:span text:style-name="MT103">Capacités</text:span><text:span text:style-name="MT10"> </text:span></text:p></draw:text-box></draw:frame><draw:g text:anchor-type="paragraph" draw:z-index="153" draw:name="Shape4_1" draw:style-name="Mgr4"><draw:path draw:style-name="Mgr5" draw:text-style-name="MP3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2"/>
      </style:footer-left>
    </style:master-page>
    <style:master-page style:name="_35__5f_4_5f_SERIE_5f_N_5f_GAUCHE_5f_ET_5f_DROITE_5f_1COL" style:display-name="5_4_SERIE_N_GAUCHE_ET_DROITE_1COL" style:page-layout-name="Mpm26" draw:style-name="Mdp1">
      <style:header>
        <text:p text:style-name="Header"><text:s/><text:span text:style-name="MT94">Conversions d’unités : </text:span><text:span text:style-name="MT104">Temps et d</text:span><text:span text:style-name="MT105">urées</text:span></text:p>
      </style:header>
      <style:header-left>
        <text:p text:style-name="Header"><text:s/><text:span text:style-name="MT94">Conversions d’unités : </text:span><text:span text:style-name="MT104">Temps et d</text:span><text:span text:style-name="MT105">urées</text:span></text:p>
      </style:header-left>
      <style:footer>
        <text:p text:style-name="MP28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34"><text:span text:style-name="MT92">Conversions d’unités : </text:span><text:span text:style-name="MT106">temps et </text:span><text:span text:style-name="MT107">durées</text:span><text:span text:style-name="MT10"> </text:span></text:p></draw:text-box></draw:frame><draw:g text:anchor-type="paragraph" draw:z-index="150" draw:name="Shape4_132" draw:style-name="Mgr4"><draw:path draw:style-name="Mgr5" draw:text-style-name="MP3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8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34"><text:span text:style-name="MT9">Calculer</text:span><text:span text:style-name="MT10"> : </text:span><text:span text:style-name="MT9">additionner et soustraire</text:span></text:p></draw:text-box></draw:frame><draw:g text:anchor-type="paragraph" draw:z-index="151" draw:name="Shape4_133" draw:style-name="Mgr4"><draw:path draw:style-name="Mgr5" draw:text-style-name="MP30" svg:width="0.855cm" svg:height="1.172cm" svg:x="-0.143cm" svg:y="-0.175cm" svg:viewBox="0 0 856 1173" svg:d="M856 1173h-856v-991c0-100 79-182 175-182h505c97 0 176 82 176 182z"><text:p/></draw:path></draw:g><draw:g text:anchor-type="paragraph" draw:z-index="152" draw:name="Shape4_134" draw:style-name="Mgr4"><draw:path draw:style-name="Mgr7" draw:text-style-name="MP3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25" draw:style-name="Mdp1">
      <style:header>
        <text:p text:style-name="_5f_Header_20_N_20_page_20_impaire_20__28_D_29_"><text:span text:style-name="MT102">Conversions d’unités : </text:span><text:span text:style-name="MT104">Temps et d</text:span><text:span text:style-name="MT105">urées</text:span></text:p>
      </style:header>
      <style:header-left>
        <text:p text:style-name="_5f_Header_20_N_20_page_20_impaire_20__28_D_29_"><text:span text:style-name="MT102">Conversions d’unités : </text:span><text:span text:style-name="MT104">Temps et d</text:span><text:span text:style-name="MT105">urées</text:span></text:p>
      </style:header-left>
      <style:footer>
        <text:p text:style-name="MP32"><draw:frame draw:style-name="Mfr1" draw:name="Frame187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34"><text:span text:style-name="MT92">Conversions d’unités : </text:span><text:span text:style-name="MT106">temps et </text:span><text:span text:style-name="MT107">durées</text:span><text:span text:style-name="MT10"> </text:span></text:p></draw:text-box></draw:frame><draw:g text:anchor-type="paragraph" draw:z-index="148" draw:name="Shape4_135" draw:style-name="Mgr4"><draw:path draw:style-name="Mgr5" draw:text-style-name="MP3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2"><draw:frame draw:style-name="Mfr4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29"><draw:g text:anchor-type="paragraph" draw:z-index="149" draw:name="Shape4_136" draw:style-name="Mgr4"><draw:path draw:style-name="Mgr5" draw:text-style-name="MP3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9"><text:span text:style-name="MT98">Conversions d’unités : </text:span><text:span text:style-name="MT106">temps et </text:span><text:span text:style-name="MT107">durées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26" draw:style-name="Mdp1">
      <style:header>
        <text:p text:style-name="_5f_Header_20_N_20_page_20_impaire_20__28_D_29_"><text:s/><text:span text:style-name="MT94">Conversions d’unités : </text:span><text:span text:style-name="MT108">Temps et durées</text:span></text:p>
      </style:header>
      <style:header-left>
        <text:p text:style-name="_5f_Header_20_N_20_page_20_impaire_20__28_D_29_"><text:s/><text:span text:style-name="MT94">Conversions d’unités : </text:span><text:span text:style-name="MT108">Temps et durées</text:span></text:p>
      </style:header-left>
      <style:footer>
        <text:p text:style-name="MP28"><draw:frame draw:style-name="Mfr1" draw:name="Frame19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34"><text:span text:style-name="MT92">Conversions d’unités : </text:span><text:span text:style-name="MT109">Temps et </text:span><text:span text:style-name="MT110">Durée</text:span><text:span text:style-name="MT10"> </text:span></text:p></draw:text-box></draw:frame><draw:g text:anchor-type="paragraph" draw:z-index="145" draw:name="Shape4_137" draw:style-name="Mgr4"><draw:path draw:style-name="Mgr5" draw:text-style-name="MP3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8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34"><text:span text:style-name="MT9">Calculer</text:span><text:span text:style-name="MT10"> : </text:span><text:span text:style-name="MT9">additionner et soustraire</text:span></text:p></draw:text-box></draw:frame><draw:g text:anchor-type="paragraph" draw:z-index="146" draw:name="Shape4_138" draw:style-name="Mgr4"><draw:path draw:style-name="Mgr5" draw:text-style-name="MP30" svg:width="0.855cm" svg:height="1.172cm" svg:x="-0.143cm" svg:y="-0.175cm" svg:viewBox="0 0 856 1173" svg:d="M856 1173h-856v-991c0-100 79-182 175-182h505c97 0 176 82 176 182z"><text:p/></draw:path></draw:g><draw:g text:anchor-type="paragraph" draw:z-index="147" draw:name="Shape4_139" draw:style-name="Mgr4"><draw:path draw:style-name="Mgr7" draw:text-style-name="MP3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25" draw:style-name="Mdp1">
      <style:header>
        <text:p text:style-name="_5f_Header_20_N_20_page_20_impaire_20__28_D_29_"><text:span text:style-name="MT102">Conversions d’unités : </text:span><text:span text:style-name="MT111">Vitesse</text:span></text:p>
      </style:header>
      <style:header-left>
        <text:p text:style-name="_5f_Header_20_N_20_page_20_impaire_20__28_D_29_"><text:span text:style-name="MT102">Conversions d’unités : </text:span><text:span text:style-name="MT111">Vitesse</text:span></text:p>
      </style:header-left>
      <style:footer>
        <text:p text:style-name="MP32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34"><text:span text:style-name="MT92">Conversions d’unités : </text:span><text:span text:style-name="MT112">vitesse</text:span><text:span text:style-name="MT10"> </text:span></text:p></draw:text-box></draw:frame><draw:g text:anchor-type="paragraph" draw:z-index="143" draw:name="Shape4_140" draw:style-name="Mgr4"><draw:path draw:style-name="Mgr5" draw:text-style-name="MP3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2"><draw:frame draw:style-name="Mfr4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29"><draw:g text:anchor-type="paragraph" draw:z-index="144" draw:name="Shape4_141" draw:style-name="Mgr4"><draw:path draw:style-name="Mgr5" draw:text-style-name="MP3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9"><text:span text:style-name="MT98">Conversions d’unités : </text:span><text:span text:style-name="MT112">vitesse</text:span></text:p></draw:text-box></draw:frame></text:p>
      </style:footer-left>
    </style:master-page>
    <style:master-page style:name="_35__5f_6_5f_SERIE_5f_N_5f_GAUCHE_5f_ET_5f_DROITE_5f_1COL" style:display-name="5_6_SERIE_N_GAUCHE_ET_DROITE_1COL" style:page-layout-name="Mpm26" draw:style-name="Mdp1">
      <style:header>
        <text:p text:style-name="Header"><text:s/><text:span text:style-name="MT94">Conversions d’unités : </text:span><text:span text:style-name="MT113">Aires</text:span></text:p>
      </style:header>
      <style:header-left>
        <text:p text:style-name="Header"><text:s/><text:span text:style-name="MT94">Conversions d’unités : </text:span><text:span text:style-name="MT113">Aires</text:span></text:p>
      </style:header-left>
      <style:footer>
        <text:p text:style-name="MP28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34"><text:span text:style-name="MT92">Conversions d’unités : </text:span><text:span text:style-name="MT114">aires</text:span></text:p></draw:text-box></draw:frame><draw:g text:anchor-type="paragraph" draw:z-index="140" draw:name="Shape4_142" draw:style-name="Mgr4"><draw:path draw:style-name="Mgr5" draw:text-style-name="MP3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8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34"><text:span text:style-name="MT9">Calculer</text:span><text:span text:style-name="MT10"> : </text:span><text:span text:style-name="MT9">additionner et soustraire</text:span></text:p></draw:text-box></draw:frame><draw:g text:anchor-type="paragraph" draw:z-index="141" draw:name="Shape4_143" draw:style-name="Mgr4"><draw:path draw:style-name="Mgr7" draw:text-style-name="MP35" svg:width="0.855cm" svg:height="1.172cm" svg:x="-0.143cm" svg:y="-0.175cm" svg:viewBox="0 0 856 1173" svg:d="M856 1173h-856v-991c0-100 79-182 175-182h505c97 0 176 82 176 182z"><text:p/></draw:path></draw:g><draw:g text:anchor-type="paragraph" draw:z-index="142" draw:name="Shape4_144" draw:style-name="Mgr4"><draw:path draw:style-name="Mgr5" draw:text-style-name="MP3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25" draw:style-name="Mdp1">
      <style:header>
        <text:p text:style-name="_5f_Header_20_N_20_page_20_paire_20__28_G_29_"><text:span text:style-name="MT102">Conversions d’unités : </text:span><text:span text:style-name="MT113">Aires</text:span></text:p>
      </style:header>
      <style:header-left>
        <text:p text:style-name="_5f_Header_20_N_20_page_20_paire_20__28_G_29_"><text:span text:style-name="MT102">Conversions d’unités : </text:span><text:span text:style-name="MT113">Aires</text:span></text:p>
      </style:header-left>
      <style:footer>
        <text:p text:style-name="MP32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29"><text:page-number text:select-page="current">0</text:page-number></text:p></draw:text-box></draw:frame><text:h text:style-name="_5f_Footer_20_page_20_impaire_20__28_D_29_" text:outline-level="1"><text:span text:style-name="MT92">Conversions d’unités : </text:span><text:span text:style-name="MT114">Aires</text:span></text:h></draw:text-box></draw:frame><draw:g text:anchor-type="paragraph" draw:z-index="139" draw:name="Shape4_256" draw:style-name="Mgr4"><draw:path draw:style-name="Mgr5" draw:text-style-name="MP3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2"/>
      </style:footer-left>
    </style:master-page>
    <style:master-page style:name="_35__5f_8_5f_SERIE_5f_N_5f_GAUCHE_5f_ET_5f_DROITE_5f_1COL" style:display-name="5_8_SERIE_N_GAUCHE_ET_DROITE_1COL" style:page-layout-name="Mpm26" draw:style-name="Mdp1">
      <style:header>
        <text:p text:style-name="_5f_Header_20_N_20_page_20_impaire_20__28_D_29_"><text:s/><text:span text:style-name="MT94">Conversions d’unités : </text:span><text:span text:style-name="MT115">Problèmes</text:span></text:p>
      </style:header>
      <style:header-left>
        <text:p text:style-name="_5f_Header_20_N_20_page_20_paire_20__28_G_29_"><text:s/><text:span text:style-name="MT94">Conversions d’unités : </text:span><text:span text:style-name="MT115">Problèmes</text:span></text:p>
      </style:header-left>
      <style:footer>
        <text:p text:style-name="MP28"><draw:frame draw:style-name="Mfr1" draw:name="Frame2021" text:anchor-type="paragraph" svg:y="-0.06cm" draw:z-index="0"><draw:text-box fo:min-height="0.499cm" fo:min-width="3cm"><draw:frame draw:style-name="Mfr2" draw:name="Frame2031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34"><text:span text:style-name="MT92">Conversions d’unités : </text:span><text:span text:style-name="MT116">problèmes</text:span></text:p></draw:text-box></draw:frame><draw:g text:anchor-type="paragraph" draw:z-index="137" draw:name="Shape4_153" draw:style-name="Mgr4"><draw:path draw:style-name="Mgr5" draw:text-style-name="MP3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8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34"><text:span text:style-name="MT117">Conversions d’unités </text:span><text:span text:style-name="MT10">: </text:span><text:span text:style-name="MT117">problèmes</text:span></text:p></draw:text-box></draw:frame><draw:g text:anchor-type="paragraph" draw:z-index="138" draw:name="Shape4_177" draw:style-name="Mgr4"><draw:path draw:style-name="Mgr5" draw:text-style-name="MP30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25" draw:style-name="Mdp1">
      <style:header>
        <text:p text:style-name="MP90"><text:span text:style-name="MT102">Conversions d’unités : </text:span><text:span text:style-name="MT115">Problèmes</text:span></text:p>
      </style:header>
      <style:header-left>
        <text:p text:style-name="MP90"><text:span text:style-name="MT102">Conversions d’unités : </text:span><text:span text:style-name="MT115">Problèmes</text:span></text:p>
      </style:header-left>
      <style:footer>
        <text:p text:style-name="MP32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34"><text:span text:style-name="MT92">Conversions d’unités : </text:span><text:span text:style-name="MT116">problèmes</text:span></text:p></draw:text-box></draw:frame><draw:g text:anchor-type="paragraph" draw:z-index="135" draw:name="Shape4_147" draw:style-name="Mgr4"><draw:path draw:style-name="Mgr5" draw:text-style-name="MP3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2"><draw:frame draw:style-name="Mfr4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89"><text:span text:style-name="MT98">Conversions d’unités : </text:span><text:span text:style-name="MT116">problèmes</text:span></text:p></draw:text-box></draw:frame><draw:g text:anchor-type="paragraph" draw:z-index="136" draw:name="Shape4_148" draw:style-name="Mgr4"><draw:path draw:style-name="Mgr5" draw:text-style-name="MP30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26" draw:style-name="Mdp1">
      <style:header>
        <text:p text:style-name="Header"><text:s/><text:span text:style-name="MT8">Calculer</text:span> : <text:span text:style-name="MT8">Additionner et soustraire</text:span></text:p>
      </style:header>
      <style:header-left>
        <text:p text:style-name="Header"><text:s/><text:span text:style-name="MT8">Calculer</text:span> : <text:span text:style-name="MT8">Additionner et soustraire</text:span></text:p>
      </style:header-left>
      <style:footer>
        <text:p text:style-name="MP28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34"><text:span text:style-name="MT9">Calculer : additionner et soustraire</text:span><text:span text:style-name="MT10"> </text:span></text:p></draw:text-box></draw:frame><draw:g text:anchor-type="paragraph" draw:z-index="132" draw:name="Shape4_149" draw:style-name="Mgr4"><draw:path draw:style-name="Mgr5" draw:text-style-name="MP3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8"><draw:frame draw:style-name="Mfr1" draw:name="Frame2341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34"><text:span text:style-name="MT9">Calculer</text:span><text:span text:style-name="MT10"> : </text:span><text:span text:style-name="MT9">additionner et soustraire</text:span></text:p></draw:text-box></draw:frame><draw:g text:anchor-type="paragraph" draw:z-index="133" draw:name="Shape4_155" draw:style-name="Mgr4"><draw:path draw:style-name="Mgr5" draw:text-style-name="MP30" svg:width="0.855cm" svg:height="1.172cm" svg:x="-0.143cm" svg:y="-0.175cm" svg:viewBox="0 0 856 1173" svg:d="M856 1173h-856v-991c0-100 79-182 175-182h505c97 0 176 82 176 182z"><text:p/></draw:path></draw:g><draw:g text:anchor-type="paragraph" draw:z-index="134" draw:name="Shape4_156" draw:style-name="Mgr4"><draw:path draw:style-name="Mgr7" draw:text-style-name="MP3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25" draw:style-name="Mdp1">
      <style:header>
        <text:p text:style-name="MP91"><text:span text:style-name="MT118"><text:s text:c="15"/>A</text:span>ires : Aire et unité</text:p>
      </style:header>
      <style:header-left>
        <text:p text:style-name="MP91"><text:span text:style-name="MT118"><text:s text:c="15"/>A</text:span>ires : Aire et unité</text:p>
      </style:header-left>
      <style:footer>
        <text:p text:style-name="MP32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29"><draw:g text:anchor-type="paragraph" draw:z-index="131" draw:name="Shape4_157" draw:style-name="Mgr4"><draw:path draw:style-name="Mgr12" draw:text-style-name="MP7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2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25" draw:style-name="Mdp1">
      <style:header>
        <text:p text:style-name="_5f_Header_20_G_20_page_20_impaire_20__28_D_29_"><text:span text:style-name="MT50">Géométrie plane, </text:span><text:span text:style-name="MT119">partie 1</text:span> : <text:span text:style-name="MT120">Assembler et décomposer</text:span></text:p>
      </style:header>
      <style:footer>
        <text:p text:style-name="MP32"><draw:frame draw:style-name="Mfr1" draw:name="Frame288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93"><text:span text:style-name="MT121">Géométrie plane, </text:span><text:span text:style-name="MT122">partie 1</text:span><text:span text:style-name="MT121"> : </text:span><text:span text:style-name="MT123">assembler et décomposer</text:span></text:p></draw:text-box></draw:frame><draw:g text:anchor-type="paragraph" draw:z-index="129" draw:name="Shape4_216" draw:style-name="Mgr4"><draw:path draw:style-name="Mgr10" draw:text-style-name="MP66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28"><draw:frame draw:style-name="Mfr1" draw:name="Frame414" text:anchor-type="paragraph" svg:y="-0.06cm" draw:z-index="0"><draw:text-box fo:min-height="0.499cm" fo:min-width="3cm"><draw:frame draw:style-name="Mfr2" draw:name="Frame2881" text:anchor-type="frame" svg:x="0.45cm" svg:y="0.079cm" svg:width="0.817cm" draw:z-index="0"><draw:text-box fo:min-height="0.355cm"><text:p text:style-name="MP29"><draw:g text:anchor-type="paragraph" draw:z-index="130" draw:name="Shape4_217" draw:style-name="Mgr4"><draw:path draw:style-name="Mgr10" draw:text-style-name="MP6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54">Géométrie plane, </text:span><text:span text:style-name="MT122">partie 1</text:span><text:span text:style-name="MT54"> : </text:span><text:span text:style-name="MT123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26" draw:style-name="Mdp1">
      <style:header>
        <text:p text:style-name="MP95"><text:span text:style-name="MT124">Géométrie plane</text:span><text:span text:style-name="MT125"> : </text:span><text:span text:style-name="MT126">Vocabulaire</text:span></text:p>
      </style:header>
      <style:footer>
        <text:p text:style-name="MP28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34"><text:span text:style-name="MT54">Géométrie plane : </text:span><text:span text:style-name="MT127">vocabulaire</text:span></text:p></draw:text-box></draw:frame><draw:g text:anchor-type="paragraph" draw:z-index="127" draw:name="Shape4_213" draw:style-name="Mgr4"><draw:path draw:style-name="Mgr10" draw:text-style-name="MP6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8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34"><text:span text:style-name="MT54">Géométrie plane : </text:span><text:span text:style-name="MT127">vocabulaire</text:span></text:p></draw:text-box></draw:frame><draw:g text:anchor-type="paragraph" draw:z-index="128" draw:name="Shape4_214" draw:style-name="Mgr4"><draw:path draw:style-name="Mgr10" draw:text-style-name="MP6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25" draw:style-name="Mdp1">
      <style:header>
        <text:p text:style-name="_5f_Header_20_G_20_page_20_impaire_20__28_D_29_"><text:span text:style-name="MT50">Géométrie plane, </text:span><text:span text:style-name="MT119">partie 1</text:span> : <text:span text:style-name="MT128">coder</text:span></text:p>
      </style:header>
      <style:footer>
        <text:p text:style-name="MP32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93"><text:span text:style-name="MT121">Géométrie plane, </text:span><text:span text:style-name="MT122">partie 1</text:span><text:span text:style-name="MT121"> : </text:span><text:span text:style-name="MT129">coder</text:span></text:p></draw:text-box></draw:frame><draw:g text:anchor-type="paragraph" draw:z-index="125" draw:name="Shape4_211" draw:style-name="Mgr4"><draw:path draw:style-name="Mgr10" draw:text-style-name="MP66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28"><draw:frame draw:style-name="Mfr1" draw:name="Frame286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94"><text:span text:style-name="MT54">Géométrie plane, </text:span><text:span text:style-name="MT122">partie 1</text:span><text:span text:style-name="MT54"> : </text:span><text:span text:style-name="MT129">coder</text:span></text:p></draw:text-box></draw:frame><draw:g text:anchor-type="paragraph" draw:z-index="126" draw:name="Shape4_212" draw:style-name="Mgr4"><draw:path draw:style-name="Mgr10" draw:text-style-name="MP66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26" draw:style-name="Mdp1">
      <style:header>
        <text:p text:style-name="MP95"><text:span text:style-name="MT124">Géométrie plane</text:span><text:span text:style-name="MT125"> : </text:span><text:span text:style-name="MT126">Vocabulaire</text:span></text:p>
      </style:header>
      <style:header-left>
        <text:p text:style-name="MP95"><text:span text:style-name="MT124">Géométrie plane</text:span><text:span text:style-name="MT125"> : </text:span><text:span text:style-name="MT126">Vocabulaire</text:span></text:p>
      </style:header-left>
      <style:footer>
        <text:p text:style-name="MP28"><draw:frame draw:style-name="Mfr1" draw:name="Frame285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34"><text:span text:style-name="MT54">Géométrie plane : </text:span><text:span text:style-name="MT127">vocabulaire</text:span></text:p></draw:text-box></draw:frame><draw:g text:anchor-type="paragraph" draw:z-index="123" draw:name="Shape4_209" draw:style-name="Mgr4"><draw:path draw:style-name="Mgr10" draw:text-style-name="MP6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8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34"><text:span text:style-name="MT54">Géométrie plane : </text:span><text:span text:style-name="MT127">vocabulaire</text:span></text:p></draw:text-box></draw:frame><draw:g text:anchor-type="paragraph" draw:z-index="124" draw:name="Shape4_210" draw:style-name="Mgr4"><draw:path draw:style-name="Mgr10" draw:text-style-name="MP6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25" draw:style-name="Mdp1">
      <style:header>
        <text:p text:style-name="_5f_Header_20_G_20_page_20_impaire_20__28_D_29_"><text:span text:style-name="MT50">Géométrie plane</text:span> : <text:span text:style-name="MT51">P</text:span><text:span text:style-name="MT52">arallèles, perpendiculaires,<text:line-break/> </text:span><text:span text:style-name="MT53">distances</text:span></text:p>
      </style:header>
      <style:footer>
        <text:p text:style-name="MP32"><draw:frame draw:style-name="Mfr1" draw:name="Frame209" text:anchor-type="paragraph" svg:y="-0.06cm" draw:z-index="0"><draw:text-box fo:min-height="0.499cm" fo:min-width="7.096cm"><draw:frame draw:style-name="Mfr2" draw:name="Frame7" text:anchor-type="frame" svg:x="0.45cm" svg:y="0.079cm" svg:width="0.817cm" draw:z-index="0"><draw:text-box fo:min-height="0.355cm"><text:p text:style-name="MP29"><draw:g text:anchor-type="paragraph" draw:z-index="121" draw:name="Shape4_204" draw:style-name="Mgr4"><draw:path draw:style-name="Mgr10" draw:text-style-name="MP6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21">Géométrie plane : </text:span><text:span text:style-name="MT55">Parallèles, perpendiculaires, </text:span><text:span text:style-name="MT56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94"><text:span text:style-name="MT54">Géométrie plane : </text:span><text:span text:style-name="MT55">parallèles, perpendiculaires, </text:span><text:span text:style-name="MT56">distances</text:span></text:p></draw:text-box></draw:frame><draw:g text:anchor-type="paragraph" draw:z-index="122" draw:name="Shape4_206" draw:style-name="Mgr4"><draw:path draw:style-name="Mgr10" draw:text-style-name="MP66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26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28"><draw:frame draw:style-name="Mfr1" draw:name="Frame206" text:anchor-type="paragraph" svg:y="-0.06cm" draw:z-index="0"><draw:text-box fo:min-height="0.499cm" fo:min-width="3cm"><draw:frame draw:style-name="Mfr2" draw:name="Frame277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96"><text:span text:style-name="MT130">Géométrie plane : </text:span><text:span text:style-name="MT51">parallèles, perpendiculaires, </text:span><text:span text:style-name="MT74">distances</text:span></text:p></draw:text-box></draw:frame><draw:g text:anchor-type="paragraph" draw:z-index="119" draw:name="Shape4_205" draw:style-name="Mgr4"><draw:path draw:style-name="Mgr10" draw:text-style-name="MP6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8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96"><text:span text:style-name="MT130">Géométrie plane : </text:span><text:span text:style-name="MT51">parallèles, perpendiculaires, </text:span><text:span text:style-name="MT74">distances</text:span></text:p></draw:text-box></draw:frame><draw:g text:anchor-type="paragraph" draw:z-index="120" draw:name="Shape4_154" draw:style-name="Mgr4"><draw:path draw:style-name="Mgr10" draw:text-style-name="MP6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20" draw:style-name="Mdp1">
      <style:header>
        <text:p text:style-name="_5f_Header_20_G_20_page_20_impaire_20__28_D_29_"><text:span text:style-name="MT50">Géométrie plane</text:span> : <text:span text:style-name="MT131">Milieu, alignement, </text:span><text:span text:style-name="MT132">appartenance</text:span></text:p>
      </style:header>
      <style:footer>
        <text:p text:style-name="MP32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29"><draw:g text:anchor-type="paragraph" draw:z-index="117" draw:name="Shape4_150" draw:style-name="Mgr4"><draw:path draw:style-name="Mgr10" draw:text-style-name="MP6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<text:span text:style-name="MT121">Géométrie plane : </text:span><text:span text:style-name="MT133">milieu, Alignement, </text:span><text:span text:style-name="MT134">APPARTENANCE</text:span></text:p></draw:text-box></draw:frame></text:p>
      </style:footer>
      <style:footer-left>
        <text:p text:style-name="MP28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29"><draw:g text:anchor-type="paragraph" draw:z-index="118" draw:name="Shape4_158" draw:style-name="Mgr4"><draw:path draw:style-name="Mgr10" draw:text-style-name="MP6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54">Géométrie plane : </text:span><text:span text:style-name="MT133">milieu, alignement, </text:span><text:span text:style-name="MT134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27" draw:style-name="Mdp1">
      <style:header>
        <text:p text:style-name="MP97"><text:span text:style-name="MT135">S</text:span><text:span text:style-name="MT1">olides</text:span> : <text:span text:style-name="MT135">Vocabulaire, nature</text:span></text:p>
      </style:header>
      <style:footer>
        <text:p text:style-name="MP28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98">solides : Vocabulaire, NatuRE</text:p></draw:text-box></draw:frame><draw:g text:anchor-type="paragraph" draw:z-index="115" draw:name="Shape4_159" draw:style-name="Mgr4"><draw:path draw:style-name="Mgr10" draw:text-style-name="MP6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8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98">solides : Vocabulaire, NatuRE</text:p></draw:text-box></draw:frame><draw:g text:anchor-type="paragraph" draw:z-index="116" draw:name="Shape4_160" draw:style-name="Mgr4"><draw:path draw:style-name="Mgr10" draw:text-style-name="MP6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20" draw:style-name="Mdp1">
      <style:header>
        <text:p text:style-name="_5f_Header_20_G_20_page_20_paire_20__28_G_29_"><text:span text:style-name="MT50">Géométrie plane</text:span> : <text:span text:style-name="MT50">Points, droites </text:span><text:span text:style-name="MT136">et cercles</text:span></text:p>
      </style:header>
      <style:footer>
        <text:p text:style-name="MP28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29"><draw:g text:anchor-type="paragraph" draw:z-index="113" draw:name="Shape4_202" draw:style-name="Mgr4"><draw:path draw:style-name="Mgr10" draw:text-style-name="MP6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9">Géométrie plane : points, droites <text:span text:style-name="MT137">et cercles</text:span></text:p></draw:text-box></draw:frame></text:p>
      </style:footer>
      <style:footer-left>
        <text:p text:style-name="MP28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29"><draw:g text:anchor-type="paragraph" draw:z-index="114" draw:name="Shape4_203" draw:style-name="Mgr4"><draw:path draw:style-name="Mgr10" draw:text-style-name="MP6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0">Géométrie plane : points, droites <text:span text:style-name="MT137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27" draw:style-name="Mdp1">
      <style:header>
        <text:p text:style-name="MP97"><text:span text:style-name="MT135">S</text:span><text:span text:style-name="MT1">olides</text:span> : <text:span text:style-name="MT135">Vocabulaire, nature</text:span></text:p>
      </style:header>
      <style:footer>
        <text:p text:style-name="MP28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98">solides : Vocabulaire, NatuRE</text:p></draw:text-box></draw:frame><draw:g text:anchor-type="paragraph" draw:z-index="111" draw:name="Shape4_200" draw:style-name="Mgr4"><draw:path draw:style-name="Mgr10" draw:text-style-name="MP6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8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98">solides : Vocabulaire, NatuRE</text:p></draw:text-box></draw:frame><draw:g text:anchor-type="paragraph" draw:z-index="112" draw:name="Shape4_201" draw:style-name="Mgr4"><draw:path draw:style-name="Mgr10" draw:text-style-name="MP6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25" draw:style-name="Mdp1">
      <style:header>
        <text:p text:style-name="MP71"><text:span text:style-name="MT73">Repères du plan : Se repérer</text:span> </text:p>
      </style:header>
      <style:footer>
        <text:p text:style-name="MP32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29"><draw:g text:anchor-type="paragraph" draw:z-index="109" draw:name="Shape4_194" draw:style-name="Mgr4"><draw:path draw:style-name="Mgr10" draw:text-style-name="MP6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2"><text:span text:style-name="MT74">R</text:span>epères du plan : se repérer</text:p></draw:text-box></draw:frame></text:p>
      </style:footer>
      <style:footer-left>
        <text:p text:style-name="MP28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29"><draw:g text:anchor-type="paragraph" draw:z-index="110" draw:name="Shape4_195" draw:style-name="Mgr4"><draw:path draw:style-name="Mgr10" draw:text-style-name="MP6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2"><text:span text:style-name="MT74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26" draw:style-name="Mdp1">
      <style:header>
        <text:p text:style-name="_5f_Header_20_G_20_page_20_impaire_20__28_D_29_"><text:span text:style-name="MT138">R</text:span><text:span text:style-name="MT139">epères du plan : Se </text:span><text:span text:style-name="MT140">déplacer</text:span></text:p>
      </style:header>
      <style:footer>
        <text:p text:style-name="MP28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34"><text:span text:style-name="MT10">Repères du plan : Se </text:span><text:span text:style-name="MT141">déplacer</text:span></text:p></draw:text-box></draw:frame><draw:g text:anchor-type="paragraph" draw:z-index="107" draw:name="Shape4_192" draw:style-name="Mgr4"><draw:path draw:style-name="Mgr10" draw:text-style-name="MP66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28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101"><text:span text:style-name="MT10">Repères du plan : se </text:span><text:span text:style-name="MT141">déplacer</text:span></text:p></draw:text-box></draw:frame><draw:g text:anchor-type="paragraph" draw:z-index="108" draw:name="Shape4_193" draw:style-name="Mgr4"><draw:path draw:style-name="Mgr10" draw:text-style-name="MP6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25" draw:style-name="Mdp1">
      <style:header>
        <text:p text:style-name="MP71"><text:span text:style-name="MT73">Repères du plan : Se repérer</text:span> </text:p>
      </style:header>
      <style:footer>
        <text:p text:style-name="MP32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29"><draw:g text:anchor-type="paragraph" draw:z-index="105" draw:name="Shape4_190" draw:style-name="Mgr4"><draw:path draw:style-name="Mgr10" draw:text-style-name="MP6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2"><text:span text:style-name="MT74">R</text:span>epères du plan : se repérer</text:p></draw:text-box></draw:frame></text:p>
      </style:footer>
      <style:footer-left>
        <text:p text:style-name="MP28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29"><draw:g text:anchor-type="paragraph" draw:z-index="106" draw:name="Shape4_191" draw:style-name="Mgr4"><draw:path draw:style-name="Mgr10" draw:text-style-name="MP6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2"><text:span text:style-name="MT74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26" draw:style-name="Mdp1">
      <style:header>
        <text:p text:style-name="_5f_Header_20_G_20_page_20_impaire_20__28_D_29_"><text:span text:style-name="MT74">R</text:span>epères du plan : Se repérer</text:p>
      </style:header>
      <style:header-left>
        <text:p text:style-name="_5f_Header_20_G_20_page_20_paire_20__28_G_29_"><text:span text:style-name="MT74">R</text:span>epères du plan : Se repérer</text:p>
      </style:header-left>
      <style:footer>
        <text:p text:style-name="MP28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102">Repères du plan : Se repérer</text:p></draw:text-box></draw:frame><draw:g text:anchor-type="paragraph" draw:z-index="103" draw:name="Shape4_161" draw:style-name="Mgr4"><draw:path draw:style-name="Mgr10" draw:text-style-name="MP6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8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77">Repères du plan : se repérer</text:p></draw:text-box></draw:frame><draw:g text:anchor-type="paragraph" draw:z-index="104" draw:name="Shape4_189" draw:style-name="Mgr4"><draw:path draw:style-name="Mgr10" draw:text-style-name="MP6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20" draw:style-name="Mdp1">
      <style:header>
        <text:p text:style-name="MP103">Volumes : Volumes par comptage</text:p>
      </style:header>
      <style:footer>
        <text:p text:style-name="MP28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29"><draw:g text:anchor-type="paragraph" draw:z-index="102" draw:name="Shape4_179" draw:style-name="Mgr4"><draw:path draw:style-name="Mgr12" draw:text-style-name="MP7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/><text:span text:style-name="MT142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27" draw:style-name="Mdp1">
      <style:header>
        <text:p text:style-name="MP105"><draw:line text:anchor-type="paragraph" draw:z-index="95" draw:name="Shape7_8" draw:style-name="Mgr11" draw:text-style-name="MP26" svg:x1="9.042cm" svg:y1="0.36cm" svg:x2="20.461cm" svg:y2="0.36cm"><text:p/></draw:line><draw:path text:anchor-type="paragraph" draw:z-index="96" draw:name="Shape5_1" draw:style-name="Mgr13" draw:text-style-name="MP106" svg:width="4.329cm" svg:height="2.24cm" svg:x="-1.499cm" svg:y="-1cm" svg:viewBox="0 0 4330 2241" svg:d="M0 2241l3984-288c209-15 363-168 345-342l-170-1611h-4159z"><text:p/></draw:path><draw:frame text:anchor-type="paragraph" draw:z-index="97" draw:name="Shape6_2" draw:style-name="Mgr2" draw:text-style-name="MP27" svg:width="2.703cm" svg:height="0.715cm" draw:transform="rotate (0.0872664625997165) translate (-0.172861111111111cm 0.218722222222222cm)"><draw:text-box><text:p text:style-name="MP26"><text:span text:style-name="MT5">Série 1</text:span></text:p></draw:text-box></draw:frame>T<text:span text:style-name="MT143">itre de la série</text:span></text:p>
      </style:header>
      <style:header-left>
        <text:p text:style-name="MP105"><draw:line text:anchor-type="paragraph" draw:z-index="99" draw:name="Shape7_9" draw:style-name="Mgr11" draw:text-style-name="MP26" svg:x1="9.042cm" svg:y1="0.36cm" svg:x2="20.461cm" svg:y2="0.36cm"><text:p/></draw:line><draw:path text:anchor-type="paragraph" draw:z-index="100" draw:name="Shape5_2" draw:style-name="Mgr13" draw:text-style-name="MP106" svg:width="4.329cm" svg:height="2.24cm" svg:x="-1.499cm" svg:y="-1cm" svg:viewBox="0 0 4330 2241" svg:d="M0 2241l3984-288c209-15 363-168 345-342l-170-1611h-4159z"><text:p/></draw:path><draw:frame text:anchor-type="paragraph" draw:z-index="101" draw:name="Shape6_5" draw:style-name="Mgr2" draw:text-style-name="MP27" svg:width="2.703cm" svg:height="0.715cm" draw:transform="rotate (0.0872664625997165) translate (-0.172861111111111cm 0.218722222222222cm)"><draw:text-box><text:p text:style-name="MP26"><text:span text:style-name="MT5">Série 1</text:span></text:p></draw:text-box></draw:frame>T<text:span text:style-name="MT143">itre de la série</text:span></text:p>
      </style:header-left>
      <style:footer>
        <text:p text:style-name="MP28"><draw:frame draw:style-name="Mfr1" draw:name="Frame142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29"><draw:g text:anchor-type="paragraph" draw:z-index="98" draw:name="Shape8_5" draw:style-name="Mgr4"><draw:path draw:style-name="Mgr12" draw:text-style-name="MP7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144">Angles</text:span> • <text:span text:style-name="MT144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25" draw:style-name="Mdp1">
      <style:header>
        <text:p text:style-name="MP107"><text:span text:style-name="MT118"><text:s text:c="15"/>A</text:span>ires : Aires de triangles</text:p>
      </style:header>
      <style:footer>
        <text:p text:style-name="MP32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29"><draw:g text:anchor-type="paragraph" draw:z-index="94" draw:name="Shape4_178" draw:style-name="Mgr4"><draw:path draw:style-name="Mgr12" draw:text-style-name="MP7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8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26" draw:style-name="Mdp1">
      <style:header>
        <text:p text:style-name="Header"><text:s/><text:span text:style-name="MT8">Calculer</text:span> : <text:span text:style-name="MT8">Additionner et soustraire</text:span></text:p>
      </style:header>
      <style:footer>
        <text:p text:style-name="MP28"><draw:frame draw:style-name="Mfr1" draw:name="Frame5111111112" text:anchor-type="paragraph" svg:y="-0.06cm" draw:z-index="0"><draw:text-box fo:min-height="0.499cm" fo:min-width="3cm"><draw:frame draw:style-name="Mfr2" draw:name="Frame6111111112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34"><text:span text:style-name="MT9">Calculer : additionner et soustraire</text:span><text:span text:style-name="MT10"> </text:span></text:p></draw:text-box></draw:frame><draw:g text:anchor-type="paragraph" draw:z-index="91" draw:name="Shape4_181" draw:style-name="Mgr4"><draw:path draw:style-name="Mgr5" draw:text-style-name="MP3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8"><draw:frame draw:style-name="Mfr1" draw:name="Frame9111111" text:anchor-type="paragraph" svg:y="-0.06cm" draw:z-index="0"><draw:text-box fo:min-height="0.499cm" fo:min-width="3cm"><draw:frame draw:style-name="Mfr2" draw:name="Frame10111111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34"><text:span text:style-name="MT9">Calculer</text:span><text:span text:style-name="MT10"> : </text:span><text:span text:style-name="MT9">additionner et soustraire</text:span></text:p></draw:text-box></draw:frame><draw:g text:anchor-type="paragraph" draw:z-index="92" draw:name="Shape4_182" draw:style-name="Mgr4"><draw:path draw:style-name="Mgr5" draw:text-style-name="MP30" svg:width="0.855cm" svg:height="1.172cm" svg:x="-0.143cm" svg:y="-0.175cm" svg:viewBox="0 0 856 1173" svg:d="M856 1173h-856v-991c0-100 79-182 175-182h505c97 0 176 82 176 182z"><text:p/></draw:path></draw:g><draw:g text:anchor-type="paragraph" draw:z-index="93" draw:name="Shape4_183" draw:style-name="Mgr4"><draw:path draw:style-name="Mgr7" draw:text-style-name="MP3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25" draw:style-name="Mdp1">
      <style:header>
        <text:p text:style-name="MP109"><text:span text:style-name="MT77"><text:s text:c="15"/>A</text:span><text:span text:style-name="MT145">ires : Problèmes d’aires</text:span></text:p>
      </style:header>
      <style:footer>
        <text:p text:style-name="MP32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29"><draw:g text:anchor-type="paragraph" draw:z-index="90" draw:name="Shape4_169" draw:style-name="Mgr4"><draw:path draw:style-name="Mgr12" draw:text-style-name="MP7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0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26" draw:style-name="Mdp1">
      <style:header>
        <text:p text:style-name="Header"><text:s/><text:span text:style-name="MT8">Calculer</text:span> : <text:span text:style-name="MT8">Additionner et soustraire</text:span></text:p>
      </style:header>
      <style:footer>
        <text:p text:style-name="MP28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34"><text:span text:style-name="MT9">Calculer : additionner et soustraire</text:span><text:span text:style-name="MT10"> </text:span></text:p></draw:text-box></draw:frame><draw:g text:anchor-type="paragraph" draw:z-index="87" draw:name="Shape4_166" draw:style-name="Mgr4"><draw:path draw:style-name="Mgr5" draw:text-style-name="MP3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8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34"><text:span text:style-name="MT9">Calculer</text:span><text:span text:style-name="MT10"> : </text:span><text:span text:style-name="MT9">additionner et soustraire</text:span></text:p></draw:text-box></draw:frame><draw:g text:anchor-type="paragraph" draw:z-index="88" draw:name="Shape4_167" draw:style-name="Mgr4"><draw:path draw:style-name="Mgr5" draw:text-style-name="MP30" svg:width="0.855cm" svg:height="1.172cm" svg:x="-0.143cm" svg:y="-0.175cm" svg:viewBox="0 0 856 1173" svg:d="M856 1173h-856v-991c0-100 79-182 175-182h505c97 0 176 82 176 182z"><text:p/></draw:path></draw:g><draw:g text:anchor-type="paragraph" draw:z-index="89" draw:name="Shape4_168" draw:style-name="Mgr4"><draw:path draw:style-name="Mgr7" draw:text-style-name="MP3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26" draw:style-name="Mdp1">
      <style:header>
        <text:p text:style-name="Header"><text:s/><text:span text:style-name="MT8">Calculer</text:span> : <text:span text:style-name="MT8">Additionner et soustraire</text:span></text:p>
      </style:header>
      <style:footer>
        <text:p text:style-name="MP28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34"><text:span text:style-name="MT9">Calculer : additionner et soustraire</text:span><text:span text:style-name="MT10"> </text:span></text:p></draw:text-box></draw:frame><draw:g text:anchor-type="paragraph" draw:z-index="84" draw:name="Shape4_170" draw:style-name="Mgr4"><draw:path draw:style-name="Mgr5" draw:text-style-name="MP3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8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34"><text:span text:style-name="MT9">Calculer</text:span><text:span text:style-name="MT10"> : </text:span><text:span text:style-name="MT9">additionner et soustraire</text:span></text:p></draw:text-box></draw:frame><draw:g text:anchor-type="paragraph" draw:z-index="85" draw:name="Shape4_171" draw:style-name="Mgr4"><draw:path draw:style-name="Mgr7" draw:text-style-name="MP35" svg:width="0.855cm" svg:height="1.172cm" svg:x="-0.143cm" svg:y="-0.175cm" svg:viewBox="0 0 856 1173" svg:d="M856 1173h-856v-991c0-100 79-182 175-182h505c97 0 176 82 176 182z"><text:p/></draw:path></draw:g><draw:g text:anchor-type="paragraph" draw:z-index="86" draw:name="Shape4_172" draw:style-name="Mgr4"><draw:path draw:style-name="Mgr5" draw:text-style-name="MP3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25" draw:style-name="Mdp1">
      <style:header>
        <text:p text:style-name="MP111"><text:span text:style-name="MT118"><text:s text:c="15"/>A</text:span>ires : Aires de disques</text:p>
      </style:header>
      <style:footer>
        <text:p text:style-name="MP32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29"><draw:g text:anchor-type="paragraph" draw:z-index="83" draw:name="Shape4_173" draw:style-name="Mgr4"><draw:path draw:style-name="Mgr12" draw:text-style-name="MP7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2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27" draw:style-name="Mdp1">
      <style:header>
        <text:p text:style-name="MP105"><draw:path text:anchor-type="paragraph" draw:z-index="76" draw:name="Shape5_3" draw:style-name="Mgr13" draw:text-style-name="MP106" svg:width="4.329cm" svg:height="2.24cm" svg:x="-1.499cm" svg:y="-1cm" svg:viewBox="0 0 4330 2241" svg:d="M0 2241l3984-288c209-15 363-168 345-342l-170-1611h-4159z"><text:p/></draw:path><draw:frame text:anchor-type="paragraph" draw:z-index="77" draw:name="Shape6_3" draw:style-name="Mgr2" draw:text-style-name="MP27" svg:width="2.703cm" svg:height="0.715cm" draw:transform="rotate (0.0872664625997165) translate (-0.172861111111111cm 0.218722222222222cm)"><draw:text-box><text:p text:style-name="MP26"><text:span text:style-name="MT5">Série 1</text:span></text:p></draw:text-box></draw:frame><draw:line text:anchor-type="paragraph" draw:z-index="78" draw:name="Shape7_6" draw:style-name="Mgr11" draw:text-style-name="MP26" svg:x1="9.042cm" svg:y1="0.36cm" svg:x2="20.461cm" svg:y2="0.36cm"><text:p/></draw:line>T<text:span text:style-name="MT143">itre de la série</text:span></text:p>
      </style:header>
      <style:header-left>
        <text:p text:style-name="MP105"><draw:path text:anchor-type="paragraph" draw:z-index="80" draw:name="Shape5_4" draw:style-name="Mgr13" draw:text-style-name="MP106" svg:width="4.329cm" svg:height="2.24cm" svg:x="-1.499cm" svg:y="-1cm" svg:viewBox="0 0 4330 2241" svg:d="M0 2241l3984-288c209-15 363-168 345-342l-170-1611h-4159z"><text:p/></draw:path><draw:frame text:anchor-type="paragraph" draw:z-index="81" draw:name="Shape6_4" draw:style-name="Mgr2" draw:text-style-name="MP27" svg:width="2.703cm" svg:height="0.715cm" draw:transform="rotate (0.0872664625997165) translate (-0.172861111111111cm 0.218722222222222cm)"><draw:text-box><text:p text:style-name="MP26"><text:span text:style-name="MT5">Série 1</text:span></text:p></draw:text-box></draw:frame><draw:line text:anchor-type="paragraph" draw:z-index="82" draw:name="Shape7_3" draw:style-name="Mgr11" draw:text-style-name="MP26" svg:x1="9.042cm" svg:y1="0.36cm" svg:x2="20.461cm" svg:y2="0.36cm"><text:p/></draw:line>T<text:span text:style-name="MT143">itre de la série</text:span></text:p>
      </style:header-left>
      <style:footer>
        <text:p text:style-name="MP28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29"><draw:g text:anchor-type="paragraph" draw:z-index="79" draw:name="Shape8_4" draw:style-name="Mgr4"><draw:path draw:style-name="Mgr12" draw:text-style-name="MP7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144">Angles</text:span> • <text:span text:style-name="MT144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20" draw:style-name="Mdp1">
      <style:header>
        <text:p text:style-name="_5f_Header_20_M_20_page_20_impaire_20__28_D_29_"><text:span text:style-name="MT146">Volumes : </text:span><text:span text:style-name="MT147">Calculs et conversions</text:span></text:p>
      </style:header>
      <style:header-left>
        <text:p text:style-name="_5f_Header_20_M_20_page_20_paire_20__28_G_29_"><text:span text:style-name="MT146">Volumes : </text:span><text:span text:style-name="MT147">Calculs et conversions</text:span></text:p>
      </style:header-left>
      <style:footer>
        <text:list xml:id="list3030026230" text:style-name="_5f_Numérotation_20_des_20_exercices">
          <text:list-item>
            <text:list>
              <text:list-item>
                <text:p text:style-name="MP113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104"><text:s/><text:span text:style-name="MT142">Volumes : </text:span><text:span text:style-name="MT148">Calculs et conversions</text:span> </text:p></draw:text-box></draw:frame><draw:g text:anchor-type="paragraph" draw:z-index="74" draw:name="Shape4_174" draw:style-name="Mgr4"><draw:path draw:style-name="Mgr12" draw:text-style-name="MP73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110618901917444" text:continue-numbering="true" text:style-name="_5f_Numérotation_20_des_20_exercices">
          <text:list-item>
            <text:list>
              <text:list-item>
                <text:p text:style-name="MP113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104"><text:s/><text:span text:style-name="MT142">Volumes : </text:span><text:span text:style-name="MT148">Calculs et conversions</text:span> </text:p></draw:text-box></draw:frame><draw:g text:anchor-type="paragraph" draw:z-index="75" draw:name="Shape4_175" draw:style-name="Mgr4"><draw:path draw:style-name="Mgr12" draw:text-style-name="MP73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27" draw:style-name="Mdp1">
      <style:header>
        <text:p text:style-name="MP97"><text:span text:style-name="MT135">S</text:span><text:span text:style-name="MT1">olides</text:span> : <text:span text:style-name="MT135">Vocabulaire, nature</text:span></text:p>
      </style:header>
      <style:footer>
        <text:p text:style-name="MP28"><draw:frame draw:style-name="Mfr1" draw:name="Frame14" text:anchor-type="paragraph" svg:y="-0.06cm" draw:z-index="0"><draw:text-box fo:min-height="0.499cm" fo:min-width="3cm"><draw:frame draw:style-name="Mfr2" draw:name="Frame6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98">solides : Vocabulaire, NatuRE</text:p></draw:text-box></draw:frame><draw:g text:anchor-type="paragraph" draw:z-index="72" draw:name="Shape4_196" draw:style-name="Mgr4"><draw:path draw:style-name="Mgr10" draw:text-style-name="MP6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8"><draw:frame draw:style-name="Mfr1" draw:name="Frame270" text:anchor-type="paragraph" svg:y="-0.06cm" draw:z-index="0"><draw:text-box fo:min-height="0.499cm" fo:min-width="3cm"><draw:frame draw:style-name="Mfr2" draw:name="Frame272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98">solides : Vocabulaire, NatuRE</text:p></draw:text-box></draw:frame><draw:g text:anchor-type="paragraph" draw:z-index="73" draw:name="Shape4_197" draw:style-name="Mgr4"><draw:path draw:style-name="Mgr10" draw:text-style-name="MP6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20" draw:style-name="Mdp1">
      <style:header>
        <text:p text:style-name="MP114"><text:span text:style-name="MT50">Géométrie plane</text:span> : <text:span text:style-name="MT149">D</text:span><text:span text:style-name="MT50">roites, </text:span><text:span text:style-name="MT150">demi-droites </text:span><text:span text:style-name="MT151">&amp; </text:span><text:span text:style-name="MT150">segments</text:span></text:p>
      </style:header>
      <style:footer>
        <text:p text:style-name="MP28"><draw:frame draw:style-name="Mfr1" draw:name="Frame273" text:anchor-type="paragraph" svg:y="-0.06cm" draw:z-index="0"><draw:text-box fo:min-height="0.499cm" fo:min-width="3cm"><draw:frame draw:style-name="Mfr2" draw:name="Frame274" text:anchor-type="frame" svg:x="0.45cm" svg:y="0.079cm" svg:width="0.817cm" draw:z-index="0"><draw:text-box fo:min-height="0.355cm"><text:p text:style-name="MP29"><draw:g text:anchor-type="paragraph" draw:z-index="70" draw:name="Shape4_198" draw:style-name="Mgr4"><draw:path draw:style-name="Mgr10" draw:text-style-name="MP6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<text:span text:style-name="MT121">Géométrie plane : </text:span><text:span text:style-name="MT54">droites, </text:span><text:span text:style-name="MT152">DEMI-droites et segments</text:span></text:p></draw:text-box></draw:frame></text:p>
      </style:footer>
      <style:footer-left>
        <text:p text:style-name="MP28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29"><draw:g text:anchor-type="paragraph" draw:z-index="71" draw:name="Shape4_199" draw:style-name="Mgr4"><draw:path draw:style-name="Mgr10" draw:text-style-name="MP6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54">Géométrie plane : droites, </text:span><text:span text:style-name="MT152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25" draw:style-name="Mdp1">
      <style:header>
        <text:p text:style-name="MP115"><text:span text:style-name="MT118"><text:s text:c="15"/>A</text:span>ires : Aire par comptage</text:p>
      </style:header>
      <style:footer>
        <text:p text:style-name="MP32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29"><draw:g text:anchor-type="paragraph" draw:z-index="69" draw:name="Shape4_165" draw:style-name="Mgr4"><draw:path draw:style-name="Mgr12" draw:text-style-name="MP7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4"><text:span text:style-name="MT153">Aires</text:span><text:span text:style-name="MT79"> <text:s/>: </text:span><text:span text:style-name="MT153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26" draw:style-name="Mdp1">
      <style:header>
        <text:p text:style-name="Header"><text:s/><text:span text:style-name="MT8">Calculer</text:span> : <text:span text:style-name="MT8">Additionner et soustraire</text:span></text:p>
      </style:header>
      <style:footer>
        <text:p text:style-name="MP28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34"><text:span text:style-name="MT9">Calculer : additionner et soustraire</text:span><text:span text:style-name="MT10"> </text:span></text:p></draw:text-box></draw:frame><draw:g text:anchor-type="paragraph" draw:z-index="66" draw:name="Shape4_162" draw:style-name="Mgr4"><draw:path draw:style-name="Mgr5" draw:text-style-name="MP3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8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34"><text:span text:style-name="MT9">Calculer</text:span><text:span text:style-name="MT10"> : </text:span><text:span text:style-name="MT9">additionner et soustraire</text:span></text:p></draw:text-box></draw:frame><draw:g text:anchor-type="paragraph" draw:z-index="67" draw:name="Shape4_163" draw:style-name="Mgr4"><draw:path draw:style-name="Mgr5" draw:text-style-name="MP30" svg:width="0.855cm" svg:height="1.172cm" svg:x="-0.143cm" svg:y="-0.175cm" svg:viewBox="0 0 856 1173" svg:d="M856 1173h-856v-991c0-100 79-182 175-182h505c97 0 176 82 176 182z"><text:p/></draw:path></draw:g><draw:g text:anchor-type="paragraph" draw:z-index="68" draw:name="Shape4_164" draw:style-name="Mgr4"><draw:path draw:style-name="Mgr7" draw:text-style-name="MP3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30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31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54">Aires </text:span>: <text:span text:style-name="MT154">problèmes <text:s text:c="4"/></text:span></text:h>
      </style:footer>
      <style:footer-left>
        <text:p text:style-name="MP6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26" draw:style-name="Mdp1">
      <style:header>
        <text:p text:style-name="Header"><text:s/><text:span text:style-name="MT8">Calculer</text:span> : <text:span text:style-name="MT8">Additionner et soustraire</text:span></text:p>
      </style:header>
      <style:footer>
        <text:p text:style-name="MP28"><draw:frame draw:style-name="Mfr1" draw:name="Frame5111111111" text:anchor-type="paragraph" svg:y="-0.06cm" draw:z-index="0"><draw:text-box fo:min-height="0.499cm" fo:min-width="3cm"><draw:frame draw:style-name="Mfr2" draw:name="Frame211111111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34"><text:span text:style-name="MT9">Calculer : additionner et soustraire</text:span><text:span text:style-name="MT10"> </text:span></text:p></draw:text-box></draw:frame><draw:g text:anchor-type="paragraph" draw:z-index="63" draw:name="Shape4_207" draw:style-name="Mgr4"><draw:path draw:style-name="Mgr5" draw:text-style-name="MP3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8"><draw:frame draw:style-name="Mfr1" draw:name="Frame71111111111" text:anchor-type="paragraph" svg:y="-0.06cm" draw:z-index="0"><draw:text-box fo:min-height="0.499cm" fo:min-width="3cm"><draw:frame draw:style-name="Mfr2" draw:name="Frame81111111111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34"><text:span text:style-name="MT9">Calculer</text:span><text:span text:style-name="MT10"> : </text:span><text:span text:style-name="MT9">additionner et soustraire</text:span></text:p></draw:text-box></draw:frame><draw:g text:anchor-type="paragraph" draw:z-index="64" draw:name="Shape4_208" draw:style-name="Mgr4"><draw:path draw:style-name="Mgr5" draw:text-style-name="MP30" svg:width="0.855cm" svg:height="1.172cm" svg:x="-0.143cm" svg:y="-0.175cm" svg:viewBox="0 0 856 1173" svg:d="M856 1173h-856v-991c0-100 79-182 175-182h505c97 0 176 82 176 182z"><text:p/></draw:path></draw:g><draw:g text:anchor-type="paragraph" draw:z-index="65" draw:name="Shape4_215" draw:style-name="Mgr4"><draw:path draw:style-name="Mgr7" draw:text-style-name="MP3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25" draw:style-name="Mdp1">
      <style:header>
        <text:p text:style-name="MP116"><text:span text:style-name="MT118"><text:s text:c="15"/>A</text:span>ires : Calculer une aire</text:p>
      </style:header>
      <style:footer>
        <text:p text:style-name="MP32"><draw:frame draw:style-name="Mfr1" draw:name="Frame11111111" text:anchor-type="paragraph" svg:y="-0.06cm" draw:z-index="0"><draw:text-box fo:min-height="0.499cm" fo:min-width="7.096cm"><draw:frame draw:style-name="Mfr2" draw:name="Frame111111111" text:anchor-type="frame" svg:x="0.45cm" svg:y="0.079cm" svg:width="0.817cm" draw:z-index="0"><draw:text-box fo:min-height="0.355cm"><text:p text:style-name="MP29"><draw:g text:anchor-type="paragraph" draw:z-index="62" draw:name="Shape4_218" draw:style-name="Mgr4"><draw:path draw:style-name="Mgr12" draw:text-style-name="MP7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7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27" draw:style-name="Mdp1">
      <style:header>
        <text:p text:style-name="MP118"><text:span text:style-name="MT155">Constructions géométriques : </text:span><text:span text:style-name="MT156">Reproduire</text:span></text:p>
      </style:header>
      <style:header-left>
        <text:p text:style-name="MP118"><text:span text:style-name="MT155">Constructions géométriques : </text:span><text:span text:style-name="MT156">Reproduire</text:span></text:p>
      </style:header-left>
      <style:footer>
        <text:p text:style-name="MP28"><draw:frame draw:style-name="Mfr1" draw:name="Frame1111111" text:anchor-type="paragraph" svg:y="-0.06cm" draw:z-index="0"><draw:text-box fo:min-height="0.499cm" fo:min-width="3cm"><draw:frame draw:style-name="Mfr2" draw:name="Frame21111111" text:anchor-type="frame" svg:x="0.45cm" svg:y="0.079cm" svg:width="0.817cm" draw:z-index="0"><draw:text-box fo:min-height="0.355cm"><text:p text:style-name="MP29"><draw:g text:anchor-type="paragraph" draw:z-index="60" draw:name="Shape10_1" draw:style-name="Mgr4"><draw:path draw:style-name="Mgr10" draw:text-style-name="MP6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9"><text:span text:style-name="MT157">CONSTRUCTIONS Géométriques : <text:s/></text:span><text:span text:style-name="MT158">REPRODUIRE</text:span></text:p></draw:text-box></draw:frame></text:p>
      </style:footer>
      <style:footer-left>
        <text:p text:style-name="MP28"><draw:frame draw:style-name="Mfr1" draw:name="Frame311111111111" text:anchor-type="paragraph" svg:y="-0.06cm" draw:z-index="0"><draw:text-box fo:min-height="0.499cm" fo:min-width="3cm"><draw:frame draw:style-name="Mfr2" draw:name="Frame411111111111" text:anchor-type="frame" svg:x="0.45cm" svg:y="0.079cm" svg:width="0.817cm" draw:z-index="0"><draw:text-box fo:min-height="0.355cm"><text:p text:style-name="MP29"><draw:g text:anchor-type="paragraph" draw:z-index="61" draw:name="Shape10_2" draw:style-name="Mgr4"><draw:path draw:style-name="Mgr10" draw:text-style-name="MP6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9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20" draw:style-name="Mdp1">
      <style:header>
        <text:p text:style-name="_5f_Header_20_G_20_page_20_impaire_20__28_D_29_">Géométrie plane : Vocabulaire</text:p>
        <text:p text:style-name="MP120">Géométrie de base, partie 1: nommer, mesurer</text:p>
      </style:header>
      <style:header-left>
        <text:p text:style-name="_5f_Header_20_G_20_page_20_impaire_20__28_D_29_">Géométrie plane : Vocabulaire</text:p>
        <text:p text:style-name="MP121">Géométrie de base, partie 1: nommer, mesurer</text:p>
      </style:header-left>
      <style:footer>
        <text:p text:style-name="MP28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29"><draw:g text:anchor-type="paragraph" draw:z-index="58" draw:name="Shape4_219" draw:style-name="Mgr4"><draw:path draw:style-name="Mgr10" draw:text-style-name="MP6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8">G</text:span><text:span text:style-name="MT159">éométrie </text:span><text:span text:style-name="MT160">plane </text:span><text:span text:style-name="MT159">: </text:span><text:span text:style-name="MT160">vocabulaire</text:span></text:h></draw:text-box></draw:frame></text:p>
      </style:footer>
      <style:footer-left>
        <text:p text:style-name="MP28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29"><draw:g text:anchor-type="paragraph" draw:z-index="59" draw:name="Shape4_220" draw:style-name="Mgr4"><draw:path draw:style-name="Mgr10" draw:text-style-name="MP6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22"><text:span text:style-name="MT158">G</text:span><text:span text:style-name="MT159">éométrie </text:span><text:span text:style-name="MT161">plane</text:span><text:span text:style-name="MT159"> : </text:span><text:span text:style-name="MT161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27" draw:style-name="Mdp1">
      <style:header>
        <text:p text:style-name="MP123"><draw:line text:anchor-type="paragraph" draw:z-index="54" draw:name="Shape9" draw:style-name="Mgr6" draw:text-style-name="MP26" svg:x1="11.559cm" svg:y1="0.36cm" svg:x2="20.5cm" svg:y2="0.36cm"><text:p/></draw:line><draw:frame text:anchor-type="paragraph" draw:z-index="55" draw:name="Shape8" draw:style-name="Mgr2" draw:text-style-name="MP27" svg:width="2.703cm" svg:height="0.715cm" draw:transform="rotate (0.0872664625997165) translate (-0.172861111111111cm 0.218722222222222cm)"><draw:text-box><text:p text:style-name="MP26"><text:span text:style-name="MT5">Série 1</text:span></text:p></draw:text-box></draw:frame><draw:path text:anchor-type="paragraph" draw:z-index="56" draw:name="Shape7" draw:style-name="Mgr14" draw:text-style-name="MP124" svg:width="4.329cm" svg:height="2.24cm" svg:x="-1.499cm" svg:y="-1cm" svg:viewBox="0 0 4330 2241" svg:d="M0 2241l3984-288c209-15 363-168 345-342l-170-1611h-4159z"><text:p/></draw:path>T<text:span text:style-name="MT162">itre de la série</text:span></text:p>
      </style:header>
      <style:footer>
        <text:p text:style-name="MP28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29"><draw:g text:anchor-type="paragraph" draw:z-index="57" draw:name="Shape10" draw:style-name="Mgr4"><draw:path draw:style-name="Mgr10" draw:text-style-name="MP6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25"><text:span text:style-name="MT163">Éléments de géométrie</text:span> • <text:span text:style-name="MT163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20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28"><draw:frame draw:style-name="Mfr1" draw:name="Frame31111111111" text:anchor-type="paragraph" svg:y="-0.06cm" draw:z-index="0"><draw:text-box fo:min-height="0.499cm" fo:min-width="3cm"><draw:frame draw:style-name="Mfr2" draw:name="Frame41111111111" text:anchor-type="frame" svg:x="0.45cm" svg:y="0.079cm" svg:width="0.817cm" draw:z-index="0"><draw:text-box fo:min-height="0.355cm"><text:p text:style-name="MP29"><draw:g text:anchor-type="paragraph" draw:z-index="53" draw:name="Shape4_221" draw:style-name="Mgr4"><draw:path draw:style-name="Mgr10" draw:text-style-name="MP6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26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27" draw:style-name="Mdp1">
      <style:header>
        <text:p text:style-name="_5f_Header_20_G_20_page_20_impaire_20__28_D_29_"><text:span text:style-name="MT155">Constructions géométriques : </text:span><text:span text:style-name="MT156">Reproduire</text:span></text:p>
      </style:header>
      <style:header-left>
        <text:p text:style-name="MP127"><text:span text:style-name="MT155">Constructions géométriques : </text:span><text:span text:style-name="MT156">Reproduire</text:span></text:p>
      </style:header-left>
      <style:footer>
        <text:p text:style-name="MP28"><draw:frame draw:style-name="Mfr1" draw:name="Frame7111111111" text:anchor-type="paragraph" svg:y="-0.06cm" draw:z-index="0"><draw:text-box fo:min-height="0.499cm" fo:min-width="3cm"><draw:frame draw:style-name="Mfr2" draw:name="Frame8111111111" text:anchor-type="frame" svg:x="0.45cm" svg:y="0.079cm" svg:width="0.817cm" draw:z-index="0"><draw:text-box fo:min-height="0.355cm"><text:p text:style-name="MP29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52" draw:name="Shape4_222" draw:style-name="Mgr4"><draw:path draw:style-name="Mgr10" draw:text-style-name="MP66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28"><draw:frame draw:style-name="Mfr1" draw:name="Frame91111" text:anchor-type="paragraph" svg:y="-0.06cm" draw:z-index="0"><draw:text-box fo:min-height="0.499cm" fo:min-width="3cm"><draw:frame draw:style-name="Mfr2" draw:name="Frame101111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119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20" draw:style-name="Mdp1">
      <style:header>
        <text:p text:style-name="_5f_Header_20_G_20_page_20_paire_20__28_G_29_"><text:span text:style-name="MT164">Constructions géométriques : </text:span><text:span text:style-name="MT165">Reproduire</text:span></text:p>
      </style:header>
      <style:header-left>
        <text:p text:style-name="_5f_Header_20_G_20_page_20_paire_20__28_G_29_"><text:span text:style-name="MT164">Constructions géométriques : </text:span><text:span text:style-name="MT165">Reproduire</text:span></text:p>
      </style:header-left>
      <style:footer>
        <text:p text:style-name="MP28"><draw:frame draw:style-name="Mfr1" draw:name="Frame3111111111" text:anchor-type="paragraph" svg:y="-0.06cm" draw:z-index="0"><draw:text-box fo:min-height="0.499cm" fo:min-width="3cm"><draw:frame draw:style-name="Mfr2" draw:name="Frame4111111111" text:anchor-type="frame" svg:x="0.45cm" svg:y="0.079cm" svg:width="0.817cm" draw:z-index="0"><draw:text-box fo:min-height="0.355cm"><text:p text:style-name="MP29"><draw:g text:anchor-type="paragraph" draw:z-index="50" draw:name="Shape4_223" draw:style-name="Mgr4"><draw:path draw:style-name="Mgr10" draw:text-style-name="MP6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28"><text:span text:style-name="MT157">CONSTRUCTIONS Géométriques : </text:span><text:span text:style-name="MT158">REPRODUIRE</text:span></text:p></draw:text-box></draw:frame></text:p>
      </style:footer>
      <style:footer-left>
        <text:p text:style-name="MP28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29"><draw:g text:anchor-type="paragraph" draw:z-index="51" draw:name="Shape4_224" draw:style-name="Mgr4"><draw:path draw:style-name="Mgr10" draw:text-style-name="MP6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28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27" draw:style-name="Mdp1">
      <style:header>
        <text:p text:style-name="MP118"><text:span text:style-name="MT155">Constructions géométriques : </text:span><text:span text:style-name="MT156">Reproduire</text:span></text:p>
      </style:header>
      <style:footer>
        <text:p text:style-name="MP28"><draw:frame draw:style-name="Mfr1" draw:name="Frame311111111" text:anchor-type="paragraph" svg:y="-0.06cm" draw:z-index="0"><draw:text-box fo:min-height="0.499cm" fo:min-width="3cm"><draw:frame draw:style-name="Mfr2" draw:name="Frame411111111" text:anchor-type="frame" svg:x="0.45cm" svg:y="0.079cm" svg:width="0.817cm" draw:z-index="0"><draw:text-box fo:min-height="0.355cm"><text:p text:style-name="MP29"><draw:g text:anchor-type="paragraph" draw:z-index="48" draw:name="Shape10_0" draw:style-name="Mgr4"><draw:path draw:style-name="Mgr10" draw:text-style-name="MP6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9"><text:span text:style-name="MT157">CONSTRUCTIONS Géométriques : <text:s/></text:span><text:span text:style-name="MT158">REPRODUIRE</text:span></text:p></draw:text-box></draw:frame></text:p>
      </style:footer>
      <style:footer-left>
        <text:p text:style-name="MP28"><draw:frame draw:style-name="Mfr1" draw:name="Frame51111111" text:anchor-type="paragraph" svg:y="-0.06cm" draw:z-index="0"><draw:text-box fo:min-height="0.499cm" fo:min-width="3cm"><draw:frame draw:style-name="Mfr2" draw:name="Frame61111111" text:anchor-type="frame" svg:x="0.45cm" svg:y="0.079cm" svg:width="0.817cm" draw:z-index="0"><draw:text-box fo:min-height="0.355cm"><text:p text:style-name="MP29"><draw:g text:anchor-type="paragraph" draw:z-index="49" draw:name="Shape10_3" draw:style-name="Mgr4"><draw:path draw:style-name="Mgr10" draw:text-style-name="MP6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9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20" draw:style-name="Mdp1">
      <style:header>
        <text:p text:style-name="_5f_Header_20_G_20_page_20_impaire_20__28_D_29_"><text:span text:style-name="MT164">Constructions géométriques : </text:span><text:span text:style-name="MT166">Rédiger</text:span></text:p>
      </style:header>
      <style:header-left>
        <text:p text:style-name="_5f_Header_20_G_20_page_20_paire_20__28_G_29_"><text:span text:style-name="MT164">Constructions géométriques : </text:span><text:span text:style-name="MT166">Rédiger</text:span></text:p>
      </style:header-left>
      <style:footer>
        <text:p text:style-name="MP28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29"><draw:g text:anchor-type="paragraph" draw:z-index="47" draw:name="Shape4_225" draw:style-name="Mgr4"><draw:path draw:style-name="Mgr10" draw:text-style-name="MP6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28"><text:span text:style-name="MT157">CONSTRUCTIONS Géométriques : </text:span><text:span text:style-name="MT167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20" draw:style-name="Mdp1">
      <style:header>
        <text:p text:style-name="_5f_Header_20_G_20_page_20_impaire_20__28_D_29_"><text:span text:style-name="MT168">S</text:span>olides : <text:span text:style-name="MT168">Vocabulaire, nature</text:span></text:p>
      </style:header>
      <style:header-left>
        <text:p text:style-name="_5f_Header_20_G_20_page_20_impaire_20__28_D_29_"><text:span text:style-name="MT168">S</text:span>olides : <text:span text:style-name="MT168">Vocabulaire, nature</text:span></text:p>
      </style:header-left>
      <style:footer>
        <text:h text:style-name="_5f_Footer_20_page_20_impaire_20__28_D_29_" text:outline-level="1"><draw:frame draw:style-name="Mfr1" draw:name="Frame5111111" text:anchor-type="paragraph" svg:y="-0.06cm" draw:z-index="0"><draw:text-box fo:min-height="0.499cm" fo:min-width="3cm"><draw:frame draw:style-name="Mfr2" draw:name="Frame6111111" text:anchor-type="frame" svg:x="0.45cm" svg:y="0.079cm" svg:width="0.817cm" draw:z-index="0"><draw:text-box fo:min-height="0.355cm"><text:p text:style-name="MP29"><draw:g text:anchor-type="paragraph" draw:z-index="45" draw:name="Shape4_254" draw:style-name="Mgr4"><draw:path draw:style-name="Mgr10" draw:text-style-name="MP6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29">solides : Vocabulaire, NatuRE</text:p></draw:text-box></draw:frame></text:h>
      </style:footer>
      <style:footer-left>
        <text:p text:style-name="MP28"><draw:frame draw:style-name="Mfr1" draw:name="Frame31111111" text:anchor-type="paragraph" svg:y="-0.06cm" draw:z-index="0"><draw:text-box fo:min-height="0.499cm" fo:min-width="3cm"><draw:frame draw:style-name="Mfr2" draw:name="Frame41111111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129">solides : Vocabulaire, NatuRE</text:p></draw:text-box></draw:frame><draw:g text:anchor-type="paragraph" draw:z-index="46" draw:name="Shape4_255" draw:style-name="Mgr4"><draw:path draw:style-name="Mgr10" draw:text-style-name="MP66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27" draw:style-name="Mdp1">
      <style:header>
        <text:p text:style-name="MP97"><text:span text:style-name="MT135">S</text:span><text:span text:style-name="MT1">olides</text:span> : <text:span text:style-name="MT135">Vocabulaire, nature</text:span></text:p>
      </style:header>
      <style:header-left>
        <text:p text:style-name="MP97"><text:span text:style-name="MT135">S</text:span><text:span text:style-name="MT1">olides</text:span> : <text:span text:style-name="MT135">Vocabulaire, nature</text:span></text:p>
      </style:header-left>
      <style:footer>
        <text:p text:style-name="MP28"><draw:frame draw:style-name="Mfr1" draw:name="Frame111111" text:anchor-type="paragraph" svg:y="-0.06cm" draw:z-index="0"><draw:text-box fo:min-height="0.499cm" fo:min-width="3cm"><draw:frame draw:style-name="Mfr2" draw:name="Frame2111111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98">solides : Vocabulaire, NatuRE</text:p></draw:text-box></draw:frame><draw:g text:anchor-type="paragraph" draw:z-index="43" draw:name="Shape4_226" draw:style-name="Mgr4"><draw:path draw:style-name="Mgr10" draw:text-style-name="MP6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8"><draw:frame draw:style-name="Mfr1" draw:name="Frame711111111" text:anchor-type="paragraph" svg:y="-0.06cm" draw:z-index="0"><draw:text-box fo:min-height="0.499cm" fo:min-width="3cm"><draw:frame draw:style-name="Mfr2" draw:name="Frame811111111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98">solides : Vocabulaire, NatuRE</text:p></draw:text-box></draw:frame><draw:g text:anchor-type="paragraph" draw:z-index="44" draw:name="Shape4_253" draw:style-name="Mgr4"><draw:path draw:style-name="Mgr10" draw:text-style-name="MP6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20" draw:style-name="Mdp1">
      <style:header>
        <text:p text:style-name="_5f_Header_20_G_20_page_20_impaire_20__28_D_29_"><text:span text:style-name="MT168">S</text:span>olides : <text:span text:style-name="MT169">Perspective cavalière</text:span></text:p>
      </style:header>
      <style:header-left>
        <text:p text:style-name="_5f_Header_20_G_20_page_20_impaire_20__28_D_29_"><text:span text:style-name="MT168">S</text:span>olides : <text:span text:style-name="MT169">Perspective cavalière</text:span></text:p>
      </style:header-left>
      <style:footer>
        <text:p text:style-name="MP28"><draw:frame draw:style-name="Mfr1" draw:name="Frame511111" text:anchor-type="paragraph" svg:y="-0.06cm" draw:z-index="0"><draw:text-box fo:min-height="0.499cm" fo:min-width="3cm"><draw:frame draw:style-name="Mfr2" draw:name="Frame611111" text:anchor-type="frame" svg:x="0.45cm" svg:y="0.079cm" svg:width="0.817cm" draw:z-index="0"><draw:text-box fo:min-height="0.355cm"><text:p text:style-name="MP29"><draw:g text:anchor-type="paragraph" draw:z-index="41" draw:name="Shape4_227" draw:style-name="Mgr4"><draw:path draw:style-name="Mgr10" draw:text-style-name="MP6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70">solides : </text:span><text:span text:style-name="MT171">perspective cavalière</text:span></text:h></draw:text-box></draw:frame></text:p>
      </style:footer>
      <style:footer-left>
        <text:p text:style-name="MP28"><draw:frame draw:style-name="Mfr1" draw:name="Frame3111111" text:anchor-type="paragraph" svg:y="-0.06cm" draw:z-index="0"><draw:text-box fo:min-height="0.499cm" fo:min-width="3cm"><draw:frame draw:style-name="Mfr2" draw:name="Frame4111111" text:anchor-type="frame" svg:x="0.45cm" svg:y="0.079cm" svg:width="0.817cm" draw:z-index="0"><draw:text-box fo:min-height="0.355cm"><text:p text:style-name="MP29"><draw:g text:anchor-type="paragraph" draw:z-index="42" draw:name="Shape4_252" draw:style-name="Mgr4"><draw:path draw:style-name="Mgr10" draw:text-style-name="MP6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70">solides : </text:span><text:span text:style-name="MT171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27" draw:style-name="Mdp1">
      <style:header>
        <text:p text:style-name="_5f_Header_20_G_20_page_20_impaire_20__28_D_29_"><text:span text:style-name="MT135">Solides : </text:span><text:span text:style-name="MT172">Patrons</text:span></text:p>
      </style:header>
      <style:header-left>
        <text:p text:style-name="_5f_Header_20_G_20_page_20_paire_20__28_G_29_"><text:span text:style-name="MT135">Solides : </text:span><text:span text:style-name="MT172">Patrons</text:span></text:p>
      </style:header-left>
      <style:footer>
        <text:h text:style-name="_5f_Footer_20_page_20_impaire_20__28_D_29_" text:outline-level="1"><draw:frame draw:style-name="Mfr1" draw:name="Frame11111" text:anchor-type="paragraph" svg:y="-0.06cm" draw:z-index="0"><draw:text-box fo:min-height="0.499cm" fo:min-width="3cm"><draw:frame draw:style-name="Mfr2" draw:name="Frame211111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98">solides : <text:span text:style-name="MT173">patrons</text:span></text:p></draw:text-box></draw:frame><draw:g text:anchor-type="paragraph" draw:z-index="39" draw:name="Shape4_228" draw:style-name="Mgr4"><draw:path draw:style-name="Mgr10" draw:text-style-name="MP66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28"><draw:frame draw:style-name="Mfr1" draw:name="Frame71111111" text:anchor-type="paragraph" svg:y="-0.06cm" draw:z-index="0"><draw:text-box fo:min-height="0.499cm" fo:min-width="3cm"><draw:frame draw:style-name="Mfr2" draw:name="Frame81111111" text:anchor-type="frame" svg:x="0.45cm" svg:y="0.079cm" svg:width="0.817cm" draw:z-index="0"><draw:text-box fo:min-height="0.355cm"><text:p text:style-name="MP29"><text:page-number text:select-page="current">0</text:page-number></text:p></draw:text-box></draw:frame><text:h text:style-name="_5f_Footer_20_page_20_paire_20__28_G_29_" text:outline-level="1">solides : <text:span text:style-name="MT173">patrons</text:span></text:h></draw:text-box></draw:frame><draw:g text:anchor-type="paragraph" draw:z-index="40" draw:name="Shape4_251" draw:style-name="Mgr4"><draw:path draw:style-name="Mgr10" draw:text-style-name="MP6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20" draw:style-name="Mdp1">
      <style:header>
        <text:p text:style-name="_5f_Header_20_G_20_page_20_impaire_20__28_D_29_"><text:span text:style-name="MT168">S</text:span>olides : <text:span text:style-name="MT174">Patrons</text:span></text:p>
      </style:header>
      <style:header-left>
        <text:p text:style-name="_5f_Header_20_G_20_page_20_impaire_20__28_D_29_"><text:span text:style-name="MT168">S</text:span>olides : <text:span text:style-name="MT174">Patrons</text:span></text:p>
      </style:header-left>
      <style:footer>
        <text:p text:style-name="MP28"><draw:frame draw:style-name="Mfr1" draw:name="Frame9111" text:anchor-type="paragraph" svg:y="-0.06cm" draw:z-index="0"><draw:text-box fo:min-height="0.499cm" fo:min-width="3cm"><draw:frame draw:style-name="Mfr2" draw:name="Frame10111" text:anchor-type="frame" svg:x="0.45cm" svg:y="0.079cm" svg:width="0.817cm" draw:z-index="0"><draw:text-box fo:min-height="0.355cm"><text:p text:style-name="MP29"><draw:g text:anchor-type="paragraph" draw:z-index="37" draw:name="Shape4_229" draw:style-name="Mgr4"><draw:path draw:style-name="Mgr10" draw:text-style-name="MP6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70">solides : </text:span><text:span text:style-name="MT175">Patrons</text:span></text:h></draw:text-box></draw:frame></text:p>
      </style:footer>
      <style:footer-left>
        <text:p text:style-name="MP28"><draw:frame draw:style-name="Mfr1" draw:name="Frame311111" text:anchor-type="paragraph" svg:y="-0.06cm" draw:z-index="0"><draw:text-box fo:min-height="0.499cm" fo:min-width="3cm"><draw:frame draw:style-name="Mfr2" draw:name="Frame411111" text:anchor-type="frame" svg:x="0.45cm" svg:y="0.079cm" svg:width="0.817cm" draw:z-index="0"><draw:text-box fo:min-height="0.355cm"><text:p text:style-name="MP29"><draw:g text:anchor-type="paragraph" draw:z-index="38" draw:name="Shape4_250" draw:style-name="Mgr4"><draw:path draw:style-name="Mgr10" draw:text-style-name="MP6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70">solides : </text:span><text:span text:style-name="MT175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27" draw:style-name="Mdp1">
      <style:header>
        <text:p text:style-name="_5f_Header_20_G_20_page_20_impaire_20__28_D_29_"><text:span text:style-name="MT135">S</text:span><text:span text:style-name="MT1">olides</text:span> : <text:span text:style-name="MT135">Vocabulaire, nature</text:span></text:p>
      </style:header>
      <style:header-left>
        <text:p text:style-name="_5f_Header_20_G_20_page_20_impaire_20__28_D_29_"><text:span text:style-name="MT135">S</text:span><text:span text:style-name="MT1">olides</text:span> : <text:span text:style-name="MT135">Vocabulaire, nature</text:span></text:p>
      </style:header-left>
      <style:footer>
        <text:p text:style-name="MP28"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98">solides : Vocabulaire, NatuRE</text:p></draw:text-box></draw:frame><draw:g text:anchor-type="paragraph" draw:z-index="35" draw:name="Shape4_248" draw:style-name="Mgr4"><draw:path draw:style-name="Mgr10" draw:text-style-name="MP6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8"><draw:frame draw:style-name="Mfr1" draw:name="Frame7111111" text:anchor-type="paragraph" svg:y="-0.06cm" draw:z-index="0"><draw:text-box fo:min-height="0.499cm" fo:min-width="3cm"><draw:frame draw:style-name="Mfr2" draw:name="Frame8111111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98">solides : Vocabulaire, NatuRE</text:p></draw:text-box></draw:frame><draw:g text:anchor-type="paragraph" draw:z-index="36" draw:name="Shape4_249" draw:style-name="Mgr4"><draw:path draw:style-name="Mgr10" draw:text-style-name="MP6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26" draw:style-name="Mdp1">
      <style:header>
        <text:p text:style-name="MP130"><text:span text:style-name="MT176">Géométrie plane</text:span><text:span text:style-name="MT135"> : </text:span><text:span text:style-name="MT177">Parallèles, perpendiculaires,<text:line-break/> </text:span><text:span text:style-name="MT178">distances</text:span></text:p>
      </style:header>
      <style:footer>
        <text:p text:style-name="MP28"><draw:frame draw:style-name="Mfr1" draw:name="Frame51111" text:anchor-type="paragraph" svg:y="-0.06cm" draw:z-index="0"><draw:text-box fo:min-height="0.499cm" fo:min-width="3cm"><draw:frame draw:style-name="Mfr2" draw:name="Frame61111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96"><text:span text:style-name="MT130">Géométrie plane : </text:span><text:span text:style-name="MT51">parallèles, perpendiculaires, </text:span><text:span text:style-name="MT74">distances</text:span></text:p></draw:text-box></draw:frame><draw:g text:anchor-type="paragraph" draw:z-index="33" draw:name="Shape4_246" draw:style-name="Mgr4"><draw:path draw:style-name="Mgr10" draw:text-style-name="MP6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8"><draw:frame draw:style-name="Mfr1" draw:name="Frame711111" text:anchor-type="paragraph" svg:y="-0.06cm" draw:z-index="0"><draw:text-box fo:min-height="0.499cm" fo:min-width="3cm"><draw:frame draw:style-name="Mfr2" draw:name="Frame811111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96"><text:span text:style-name="MT130">Géométrie plane : </text:span><text:span text:style-name="MT51">parallèles, perpendiculaires, </text:span><text:span text:style-name="MT74">distances</text:span></text:p></draw:text-box></draw:frame><draw:g text:anchor-type="paragraph" draw:z-index="34" draw:name="Shape4_247" draw:style-name="Mgr4"><draw:path draw:style-name="Mgr10" draw:text-style-name="MP6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25" draw:style-name="Mdp1">
      <style:header>
        <text:p text:style-name="_5f_Header_20_G_20_page_20_impaire_20__28_D_29_"><text:span text:style-name="MT179">Symétrie axiale</text:span><text:span text:style-name="MT53"> : </text:span><text:span text:style-name="MT180">Reconnaissance et axes</text:span></text:p>
      </style:header>
      <style:footer>
        <text:p text:style-name="MP32"><draw:frame draw:style-name="Mfr1" draw:name="Frame1111" text:anchor-type="paragraph" svg:y="-0.06cm" draw:z-index="0"><draw:text-box fo:min-height="0.499cm" fo:min-width="7.096cm"><draw:frame draw:style-name="Mfr2" draw:name="Frame21111" text:anchor-type="frame" svg:x="0.45cm" svg:y="0.079cm" svg:width="0.817cm" draw:z-index="0"><draw:text-box fo:min-height="0.355cm"><text:p text:style-name="MP29"><draw:g text:anchor-type="paragraph" draw:z-index="31" draw:name="Shape4_244" draw:style-name="Mgr4"><draw:path draw:style-name="Mgr10" draw:text-style-name="MP6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4">S</text:span>ymétrie axiale : reconnaissance et axes</text:h></draw:text-box></draw:frame></text:p>
      </style:footer>
      <style:footer-left>
        <text:p text:style-name="MP28"><draw:frame draw:style-name="Mfr1" draw:name="Frame31111" text:anchor-type="paragraph" svg:y="-0.06cm" draw:z-index="0"><draw:text-box fo:min-height="0.499cm" fo:min-width="3cm"><draw:frame draw:style-name="Mfr2" draw:name="Frame41111" text:anchor-type="frame" svg:x="0.45cm" svg:y="0.079cm" svg:width="0.817cm" draw:z-index="0"><draw:text-box fo:min-height="0.355cm"><text:p text:style-name="MP29"><draw:g text:anchor-type="paragraph" draw:z-index="32" draw:name="Shape4_245" draw:style-name="Mgr4"><draw:path draw:style-name="Mgr10" draw:text-style-name="MP6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54">Géométrie plane : </text:span><text:span text:style-name="MT55">parallèles, perpendiculaires, </text:span><text:span text:style-name="MT56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26" draw:style-name="Mdp1">
      <style:header>
        <text:p text:style-name="MP130"><text:span text:style-name="MT176">Géométrie plane</text:span><text:span text:style-name="MT135"> : </text:span><text:span text:style-name="MT177">Parallèles, perpendiculaires,<text:line-break/> </text:span><text:span text:style-name="MT178">distances</text:span></text:p>
      </style:header>
      <style:footer>
        <text:p text:style-name="MP28"><draw:frame draw:style-name="Mfr1" draw:name="Frame5111" text:anchor-type="paragraph" svg:y="-0.06cm" draw:z-index="0"><draw:text-box fo:min-height="0.499cm" fo:min-width="3cm"><draw:frame draw:style-name="Mfr2" draw:name="Frame6111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96"><text:span text:style-name="MT130">Géométrie plane : </text:span><text:span text:style-name="MT51">parallèles, perpendiculaires, </text:span><text:span text:style-name="MT74">distances</text:span></text:p></draw:text-box></draw:frame><draw:g text:anchor-type="paragraph" draw:z-index="29" draw:name="Shape4_242" draw:style-name="Mgr4"><draw:path draw:style-name="Mgr10" draw:text-style-name="MP6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8"><draw:frame draw:style-name="Mfr1" draw:name="Frame71111" text:anchor-type="paragraph" svg:y="-0.06cm" draw:z-index="0"><draw:text-box fo:min-height="0.499cm" fo:min-width="3cm"><draw:frame draw:style-name="Mfr2" draw:name="Frame81111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96"><text:span text:style-name="MT130">Géométrie plane : </text:span><text:span text:style-name="MT51">parallèles, perpendiculaires, </text:span><text:span text:style-name="MT74">distances</text:span></text:p></draw:text-box></draw:frame><draw:g text:anchor-type="paragraph" draw:z-index="30" draw:name="Shape4_243" draw:style-name="Mgr4"><draw:path draw:style-name="Mgr10" draw:text-style-name="MP6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25" draw:style-name="Mdp1">
      <style:header>
        <text:p text:style-name="_5f_Header_20_G_20_page_20_impaire_20__28_D_29_"><text:span text:style-name="MT179">Symétrie axiale</text:span><text:span text:style-name="MT53"> : </text:span><text:span text:style-name="MT179">Médiatrice d’un segment</text:span></text:p>
      </style:header>
      <style:footer>
        <text:p text:style-name="MP32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29"><draw:g text:anchor-type="paragraph" draw:z-index="27" draw:name="Shape4_240" draw:style-name="Mgr4"><draw:path draw:style-name="Mgr10" draw:text-style-name="MP6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21">S</text:span><text:span text:style-name="MT181">ymétrie axiale : </text:span><text:span text:style-name="MT182">Médiatrice d’un segment</text:span></text:h></draw:text-box></draw:frame></text:p>
      </style:footer>
      <style:footer-left>
        <text:p text:style-name="MP28"><draw:frame draw:style-name="Mfr1" draw:name="Frame1112" text:anchor-type="paragraph" svg:y="-0.06cm" draw:z-index="0"><draw:text-box fo:min-height="0.499cm" fo:min-width="7.096cm"><draw:frame draw:style-name="Mfr2" draw:name="Frame2111" text:anchor-type="frame" svg:x="0.45cm" svg:y="0.079cm" svg:width="0.817cm" draw:z-index="0"><draw:text-box fo:min-height="0.355cm"><text:p text:style-name="MP29"><draw:g text:anchor-type="paragraph" draw:z-index="28" draw:name="Shape4_241" draw:style-name="Mgr4"><draw:path draw:style-name="Mgr10" draw:text-style-name="MP6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1"><text:span text:style-name="MT121">S</text:span><text:span text:style-name="MT181">ymétrie axiale : </text:span><text:span text:style-name="MT182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26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28"><draw:frame draw:style-name="Mfr1" draw:name="Frame2911" text:anchor-type="paragraph" svg:y="-0.06cm" draw:z-index="0"><draw:text-box fo:min-height="0.499cm" fo:min-width="3cm"><draw:frame draw:style-name="Mfr2" draw:name="Frame5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96"><text:span text:style-name="MT130">Géométrie plane : </text:span><text:span text:style-name="MT51">parallèles, perpendiculaires, </text:span><text:span text:style-name="MT74">distances</text:span></text:p></draw:text-box></draw:frame><draw:g text:anchor-type="paragraph" draw:z-index="25" draw:name="Shape4_230" draw:style-name="Mgr4"><draw:path draw:style-name="Mgr10" draw:text-style-name="MP6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8"><draw:frame draw:style-name="Mfr1" draw:name="Frame7111" text:anchor-type="paragraph" svg:y="-0.06cm" draw:z-index="0"><draw:text-box fo:min-height="0.499cm" fo:min-width="3cm"><draw:frame draw:style-name="Mfr2" draw:name="Frame8111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132">Symétrie axiale : constructions</text:p></draw:text-box></draw:frame><draw:g text:anchor-type="paragraph" draw:z-index="26" draw:name="Shape4_239" draw:style-name="Mgr4"><draw:path draw:style-name="Mgr10" draw:text-style-name="MP6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25" draw:style-name="Mdp1">
      <style:header>
        <text:p text:style-name="_5f_Header_20_G_20_page_20_impaire_20__28_D_29_"><text:span text:style-name="MT74">S</text:span><text:span text:style-name="MT53">ymétrie axiale : Constructions</text:span></text:p>
      </style:header>
      <style:footer>
        <text:p text:style-name="MP32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29"><draw:g text:anchor-type="paragraph" draw:z-index="23" draw:name="Shape4_237" draw:style-name="Mgr4"><draw:path draw:style-name="Mgr10" draw:text-style-name="MP6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33" text:outline-level="1"><text:span text:style-name="MT74">S</text:span>ymétrie axiale : Constructions</text:h></draw:text-box></draw:frame></text:p>
      </style:footer>
      <style:footer-left>
        <text:p text:style-name="MP28"><draw:frame draw:style-name="Mfr1" draw:name="Frame3111" text:anchor-type="paragraph" svg:y="-0.06cm" draw:z-index="0"><draw:text-box fo:min-height="0.499cm" fo:min-width="3cm"><draw:frame draw:style-name="Mfr2" draw:name="Frame4111" text:anchor-type="frame" svg:x="0.45cm" svg:y="0.079cm" svg:width="0.817cm" draw:z-index="0"><draw:text-box fo:min-height="0.355cm"><text:p text:style-name="MP29"><draw:g text:anchor-type="paragraph" draw:z-index="24" draw:name="Shape4_238" draw:style-name="Mgr4"><draw:path draw:style-name="Mgr10" draw:text-style-name="MP6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54">Géométrie plane : </text:span><text:span text:style-name="MT55">parallèles, perpendiculaires, </text:span><text:span text:style-name="MT56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26" draw:style-name="Mdp1">
      <style:header>
        <text:p text:style-name="MP130"><text:span text:style-name="MT176">Géométrie plane</text:span><text:span text:style-name="MT135"> : </text:span><text:span text:style-name="MT177">Parallèles, perpendiculaires,<text:line-break/> </text:span><text:span text:style-name="MT178">distances</text:span></text:p>
      </style:header>
      <style:header-left>
        <text:p text:style-name="MP130"><text:span text:style-name="MT176">Géométrie plane</text:span><text:span text:style-name="MT135"> : </text:span><text:span text:style-name="MT177">Parallèles, perpendiculaires,<text:line-break/> </text:span><text:span text:style-name="MT178">distances</text:span></text:p>
      </style:header-left>
      <style:footer>
        <text:p text:style-name="MP28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96"><text:span text:style-name="MT130">Géométrie plane : </text:span><text:span text:style-name="MT51">parallèles, perpendiculaires, </text:span><text:span text:style-name="MT74">distances</text:span></text:p></draw:text-box></draw:frame><draw:g text:anchor-type="paragraph" draw:z-index="21" draw:name="Shape4_235" draw:style-name="Mgr4"><draw:path draw:style-name="Mgr10" draw:text-style-name="MP6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8"><draw:frame draw:style-name="Mfr1" draw:name="Frame711" text:anchor-type="paragraph" svg:y="-0.06cm" draw:z-index="0"><draw:text-box fo:min-height="0.499cm" fo:min-width="3cm"><draw:frame draw:style-name="Mfr2" draw:name="Frame4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96"><text:span text:style-name="MT130">Géométrie plane : </text:span><text:span text:style-name="MT51">parallèles, perpendiculaires, </text:span><text:span text:style-name="MT74">distances</text:span></text:p></draw:text-box></draw:frame><draw:g text:anchor-type="paragraph" draw:z-index="22" draw:name="Shape4_236" draw:style-name="Mgr4"><draw:path draw:style-name="Mgr10" draw:text-style-name="MP6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25" draw:style-name="Mdp1">
      <style:header>
        <text:p text:style-name="_5f_Header_20_G_20_page_20_impaire_20__28_D_29_"><text:span text:style-name="MT183">Symétrie axiale</text:span><text:span text:style-name="MT53"> : </text:span><text:span text:style-name="MT184">Axes de symétrie de figures</text:span></text:p>
      </style:header>
      <style:header-left>
        <text:p text:style-name="MP134"><text:span text:style-name="MT183">Symétrie axiale</text:span><text:span text:style-name="MT53"> : </text:span><text:span text:style-name="MT184">Axes de symétrie de figures</text:span></text:p>
      </style:header-left>
      <style:footer>
        <text:p text:style-name="MP32"><draw:frame draw:style-name="Mfr1" draw:name="Frame511" text:anchor-type="paragraph" svg:y="-0.06cm" draw:z-index="0"><draw:text-box fo:min-height="0.499cm" fo:min-width="7.096cm"><draw:frame draw:style-name="Mfr2" draw:name="Frame611" text:anchor-type="frame" svg:x="0.45cm" svg:y="0.079cm" svg:width="0.817cm" draw:z-index="0"><draw:text-box fo:min-height="0.355cm"><text:p text:style-name="MP29"><draw:g text:anchor-type="paragraph" draw:z-index="19" draw:name="Shape4_233" draw:style-name="Mgr4"><draw:path draw:style-name="Mgr10" draw:text-style-name="MP6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5"><text:span text:style-name="MT74">S</text:span>ymétrie axiale : axes de symétrie de figures</text:p></draw:text-box></draw:frame></text:p>
      </style:footer>
      <style:footer-left>
        <text:p text:style-name="MP28"><draw:frame draw:style-name="Mfr1" draw:name="Frame3" text:anchor-type="paragraph" svg:y="-0.06cm" draw:z-index="0"><draw:text-box fo:min-height="0.499cm" fo:min-width="3cm"><draw:frame draw:style-name="Mfr2" draw:name="Frame411" text:anchor-type="frame" svg:x="0.45cm" svg:y="0.079cm" svg:width="0.817cm" draw:z-index="0"><draw:text-box fo:min-height="0.355cm"><text:p text:style-name="MP29"><draw:g text:anchor-type="paragraph" draw:z-index="20" draw:name="Shape4_234" draw:style-name="Mgr4"><draw:path draw:style-name="Mgr10" draw:text-style-name="MP6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54">Géométrie plane : </text:span><text:span text:style-name="MT55">parallèles, perpendiculaires, </text:span><text:span text:style-name="MT56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26" draw:style-name="Mdp1">
      <style:header>
        <text:p text:style-name="MP130"><text:span text:style-name="MT176">Géométrie plane</text:span><text:span text:style-name="MT135"> : </text:span><text:span text:style-name="MT177">Parallèles, perpendiculaires,<text:line-break/> </text:span><text:span text:style-name="MT178">distances</text:span></text:p>
      </style:header>
      <style:footer>
        <text:p text:style-name="MP28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96"><text:span text:style-name="MT130">Géométrie plane : </text:span><text:span text:style-name="MT51">parallèles, perpendiculaires, </text:span><text:span text:style-name="MT74">distances</text:span></text:p></draw:text-box></draw:frame><draw:g text:anchor-type="paragraph" draw:z-index="17" draw:name="Shape4_231" draw:style-name="Mgr4"><draw:path draw:style-name="Mgr10" draw:text-style-name="MP6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8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96"><text:span text:style-name="MT130">Géométrie plane : </text:span><text:span text:style-name="MT51">parallèles, perpendiculaires, </text:span><text:span text:style-name="MT74">distances</text:span></text:p></draw:text-box></draw:frame><draw:g text:anchor-type="paragraph" draw:z-index="18" draw:name="Shape4_232" draw:style-name="Mgr4"><draw:path draw:style-name="Mgr10" draw:text-style-name="MP6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25" draw:style-name="Mdp1">
      <style:header>
        <text:p text:style-name="_5f_Header_20_G_20_page_20_impaire_20__28_D_29_"><text:span text:style-name="MT74">S</text:span>ymétrie : Propriétés</text:p>
      </style:header>
      <style:footer>
        <text:p text:style-name="MP32"><draw:frame draw:style-name="Mfr1" draw:name="Frame1110" text:anchor-type="paragraph" svg:y="-0.06cm" draw:z-index="0"><draw:text-box fo:min-height="0.499cm" fo:min-width="7.096cm"><draw:frame draw:style-name="Mfr2" draw:name="Frame230" text:anchor-type="frame" svg:x="0.45cm" svg:y="0.079cm" svg:width="0.817cm" draw:z-index="0"><draw:text-box fo:min-height="0.355cm"><text:p text:style-name="MP29"><draw:g text:anchor-type="paragraph" draw:z-index="15" draw:name="Shape4_151" draw:style-name="Mgr4"><draw:path draw:style-name="Mgr10" draw:text-style-name="MP6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6"><text:span text:style-name="MT74">S</text:span>ymétrie axiale : propriétés</text:p></draw:text-box></draw:frame></text:p>
      </style:footer>
      <style:footer-left>
        <text:p text:style-name="MP28"><draw:frame draw:style-name="Mfr1" draw:name="Frame316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29"><draw:g text:anchor-type="paragraph" draw:z-index="16" draw:name="Shape4_152" draw:style-name="Mgr4"><draw:path draw:style-name="Mgr10" draw:text-style-name="MP6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54">Géométrie plane : </text:span><text:span text:style-name="MT55">parallèles, perpendiculaires, </text:span><text:span text:style-name="MT56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26" draw:style-name="Mdp1">
      <style:header>
        <text:p text:style-name="MP130"><text:span text:style-name="MT176">Géométrie plane</text:span><text:span text:style-name="MT135"> : </text:span><text:span text:style-name="MT177">Parallèles, perpendiculaires,<text:line-break/> </text:span><text:span text:style-name="MT178">distances</text:span></text:p>
      </style:header>
      <style:footer>
        <text:p text:style-name="MP28"><draw:frame draw:style-name="Mfr1" draw:name="Frame512" text:anchor-type="paragraph" svg:y="-0.06cm" draw:z-index="0"><draw:text-box fo:min-height="0.499cm" fo:min-width="3cm"><draw:frame draw:style-name="Mfr2" draw:name="Frame612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96"><text:span text:style-name="MT130">Géométrie plane : </text:span><text:span text:style-name="MT51">parallèles, perpendiculaires, </text:span><text:span text:style-name="MT74">distances</text:span></text:p></draw:text-box></draw:frame><draw:g text:anchor-type="paragraph" draw:z-index="13" draw:name="Shape4_131" draw:style-name="Mgr4"><draw:path draw:style-name="Mgr10" draw:text-style-name="MP6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8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96"><text:span text:style-name="MT130">Géométrie plane : </text:span><text:span text:style-name="MT51">parallèles, perpendiculaires, </text:span><text:span text:style-name="MT74">distances</text:span></text:p></draw:text-box></draw:frame><draw:g text:anchor-type="paragraph" draw:z-index="14" draw:name="Shape4_146" draw:style-name="Mgr4"><draw:path draw:style-name="Mgr10" draw:text-style-name="MP6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25" draw:style-name="Mdp1">
      <style:header>
        <text:p text:style-name="MP137"><text:span text:style-name="MT74">S</text:span>ymétrie axiale : pour aller plus loin</text:p>
      </style:header>
      <style:footer>
        <text:p text:style-name="MP32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29"><draw:g text:anchor-type="paragraph" draw:z-index="11" draw:name="Shape4_49" draw:style-name="Mgr4"><draw:path draw:style-name="Mgr10" draw:text-style-name="MP6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8"><text:span text:style-name="MT74">S</text:span>ymétrie axiale : pour aller plus loin</text:p></draw:text-box></draw:frame></text:p>
      </style:footer>
      <style:footer-left>
        <text:p text:style-name="MP28"><draw:frame draw:style-name="Mfr1" draw:name="Frame315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29"><draw:g text:anchor-type="paragraph" draw:z-index="12" draw:name="Shape4_51" draw:style-name="Mgr4"><draw:path draw:style-name="Mgr10" draw:text-style-name="MP6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54">Géométrie plane : </text:span><text:span text:style-name="MT55">parallèles, perpendiculaires, </text:span><text:span text:style-name="MT56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25" draw:style-name="Mdp1">
      <style:header>
        <text:p text:style-name="_5f_Header_20_P_20_page_20_paire_20__28_G_29_"><draw:line text:anchor-type="char" draw:z-index="5" draw:name="Shape3_0" draw:style-name="Mgr15" draw:text-style-name="MP26" svg:x1="10.893cm" svg:y1="0.403cm" svg:x2="20.503cm" svg:y2="0.327cm"><text:p/></draw:line><draw:path text:anchor-type="char" draw:z-index="6" draw:name="Shape1_3" draw:style-name="Mgr16" draw:text-style-name="MP139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9" draw:name="Shape1_9" draw:style-name="Mgr16" draw:text-style-name="MP139" svg:width="4.329cm" svg:height="2.24cm" svg:x="-1.499cm" svg:y="-0.991cm" svg:viewBox="0 0 4330 2241" svg:d="M0 2241l3984-288c209-15 363-168 345-342l-170-1611h-4159z"><text:p/></draw:path>Résoudre des problèmes<draw:line text:anchor-type="char" draw:z-index="8" draw:name="Shape3_38" draw:style-name="Mgr15" draw:text-style-name="MP26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4" draw:name="Frame1" text:anchor-type="paragraph" svg:y="-0.06cm" draw:z-index="0"><draw:text-box fo:min-height="0.499cm" fo:min-width="7.096cm"><draw:frame draw:style-name="Mfr2" draw:name="Frame2" text:anchor-type="frame" svg:x="0.45cm" svg:y="0.079cm" svg:width="0.817cm" draw:z-index="0"><draw:text-box fo:min-height="0.355cm"><text:p text:style-name="MP29"><draw:g text:anchor-type="paragraph" draw:z-index="7" draw:name="Shape4_130" draw:style-name="Mgr4"><draw:path draw:style-name="Mgr17" draw:text-style-name="MP1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64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69">Résoudre des problèmes</text:p></draw:text-box></draw:frame><draw:g text:anchor-type="paragraph" draw:z-index="10" draw:name="Shape4_264" draw:style-name="Mgr4"><draw:path draw:style-name="Mgr17" draw:text-style-name="MP140" svg:width="0.855cm" svg:height="1.172cm" svg:x="-0.288cm" svg:y="-0.194cm" svg:viewBox="0 0 856 1173" svg:d="M856 1173h-856v-991c0-100 79-182 175-182h505c97 0 176 82 176 182z"><text:p/></draw:path></draw:g></text:h>
      </style:footer-left>
    </style:master-page>
    <style:master-page style:name="_32__5f_3_5f_SERIE_5f_G_5f_GAUCHE_5f_ET_5f_DROITE_5f_2COL" style:display-name="2_3_SERIE_G_GAUCHE_ET_DROITE_2COL" style:page-layout-name="Mpm25" draw:style-name="Mdp1">
      <style:header>
        <text:p text:style-name="MP141"><draw:line text:anchor-type="paragraph" draw:z-index="3" draw:name="Shape3_23" draw:style-name="Mgr3" draw:text-style-name="MP26" svg:x1="11.52cm" svg:y1="0.376cm" svg:x2="20.496cm" svg:y2="0.36cm"><text:p/></draw:line><text:span text:style-name="MT39">Fractions</text:span> : <text:span text:style-name="MT39">Droite graduée</text:span></text:p>
      </style:header>
      <style:footer>
        <text:p text:style-name="MP32"><draw:frame draw:style-name="Mfr1" draw:name="Frame22" text:anchor-type="paragraph" svg:y="-0.06cm" draw:z-index="0"><draw:text-box fo:min-height="0.499cm" fo:min-width="7.096cm"><draw:frame draw:style-name="Mfr2" draw:name="Frame23" text:anchor-type="frame" svg:x="0.45cm" svg:y="0.079cm" svg:width="0.817cm" draw:z-index="0"><draw:text-box fo:min-height="0.355cm"><text:p text:style-name="MP29"><draw:g text:anchor-type="paragraph" draw:z-index="4" draw:name="Shape4_263" draw:style-name="Mgr4"><draw:path draw:style-name="Mgr5" draw:text-style-name="MP3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2"><text:span text:style-name="MT35">F</text:span>ractions : Droite graduée</text:p></draw:text-box></draw:frame></text:p>
      </style:footer>
    </style:master-page>
    <style:master-page style:name="_32__5f_3_5f_SERIE_5f_G_5f_GAUCHE_5f_ET_5f_DROITE_5f_1COL" style:display-name="2_3_SERIE_G_GAUCHE_ET_DROITE_1COL" style:page-layout-name="Mpm26" draw:style-name="Mdp1">
      <style:header>
        <text:p text:style-name="Header"><text:s/><text:span text:style-name="MT8">Calculer</text:span> : <text:span text:style-name="MT8">Additionner et soustraire</text:span></text:p>
      </style:header>
      <style:footer>
        <text:p text:style-name="MP28"><draw:frame draw:style-name="Mfr1" draw:name="Frame10" text:anchor-type="paragraph" svg:y="-0.06cm" draw:z-index="0"><draw:text-box fo:min-height="0.499cm" fo:min-width="3cm"><draw:frame draw:style-name="Mfr2" draw:name="Frame11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34"><text:span text:style-name="MT9">Calculer : additionner et soustraire</text:span><text:span text:style-name="MT10"> </text:span></text:p></draw:text-box></draw:frame><draw:g text:anchor-type="paragraph" draw:z-index="0" draw:name="Shape4_265" draw:style-name="Mgr4"><draw:path draw:style-name="Mgr5" draw:text-style-name="MP3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8"><draw:frame draw:style-name="Mfr1" draw:name="Frame12" text:anchor-type="paragraph" svg:y="-0.06cm" draw:z-index="0"><draw:text-box fo:min-height="0.499cm" fo:min-width="3cm"><draw:frame draw:style-name="Mfr2" draw:name="Frame13" text:anchor-type="frame" svg:x="0.45cm" svg:y="0.079cm" svg:width="0.817cm" draw:z-index="0"><draw:text-box fo:min-height="0.355cm"><text:p text:style-name="MP29"><text:page-number text:select-page="current">0</text:page-number></text:p></draw:text-box></draw:frame><text:p text:style-name="MP34"><text:span text:style-name="MT9">Calculer</text:span><text:span text:style-name="MT10"> : </text:span><text:span text:style-name="MT9">additionner et soustraire</text:span></text:p></draw:text-box></draw:frame><draw:g text:anchor-type="paragraph" draw:z-index="1" draw:name="Shape4_266" draw:style-name="Mgr4"><draw:path draw:style-name="Mgr7" draw:text-style-name="MP35" svg:width="0.855cm" svg:height="1.172cm" svg:x="-0.143cm" svg:y="-0.175cm" svg:viewBox="0 0 856 1173" svg:d="M856 1173h-856v-991c0-100 79-182 175-182h505c97 0 176 82 176 182z"><text:p/></draw:path></draw:g><draw:g text:anchor-type="paragraph" draw:z-index="2" draw:name="Shape4_267" draw:style-name="Mgr4"><draw:path draw:style-name="Mgr5" draw:text-style-name="MP30" svg:width="0.855cm" svg:height="1.172cm" svg:x="-0.143cm" svg:y="-0.175cm" svg:viewBox="0 0 856 1173" svg:d="M856 1173h-856v-991c0-100 79-182 175-182h505c97 0 176 82 176 182z"><text:p/></draw:path></draw:g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</meta:initial-creator>
    <meta:creation-date>2014-10-23T16:08:44.23</meta:creation-date>
    <dc:date>2021-10-05T11:06:15.439000000</dc:date>
    <meta:editing-duration>PT9H53M15S</meta:editing-duration>
    <meta:editing-cycles>80</meta:editing-cycles>
    <meta:generator>LibreOffice/7.1.1.2$Windows_X86_64 LibreOffice_project/fe0b08f4af1bacafe4c7ecc87ce55bb426164676</meta:generator>
    <dc:subject>diviser</dc:subject>
    <dc:title>A3_3 série 1 </dc:title>
    <meta:print-date>2020-11-08T15:49:05.143122934</meta:print-date>
    <meta:document-statistic meta:table-count="3" meta:image-count="0" meta:object-count="0" meta:page-count="2" meta:paragraph-count="839" meta:word-count="3422" meta:character-count="21763" meta:non-whitespace-character-count="18360"/>
  </office:meta>
</office:document-meta>
</file>